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C C Times" svg:font-family="'MAC C Times'" style:font-family-generic="roman" style:font-pitch="variable"/>
    <style:font-face style:name="Macedonian Tms" svg:font-family="'Macedonian Tm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_20__28_Web_29_">
      <style:paragraph-properties fo:margin-top="0cm" fo:margin-bottom="0.494cm" style:contextual-spacing="false" fo:text-align="justify" style:justify-single-word="false"/>
      <style:text-properties fo:color="#0000ff" loext:opacity="100%" style:font-name="Macedonian Tms" fo:font-size="13pt" style:font-name-asian="Macedonian Tms" style:font-size-asian="13pt" style:font-name-complex="Macedonian Tms" style:font-size-complex="13.5pt"/>
    </style:style>
    <style:style style:name="P2" style:family="paragraph" style:parent-style-name="Normal_20__28_Web_29_">
      <style:paragraph-properties fo:text-align="justify" style:justify-single-word="false"/>
      <style:text-properties fo:color="#0000ff" loext:opacity="100%" style:font-name="Macedonian Tms" fo:font-size="13pt" style:font-size-asian="13pt" style:font-name-complex="Macedonian Tms" style:font-size-complex="13.5pt"/>
    </style:style>
    <style:style style:name="P3" style:family="paragraph" style:parent-style-name="Normal_20__28_Web_29_">
      <style:text-properties fo:color="#0000ff" loext:opacity="100%" style:font-name="Macedonian Tms" fo:font-size="13pt" style:font-size-asian="13pt" style:font-name-complex="Macedonian Tms" style:font-size-complex="13.5pt"/>
    </style:style>
    <style:style style:name="P4" style:family="paragraph" style:parent-style-name="Normal_20__28_Web_29_">
      <style:paragraph-properties fo:text-align="center" style:justify-single-word="false"/>
      <style:text-properties fo:color="#0000ff" loext:opacity="100%" style:font-name="Macedonian Tms" fo:font-size="13pt" style:font-size-asian="13pt" style:font-name-complex="Macedonian Tms"/>
    </style:style>
    <style:style style:name="P5" style:family="paragraph" style:parent-style-name="Normal_20__28_Web_29_">
      <style:paragraph-properties fo:text-align="center" style:justify-single-word="false"/>
      <style:text-properties style:font-name="Macedonian Tms" fo:font-size="13pt" style:font-size-asian="13pt" style:font-name-complex="Macedonian Tms" style:font-size-complex="10pt"/>
    </style:style>
    <style:style style:name="P6" style:family="paragraph" style:parent-style-name="Normal_20__28_Web_29_">
      <style:paragraph-properties fo:text-align="center" style:justify-single-word="false"/>
      <style:text-properties fo:color="#0000ff" loext:opacity="100%" style:font-name="Macedonian Tms" fo:font-size="13pt" style:font-size-asian="13pt" style:font-name-complex="Macedonian Tms" style:font-size-complex="10pt"/>
    </style:style>
    <style:style style:name="P7" style:family="paragraph" style:parent-style-name="Normal_20__28_Web_29_" style:list-style-name="WW8Num1">
      <style:paragraph-properties fo:margin-top="0.494cm" fo:margin-bottom="0.494cm" style:contextual-spacing="false" fo:text-align="justify" style:justify-single-word="false"/>
      <style:text-properties style:font-name="Macedonian Tms" fo:font-size="13pt" style:font-size-asian="13pt" style:font-name-complex="Macedonian Tms" style:font-size-complex="10pt"/>
    </style:style>
    <style:style style:name="P8" style:family="paragraph" style:parent-style-name="Normal_20_vovlecen">
      <style:paragraph-properties fo:line-height="150%"/>
    </style:style>
    <style:style style:name="P9" style:family="paragraph" style:parent-style-name="Normal_20__28_Web_29_">
      <style:paragraph-properties fo:text-align="justify" style:justify-single-word="false"/>
      <style:text-properties style:font-name="Macedonian Tms" fo:font-size="13pt" style:font-size-asian="13pt" style:font-name-complex="Macedonian Tms" style:font-size-complex="10pt"/>
    </style:style>
    <style:style style:name="P10" style:family="paragraph" style:parent-style-name="Normal_20_vovlecen">
      <style:paragraph-properties fo:margin-right="0cm" fo:text-indent="0cm" style:auto-text-indent="false"/>
    </style:style>
    <style:style style:name="P11" style:family="paragraph" style:parent-style-name="Normal_20__28_Web_29_">
      <style:paragraph-properties fo:text-align="justify" style:justify-single-word="false"/>
      <style:text-properties style:font-name="Macedonian Tms" fo:font-size="13pt" style:font-name-asian="Macedonian Tms" style:font-size-asian="13pt" style:font-name-complex="Macedonian Tms" style:font-size-complex="10pt"/>
    </style:style>
    <style:style style:name="P12" style:family="paragraph" style:parent-style-name="Normal_20__28_Web_29_">
      <style:paragraph-properties fo:margin-left="0.73cm" fo:margin-right="0cm" fo:text-align="justify" style:justify-single-word="false" fo:text-indent="0.54cm" style:auto-text-indent="false"/>
      <style:text-properties style:font-name="Macedonian Tms" fo:font-size="13pt" style:font-name-asian="Macedonian Tms" style:font-size-asian="13pt" style:font-name-complex="Macedonian Tms" style:font-size-complex="10pt"/>
    </style:style>
    <style:style style:name="P13" style:family="paragraph" style:parent-style-name="Normal_20__28_Web_29_">
      <style:paragraph-properties fo:margin-left="0.73cm" fo:margin-right="0cm" fo:text-align="justify" style:justify-single-word="false" fo:text-indent="0.54cm" style:auto-text-indent="false"/>
      <style:text-properties style:font-name="Macedonian Tms" fo:font-size="13pt" style:font-size-asian="13pt" style:font-name-complex="Macedonian Tms" style:font-size-complex="10pt"/>
    </style:style>
    <style:style style:name="P14" style:family="paragraph" style:parent-style-name="Standard">
      <style:paragraph-properties fo:text-align="center" style:justify-single-word="false"/>
      <style:text-properties style:font-name="Macedonian Tms" fo:font-size="13pt" style:font-size-asian="13pt" style:font-name-complex="Macedonian Tms" style:font-size-complex="13pt"/>
    </style:style>
    <style:style style:name="P15" style:family="paragraph" style:parent-style-name="Normal_20_vovlecen">
      <style:paragraph-properties fo:text-align="center" style:justify-single-word="false"/>
    </style:style>
    <style:style style:name="P16" style:family="paragraph" style:parent-style-name="Normal_20__28_Web_29_">
      <style:paragraph-properties fo:line-height="150%" fo:text-align="justify" style:justify-single-word="false"/>
      <style:text-properties style:font-name="Macedonian Tms" fo:font-size="13pt" style:font-size-asian="13pt" style:font-name-complex="Macedonian Tms" style:font-size-complex="10pt"/>
    </style:style>
    <style:style style:name="P17" style:family="paragraph" style:parent-style-name="Normal_20_vovlecen">
      <style:text-properties style:font-name-asian="Macedonian Tms"/>
    </style:style>
    <style:style style:name="P18" style:family="paragraph" style:parent-style-name="Normal_20_vovlecen">
      <style:paragraph-properties fo:margin-right="0cm" fo:text-indent="1.27cm" style:auto-text-indent="false"/>
    </style:style>
    <style:style style:name="P19" style:family="paragraph" style:parent-style-name="Normal_20__28_Web_29_">
      <style:paragraph-properties fo:text-align="justify" style:justify-single-word="false"/>
    </style:style>
    <style:style style:name="P20" style:family="paragraph" style:parent-style-name="Normal_20__28_Web_29_">
      <style:paragraph-properties fo:text-align="justify" style:justify-single-word="false"/>
      <style:text-properties style:font-name="MAC C Times" fo:font-size="13pt" style:font-size-asian="13pt" style:font-name-complex="MAC C Times" style:font-size-complex="10pt"/>
    </style:style>
    <style:style style:name="P21" style:family="paragraph" style:parent-style-name="Normal_20__28_Web_29_">
      <style:text-properties style:font-name="Macedonian Tms" fo:font-size="13pt" style:font-size-asian="13pt" style:font-name-complex="Macedonian Tms" style:font-size-complex="10pt"/>
    </style:style>
    <style:style style:name="P22" style:family="paragraph" style:parent-style-name="Normal_20__28_Web_29_">
      <style:paragraph-properties fo:margin-right="0cm" fo:text-align="justify" style:justify-single-word="false" fo:text-indent="1.27cm" style:auto-text-indent="false"/>
      <style:text-properties style:font-name="Macedonian Tms" fo:font-size="13pt" style:font-size-asian="13pt" style:font-name-complex="Macedonian Tms" style:font-size-complex="10pt"/>
    </style:style>
    <style:style style:name="P23" style:family="paragraph" style:parent-style-name="Normal_20__28_Web_29_">
      <style:paragraph-properties fo:margin-right="0cm" fo:text-align="justify" style:justify-single-word="false" fo:text-indent="2.223cm" style:auto-text-indent="false"/>
      <style:text-properties style:font-name="Macedonian Tms" fo:font-size="13pt" style:font-size-asian="13pt" style:font-name-complex="Macedonian Tms" style:font-size-complex="10pt"/>
    </style:style>
    <style:style style:name="P24" style:family="paragraph" style:parent-style-name="Normal_20__28_Web_29_">
      <style:paragraph-properties fo:margin-right="0cm" fo:text-indent="1.27cm" style:auto-text-indent="false"/>
      <style:text-properties style:font-name="Macedonian Tms" style:font-name-complex="Macedonian Tms"/>
    </style:style>
    <style:style style:name="P25" style:family="paragraph" style:parent-style-name="Normal_20__28_Web_29_">
      <style:paragraph-properties fo:margin-right="0cm" fo:text-align="justify" style:justify-single-word="false" fo:text-indent="1.27cm" style:auto-text-indent="false"/>
      <style:text-properties style:font-name="Macedonian Tms" fo:font-size="13pt" style:font-size-asian="13pt" style:font-name-complex="Macedonian Tms" style:font-size-complex="13pt"/>
    </style:style>
    <style:style style:name="P26" style:family="paragraph" style:parent-style-name="Normal_20__28_Web_29_">
      <style:paragraph-properties fo:line-height="150%" fo:text-align="justify" style:justify-single-word="false"/>
    </style:style>
    <style:style style:name="P27" style:family="paragraph" style:parent-style-name="Normal_20__28_Web_29_">
      <style:paragraph-properties fo:text-align="justify" style:justify-single-word="false"/>
      <style:text-properties style:font-name="Macedonian Tms" fo:font-size="13pt" style:font-size-asian="13pt" style:font-name-complex="Macedonian Tms" style:font-size-complex="13pt"/>
    </style:style>
    <style:style style:name="P28" style:family="paragraph" style:parent-style-name="Heading_20_4">
      <style:paragraph-properties fo:text-align="center" style:justify-single-word="false"/>
      <style:text-properties style:font-name="Macedonian Tms" fo:font-size="13pt" fo:font-weight="normal" style:font-size-asian="13pt" style:font-weight-asian="normal" style:font-name-complex="Macedonian Tms" style:font-size-complex="10pt" style:font-weight-complex="normal"/>
    </style:style>
    <style:style style:name="P29" style:family="paragraph" style:parent-style-name="Heading_20_4">
      <style:paragraph-properties fo:text-align="center" style:justify-single-word="false"/>
      <style:text-properties fo:font-weight="normal" style:font-weight-asian="normal" style:font-weight-complex="normal"/>
    </style:style>
    <style:style style:name="P30" style:family="paragraph" style:parent-style-name="Normal_20__28_Web_29_">
      <style:paragraph-properties fo:text-align="justify" style:justify-single-word="false"/>
      <style:text-properties style:font-name="MAC C Times" fo:font-size="13pt" style:font-size-asian="13pt" style:font-name-complex="MAC C Times" style:font-size-complex="13pt"/>
    </style:style>
    <style:style style:name="P31" style:family="paragraph" style:parent-style-name="Normal_20__28_Web_29_">
      <style:paragraph-properties fo:text-align="center" style:justify-single-word="false"/>
      <style:text-properties style:font-name="Macedonian Tms" style:font-name-complex="Macedonian Tms"/>
    </style:style>
    <style:style style:name="P32" style:family="paragraph" style:parent-style-name="Normal_20__28_Web_29_">
      <style:text-properties style:font-name="Macedonian Tms" style:font-name-complex="Macedonian Tms"/>
    </style:style>
    <style:style style:name="P33" style:family="paragraph" style:parent-style-name="Normal_20_vovlecen">
      <style:paragraph-properties fo:margin-left="5.62cm" fo:margin-right="0cm" fo:text-indent="0.73cm" style:auto-text-indent="false"/>
    </style:style>
    <style:style style:name="T1" style:family="text">
      <style:text-properties style:font-name-asian="Macedonian Tms"/>
    </style:style>
    <style:style style:name="T2" style:family="text">
      <style:text-properties style:font-name="Macedonian Tms" fo:font-size="13pt" style:font-size-asian="13pt" style:font-name-complex="Macedonian Tms" style:font-size-complex="10pt"/>
    </style:style>
    <style:style style:name="T3" style:family="text">
      <style:text-properties style:font-name="MAC C Times" style:font-name-complex="MAC C Times"/>
    </style:style>
    <style:style style:name="T4" style:family="text">
      <style:text-properties style:font-name="MAC C Times" fo:font-size="14pt" style:font-name-asian="MAC C Times" style:font-size-asian="14pt" style:font-name-complex="MAC C Times"/>
    </style:style>
    <style:style style:name="T5" style:family="text">
      <style:text-properties style:font-name="MAC C Times" fo:font-size="14pt" style:font-size-asian="14pt" style:font-name-complex="MAC C Times"/>
    </style:style>
    <style:style style:name="T6" style:family="text">
      <style:text-properties style:font-name-asian="MAC C Times"/>
    </style:style>
    <style:style style:name="T7" style:family="text">
      <style:text-properties fo:font-size="14pt" style:font-size-asian="14pt"/>
    </style:style>
    <style:style style:name="T8" style:family="text">
      <style:text-properties style:font-name="Macedonian Tms" style:font-name-asian="Macedonian Tms" style:font-name-complex="Macedonian Tms"/>
    </style:style>
    <style:style style:name="T9" style:family="text">
      <style:text-properties style:font-name="Macedonian Tms" fo:font-size="13pt" style:font-size-asian="13pt" style:font-name-complex="Macedonian Tms" style:font-size-complex="13pt"/>
    </style:style>
    <style:style style:name="T10" style:family="text">
      <style:text-properties style:font-name="Macedonian Tms" style:font-name-complex="Macedonian Tms"/>
    </style:style>
    <style:style style:name="T11" style:family="text">
      <style:text-properties fo:font-size="13pt" style:font-size-asian="13pt" style:font-size-complex="13pt"/>
    </style:style>
    <style:style style:name="T12" style:family="text">
      <style:text-properties style:font-name="Macedonian Tms" fo:font-size="13pt" style:font-name-asian="Macedonian Tms" style:font-size-asian="13pt" style:font-name-complex="Macedonian Tm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9"/></text:p>
      <text:p text:style-name="P2"><text:span text:style-name="T1"><text:s text:c="53"/></text:span>SODR@INA</text:p>
      <text:p text:style-name="P3"><text:span text:style-name="T1"><text:s text:c="51"/></text:span>NA ZAKONOT</text:p>
      <text:p text:style-name="P4">ZA</text:p>
      <text:p text:style-name="P4">PARNI^NATA POSTAPKA</text:p>
      <text:p text:style-name="P5">D e l p r v i</text:p>
      <text:p text:style-name="P6">OP[TI ODREDBI</text:p>
      <text:p text:style-name="P5">G l a v a p r v a</text:p>
      <text:p text:style-name="P6">OSNOVNI ODREDBI</text:p>
      <text:p text:style-name="P5">^len 1</text:p>
      <text:p text:style-name="Normal_20_vovlecen">So ovoj zakon se opredeluvaat pravilata na postapkata vrz osnova na koi sudot rasprava i odlu~uva za osnovnite prava i obvrski na ~ovekot i gra|aninot vo sporovite od li~nite i semejnite odnosi, od rabotnite odnosi, kako i od imotnite i drugite gra|ansko pravni odnosi na fizi~kite i pravnite lica, osven ako nekoi od navedenite sporovi so poseben zakon se staveni vo nadle`nost na drug dr`aven organ.</text:p>
      <text:p text:style-name="P5">^len 2</text:p>
      <text:p text:style-name="Normal_20_vovlecen">Vo parni~nata postapka sudot odlu~uva vo granicite na barawata {to se staveni vo postapkata.</text:p>
      <text:p text:style-name="Normal_20_vovlecen">Sudot ne mo`e da odbie da odlu~uva po barawe za koe e nadle`en.</text:p>
      <text:p text:style-name="P5">^len 3</text:p>
      <text:p text:style-name="Normal_20_vovlecen">Strankite mo`at slobodno da raspolagaat so barawata {to gi stavile vo tekot na postapkata.</text:p>
      <text:p text:style-name="Normal_20_vovlecen">Tie mo`at da se odre~at od svoeto barawe, da go priznaat baraweto na protivnikot i da se poramnat.</text:p>
      <text:p text:style-name="Normal_20_vovlecen"><text:soft-page-break/>Sudot nema da gi uva`i raspolagawata na strankite koi se:</text:p>
      <text:list text:style-name="WW8Num1">
        <text:list-item>
          <text:p text:style-name="P7" loext:marker-style-name="T2">vo sprotivnost so prisilnite propisi</text:p>
        </text:list-item>
      </text:list>
      <text:p text:style-name="Normal_20_vovlecen">2) vo sprotivnost so odredbite na me|unarodnite dogovori ratifikuvani vo soglasnost so Ustavot;</text:p>
      <text:p text:style-name="Normal_20_vovlecen">3) vo sprotivnost na moralot.</text:p>
      <text:p text:style-name="P5">^len 4</text:p>
      <text:p text:style-name="Normal_20_vovlecen">Sudot odlu~uva za tu`benoto barawe, po pravilo, vrz osnova na usno, neposredno i javno raspravawe.</text:p>
      <text:p text:style-name="P5">^len 5</text:p>
      <text:p text:style-name="Normal_20_vovlecen">Sudot na sekoja stranka }e i dade mo`nost da se izjasni za barawata i navodite na protivnata stranka.</text:p>
      <text:p text:style-name="Normal_20_vovlecen">Samo koga toa e opredeleno so ovoj zakon, sudot e ovlasten da odlu~i za barawe za koe na protivna stranka ne i bila dadena mo`nost da se izjasni.</text:p>
      <text:p text:style-name="P5">^len 6</text:p>
      <text:p text:style-name="Normal_20_vovlecen">Parni~nata postapka se vodi na makedonski jazik i negovoto kirilsko pismo.</text:p>
      <text:p text:style-name="Normal_20_vovlecen">Vo parni~nata postapka drug slu`ben jazik <text:s/>{to go zboruvaat najmalku 20% <text:s/>od gra|anite i negovoto pismo, se koristi vo soglasnost <text:s/>so ovoj zakon.</text:p>
      <text:p text:style-name="Normal_20_vovlecen">Pripadnik na zaednica , koj kako stranka <text:s/>ili drug u~esnik vo postapkata ne go razbira <text:s/>i ne go zboruva <text:s/>makedonskiot jazik i negovoto kirilsko pismo, <text:s/>ima pravo na preveduva~.</text:p>
      <text:p text:style-name="Normal_20_vovlecen">Tro{ocite za preveduvaweto pa|aat na tovar na sudot.</text:p>
      <text:p text:style-name="Normal_20_vovlecen">Sudot e dol`en da ja pou~i strankata , odnosno drugiot u~esnik <text:s/>vo postapkata od stavovite <text:s/>2 i 3 na ovoj ~len, <text:s/>za pravoto <text:s/>predvideno vo istite stavovi. Pretsedatelot na sovetot <text:s/>ili sudija poedinec e dol`en da ja vnese <text:s/>vo zapisnikot poukata na <text:soft-page-break/>sudot <text:s/>i izjavata na strankata, <text:s/>odnosno na drugiot u~esnik vo postapkata.</text:p>
      <text:p text:style-name="P5">^len 7</text:p>
      <text:p text:style-name="Normal_20_vovlecen">Strankite se dol`ni da gi iznesat site fakti vrz koi gi zasnovaat svoite barawa i da predlo`at dokazi so koi se utvrduvaat tie fakti.</text:p>
      <text:p text:style-name="Normal_20_vovlecen">Sudot e ovlasten da gi utvrdi i faktite {to strankite ne gi iznele, ako od rezultatite od raspravata i od doka`uvaweto proizleguva deka strankite odat kon toa da raspolagaat so barawa so koi ne mo`at da raspolagaat (~len 3 stav 3), no svojata odluka ne mo`e da ja zasnova vrz fakti za koi na strankite ne im e dadena mo`nost da se izjasnat.</text:p>
      <text:p text:style-name="P5">^len 8</text:p>
      <text:p text:style-name="Normal_20_vovlecen">Koi fakti }e gi zeme kako doka`ani odlu~uva sudot po svoe ubeduvawe vrz osnova na sovesna i gri`liva ocena na sekoj dokaz posebno i na site dokazi zaedno, kako i vrz osnova na rezultatite od celokupnata postapka.</text:p>
      <text:p text:style-name="P5">^len 9</text:p>
      <text:p text:style-name="Normal_20_vovlecen">Strankite i zame{uva~ite se dol`ni pred sudot da ja zboruvaat vistinata i sovesno da gi koristat pravata {to im se priznaeni so ovoj zakon.</text:p>
      <text:p text:style-name="P5">^len 10</text:p>
      <text:p text:style-name="Normal_20_vovlecen"><text:span text:style-name="T1"><text:s/></text:span><text:tab/>Sudot e dol`en da nastojuva postapkata da se sprovede bez odol`uvawe i vo razumen rok i so {to pomalku tro{oci i da ja onevozmo`i sekoja zloupotreba na pravata {to na strankite im pripa|aat vo postapkata.</text:p>
      <text:p text:style-name="Normal_20_vovlecen">So pari~na kazna od 50 do 500 evra vo denarska protivrednost }e se kazni fizi~ko lice (stranka, zame{uva~, odgovorno lice vo pravno lice), <text:s/>a so kazna vo visina <text:s/>od 250 do 2.500 evra vo denarska protivrednost }e se kazni pravno lice, <text:soft-page-break/>koe nastojuva da gi zloupotrebi <text:s text:c="3"/>pravata koi mu pripa|aat vo postapkata, dokolku so ovoj Zakon poinaku ne e opredleno.</text:p>
      <text:p text:style-name="P8">So pari~nata kazna od stavot 2 na ovoj ~len, }e se kazni i zastapnikot (polnomo{nik ili zakonski zastapnik), dokolku e odgovoren za zloupotrebata na pravata.</text:p>
      <text:p text:style-name="Normal_20_vovlecen">Pari~nata kazna od stavovite 2 i 3 na ovoj ~len ja izrekuva prvostepeniot sud. Nadvor od ro~i{teto za glavna rasprava kaznata ja izrekuva sudija poedinec, odnosno pretsedatelot na sovetot.</text:p>
      <text:p text:style-name="Normal_20_vovlecen">Dokolku sudot koj {to odlu~uva po praven lek se posomneva deka nekoj od u~esnicite vo postapkata pote{ko gi zloupotrebil pravata koi im pripa|aat vo postapkata, }e mu nalo`i na prvostepeniot sud da proveri dali takvata zloupotreba e storena.</text:p>
      <text:p text:style-name="Normal_20_vovlecen">Vo slu~ajot od stav 5 na ovoj ~len sudijata poedinec, odnosno pretsedatelot na sovetot na prvostepeniot sud dokolku utvrdi pote{ka zloupotreba na pravata {to mu pripa|at vo postapkata }e izre~e pari~na kazna.</text:p>
      <text:p text:style-name="Normal_20_vovlecen">Izre~enata pari~na kazna prisilno se naplatuva po slu`bena dol`nost kako pari~no pobaruvawe, spored pravilata na izvr{uvaweto.</text:p>
      <text:p text:style-name="P9"/>
      <text:p text:style-name="P5">^len 11</text:p>
      <text:p text:style-name="Normal_20_vovlecen">Koga odlukata na sudot zavisi od prethodnoto re{enie na pra{aweto dali postoi nekoe pravo ili praven odnos, a za toa pra{awe u{te ne donel odluka sudot ili drug nadle`en organ (prethodno pra{awe), sudot mo`e sam da go re{i toa pra{awe, ako so posebni propisi poinaku <text:s/>ne e opredeleno.</text:p>
      <text:p text:style-name="Normal_20_vovlecen">Odlukata na sudot za prethodnoto pra{awe ima pravno dejstvo samo vo parnicata vo koja e re{eno toa pra{awe.</text:p>
      <text:p text:style-name="Normal_20_vovlecen">Vo parni~nata postapka sudot vo pogled na postoeweto na krivi~no delo i krivi~na odgovornost na storitelot e vrzan za <text:soft-page-break/>pravosilnata presuda na krivi~niot sud so koja obvinetiot se oglasuva za vinoven.</text:p>
      <text:p text:style-name="Normal_20_vovlecen"/>
      <text:p text:style-name="P5"/>
      <text:p text:style-name="P5">^len 12</text:p>
      <text:p text:style-name="Normal_20_vovlecen">Vo parni~nata postapka sudovite sudat vo sovet.</text:p>
      <text:p text:style-name="Normal_20_vovlecen">So zakonot se opredeluva vo koi slu~ai sudi sudija poedinec.</text:p>
      <text:p text:style-name="P5">^len 13</text:p>
      <text:p text:style-name="Normal_20_vovlecen">Ako za oddelni dejstvija so zakon ne e opredelena formata vo koja mo`at da se prezemat, strankite gi prezemaat parni~nite dejstvija pismeno nadvor od ro~i{teto ili usno na ro~i{teto.</text:p>
      <text:p text:style-name="P9"> </text:p>
      <text:p text:style-name="P5">G l a v a <text:s/>v t o r a</text:p>
      <text:p text:style-name="P6">NADLE@NOST I SOSTAV NA SUDOT</text:p>
      <text:p text:style-name="P5">1. Zaedni~ki odredbi</text:p>
      <text:p text:style-name="P5">^len 14</text:p>
      <text:p text:style-name="Normal_20_vovlecen">Sudot ocenuva po slu`bena dol`nost, vedna{ po priemot na tu`bata, dali e nadle`en i vo koj sostav e nadle`en.</text:p>
      <text:p text:style-name="Normal_20_vovlecen">Ocenuvaweto na nadle`nosta se vr{i vrz osnova na navodite vo tu`bata i vrz osnova na faktite {to mu se poznati na sudot.</text:p>
      <text:p text:style-name="Normal_20_vovlecen">Ako vo tekot na postapkata se promenat okolnostite vrz koi e zasnovana nadle`nosta na sudot, sudot {to bil nadle`en vo vremeto na podnesuvaweto na tu`bata ostanuva i natamu nadle`en i ako poradi ovie promeni bi bil nadle`en drug sud.</text:p>
      <text:p text:style-name="P5">^len 15</text:p>
      <text:p text:style-name="Normal_20_vovlecen"><text:soft-page-break/>Sudot vo tekot na celata postapka po slu`bena dol`nost vnimava dali re{avaweto na sporot spa|a vo sudska nadle`nost.</text:p>
      <text:p text:style-name="Normal_20_vovlecen">Koga sudot vo tekot na postapkata }e utvrdi deka za re{avawe na sporot ne e nadle`en sud tuku nekoj drug doma{en organ, }e se oglasi za nenadle`en, }e gi ukine sprovedenite dejstvija vo postapkata i }e ja otfrli tu`bata.</text:p>
      <text:p text:style-name="P10"/>
      <text:p text:style-name="P10"/>
      <text:p text:style-name="Normal_20_vovlecen">Koga sudot vo tekot na postapkata }e utvrdi deka za re{avawe na sporot ne e nadle`en sud vo Republika Makedonija, po slu`bena dol`nost }e se oglasi za nenadle`en, }e gi ukine sprovedenite dejstvija vo postapkata i }e ja otfrli tu`bata, osven vo slu~aite vo koi nadle`nosta na sud vo Republika Makedonija zavisi od soglasnosta na tu`eniot, a toj ja dal svojata soglasnost.</text:p>
      <text:p text:style-name="P5">^len 16</text:p>
      <text:p text:style-name="Normal_20_vovlecen">Sekoj sud vo tekot na celata postapka po slu`bena dol`nost vnimava na svojata stvarna nadle`nost.</text:p>
      <text:p text:style-name="Normal_20_vovlecen">Ako ve}e e odr`ano podgotvitelno ro~i{te, ili ako toa ne e odr`ano otkako tu`eniot na prvoto ro~i{te za glavnata rasprava se vpu{til vo raspravawe za glavnata rabota, sudot {to ja zapo~nal postapkata ne mo`e ni po povod prigovor ni po slu`bena dol`nost da se oglasi za nenadle`en, za predmeti od nadle`nosta na drug sud od ist stepen.</text:p>
      <text:p text:style-name="P5">^len 17</text:p>
      <text:p text:style-name="Normal_20_vovlecen">Koga sudskiot sovet vo tekot na postapkata ili pretsedatelot na sovetot na podgotvitelnoto ro~i{te, po slu`bena dol`nost ili po povod prigovorite od strankite, }e utvrdi deka se raboti za spor {to treba da go sudi sudija poedinec na istiot sud, postapkata po pravosilnosta na ova re{enie }e prodol`i pred sudijata poedinec, i toa po mo`nost pred pretsedatelot na ovoj sovet kako sudija poedinec. Sudijata poedinec e vrzan za pravosilnata odluka so koja predmetot mu se otstapuva vo nadle`nost.</text:p>
      <text:p text:style-name="Normal_20_vovlecen"><text:soft-page-break/>Vo slu~aj od stavot 1 na ovoj ~len sovetot mo`e, spored sostojbata na postapkata, da odlu~i predmetot da ne mu go otstapi na sudija poedinec, tuku toj sam da ja sprovede postapkata. Protiv ovaa odluka na sovetot ne e dozvolena `alba.</text:p>
      <text:p text:style-name="Normal_20_vovlecen">Odredbite na stavovite 1 i 2 od ovoj ~len }e se primenuvaat i koga vo tekot na postapkata pred sovetot }e se promenat okolnostite ili tu`itelot }e go namali tu`benoto barawe, taka {to sporot bi trebalo da go sudi sudija poedinec.</text:p>
      <text:p text:style-name="Normal_20_vovlecen">Ako sovetot donel odluka za spor {to trebalo da go sudi sudija poedinec, ovaa odluka ne mo`e da se pobiva poradi toa {to odlukata za sporot ne ja donel sudija poedinec.</text:p>
      <text:p text:style-name="Normal_20_vovlecen">Koga sudijata poedinec vo tekot na postapkata, po slu`bena dol`nost ili po povod prigovorite od strankite, }e najde deka za sudewe e nadle`en sovetot na istiot sud, postapkata }e prodol`i pred sovetot. Protiv ova re{enie na sudijata poedinec ne e dozvolena `alba.</text:p>
      <text:p text:style-name="P11"><text:s text:c="148"/></text:p>
      <text:p text:style-name="P9"><text:span text:style-name="T1"><text:s text:c="58"/></text:span>^len 18 <text:s text:c="3"/></text:p>
      <text:p text:style-name="Normal_20_vovlecen">Do donesuvaweto na odluka za glavnata rabota sudot so re{enie }e ja zapre parni~nata postapka ako utvrdi deka postapkata bi trebalo da se sprovede spored pravilata na vonparni~nata postapka. Postapkata po pravosilnosta na re{enieto }e prodol`i spored pravilata na vonparni~nata postapka pred nadle`niot sud.</text:p>
      <text:p text:style-name="Normal_20_vovlecen">Dejstvijata {to gi sprovel parni~niot sud (uvid, ve{ta~ewe, soslu{uvawe na svedoci i dr.), kako i odlukite {to gi donel toj sud, ne se bez va`nost samo poradi toa {to se prezemeni vo parni~nata postapka.</text:p>
      <text:p text:style-name="P5">^len 19</text:p>
      <text:p text:style-name="Normal_20_vovlecen">Sudot mo`e, po povod prigovor od tu`eniot, da se oglasi za mesno nenadle`en ako prigovorot e podnesen najdocna na podgotvitelnoto ro~i{te ili, ako toa ne e odr`ano do vpu{taweto <text:soft-page-break/>na tu`eniot vo raspravawe za glavnata rabota na prvoto ro~i{te za glavnata rasprava.</text:p>
      <text:p text:style-name="Normal_20_vovlecen">Po slu`bena dol`nost sudot mo`e da se oglasi za mesno nenadle`en samo koga postoi isklu~itelna mesna nadle`nost na nekoj drug sud najdocna na podgotvitelnoto ro~i{te ili, ako toa ne e odr`ano, do vpu{taweto na tu`eniot vo raspravawe za glavnata rabota na prvoto ro~i{te za glavnata rasprava.</text:p>
      <text:p text:style-name="P9"/>
      <text:p text:style-name="P9"/>
      <text:p text:style-name="P5">^len 20</text:p>
      <text:p text:style-name="Normal_20_vovlecen">Po pravosilnosta na re{enieto so koe se oglasil za nenadle`en (~len 15 i 19), sudot }e mu go otstapi predmetot na nadle`niot sud. </text:p>
      <text:p text:style-name="Normal_20_vovlecen">Sudot na koj mu e otstapen predmetot kako nadle`en }e ja prodol`i postapkata kako da bila povedena kaj nego.</text:p>
      <text:p text:style-name="Normal_20_vovlecen">Ako odlukata za nenadle`nost bila donesena na glavnata rasprava, sudot na koj mu e otstapen predmetot }e zaka`e glavna rasprava i }e postapi kako raspravata da se dr`i pred izmenet sovet (~len 303 stav 3). Ako odlukata za nenadle`nost bila donesena na podgotvitelnoto ro~i{te, nema da se zaka`e novo podgotvitelno ro~i{te ako pretsedatelot na sovetot smeta deka toa ne e potrebno so ogled na dejstvijata prezemeni na porane{noto podgotvitelno ro~i{te.</text:p>
      <text:p text:style-name="Normal_20_vovlecen">Parni~nite dejstvija na nenadle`niot sud (uvid, ve{ta~ewe, soslu{uvawe na svedoci i dr.) ne se bez va`nost samo poradi toa {to gi prezel nenadle`en sud.</text:p>
      <text:p text:style-name="clen">^len 21</text:p>
      <text:p text:style-name="Normal_20_vovlecen">Ako sudot na koj mu e otstapen predmetot kako na nadle`en smeta deka e nadle`en sudot {to mu go otstapil predmetot ili nekoj drug sud, }e mu go dostavi predmetot na sudot koj treba da go re{i ovoj sudir na nadle`nosta, osven ako <text:soft-page-break/>najde deka predmetot mu e otstapen poradi o~igledna gre{ka, a trebalo da mu bide otstapen na nekoj drug sud, vo koj slu~aj predmetot }e mu go otstapi na toj drug sud i za toa }e go izvesti sudot koj mu go otstapil predmetot.</text:p>
      <text:p text:style-name="Normal_20_vovlecen">Koga po povod `alba protiv odlukata na prvostepeniot sud so koj ovoj se oglasil za mesno nenadle`en odluka donel vtorostepeniot sud, za taa odluka vo pra{aweto za nadle`nosta e vrzan i sudot na koj mu e otstapen predmetot, ako vtorostepeniot sud {to ja donel odlukata e nadle`en za re{avawe na sudirot na nadle`nosta me|u tie sudovi.</text:p>
      <text:p text:style-name="Normal_20_vovlecen">Odlukata na vtorostepeniot sud za stvarnata nenadle`nost na prvostepeniot sud go vrzuva sekoj sud komu podocna istiot predmet }e mu bide otstapen, ako vtorostepeniot <text:s/>sud e nadle`en za re{avawe za sudirot na nadle`nosta me|u tie sudovi.</text:p>
      <text:p text:style-name="clen">^len 22</text:p>
      <text:p text:style-name="Normal_20_vovlecen">Sudirot na nadle`nosta me|u sudovite go re{ava zaedni~ki neposredno povisokiot sud.</text:p>
      <text:p text:style-name="P5">^len 23</text:p>
      <text:p text:style-name="Normal_20_vovlecen">Za sudirot na nadle`nosta mo`e da se odlu~i i koga strankite prethodno ne se izjasnile za nadle`nosta.</text:p>
      <text:p text:style-name="Normal_20_vovlecen">Dodeka ne se re{i sudirot na nadle`nosta sudot komu predmetot mu e otstapen e dol`en da gi prezema onie dejstvija vo postapkata za koi postoi opasnost od odlagawe.</text:p>
      <text:p text:style-name="Normal_20_vovlecen">Protiv re{enieto so koe se odlu~uva za sudirot na nadle`nosta ne e dozvolena `alba.</text:p>
      <text:p text:style-name="P5">^len 24</text:p>
      <text:p text:style-name="Normal_20_vovlecen">Sekoj sud gi vr{i dejstvijata vo postapkata na svoeto podra~je, no ako postoi opasnost poradi odlagawe sudot }e prezema izvr{uvawe na oddelni dejstvija i na podra~jeto na <text:soft-page-break/>sosedniot sud. Za ova }e se izvesti sudot na ~ie podra~je e prezemeno dejstvieto.</text:p>
      <text:p text:style-name="Normal_20_vovlecen"/>
      <text:p text:style-name="P5">^len 25</text:p>
      <text:p text:style-name="Normal_20_vovlecen">Vo pogled na nadle`nosta na makedonskite sudovi za sudewe na stranci koi <text:s/>u`ivaat pravo na imunitet vo Republika Makedonija i za sudewe na stranski dr`avi i me|unarodni organizacii va`at pravilata za me|unarodnoto pravo.</text:p>
      <text:p text:style-name="Normal_20_vovlecen">Vo slu~aj na somnevawe za postoeweto i obemot na pravoto na imunitet, objasnenie dava Ministerstvoto za pravda.</text:p>
      <text:p text:style-name="P12"><text:s text:c="3"/></text:p>
      <text:p text:style-name="P13"><text:span text:style-name="T1"><text:s text:c="2"/></text:span>2. Nadle`nost na sudovite vo sporovi so me|unaroden element</text:p>
      <text:p text:style-name="clen">^len 26</text:p>
      <text:p text:style-name="Normal_20_vovlecen">Sud vo Republika Makedonija e nadle`en za sudewe koga negovata nadle`nost vo spor so me|unaroden element e izre~no opredelena so zakon ili so me|unaroden dogovor. Ako vo zakonot ili vo me|unarodniot dogovor nema izre~na odredba za nadle`nosta na sud vo Republika Makedonija za opredelen vid sporovi, toga{ sud vo Republika Makedonija e nadle`en za sudewe vo toj vid sporovi i koga negovata nadle`nost proizleguva od odredbite na zakonot za mesnata nadle`nost na sud vo Republika Makedonija.</text:p>
      <text:p text:style-name="P5"/>
      <text:p text:style-name="P5">3. Stvarna nadle`nost</text:p>
      <text:p text:style-name="clen">^len 27</text:p>
      <text:p text:style-name="Normal_20_vovlecen">Vo parni~nata postapka sudovite sudat vo granicite na svojata stvarna nadle`nost opredelena so zakon.</text:p>
      <text:p text:style-name="Normal_20_vovlecen"><text:soft-page-break/></text:p>
      <text:p text:style-name="Normal_20_vovlecen">Utvrduvawe na vrednosta na predmetot na sporot</text:p>
      <text:p text:style-name="clen">^len 28</text:p>
      <text:p text:style-name="Normal_20_vovlecen">Koga za utvrduvawe na sostavot na sudot, pravoto na izjavuvawe revizija i vo drugi slu~ai predvideni vo ovoj zakon e merodavna vrednosta na predmetot na sporot, kako vrednost na predmetot na sporot se zema predvid samo vrednosta na glavnoto barawe.</text:p>
      <text:p text:style-name="Normal_20_vovlecen">Kamatite, parni~nite tro{oci, dogovornata kazna i drugite sporedni barawa ne se zemaat predvid ako ne go so~inuvaat glavnoto barawe.</text:p>
      <text:p text:style-name="clen">^len 29</text:p>
      <text:p text:style-name="Normal_20_vovlecen">Ako baraweto se odnesuva na idni davawa {to se povtoruvaat, vrednosta na predmetot na sporot se smeta spored nivniot zbir, no najmnogu do iznosot {to mu odgovara na zbirot na davawata za vreme od pet godini.</text:p>
      <text:p text:style-name="clen">^len 30</text:p>
      <text:p text:style-name="Normal_20_vovlecen">Ako edna tu`ba protiv istiot tu`en opfa}a pove}e barawa {to se zasnovaat vrz ista fakti~ka i pravna osnova, vrednosta se opredeluva spored zbirot na vrednosta na site barawa.</text:p>
      <text:p text:style-name="Normal_20_vovlecen">Ako barawata vo tu`bata proizleguvaat od razni osnovi, ili se istaknati protiv pove}e tu`eni, vrednosta se opredeluva spored vrednosta na sekoe oddelno barawe.</text:p>
      <text:p text:style-name="clen">^len 31</text:p>
      <text:p text:style-name="Normal_20_vovlecen">Koga sporot se vodi za postoewe na naemen ili zakupen odnos, ili od odnos na koristewe na stan ili deloven prostor, vrednosta se smeta spored ednogodi{nata naemnina odnosno <text:soft-page-break/>zakupnina, osven ako se raboti za naemen ili zakupen odnos sklu~en na pokratko vreme.</text:p>
      <text:p text:style-name="clen">^len 32</text:p>
      <text:p text:style-name="Normal_20_vovlecen">Ako so tu`bata se bara samo davawe na obezbeduvawe za izvesno pobaruvawe ili zasnovawe na zalo`no pravo, vrednosta na predmetot na sporot se opredeluva spored iznosot na pobaruvaweto {to treba da se obezbedi. No, ako predmetot na zalogot ima pomala vrednost od pobaruvaweto {to treba da se obezbedi, kako vrednost na predmetot na sporot }e se zeme vrednosta na predmetot na zalogot.</text:p>
      <text:p text:style-name="clen">^len 33</text:p>
      <text:p text:style-name="Normal_20_vovlecen">Ako tu`benoto barawe ne se odnesuva na pari~en iznos, no tu`itelot vo tu`bata navel deka se soglasuva namesto ispolnuvawe na toa barawe da primi opredelen pari~en iznos, kako vrednost na predmetot na sporot }e se zeme toj iznos.</text:p>
      <text:p text:style-name="Normal_20_vovlecen">Vo drugi slu~ai, koga tu`benoto barawe ne se odnesuva na pari~en iznos, merodavna e vrednosta na predmetot na sporot {to tu`itelot ja nazna~il vo tu`bata.</text:p>
      <text:p text:style-name="Normal_20_vovlecen">Ako vo slu~ajot od stavot 2 na ovoj ~len vrednosta na predmetot na sporot tu`itelot o~igledno ja nazna~il mnogu visoko ili mnogu nisko, taka {to se postavuva pra{awe za sostavot na sudot ili za pravoto na izjavuvawe revizija, sudot najdocna na podgotvitelnoto ro~i{te, a ako podgotvitelnoto ro~i{te ne e odr`ano, toga{ na glavnata rasprava pred po~etokot na raspravaweto za glavnata rabota, brzo i na pogoden na~in }e ja proveri to~nosta na ozna~enata vrednost.</text:p>
      <text:p text:style-name="P5">4. Sostav na sudot</text:p>
      <text:p text:style-name="clen"><text:soft-page-break/>^len 34</text:p>
      <text:p text:style-name="Normal_20_vovlecen">Vo parni~nata postapka sudovite sudat vo sovet, a Vrhovniot sud na Republika Makedonija i na op{ta sednica.</text:p>
      <text:p text:style-name="Normal_20_vovlecen">Vo koi slu~ai sudi sudija poedinec se opredeluva so ovoj zakon.</text:p>
      <text:p text:style-name="Normal_20_vovlecen">Pretsedatelot na sovetot mo`e da gi prezema samo onie dejstvija vo postapkata i da gi donesuva samo onie odluki za ~ie prezemawe odnosno donesuvawe e ovlasten so ovoj zakon.</text:p>
      <text:p text:style-name="Normal_20_vovlecen">Ako so ovoj zakon poinaku ne e opredeleno, sudijata poedinec vo re{avaweto na predmetite od svojata nadle`nost gi ima site prava i dol`nosti {to mu pripa|aat na pretsedatelot na sovetot i na sovetot.</text:p>
      <text:p text:style-name="clen">^len 35</text:p>
      <text:p text:style-name="Normal_20_vovlecen">Vo prv stepen sporovite gi sudi sovet ili sudija poedinec.</text:p>
      <text:p text:style-name="Normal_20_vovlecen">Koga sudi vo prv stepen, sovetot e sostaven od eden sudija kako pretsedatel na sovetot i od dvajca sudii porotnici.</text:p>
      <text:p text:style-name="clen">^len 36</text:p>
      <text:p text:style-name="Normal_20_vovlecen"/>
      <text:p text:style-name="Normal_20_vovlecen">Sudija poedinec sudi sporovi za imotno-pravni barawa koga vrednosta na predmetot na sporot ne nadminuva 600.000 denari.</text:p>
      <text:p text:style-name="Normal_20_vovlecen">Vo tekot na postapkata strankite mo`at da se spogodat imotno-pravnite sporovi da gi sudi sudija poedinec, bez ogled na vrednosta na sporot.</text:p>
      <text:p text:style-name="Normal_20_vovlecen">Sudija poedinec sudi sporovi <text:s/>poradi sme}avawe na vladenie.</text:p>
      <text:p text:style-name="Normal_20_vovlecen">Sudija poedinec ja sproveduva postapkata i donesuva odluka vo predmetite na pravna pomo{.</text:p>
      <text:p text:style-name="Normal_20_vovlecen">Sporovite od avtorsko pravo, kako i sporovite {to se odnesuvaat na za{tita ili na upotreba na pronajdoci i tehni~ki unapreduvawa, mostri, modeli ili `igovi, ili na pravo na upotreba <text:soft-page-break/>na firma ili naziv, vo prv stepen, gi sudi sovet, bez ogled na vrednosta na predmetot na sporot.</text:p>
      <text:p text:style-name="P5">^len 37</text:p>
      <text:p text:style-name="Normal_20_vovlecen">Koga sudi vo vtor stepen na sednica sudot odlu~uva vo sovet sostaven od trojca sudii. Vo ist sostav povisokiot sud go re{ava sudirot na nadle`nosta (~len 22) i odlu~uva vo site drugi slu~ai, ako so ovoj zakon poinaku <text:s/>ne e opredeleno.</text:p>
      <text:p text:style-name="Normal_20_vovlecen"/>
      <text:p text:style-name="Normal_20_vovlecen">Koga sudi vo vtor stepen na rasprava, sovetot na vtorostepeniot sud e sostaven od dvajca sudii i trojca sudii-porotnici.</text:p>
      <text:p text:style-name="Normal_20_vovlecen"/>
      <text:p text:style-name="Normal_20_vovlecen">Koga odlu~uva za revizija Vrhovniot sud na Republika Makedonija <text:s/>sudi vo sovet sostaven od petmina sudii.</text:p>
      <text:p text:style-name="Normal_20_vovlecen"/>
      <text:p text:style-name="Normal_20_vovlecen">Ako pravosilnata odluka ja donel Vrhovniot sud <text:s/>na Republika Makedondija za revizija odlu~uva toj sud vo sovet sostaven od petmina sudii.</text:p>
      <text:p text:style-name="Normal_20_vovlecen"/>
      <text:p text:style-name="Normal_20_vovlecen"/>
      <text:p text:style-name="P5">5. Mesna nadle`nost</text:p>
      <text:p text:style-name="P5">a) Op{ta mesna nadle`nost</text:p>
      <text:p text:style-name="P5">^len 38</text:p>
      <text:p text:style-name="Normal_20_vovlecen">Ako so zakonot ne e opredelena isklu~itelna mesna nadle`nost na nekoj drug sud, za sudewe e nadle`en sudot {to e op{to mesno nadle`en za tu`eniot.</text:p>
      <text:p text:style-name="Normal_20_vovlecen">Vo slu~aite predvideni vo ovoj zakon za sudewe pokraj sudot od op{ta mesna nadle`nost e nadle`en i drug opredelen sud.</text:p>
      <text:p text:style-name="clen"><text:soft-page-break/>^len 39</text:p>
      <text:p text:style-name="Normal_20_vovlecen">Za sudewe op{to mesno nadle`en e sudot na ~ie podra~je tu`eniot ima `iveali{te.</text:p>
      <text:p text:style-name="Normal_20_vovlecen">Ako tu`eniot nema `iveali{te nitu vo Republika Makedonija, nitu vo nekoja druga dr`ava, op{to mesno nadle`en e sudot na ~ie podra~je tu`eniot ima prestojuvali{te.</text:p>
      <text:p text:style-name="Normal_20_vovlecen">Ako tu`eniot pokraj `iveali{te ima i prestojuvali{te vo nekoe drugo mesto, a spored okolnostite mo`e da se pretpostavi deka tamu }e prestojuva podolgo vreme, op{to mesno nadle`en e i sudot na prestojuvali{teto na tu`eniot.</text:p>
      <text:p text:style-name="P5">^len 40</text:p>
      <text:p text:style-name="Normal_20_vovlecen">Za sudewe vo sporovi protiv edinica na lokalnata samouprava, op{to mesno nadle`en e sudot na ~ie podra~je se nao|a sedi{teto na nejziniot prestavni~ki organ.</text:p>
      <text:p text:style-name="Normal_20_vovlecen">Za sudewe vo sporovi protiv pravni lica, op{to mesno e nadle`en sudot na ~ie podra~je se nao|a nivnoto sedi{te. Vo slu~aj na somnevawe, kako sedi{te }e se smeta mestoto kade {to se nao|aat nivnite organi na upravuvawe.</text:p>
      <text:p text:style-name="P5">^len 41</text:p>
      <text:p text:style-name="Normal_20_vovlecen">Za sudewe vo sporovi protiv dr`avjanin na Republika Makedonija koj postojano `ivee vo stranstvo, kade {to e upaten na slu`ba ili na rabota od strana na dr`aven organ ili pravno lice, op{to mesno e nadle`en sudot na negovoto posledno `iveali{te vo Republika Makedonija.</text:p>
      <text:p text:style-name="P5"/>
      <text:p text:style-name="P5">b) Posebna mesna nadle`nost</text:p>
      <text:p text:style-name="P5">Nadle`nost za soparni~arite</text:p>
      <text:p text:style-name="P5">^len 42</text:p>
      <text:p text:style-name="Normal_20_vovlecen"><text:soft-page-break/>Ako so edna tu`ba se tu`eni pove}e lica (~len 187 stav 1 to~ka 1), a za niv ne postoi mesna nadle`nost na istiot sud, nadle`en e sudot koj mesno e nadle`en za eden od tu`enite, a ako me|u niv ima glavni i sporedni obvrznici, sudot koj mesno e nadle`en za nekoj od glavnite obvrznici.</text:p>
      <text:p text:style-name="Normal_20_vovlecen"/>
      <text:p text:style-name="P5">Nadle`nost vo sporovi za zakonska izdr{ka</text:p>
      <text:p text:style-name="P5">^len 43</text:p>
      <text:p text:style-name="Normal_20_vovlecen">Za sudewe vo sporovi za zakonska izdr{ka ako tu`itel e lice koe bara izdr{ka, pokraj sudot od op{ta mesna nadle`nost e nadle`en i sudot na ~ie podra~je tu`itelot ima `iveali{te odnosno prestojuvali{te.</text:p>
      <text:p text:style-name="Normal_20_vovlecen">Ako vo sporovite za zakonska izdr{ka so me|unaroden element sud vo Republika Makedonija e nadle`en zatoa {to tu`itelot ima `iveali{te vo Republika Makedonija, mesno nadle`en e sudot na ~ie podra~je tu`itelot ima `iveali{te.</text:p>
      <text:p text:style-name="Normal_20_vovlecen">Ako nadle`nosta na sud vo Republika Makedonija vo sporovite za zakonska izdr{ka postoi zatoa {to tu`eniot ima imot vo Republika Makedonija od koj mo`e da se naplati izdr{kata, mesno e nadle`en sudot na ~ie podra~je se nao|a toj imot.</text:p>
      <text:p text:style-name="Normal_20_vovlecen"/>
      <text:p text:style-name="Normal_20_vovlecen"/>
      <text:p text:style-name="Normal_20_vovlecen"/>
      <text:p text:style-name="P5">Nadle`nost vo sporovi za nadomest na {teta</text:p>
      <text:p text:style-name="P5">^len 44</text:p>
      <text:p text:style-name="Normal_20_vovlecen">Za sudewe vo sporovi za vondogovorna odgovornost za {teta, pokraj sudot od op{ta mesna nadle`nost, nadle`en e i sudot na ~ie podra~je e izvr{eno {tetnoto dejstvie ili sudot na ~ie podra~je nastapila {tetnata posledica.</text:p>
      <text:p text:style-name="Normal_20_vovlecen"><text:soft-page-break/>Ako {tetata nastapila poradi smrt ili te{ki telesni povredi, pokraj sudot od stav 1 na ovoj ~len, e nadle`en i sudot na ~ie podra~je tu`itelot ima `iveali{te odnosno prestojuvali{te.</text:p>
      <text:p text:style-name="Normal_20_vovlecen">Odredbite na stavovite 1 i 2 od ovoj ~len }e se primenuvaat i vo sporovi protiv dru{tvoto za osiguruvawe zaradi nadomest na {teta na treti lica vrz osnova na propisite za neposrednata odgovornost na dru{tvoto za osiguruvawe, a odredbata na stav 1 od ovoj ~len i vo sporovi za regresni barawa po osnov na nadomest na {teta protiv regresni dol`nici.</text:p>
      <text:p text:style-name="P5"/>
      <text:p text:style-name="P5">Nadle`nost vo sporovi zaradi za{tita na pravata vrz osnova na garancija na proizvoditelot</text:p>
      <text:p text:style-name="P5">^len 45</text:p>
      <text:p text:style-name="Normal_20_vovlecen">Za sudewe vo sporovi za za{tita na pravata vrz osnova na pismena garancija protiv proizvoditelot koj ja dal garancijata e nadle`en, osven sudot od op{ta mesna nadle`nost za tu`eniot, i sudot od op{ta mesna nadle`nost za prodava~ot koj pri proda`bata na predmetot mu ja vra~il na kupuva~ot pismenata garancija na proizvoditelot.</text:p>
      <text:p text:style-name="P5">Nadle`nost vo bra~nite sporovi</text:p>
      <text:p text:style-name="P5">^len 46</text:p>
      <text:p text:style-name="Normal_20_vovlecen">Za sudewe vo sporovi zaradi utvrduvawe na postoewe ili nepostoewe na brak, poni{tuvawe na brak ili razvod na brak (bra~ni sporovi), pokraj sudot od op{ta mesna nadle`nost, e nadle`en i sudot na ~ie podra~je bra~nite drugari imale posledno zaedni~ko `iveali{te.</text:p>
      <text:p text:style-name="Normal_20_vovlecen">Ako vo bra~nite sporovi sudot vo Republika Makedonija e nadle`en zatoa {to bra~nite drugari imale posledno zaedni~ko `iveali{te vo Republika Makedonija, odnosno zatoa {to tu`itelot ima `iveali{te vo Republika Makedonija mesno e nadle`en sudot na ~ie podra~je bra~nite drugari imale posledno zaedni~ko <text:soft-page-break/>`iveali{te, odnosno sudot na ~ie podra~je tu`itelot ima `iveali{te.</text:p>
      <text:p text:style-name="Normal_20_vovlecen"/>
      <text:p text:style-name="P5">^len 47</text:p>
      <text:p text:style-name="Normal_20_vovlecen">Ako vo sporovite za imotni odnosi na bra~nite drugari nadle`en e sud vo Republika Makedonija zatoa {to imotot na bra~nite drugari se nao|a vo Republika Makedonija ili zatoa {to tu`itelot vo vreme na podnesuvaweto na tu`bata ima `iveali{te ili prestojuvali{te vo Republika Makedonija, mesno e nadle`en sudot na ~ie podra~je tu`itelot ima `iveali{te ili prestojuvali{te vo vremeto na podnesuvaweto na tu`bata.</text:p>
      <text:p text:style-name="P5">Nadle`nost vo sporovite za utvrduvawe ili osporuvawe na tatkovstvo ili maj~instvo</text:p>
      <text:p text:style-name="P5">^len 48</text:p>
      <text:p text:style-name="Normal_20_vovlecen">Vo sporovite zaradi utvrduvawe ili osporuvawe na tatkovstvo ili maj~instvo dete mo`e da podnese tu`ba bilo do sudot od op{ta mesna nadle`nost bilo do sudot na ~ie podra~je ima `iveali{te, odnosno prestojuvali{te.</text:p>
      <text:p text:style-name="Normal_20_vovlecen"/>
      <text:p text:style-name="Normal_20_vovlecen">Ako vo sporovite zaradi utvrduvawe ili osporuvawe na tatkovstvo ili maj~instvo nadle`en e sud vo Republika <text:span text:style-name="T3">Makedonija</text:span> zatoa {to tu`itelot ima `iveali{te vo Republika Makedonija, mesno e nadle`en sudot na ~ie podra~je tu`itelot ima `iveali{te.</text:p>
      <text:p text:style-name="Normal_20_vovlecen"/>
      <text:p text:style-name="Normal_20_vovlecen"/>
      <text:p text:style-name="Normal_20_vovlecen"/>
      <text:p text:style-name="P5">Nadle`nost vo sporovite za nedvi`nosti i poradi sme}avawe na vladenie</text:p>
      <text:p text:style-name="P5">^len 49</text:p>
      <text:p text:style-name="Normal_20_vovlecen"><text:soft-page-break/>Za sudewe vo sporovi za sopstvenost i za drugi stvarni prava na nedvi`nostite, za sporovi poradi sme}avawe na vladenie na nedvi`nosti, kako i za sporovi od zakupni ili naemni odnosi na nedvi`nosti, ili od dogovori za koristewe na stan ili delovni prostorii, isklu~ivo e nadle`en sudot na ~ie podra~je se nao|a nedvi`nosta.</text:p>
      <text:p text:style-name="Normal_20_vovlecen">Ako nedvi`nosta le`i na podra~je na pove}e sudovi, nadle`en e sekoj od tie sudovi.</text:p>
      <text:p text:style-name="Normal_20_vovlecen">Za sporovite poradi sme}avawe na vladenie na podvi`ni predmeti, pokraj sudot od op{ta mesna nadle`nost e nadle`en i sudot na ~ie podra~je se slu~ilo sme}avaweto.</text:p>
      <text:p text:style-name="Normal_20_vovlecen"/>
      <text:p text:style-name="P5">Nadle`nost vo sporovite za vozduhoplov i brod</text:p>
      <text:p text:style-name="clen">^len 50</text:p>
      <text:p text:style-name="Normal_20_vovlecen">Koga za sudewe vo sporovi za pravo na sopstvenost i za drugi prava na brodovi odnosno vozduhoplovi, kako i vo sporovi od zakupni odnosi na vozduhoplov i brod e nadle`en sud vo Republika Makedonija, isklu~ivo mesno e nadle`en sudot na ~ie podra~je se vodi upisnik vo koj e zapi{an vozduhoplovot odnosno brodot.</text:p>
      <text:p text:style-name="Normal_20_vovlecen">Koga za sudewe vo sporovi poradi sme}avawe na vladenie <text:s/>na brodovite odnosno vozduhoplovite od stav 1 na ovoj ~len e nadle`en e sud vo Republika Makedonija, mesno e nadle`en pokraj sudot na ~ie podra~je se vodi upisnikot vo koj e zapi{an brodot odnosno vozduhoplovot, i sudot na ~ie podra~je se slu~ilo sme}avaweto.</text:p>
      <text:p text:style-name="P5"/>
      <text:p text:style-name="P5"/>
      <text:p text:style-name="P5">Nadle`nost za lica koi nemaat op{ta mesna nadle`nost vo Republika Makedonija</text:p>
      <text:p text:style-name="P5">^len 51</text:p>
      <text:p text:style-name="Normal_20_vovlecen"><text:soft-page-break/>Tu`ba za imotno-pravni barawa protiv lice koe nema op{ta mesna nadle`nost vo Republika Makedonija mo`e da se podnese do sekoj sud vo Reublika Makedonija <text:s/>na ~ie podra~je se nao|a nekakov imot od toa lice ili predmetot {to se bara so tu`bata.</text:p>
      <text:p text:style-name="Normal_20_vovlecen">Ako nadle`nosta na sud vo Republika Makedonija postoi zatoa {to obvrskata nastanala za vreme na prestojot na tu`eniot vo Republika Makedonija, mesno e nadle`en sudot na ~ie podra~je nastanala obvrskata.</text:p>
      <text:p text:style-name="Normal_20_vovlecen">Vo sporovite protiv lice koe vo Republika Makedonija nema op{ta mesna nadle`nost, za obvrskite {to treba da gi ispolni vo Republika Makedonija, tu`ba mo`e da se podnese do sudot na ~ie podra~je treba da se ispolni taa obvrska.</text:p>
      <text:p text:style-name="Normal_20_vovlecen"/>
      <text:p text:style-name="P14">Nadle`nost po mestoto vo koe se nao|a delovnata</text:p>
      <text:p text:style-name="P14">edinica na pravnoto lice</text:p>
      <text:p text:style-name="clen">^len 52</text:p>
      <text:p text:style-name="Normal_20_vovlecen">Za sudewe vo sporovi protiv pravno lice koe ima delovna edinica nadvor od svoeto sedi{te, ako sporot proizleguva od pravniot odnos na taa edinica, pokraj sudot od op{ta mesna nadle`nost e nadle`en i sudot na ~ie podra~je se nao|a taa delovna edinica.</text:p>
      <text:p text:style-name="Normal_20_vovlecen"/>
      <text:p text:style-name="P15">Nadle`nost po mestoto vo koe se nao|a zastapni{tvoto na stransko lice vo Republika Makedonija</text:p>
      <text:p text:style-name="P5">^len 53</text:p>
      <text:p text:style-name="Normal_20_vovlecen">Vo sporovi protiv fizi~ko ili pravno lice koe ima sedi{te vo stranstvo vo pogled na obvrskite {to se zasnovani vo Republika Makedonija ili ovde moraat da se ispolnat, tu`ba mo`e da se podnese do sud vo Republika Makedonija na ~ie podra~je se nao|a negovoto postojano zastapni{tvo za Republika <text:soft-page-break/>Makedonija ili sedi{teto na organot na koj mu e dovereno <text:s/>da gi vr{i negovite raboti.</text:p>
      <text:p text:style-name="P5"/>
      <text:p text:style-name="P5">Nadle`nost za sporovite od odnosite so voeni edinici</text:p>
      <text:p text:style-name="clen">^len 54</text:p>
      <text:p text:style-name="Normal_20_vovlecen">Vo sporovite protiv Republika Makedonija od odnosite so voeni edinici isklu~ivo e nadle`en sudot na ~ie podra~je se nao|a sedi{teto na komandata na voenata edinica.</text:p>
      <text:p text:style-name="P5"/>
      <text:p text:style-name="P5">Nadle`nost vo sporovite od nasledno-pravni odnosi</text:p>
      <text:p text:style-name="clen">^len 55</text:p>
      <text:p text:style-name="Normal_20_vovlecen">Dodeka ostavinskata postapka ne e pravosilno zavr{ena, za sudewe vo sporovi od nasledno-pravnite odnosi, kako i vo sporovi za pobaruvawata na doveritelot sprema ostavitelot, pokraj sudot od op{ta mesna nadle`nost, mesno e nadle`en i sudot na ~ie podra~je se nao|a sudot koj ja sproveduva ostavinskata postapka.</text:p>
      <text:p text:style-name="Normal_20_vovlecen"/>
      <text:p text:style-name="P5">Nadle`nost vo sporovite vo izvr{nata i ste~ajnata postapka</text:p>
      <text:p text:style-name="P5">^len 56</text:p>
      <text:p text:style-name="Normal_20_vovlecen">Za sudewe vo sporovite {to nastanuvaat vo tekot i po povod sudska ili administrativna izvr{na postapka odnosno vo tekot i po povod ste~ajna postapka, mesno isklu~ivo e nadle`en sudot na ~ie podra~je se nao|a sudot {to ja sproveduva izvr{nata, odnosno ste~ajnata postapka odnosno sudot na ~ie podra~je se sproveduva administrativnoto izvr{uvawe.</text:p>
      <text:p text:style-name="P5"><text:soft-page-break/></text:p>
      <text:p text:style-name="P5">Nadle`nost po mestoto na pla}aweto</text:p>
      <text:p text:style-name="P5">^len 57</text:p>
      <text:p text:style-name="Normal_20_vovlecen">Za sudewe vo sporovite na imatelite na menica ili ~ek protiv potpisnicite e nadle`en, pokraj sudot od op{ta mesna nadle`nost, i sudot na mestoto na pla}aweto.</text:p>
      <text:p text:style-name="Normal_20_vovlecen"/>
      <text:p text:style-name="P5">Nadle`nost vo sporovite od rabotnite odnosi</text:p>
      <text:p text:style-name="P5">^len 58</text:p>
      <text:p text:style-name="Normal_20_vovlecen">Ako vo spor od raboten odnos tu`itelot e rabotnik, za sudewe e nadle`en pokraj sudot koj e op{to mesno nadle`en za tu`eniot, i sudot na ~ie podra~je se vr{i rabotata ili se vr{ela, odnosno sudot na ~ie podra~je rabotata bi morala da se vr{i, kako i sudot na ~ie podra~je e zasnovan rabotniot odnos.</text:p>
      <text:p text:style-name="P5">Zaemna nadle`nost za tu`bi protiv stranski dr`avjani</text:p>
      <text:p text:style-name="P5">^len 59</text:p>
      <text:p text:style-name="P16">Ako vo stranska dr`ava dr`avjanin na Republika Makedonija mo`e da bide tu`en pred sud koj spored odredbite od ovoj zakon ne bi bil mesno nadle`en za sudewe vo taa gra|ansko-pravna rabota, istata nadle`nost }e va`i i za sudewe na dr`avjanin na taa stranska dr`ava pred sud vo Republika Makedonija.</text:p>
      <text:p text:style-name="P5">v) Opredeluvawe na mesnata nadle`nost od</text:p>
      <text:p text:style-name="P5">strana na povisokiot sud</text:p>
      <text:p text:style-name="clen"><text:soft-page-break/>^len 60</text:p>
      <text:p text:style-name="Normal_20_vovlecen">Ako nadle`niot sud poradi izzemawe na sudija ne mo`e da postapuva, za toa neposredno }e go izvesti povisokiot sud, koj }e opredeli vo toj predmet da postapuva drug stvarno nadle`en sud od negovoto podra~je.</text:p>
      <text:p text:style-name="P5">^len 61</text:p>
      <text:p text:style-name="Normal_20_vovlecen">Vrhovniot sud na Republika Makedonija mo`e, na predlog od strankata ili od nadle`niot sud, da opredeli vo oddelen predmet da postapuva drug stvarno nadle`en sud, ako e o~igledno deka taka polesno }e se sprovede postapkata ili ako za toa postojat drugi va`ni pri~ini.</text:p>
      <text:p text:style-name="P5">^len 62</text:p>
      <text:p text:style-name="Normal_20_vovlecen">Ako za sudewe e nadle`en sud vo Republika Makedonija, no spored odredbite od ovoj zakon ne mo`e da se utvrdi koj sud e mesno nadle`en, Vrhovniot sud na Republika Makedonija, na predlog od strankata, }e opredeli koj stvarno nadle`en sud }e bide mesno nadle`en.</text:p>
      <text:p text:style-name="P5">g) Spogodba za mesnata nadle`nost</text:p>
      <text:p text:style-name="P5">^len 63</text:p>
      <text:p text:style-name="Normal_20_vovlecen">Ako so zakon ne e opredelena isklu~itelna mesna nadle`nost na nekoj sud, strankite mo`at da se spogodat vo prv stepen da im sudi sud koj mesno ne e nadle`en, pod uslov toj sud da e stvarno nadle`en.</text:p>
      <text:p text:style-name="Normal_20_vovlecen">Strankite ne mo`at da se spogodat za mesna nadle`nost i koga e vo pra{awe ~lenot 45 od ovoj zakon.</text:p>
      <text:p text:style-name="Normal_20_vovlecen">Ako so zakon e opredeleno deka za sudewe vo opredelen spor mesno se nadle`ni dva ili pove}e sudovi, strankite mo`at da se spogodat vo prv stepen da im sudi eden od tie sudovi ili nekoj drug stvarno nadle`en sud.</text:p>
      <text:p text:style-name="Normal_20_vovlecen"><text:soft-page-break/>Ovaa spogodba va`i samo ako e sostavena pismeno i ako se odnesuva na opredelen spor ili na pove}e sporovi {to site proizleguvaat od opredelen praven odnos.</text:p>
      <text:p text:style-name="Normal_20_vovlecen">Ispravata za spogodbata tu`itelot mora da ja prilo`i kon tu`bata.</text:p>
      <text:p text:style-name="P5"/>
      <text:p text:style-name="P5">G l a v a <text:s/>t r e t a</text:p>
      <text:p text:style-name="P4">I Z Z E M A W E</text:p>
      <text:p text:style-name="P5">^len <text:s/>64</text:p>
      <text:p text:style-name="Normal_20_vovlecen">Sudija ili sudija-porotnik ne mo`e da ja vr{i sudiskata dol`nost, ako:</text:p>
      <text:p text:style-name="Normal_20_vovlecen">1) samiot e stranka, zakonski zastapnik ili polnomo{nik na stranka, ako so strankata e vo odnos na soovlastenik, soobvrznik ili regresen obvrznik, ili ako vo istiot predmet e soslu{an kako svedok ili ve{tak;</text:p>
      <text:p text:style-name="Normal_20_vovlecen">2) postojano ili privremeno raboti kaj rabotodava~ koj e stranka vo postapkata;</text:p>
      <text:p text:style-name="Normal_20_vovlecen">3) strankata ili zakonskiot zastapnik ili polnomo{nikot na strankata mu e rodnina po krv vo prava linija do koj i da e stepen, a vo strani~na linija do ~etvrtiot stepen, ili mu e bra~en drugar, vonbra~en drugar ili rodnina po svatovstvo do vtoriot stepen, bez ogled dali brakot prestanal ili ne;</text:p>
      <text:p text:style-name="Normal_20_vovlecen">4) e staratel, posvoitel, posvoenik, hranitel ili hranenik na strankata, na nejzin zakonski zastapnik ili ponomo{nik;</text:p>
      <text:p text:style-name="Normal_20_vovlecen">5) vo istiot predmet u~estvuval vo donesuvaweto na odlukata na poniskiot sud ili na drug organ i</text:p>
      <text:p text:style-name="Normal_20_vovlecen">6) postojat drugi okolnosti {to ja doveduvaat vo somnevawe negovata nepristrasnost.</text:p>
      <text:p text:style-name="clen"><text:soft-page-break/>^len 65</text:p>
      <text:p text:style-name="Normal_20_vovlecen">Sudija ili sudija-porotnik, {tom }e uznae deka postoi nekoja od pri~inite za izzemawe od ~len 64 to~kite 1 do 5 na ovoj zakon, e dol`en da ja prekine sekoja rabota vrz toj predmet i za toa da go izvesti pretsedatelot na sudot, koj }e mu opredeli zamenik. Ako se raboti za izzemawe na pretsedatelot na sudot, toj }e si opredeli zamenik od redot na sudiite na toj sud, a ako toa ne e mo`no }e postapi spored ~len 60 od ovoj zakon.</text:p>
      <text:p text:style-name="Normal_20_vovlecen">Ako sudijata ili sudija-porotnik smeta deka postojat drugi okolnosti {to ja doveduvaat vo somnevawe negovata nepristrasnost (~len 64 to~ka 6), za toa }e go izvesti pretsedatelot na sudot koj }e odlu~i za izzemaweto. Do donesuvaweto na re{enieto na pretsedatelot na sudot, sudijata mo`e da gi prezeme samo onie dejstvija za koi postoi opasnost od odlagawe.</text:p>
      <text:p text:style-name="P5">^len 66</text:p>
      <text:p text:style-name="Normal_20_vovlecen">Strankite mo`at da baraat izzemawe samo na sudijata odnosno sudijata-porotnik pred koj se vodi postapkata, odnosno na pretsedatelot na sudot koj treba da odlu~i za baraweto za izzemawe.</text:p>
      <text:p text:style-name="Normal_20_vovlecen">Ne e dopu{teno barawe za izzemawe:</text:p>
      <text:p text:style-name="Normal_20_vovlecen">- na site sudii od eden sud koi bi mo`ele da postapuvaat vo toj predmet;</text:p>
      <text:p text:style-name="Normal_20_vovlecen">- <text:s/>ako e zasnovano vrz isti pri~ini odnosno okolnosti za koi ve}e e odlu~eno;</text:p>
      <text:p text:style-name="Normal_20_vovlecen">- vo koe ne e obrazlo`ena pri~inata zaradi koja se bara izzemaweto;</text:p>
      <text:p text:style-name="Normal_20_vovlecen">- na pretsedatelot na neposredno povisok sud da odlu~uva po barawe za izzemawe na pretsedatelot na ponizok sud.</text:p>
      <text:p text:style-name="Normal_20_vovlecen">Baraweto od stavot 2 na ovoj ~len vedna{ go otfrla sudija poedinec ili pretsedatelot na sovetot koj postapuva po predmetot.</text:p>
      <text:p text:style-name="Normal_20_vovlecen"><text:soft-page-break/>Protiv re{enieto od stavot 3 na ovoj ~len ne e dozvolena posebna `alba.</text:p>
      <text:p text:style-name="Normal_20_vovlecen">Strankata e dol`na da podnese barawe za izzemawe na sudija, sudija-porotnik odnosno na pretsedatelot na sudot {tom }e uznae deka postoi pri~ina za izzemawe, a najdocna do zavr{uvaweto na raspravaweto pred prvostepeniot sud, a ako nemalo raspravawe, do donesuvaweto na odlukata.</text:p>
      <text:p text:style-name="Normal_20_vovlecen">Barawe za izzemawe na sudija od povisok sud strankata mo`e da podnese vo pravniot lek ili vo odgovorot na pravniot lek, a ako pred povisokiot sud se odr`uva rasprava, toga{ do zavr{uvaweto na raspravata.</text:p>
      <text:p text:style-name="P9"/>
      <text:p text:style-name="P5">^len 67</text:p>
      <text:p text:style-name="Normal_20_vovlecen">Za baraweto na strankata za izzemawe odlu~uva pretsedatelot na sudot ako so ovoj zakon ne <text:s/>e poinaku opredeleno.</text:p>
      <text:p text:style-name="Normal_20_vovlecen">Ako strankata bara izzemawe na pretsedatelot na sudot, odluka za izzemawe donesuva pretsedatelot na neposredno povisokiot sud.</text:p>
      <text:p text:style-name="Normal_20_vovlecen">Za baraweto na strankite za izzemawe na sudija na Vrhovniot sud na Republika Makedonija, odlu~uva pretsedatelot na toj sud, a za barawe za izzemawe na pretsedatelot na Vrhovniot sud na Republika Makedonija odlu~uva op{tata sednica na toj sud.</text:p>
      <text:p text:style-name="Normal_20_vovlecen">Pred donesuvaweto na re{enieto za izzemawe }e se zeme izjava od sudijata ili od sudijata-porotnik ~ie izzemawe se bara, a po potreba }e se izvr{at i drugi izvidi.</text:p>
      <text:p text:style-name="Normal_20_vovlecen">Protiv re{enieto so koe se usvojuva baraweto za izzemawe ne e dozvolena `alba, a protiv re{enieto so koe baraweto e otfrleno ili odbieno ne e dozvolena posebna `alba.</text:p>
      <text:p text:style-name="P5"/>
      <text:p text:style-name="P5">^len 68</text:p>
      <text:p text:style-name="Normal_20_vovlecen"><text:soft-page-break/>Koga sudija ili sudija-porotnik, pretsedatelot na sovetot, ~len na sovetot <text:s/>ili pretsedatelot na sudot, }e uznae deka e podneseno barawe za negovo izzemawe, toj e dol`en vedna{ da ja zapre rabotata vrz odnosniot predmet, a ako e vo pra{awe izzemawe od ~len 64 to~ka 6 na ovoj zakon, do donesuvaweto na re{enieto za baraweto mo`e da gi prezema samo onie dejstvija za koi postoi opasnost od odlagawe.</text:p>
      <text:p text:style-name="Normal_20_vovlecen">Po isklu~ok od stav 1 na ovoj ~len, sudijata poedinec ili pretsedatelot na sovetot mo`e so re{enie, protiv koe ne e dozvolena posebna `alba, da odlu~i i ponatamu da prodol`i so rabotata dokolku oceni deka baraweto za izzemawe o~igledno e staveno zaradi popre~uvawe na sudot pri prezemawe na odredeni dejstvija, odnosno zaradi odolgovlekuvawe na postapkata.</text:p>
      <text:p text:style-name="Normal_20_vovlecen">Ako se usvoi baraweto za izzemawe, dejstvijata koi se prezemeni ili odlukite doneseni soglasno na stavovite 1 i 2 od ovoj ~len, gi ukinuva sudijata poedinec ili pretsedatelot na sovetot koj }e go prezeme vodeweto na postapkata.</text:p>
      <text:p text:style-name="Normal_20_vovlecen">Sudot so pari~na kazna od ~len 10 stavovi 2 i 3 od ovoj zakon }e ja kazni strankata, zame{uva~ot, polnomo{nikot ili zakonskiot zastapnik, dokolku utvrdi deka baraweto za izzemawe e istaknato zaradi o~igledno popre~uvawe na sudot vo prezemaweto na odredeni dejstvija ili zaradi odolgovlekuvawe na postapkata.</text:p>
      <text:p text:style-name="Normal_20_vovlecen">Na barawe na sprotivnata stranka, sudot, bez odlagawe, so re{enie }e odlu~i za nadomest na tro{ocite na postapkata koi i se pri~ineti so istaknuvaweto na neosnovanoto barawe za izzemawe. Protiv <text:s/>toa re{enie posebna `alba ne e dozvolena, a negovo izvr{uvawe mo`e da se bara i pred <text:s/>toa da stane pravosilno. </text:p>
      <text:p text:style-name="P5">^len 69</text:p>
      <text:p text:style-name="Normal_20_vovlecen">Odredbite za izzemawe na sudija i na sudija-porotnik }e se primenuvaat i za zapisni~arot.</text:p>
      <text:p text:style-name="Normal_20_vovlecen"><text:soft-page-break/>Za izzemaweto na zapisni~arot odlu~uva sudijata poedinec odnosno pretsedatelot na sovetot.</text:p>
      <text:p text:style-name="Normal_20_vovlecen"/>
      <text:p text:style-name="P5">G l a v a ~ e t v r t a</text:p>
      <text:p text:style-name="P6">STRANKI I NIVNI ZAKONSKI ZASTAPNICI</text:p>
      <text:p text:style-name="P5">^len 70</text:p>
      <text:p text:style-name="Normal_20_vovlecen">Stranka vo postapka mo`e da bide sekoe fizi~ko i pravno lice.</text:p>
      <text:p text:style-name="Normal_20_vovlecen">So posebni propisi se opredeluva koj mo`e da bide stranka vo postapkata osven fizi~ki i pravni lica.</text:p>
      <text:p text:style-name="Normal_20_vovlecen">Parni~niot sud mo`e, po isklu~ok, so pravno dejstvo vo opredelena postapka, da im go priznae svojstvoto na stranka i na onie formi na zdru`uvawe koi nemaat sposobnost na stranka vo smisla na odredbite od stavovite 1 i 2 na ovoj ~len, ako utvrdi deka, so ogled na predmetot na sporot, vo su{tina gi ispolnuvaat uslovite za steknuvawe na sposobnost na stranka, i ako raspolagaat so imot nad koj mo`e da se sprovede izvr{uvawe.</text:p>
      <text:p text:style-name="Normal_20_vovlecen">Protiv re{enieto od stav 3 na ovoj ~len so koe se priznava svojstvo na stranka vo postapkata e dozvolena posebna `alba.</text:p>
      <text:p text:style-name="P5">^len 71</text:p>
      <text:p text:style-name="Normal_20_vovlecen">Koga javniot obvinitel ili nekoj drug dr`aven organ e ovlasten so zakon da povedat parni~na postapka, tie mo`at da prezemaat dejstvija vo postapkata potrebni za ostvaruvawe na svoite ovlastuvawa.</text:p>
      <text:p text:style-name="P5">^len 72</text:p>
      <text:p text:style-name="Normal_20_vovlecen">Strankata koja e celosno delovno sposobna mo`e sama da gi vr{i dejstvijata vo postapkata (parni~na sposobnost).</text:p>
      <text:p text:style-name="Normal_20_vovlecen"><text:soft-page-break/>Polnoletno lice na koe mu e delumno ograni~ena delovnata sposobnost parni~no e sposobno vo granicite na svojata delovna sposobnost.</text:p>
      <text:p text:style-name="Normal_20_vovlecen">Maloletnik koj ne steknal celosna delovna sposobnost parni~no e sposoben vo granicite vo koi mu se priznava delovnata sposobnost.</text:p>
      <text:p text:style-name="P5">^len 73</text:p>
      <text:p text:style-name="Normal_20_vovlecen">Strankata koja nema parni~na sposobnost ja zastapuva nejziniot zakonski zastapnik.</text:p>
      <text:p text:style-name="Normal_20_vovlecen">Zakonskiot zastapnik se opredeluva so zakon ili so akt na nadle`niot dr`aven organ donesen vrz osnova na zakonot.</text:p>
      <text:p text:style-name="clen">^len 74</text:p>
      <text:p text:style-name="Normal_20_vovlecen">Zakonskiot zastapnik od ime na strankata mo`e da gi prezema site dejstvija vo postapkata, no ako za podnesuvawe ili za povlekuvawe na tu`ba, za priznavawe, odnosno odrekuvawe od tu`benoto barawe, za sklu~uvawe na poramnuvawe ili za prezemawe na drugi dejstvija vo postapkata vo posebni propisi e opredeleno deka zastapnikot mora da ima posebno ovlastuvawe, toj mo`e tie dejstvija da gi prezema samo ako ima takvo ovlastuvawe.</text:p>
      <text:p text:style-name="Normal_20_vovlecen">Liceto koe se pojavuva kako zakonski zastapnik e dol`no na barawe od sudot da doka`e deka e zakonski zastapnik. Koga za prezemawe na opredeleni dejstvija vo postapkata e potrebno posebno ovlastuvawe, zakonskiot zastapnik e dol`en da doka`e deka ima takvo ovlastuvawe.</text:p>
      <text:p text:style-name="Normal_20_vovlecen">Koga sudot }e ustanovi deka zakonskiot zastapnik na lice pod staratelstvo ne poka`uva potrebno vnimanie vo zastapuvaweto, }e go izvesti za toa Centarot za socijalna rabota. Ako poradi propu{tawe na zastapnikot bi mo`ela da nastane {teta za liceto pod staratelstvo, sudot }e zastane so postapkata i }e predlo`i da se opredeli drug zakonski zastapnik.</text:p>
      <text:p text:style-name="P5"><text:soft-page-break/>^len 75</text:p>
      <text:p text:style-name="Normal_20_vovlecen">Vo tekot na celata postapka sudot po slu`bena dol`nost }e vnimava dali liceto koe se pojavuva kako stranka mo`e da bide stranka vo postapkata i dali e parni~no sposobno, dali parni~no nesposobnata stranka ja zastapuva nejziniot zakonski zastapnik i dali zakonskiot zastapnik ima posebno ovlastuvawe koga toa e potrebno.</text:p>
      <text:p text:style-name="P5">^len 76</text:p>
      <text:p text:style-name="Normal_20_vovlecen">Koga sudot }e utvrdi deka liceto koe <text:s/>se pojavuva kako stranka ne mo`e da bide stranka vo postapkata, a toj nedostatok mo`e da se otstrani, }e go povika tu`itelot da izvr{i potrebni ispravki vo tu`bata ili }e prezeme drugi merki za da mo`e da prodol`i postapkata so lice koe mo`e da bide stranka vo postapkata.</text:p>
      <text:p text:style-name="Normal_20_vovlecen">Isto taka, koga sudot }e utvrdi deka strankata nema zakonski zastapnik ili deka zakonskiot zastapnik nema posebno ovlastuvawe koga toa e potrebno, }e pobara nadle`niot Centar za socijalna rabota da mu postavi staratel na parni~no nesposobnoto lice, odnosno }e go povika zakonskiot zastapnik da pribavi posebno ovlastuvawe ili }e prezeme drugi merki {to se potrebni za da mo`e parni~no nesposobnata stranka da bide pravilno zastapuvana.</text:p>
      <text:p text:style-name="Normal_20_vovlecen">Sudot }e i opredeli na strankata rok za otstranuvawe na nedostatocite od stavovite <text:s/>1 i 2 na ovoj ~len.</text:p>
      <text:p text:style-name="Normal_20_vovlecen">Dodeka ne se otstranat ovie nedostatoci, vo postapkata mo`at da se prezemaat samo onie dejstvija poradi ~ie odlagawe bi mo`ele da nastanat {tetni posledici za strankata.</text:p>
      <text:p text:style-name="Normal_20_vovlecen">Ako navedenite nedostatoci ne mo`at da se otstranat ili ako opredeleniot rok bezuspe{no iste~e, sudot so re{enie }e gi ukine dejstvijata sprovedeni vo postapkata, dokolku se zafateni so ovie nedostatoci i }e ja otfrli tu`bata ako nedostatocite se od takva priroda {to go popre~uvaat natamo{noto vodewe na postapkata.</text:p>
      <text:p text:style-name="Normal_20_vovlecen"><text:soft-page-break/>Protiv re{enieto so koe se nareduvaat merki za otstranuvawe na nedostatocite ne e dozvolena `alba.</text:p>
      <text:p text:style-name="P5">^len 77</text:p>
      <text:p text:style-name="Normal_20_vovlecen">Ako vo tekot na postapkata pred prvostepeniot sud se poka`e deka redovnata postapka okolu nazna~uvaweto na zakonski zastapnik na tu`eniot bi traela dolgo, pa poradi toa za edna ili obete stranki bi mo`ele da nastanat {tetni posledici, sudot }e mu nazna~i na tu`eniot privremen zastapnik.</text:p>
      <text:p text:style-name="Normal_20_vovlecen">Pod usloviot od stavot 1 na ovoj ~len }e mu nazna~i na tu`eniot privremen zastapnik osobeno vo ovie slu~ai:</text:p>
      <text:p text:style-name="Normal_20_vovlecen">1) ako tu`eniot ne e parni~no sposoben, a nema zakonski zastapnik;</text:p>
      <text:p text:style-name="Normal_20_vovlecen">2) ako postojat sprotivni interesi na tu`eniot i na negoviot zakonski zastapnik i </text:p>
      <text:p text:style-name="Normal_20_vovlecen">3) ako obete stranki imaat ist zakonski zastapnik;</text:p>
      <text:p text:style-name="Normal_20_vovlecen">4) ako prestojuvali{teto na tu`eniot e nepoznato, a tu`eniot nema polnomo{nik i</text:p>
      <text:p text:style-name="Normal_20_vovlecen">5) ako tu`eniot ili negoviot zakonski zastapnik, koi nemaat polnomo{nik vo Republika Makedonija, se nao|aat vo stranstvo, a dostavuvawe ne mo`elo da se izvr{i.</text:p>
      <text:p text:style-name="Normal_20_vovlecen"/>
      <text:p text:style-name="Normal_20_vovlecen">Za nazna~uvaweto privremen zastapnik sudot bez odlagawe }e go izvesti Centarot za socijalna rabota, kako i strankite koga toa e mo`no.</text:p>
      <text:p text:style-name="Normal_20_vovlecen"/>
      <text:p text:style-name="Normal_20_vovlecen"/>
      <text:p text:style-name="Normal_20_vovlecen"/>
      <text:p text:style-name="P5">^len 78</text:p>
      <text:p text:style-name="Normal_20_vovlecen">Privremeniot zastapnik vo postapkata za koja e postaven gi ima site prava i dol`nosti na zakonski zastapnik.</text:p>
      <text:p text:style-name="Normal_20_vovlecen">Tie prava i dol`nosti privremeniot zastapnik gi vr{i s# dodeka tu`eniot ili negoviot polnomo{nik ne se pojavi pred sudot <text:soft-page-break/>odnosno dodeka Centarot za socijalna rabota ne go izvesti sudot deka postavil staratel.</text:p>
      <text:p text:style-name="P5">^len 79</text:p>
      <text:p text:style-name="Normal_20_vovlecen">Ako privremen zastapnik na tu`eniot mu e nazna~en od pri~inite navedeni vo ~len 77 stav 2 to~ka 4 i 5 na ovoj zakon, sudot }e izdade oglas {to }e go objavi vo "Slu`ben vesnik <text:s/>na Republika Makedonija", preku oglasnata tabla na sudot, a po potreba i na drug pogoden na~in.</text:p>
      <text:p text:style-name="Normal_20_vovlecen">Oglasot treba da sodr`i: ozna~uvawe na sudot koj go nazna~il privremeniot zastapnik, zakonski osnov, ime na tu`eniot na koj mu se nazna~uva zastapnik, predmet na sporot, ime na zastapnikot i negovoto zanimawe i prestojuvali{te, kako i predupreduvawe deka zastapnikot }e go zastapuva tu`eniot vo postapkata s# dodeka tu`eniot ili negoviot polnomo{nik ne se pojavi pred sudot, odnosno dodeka Centarot za socijalna rabota ne go izvesti sudot deka nazna~il staratel.</text:p>
      <text:p text:style-name="P5">^len 80</text:p>
      <text:p text:style-name="Normal_20_vovlecen">Stranski dr`avjanin koj parni~no ne e sposoben spored zakonot na dr`avata ~ij dr`avjanin e, a parni~no e sposoben spored zakonot na Republika Makedonija mo`e sam da prezema dejstvija vo postapkata. Zakonskiot zastapnik mo`e da prezema dejstvija vo postapkata samo dodeka stranskiot dr`avjanin ne izjavi deka sam go prezema vodeweto na parnicata.</text:p>
      <text:p text:style-name="Normal_20_vovlecen"/>
      <text:p text:style-name="Normal_20_vovlecen"/>
      <text:p text:style-name="P5">G l a v a <text:s/>p e t t a</text:p>
      <text:p text:style-name="P4">POLNOMO[NICI</text:p>
      <text:p text:style-name="P5">^len 81</text:p>
      <text:p text:style-name="Normal_20_vovlecen">Strankite mo`at da prezemaat dejstvija vo postapkata li~no ili preku polnomo{nici, no sudot mo`e da ja povika <text:soft-page-break/>strankata koja ima polnomo{nik pred sudot li~no da se izjasni za faktite {to treba da se utvrdat vo parnicata.</text:p>
      <text:p text:style-name="Normal_20_vovlecen">Strankata {to ja zastapuva polnomo{nik sekoga{ mo`e da dojde pred sud i da dava izjavi pokraj svojot polnomo{nik.</text:p>
      <text:p text:style-name="P5">^len 82</text:p>
      <text:p text:style-name="Normal_20_vovlecen">Polnomo{nik na strankata mo`e da bide:</text:p>
      <text:p text:style-name="Normal_20_vovlecen">- <text:s/>advokat ,</text:p>
      <text:p text:style-name="Normal_20_vovlecen">- lice – diplomiran pravnik koe so strankata e vo raboten odnos i</text:p>
      <text:p text:style-name="Normal_20_vovlecen">- rodnina po krv vo prava linija, brat, sestra ili bra~en drugar - dokolku e potpolno delovno sposoben.</text:p>
      <text:p text:style-name="Normal_20_vovlecen">Ako kako polnomo{nik se javuva lice koe ne mo`e da bide polnomo{nik soglasno odredbite na ovoj ~len, sudot na toa lice }e mu onevozmo`i ponatamo{no zastapuvawe i za toa }e ja izvesti strankata.</text:p>
      <text:p text:style-name="Normal_20_vovlecen">@albata protiv re{enieto za onevozmo`uvawe na zastapuvaweto ne go zadr`uva izvr{uvaweto na re{enieto.</text:p>
      <text:p text:style-name="P9"/>
      <text:p text:style-name="P5">^len 83</text:p>
      <text:p text:style-name="Normal_20_vovlecen">Ako vrednosta na predmetot na sporot preminuva 1.000.000,00 denari, polnomo{nik na pravnoto lice mo`e da bide lice koe e diplomiran pravnik so polo`en pravosuden ispit, koe e vo raboten odnos so pravnoto lice.</text:p>
      <text:p text:style-name="Normal_20_vovlecen"/>
      <text:p text:style-name="Normal_20_vovlecen"/>
      <text:p text:style-name="P5">^len 84</text:p>
      <text:p text:style-name="Normal_20_vovlecen">Dejstvijata vo postapkata {to polnomo{nikot gi prezema vo granicite na polnomo{noto imaat isto pravno dejstvo kako da gi prezela samata stranka.</text:p>
      <text:p text:style-name="Normal_20_vovlecen">Advokat kako polnomo{nik <text:s/>na strankata, <text:s/>mo`e da bara <text:s/>od dr`avnite organi, <text:s/>pravnite lica {to vr{at <text:s/>javni ovlastuvawa i <text:soft-page-break/>edinicite na lokalnata samouprava <text:s/>da mu dostavat dokumenti, spisi <text:s/>ili podatoci {to se od interes za vodewe na parni~nata postpaka. </text:p>
      <text:p text:style-name="P5">^len 85</text:p>
      <text:p text:style-name="Normal_20_vovlecen">Strankata mo`e da ja izmeni ili otpovika izjavata na svojot polnomo{nik na ro~i{teto na koe e dadena taa izjava.</text:p>
      <text:p text:style-name="Normal_20_vovlecen">Ako polnomo{nikot priznal nekoj fakt na ro~i{teto na koe strankata ne prisustvuvala ili nekoj fakt priznal vo podnesok, a strankata toa priznanie podocna }e go izmeni ili otpovika, sudot }e gi ceni obete izjavi vo smisla na ~len 208 stav 2 od ovoj zakon.</text:p>
      <text:p text:style-name="P5">^len 86</text:p>
      <text:p text:style-name="Normal_20_vovlecen">Obemot na polnomo{noto go opredeluva strankata.</text:p>
      <text:p text:style-name="Normal_20_vovlecen">Strankata mo`e da go ovlasti polnomo{nikot da prezema samo opredeleni dejstvija ili da gi prezema site dejstvija vo postapkata.</text:p>
      <text:p text:style-name="Normal_20_vovlecen"/>
      <text:p text:style-name="P17"><text:s text:c="36"/></text:p>
      <text:p text:style-name="Normal_20_vovlecen"><text:span text:style-name="T1"><text:s text:c="40"/></text:span>^len 87</text:p>
      <text:p text:style-name="P17"><text:s text:c="35"/></text:p>
      <text:p text:style-name="Normal_20_vovlecen">Ako strankata mu izdala na advokatot polnomo{no za vodewe na parnicata, a poblisku ne gi opredelila ovlastuvawata vo polnomo{noto, advokatot vrz osnova na takvoto polnomo{no e ovlasten:</text:p>
      <text:p text:style-name="Normal_20_vovlecen">1) da gi vr{i site dejstvija vo postapkata, a osobeno da podnese tu`ba, da ja povle~e,da go priznae tu`benoto barawe ili da se odre~e od tu`benoto barawe, da sklu~i poramnuvawe, da podnese praven lek i da se odre~e ili otka`e od nego, kako i da bara izdavawe na privremeni merki za obezbeduvawe;</text:p>
      <text:p text:style-name="Normal_20_vovlecen">2) da stava barawe za izvr{uvawe ili obezbeduvawe i da prezema potrebni dejstvija vo postapktata po povod takvo barawe;</text:p>
      <text:p text:style-name="Normal_20_vovlecen">3) od protivnata stranka da gi primi dosudenite tro{oci;</text:p>
      <text:p text:style-name="Normal_20_vovlecen"><text:soft-page-break/>Za podnesuvawe na predlog za povtoruvawe na postapkata na advokatot mu e potrebno posebno polnomo{no, ako od pravosilnosta na odlukata izminalo pove}e od {est meseci.</text:p>
      <text:p text:style-name="Normal_20_vovlecen">Advokatot mo`e da go zamenuva advokatski pripravnik koj e vraboten kaj nego, i toa samo pred sud od prv stepen, pod uslovi od ~len 83 na ovoj zakon.</text:p>
      <text:p text:style-name="P5">^len 88</text:p>
      <text:p text:style-name="Normal_20_vovlecen">Ako strankata vo polnomo{noto ne gi opredelila poblisku ovlastuvawata na polnomo{nikot, polnomo{nikot koj ne e advokat vrz osnova na vakvoto polnomo{no mo`e da gi vr{i site dejstvija vo postapkata, no sekoga{ mu e potrebno izre~no ovlastuvawe za povlekuvawe na tu`ba, za priznavawe ili za odrekuvawe od tu`benoto barawe, za sklu~uvawe na poramnuvawe, za odrekuvawe ili otka`uvawe od praven lek i za prenesuvawe na polnomo{noto vrz drugo lice, kako i za podnesuvawe na vonredni pravni lekovi.</text:p>
      <text:p text:style-name="P5">^len 89</text:p>
      <text:p text:style-name="Normal_20_vovlecen">Strankata go izdava polnomo{noto pismeno ili usno na zapisnik kaj sudot.</text:p>
      <text:p text:style-name="Normal_20_vovlecen">Strankata koja ne e pismena ili ne e vo sostojba da se potpi{e na pismenoto polnomo{no namesto potpis }e stavi otpe~atok od pokazalecot. Ako polnomo{noto se dava na lice koe ne e advokat, polnomo{noto se zaveruva kaj notar. </text:p>
      <text:p text:style-name="Normal_20_vovlecen">Ako se posomneva vo vistinitosta na pismenoto polnomo{no, sudot so re{enie mo`e da opredeli da se podnese zavereno polnomo{no. Protiv ova re{enie ne e dozvolena `alba.</text:p>
      <text:p text:style-name="clen">^len 90</text:p>
      <text:p text:style-name="Normal_20_vovlecen">Polnomo{nikot e dol`en pri prvoto dejstvie vo postapkata da podnese polnomo{no.</text:p>
      <text:p text:style-name="Normal_20_vovlecen"><text:soft-page-break/>Sudot mo`e da dozvoli dejstvijata vo postapkata za strankata privremeno da gi izvr{i lice koe ne podnelo polnomo{no, no istovremeno na toa lice }e mu naredi dopolnitelno vo opredelen rok da podnese polnomo{no ili odobrenie od strankata za izvr{uvawe na parni~noto dejstvie.</text:p>
      <text:p text:style-name="Normal_20_vovlecen">Dodeka ne iste~e rokot za podnesuvawe na polnomo{no, sudot }e go odlo`i donesuvaweto na odlukata. Ako toj rok iste~e bezuspe{no, sudot }e ja prodol`i postapkatata, ne zemaj}i gi predvid dejstvijata {to gi izvr{ilo liceto bez polnomo{no.</text:p>
      <text:p text:style-name="Normal_20_vovlecen">Sudot e dol`en vo tekot na celata postapka da vnimava dali liceto koe se pojavuva kako polnomo{nik e ovlasteno za zastapuvawe. Ako sudot utvrdi deka liceto koe se pojavuva kako polnomo{nik ne e ovlasteno za zastapuvawe, }e gi ukine parni~nite dejstvija {to gi prezelo toa lice, ako tie dejstvija strankata ne gi odobrila dopolnitelno.</text:p>
      <text:p text:style-name="P5">^len 91</text:p>
      <text:p text:style-name="Normal_20_vovlecen">Strankata mo`e vo sekoe vreme da go otpovika polnomo{noto, a polnomo{nikot mo`e vo sekoe vreme da go otka`e.</text:p>
      <text:p text:style-name="Normal_20_vovlecen">Otpovikuvaweto, odnosno otkazot na polnomo{noto mora da mu se soop{ti na sudot pred koj se vodi postapkatata, pismeno ili usno na zapisnik.</text:p>
      <text:p text:style-name="Normal_20_vovlecen">Otpovikuvaweto, odnosno otkazot na polnomo{noto va`i za protivnata stranka od momentot koga i e soop{teno.</text:p>
      <text:p text:style-name="Normal_20_vovlecen">Po otkazot na polnomo{noto polnomo{nikot e dol`en u{te eden mesec da gi vr{i dejstvijata za liceto koe <text:s/>mu go izdalo polnomo{noto, ako e potrebno od nego da otstrani nekakva {teta {to vo toa vreme bi mo`ela da nastane.</text:p>
      <text:p text:style-name="clen">^len 92</text:p>
      <text:p text:style-name="Normal_20_vovlecen">Ako na polnomo{nikot mu e dadeno ovlastuvawe deka mo`e da gi vr{i site dejstvija vo postapkata, a strankata odnosno <text:soft-page-break/>nejziniot zakonski zastapnik }e umre ili }e stane delovno nesposoben, ili ako zakonskiot zastpnik bide razre{en od dol`nost, polnomo{nikot e ovlasten i natamu da gi prezema dejstvijata vo postapktata, no naslednikot odnosno noviot zakonski zastapnik mo`e da go otpovika polnomo{noto.</text:p>
      <text:p text:style-name="Normal_20_vovlecen">Vo slu~aite navedeni vo stav 1 na ovoj ~len, na polnomo{nikot koj ne e advokat, sekoga{ mu prestanuvaat ovlastuvawata {to vo polnomo{noto moraat izre~no da se navedat (~len 88).</text:p>
      <text:p text:style-name="P5">^len 93</text:p>
      <text:p text:style-name="Normal_20_vovlecen">So prestanuvaweto na pravnoto lice prestanuva i polnomo{noto {to toa go izdalo.</text:p>
      <text:p text:style-name="Normal_20_vovlecen">Vo slu~aj na ste~aj, polnomo{noto go izdal ste~ajniot dol`nik prestanuva koga spored va`e~kite propisi }e nastapat pravnite posledici od otvaraweto na ste~ajnata postapka.</text:p>
      <text:p text:style-name="Normal_20_vovlecen">Po isklu~ok od odredbite na stavovite 1 i 2 od ovoj ~len, polnomo{nikot e dol`en u{te eden mesec da gi vr{i dejstvijata vo postapktata ako e potrebno od strankata da otstrani {teta.</text:p>
      <text:p text:style-name="P5"/>
      <text:p text:style-name="P5">Jazikot vo postapkata</text:p>
      <text:p text:style-name="P5">^len 94</text:p>
      <text:p text:style-name="Normal_20_vovlecen">Strankite i drugite u~esnici vo postapkata koi zboruvaat drug slu`ben jazik, <text:s/>koj isto taka e slu`ben jazik vo Republika Makedonija, <text:s/>vo postapkata imaat pravo <text:s/>pri u~estvo na ro~i{tata <text:s/>i pri usmeno prezemawe <text:s/>na drugi procesni dejstvija pred sudot <text:s/>da go upotrebuvaat svojot jazik.</text:p>
      <text:p text:style-name="Normal_20_vovlecen">Na strankite i na drugite u~esnici <text:s/>od stavot 1 na ovoj ~len <text:s/>vo postapkata <text:s/>}e im se obezbedi <text:s/>usno preveduvawe <text:s/>na nivniot jazik <text:s/>na toa {to se iznesuva <text:s/>na ro~i{teto, kako i usno <text:s/>i pismeno preveduvawe na ispravite koi se <text:s/>koristat na ro~i{teto za doka`uvawe. </text:p>
      <text:p text:style-name="Normal_20_vovlecen"><text:soft-page-break/>Preveduvaweto go vr{at sudski preveduva~i. </text:p>
      <text:p text:style-name="P9"/>
      <text:p text:style-name="P5">^len 95</text:p>
      <text:p text:style-name="Normal_20_vovlecen">Pokanite, odlukite i drugite sudski pismena <text:s/>se upatuvaat do strankite <text:s/>i do drugite u~esnici <text:s/>vo postapkata <text:s/>na makedonski jazik i kirilsko pismo. </text:p>
      <text:p text:style-name="Normal_20_vovlecen">Na strankite <text:s/>i drugite u~esnici <text:s/>gra|ani na Republika Makedonija , ~ij <text:s/>jazik e slu`ben jazik razli~en od makedonskiot jazik, <text:s/>pokanite, <text:s/>odlukite i drugite sudski pismena im se dostavuvaat i na toj jazik. </text:p>
      <text:p text:style-name="clen">^len <text:s/>96</text:p>
      <text:p text:style-name="Normal_20_vovlecen">Strankite i drugite u~esnici vo postapkata, tu`bite, <text:s/>`albite i drugite podnesoci gi <text:s/>podnesuvaat do sudot <text:s/>na makedonski jazik i kirilsko pismo. </text:p>
      <text:p text:style-name="Normal_20_vovlecen">Strankite i drugite u~esnici vo postapkata <text:s/>gra|ani na Republika Makedonija , ~ij jazik e slu`ben jazik razli~en od makedonskiot jazik <text:s/>i kirilskoto pismo, <text:s/>tu`bite, <text:s/>`albite i drugite podnesoci, <text:s/>mo`e da gi podnesuvaat do sudot <text:s/>na nivniot jazik i pismo. Vakvite podnesoci sudot gi preveduva na makedonski jazik i kirilsko pismo <text:s/>i gi dostavuva <text:s/>do drugite stranki i u~esnici <text:s/>vo postapkata. </text:p>
      <text:p text:style-name="P9"/>
      <text:p text:style-name="P5">^len 97</text:p>
      <text:p text:style-name="P16"><text:span text:style-name="T1"><text:s text:c="24"/></text:span>Strankite i drugite u~esnici vo postapkata gra|ani na Republika Makedonija, <text:s/>~ij jazik ne e makedonskiot jazik <text:s/>i kirilskoto pismo, a ne e <text:s/>ni slu`ben jazik razli~en od makedonskiot jazik i kirilskoto pismo, <text:s/>vo postapkata <text:s/>imaat pravo pri u~estvo na ro~i{tata i pri usmeno prezemawe na <text:soft-page-break/>drugi procesni dejstvija <text:s/>pred sudot <text:s/>da go upotrebuvaat svojot jazik. <text:s/>Na tie stranki i u~esnici vo postapkata <text:s/>}e im se obezbedi <text:s/>usno preveduvawe <text:s/>na nivniot jazik <text:s/>na toa {to se iznesuva na ro~i{teto, kako i usno preveduvawe na ispravite <text:s/>koi se koristat na ro~i{teto za doka`uvawe.</text:p>
      <text:p text:style-name="Normal_20_vovlecen"><text:span text:style-name="T1"><text:s text:c="5"/></text:span>Strankite i drugite u~esnici vo postapkata <text:s/>od stavot 1 na ovoj ~len, }e se pou~at za pravoto <text:s/>usnata <text:s/>postapka pred sudot da ja sledat na svojot jazik so posredstvo na preveduva~. <text:s/>Tie mo`at da se odre~at od pravoto na preveduvawe <text:s/>ako izjavat deka go znaat jazikot na koj se vodi postapkata. <text:s/>Vo zapisnikot }e se zabele`i <text:s/>deka se pou~eni za toa pravo, kako i izjavite na strankite, odnosno u~esnicite.</text:p>
      <text:p text:style-name="P5">^len 98</text:p>
      <text:p text:style-name="Normal_20_vovlecen">Tro{ocite za preveduvawe, <text:s/>za strankite i u~esnicite vo postapkata koi se gra|ani na Republika Makedonija {to nastanuvaat so primenata na odredbite na ovoj zakon <text:s/>za pravoto na upotreba na svojot jazik i pismo, pa|aat na tovar na srdstvata na sudot. </text:p>
      <text:p text:style-name="P9"/>
      <text:p text:style-name="P5">G l a v a <text:s text:c="2"/>{ e s t t a</text:p>
      <text:p text:style-name="P4">PODNESOCI</text:p>
      <text:p text:style-name="P5">^len 99</text:p>
      <text:p text:style-name="Normal_20_vovlecen">Tu`bata, odgovorot na tu`bata, pravnite lekovi i drugite izjavi, predlozi i soop{tenija {to se davaat nadvor od raspravata se podnesuvaat pismeno (podnesoci).</text:p>
      <text:p text:style-name="Normal_20_vovlecen">Podnesocite moraat da bidat razbirlivi i moraat da go sodr`at seto ona {to e potrebno za da mo`e da se postapi po niv. Tie osobeno treba da sodr`at: ozna~uvawe na sudot, ime, zanimawe i `iveali{te, odnosno prestojuvali{te na strankite, na <text:soft-page-break/>nivnite zakonski zastapnici i polnomo{nici, ako gi imaat, predmet na sporot, sodr`ina na izjavata i potpis na podnositelot.</text:p>
      <text:p text:style-name="Normal_20_vovlecen">Strankata <text:s/>vo podnesokot e dol`na da go navede i svojot <text:s/>edinstven mati~en broj , dano~en broj, smetkata ako ja ima i bankata vo koja e otvorena smetkata.</text:p>
      <text:p text:style-name="Normal_20_vovlecen">Ako izjavata sodr`i nekoe barawe, strankata treba vo podnesokot da gi navede faktite vrz koi se zasnova baraweto, kako i dokazi koga e toa potrebno.</text:p>
      <text:p text:style-name="Normal_20_vovlecen">Izjavata {to se dava so podnesokot mo`e, namesto so podnesok, da se dade usno na zapisnik kaj parni~niot sud.</text:p>
      <text:p text:style-name="P10"><text:span text:style-name="T1"><text:s text:c="16"/></text:span>Podnesokot od advokat zadol`itelno sodr`i {tembil od advokatot i advokatska marki~ka predvidena <text:s/>so poseben zakon, vo sprotivno podnesokot e neureden i sudot }e go otfrli. Do donesuvawe <text:s/>na poseben zakon so koj se ureduva <text:s/>advokatskata <text:s/>marki~ka, podnesokot od advokat <text:s/>zadol`itelno treba da sodr`i samo {tembil.</text:p>
      <text:p text:style-name="P5">^len 100</text:p>
      <text:p text:style-name="Normal_20_vovlecen">Podnesocite {to treba da se dostavat do sprotivnata stranka mu se predavaat na sudot vo dovolen broj primeroci za sudot i za sprotivnata stranka. Taka treba da se postapi i koga so podnesokot se podnesuvaat prilozi.</text:p>
      <text:p text:style-name="Normal_20_vovlecen">Ako na protivnata strana ima pove}e lica koi imaat zaedni~ki zakonski zastapnik ili polnomo{nik, za site tie lica podnesocite i prilozite mo`at da se predavaat vo eden primerok.</text:p>
      <text:p text:style-name="P5">^len 101</text:p>
      <text:p text:style-name="Normal_20_vovlecen">Ispravite {to se prilagaat kon podnesokot, se podnesuvaat vo original, prepis ili fotokopie.</text:p>
      <text:p text:style-name="Normal_20_vovlecen">Ako strankata prilo`i isprava vo original, sudot takvata isprava }e ja zadr`i, a na sprotivnata stranka }e i dozvoli da ja razgleda. Koga }e prestane potrebata takvata isprava da se dr`i vo sudot, taa }e mu se vrati na podnositelot na negovo barawe, no sudot mo`e da bara od podnositelot kon spisite da prilo`i prepis ili fotokopie od ispravata.</text:p>
      <text:p text:style-name="Normal_20_vovlecen"><text:soft-page-break/>Ako ispravata e prilo`ena vo prepis ili fotokopie , sudot na barawe od sprotivnata stranka }e go povika podnositelot da mu ja podnese na sudot ispravata vo original, a na sprotivnata stranka }e i dozvoli da ja pregleda. Koga e toa potrebno, sudot }e go opredeli rokot vo koj ispravata }e se predade, odnosno pregleda.</text:p>
      <text:p text:style-name="Normal_20_vovlecen">Protiv ovie re{enija ne e dozvolena `alba.</text:p>
      <text:p text:style-name="Normal_20_vovlecen"/>
      <text:p text:style-name="P5">^len 102</text:p>
      <text:p text:style-name="Normal_20_vovlecen">Ako podnesokot e nerazbirliv ili ne go sodr`i seto ona {to e potrebno za da mo`e da se postapi po nego, sudot <text:s/>}e mu uka`e na podnositelot da go ispravi podnesokot.</text:p>
      <text:p text:style-name="Normal_20_vovlecen">Koga sudot }e mu go vrati podnesokot na podnositelot zaradi ispravka ili dopolnenie, }e opredeli rok za povtorno podnesuvawe na podnesokot <text:s/>koj rok ne mo`e da bide podolg od 15 dena.</text:p>
      <text:p text:style-name="Normal_20_vovlecen">Ako podnesokot {to e vrzan za rok bide ispraven odnosno dopolnet i predaden na sudot vo rokot opredelen za dopolnenie ili ispravka, }e se smeta deka mu e podnesen na sudot onoj den koga prv pat bil podnesen.</text:p>
      <text:p text:style-name="Normal_20_vovlecen">]e se smeta deka podnesokot e povle~en ako ne mu bide vraten na sudot vo opredeleniot rok, a ako bide vraten bez ispravka odnosno dopolnenie, }e se otfrli.</text:p>
      <text:p text:style-name="Normal_20_vovlecen">Ako podnesocite ili prilozite ne se podneseni vo dovolen broj primeroci, sudot }e go povika podnositelot da gi podnese vo rok <text:s/>od tri dena. </text:p>
      <text:p text:style-name="P5">^len 103</text:p>
      <text:p text:style-name="Normal_20_vovlecen">So pari~na kazna <text:s/>od 100 do 1000 evra vo denarska protivvrednost parni~niot sud }e go kazni liceto koe vo podnesokot go navreduva sudot, strankata ili drug u~esnik vo postapkata.</text:p>
      <text:p text:style-name="Normal_20_vovlecen">Izre~enata kazna spored stavot 1 od ovoj ~len ne vlijae vrz izrekuvaweto na kaznata za krivi~no delo.</text:p>
      <text:p text:style-name="Normal_20_vovlecen"><text:soft-page-break/>Ako liceto koe pari~no e kazneto ne mo`e da ja plati ovaa kazna, taa }e se zameni so zatvor, ~ie traewe go odmeruva sudot srazmerno na visinata na izre~enata kazna, no koe ne mo`e da bide podolgo od deset dena.</text:p>
      <text:p text:style-name="Normal_20_vovlecen">Odredbata na stavot 3 od ovoj ~len }e se primeni vo site slu~ai koga sudot izrekuva pari~na kazna (~len 235, 242, 305 i 307).</text:p>
      <text:p text:style-name="Normal_20_vovlecen">Za izre~enata kazna na advokat, sudot ja izvestuva Advokatskata komora na Republika Makedonija. </text:p>
      <text:p text:style-name="Normal_20_vovlecen"/>
      <text:p text:style-name="P5">G l a v a <text:s/>s e d m a</text:p>
      <text:p text:style-name="P6">ROKOVI I RO^I[TA</text:p>
      <text:p text:style-name="P5">Rokovi</text:p>
      <text:p text:style-name="P5">^len 104</text:p>
      <text:p text:style-name="Normal_20_vovlecen">Ako rokovite ne se opredeleni so zakon, gi opredeluva sudot so ogled na okolnostite na slu~ajot.</text:p>
      <text:p text:style-name="Normal_20_vovlecen">Rokot {to sudot }e go opredeli mo`e da se prodol`i na predlog od zainteresiranoto lice, ako za toa postojat opravdani pri~ini.</text:p>
      <text:p text:style-name="Normal_20_vovlecen">Predlogot mora da se podnese pred istekot na rokot ~ie prodol`uvawe se bara.</text:p>
      <text:p text:style-name="Normal_20_vovlecen">Protiv re{enieto za prodol`uvawe na rokot ne e dozvolena `alba.</text:p>
      <text:p text:style-name="P5">^len 105</text:p>
      <text:p text:style-name="Normal_20_vovlecen">Rokovite se smetaat na denovi, meseci i godini.</text:p>
      <text:p text:style-name="Normal_20_vovlecen">Koga rokot e opredelen na denovi, vo rokot ne se zasmetuva denot koga dostavuvaweto ili soop{tenieto e izvr{eno, odnosno denot vo koj pa|a nastanot od koga treba da se smeta traeweto na rokot, tuku za po~etok na rokot se zema prviot nareden den.</text:p>
      <text:p text:style-name="Normal_20_vovlecen"><text:soft-page-break/>Rokovite opredeleni na meseci, odnosno na godini se zavr{uvaat so istekot na onoj den od posledniot mesec odnosno godina koj po svojot broj odgovara na denot koga zapo~nal rokot. Ako go nema toj den vo posledniot mesec, rokot se zavr{uva posledniot den na toj mesec.</text:p>
      <text:p text:style-name="Normal_20_vovlecen">Ako posledniot den na rokot pa|a na dr`aven praznik ili vo nedela ili vo nekoj drug den koga sudot ne raboti, rokot isteknuva so istekot na prviot nareden raboten den.</text:p>
      <text:p text:style-name="P5">^len 106</text:p>
      <text:p text:style-name="Normal_20_vovlecen">Koga podnesokot e vrzan za rok, se smeta deka e daden vo rokot ako pred da iste~e rokot mu e predaden na nadle`niot sud.</text:p>
      <text:p text:style-name="Normal_20_vovlecen">Ako podnesokot e upaten po po{ta so prepora~ana pratka ili po telegrafski pat, denot na predavaweto na po{tata se smeta kako den na predavawe na sudot do koj e upaten.</text:p>
      <text:p text:style-name="Normal_20_vovlecen">Ako podnesokot e upaten po telegrafski pat, a ne sodr`i s# {to e potrebno za da mo`e po nego da se postapi, }e se smeta deka e daden vo rokot ako ureden podnesok dopolnitelno mu bide predaden na sudot ili bide upaten do sudot so prepora~ana pratka vo rok od tri dena od denot na predavaweto na telegramata na po{ta.</text:p>
      <text:p text:style-name="Normal_20_vovlecen">Za lica {to se nao|aat vo Armijata na Republika Makedonija na zadol`itelna voena slu`ba, denot na predavaweto na podnesokot na voenata edinica, odnosno na voenata ustanova ili na {tab se smeta kako den na predavawe na sudot.</text:p>
      <text:p text:style-name="Normal_20_vovlecen">Odredbata na stavot 4 na ovoj ~len se odnesuva i na drugi lica vo Armijata na Republika Makedonija koi se nao|aat vo slu`ba vo voeni edinici, odnosno voeni ustanovi ili {tabovi vo mesta vo koi ne postoi redovna po{ta.</text:p>
      <text:p text:style-name="Normal_20_vovlecen">Za licata li{eni od sloboda, denot na predavaweto na podnesokot do upravata na zatvorot, kazneno-popravnata ustanova ili vospitno-popravniot dom se smeta kako den na predavawe na sudot.</text:p>
      <text:p text:style-name="Normal_20_vovlecen"><text:soft-page-break/>Ako podnesokot {to e vrzan za rok e predaden ili upaten do nenadle`en sud pred istekot na rokot, a }e stigne do nadle`niot sud po istekot na rokot, }e se smeta deka e podnesen na vreme ako negovoto podnesuvawe do nenadle`niot sud mo`e da mu se pripi{e na neznaewe ili na o~igledna gre{ka na podnositelot.</text:p>
      <text:p text:style-name="Normal_20_vovlecen">Odredbite od stavovite 1 do 7 na ovoj ~len se primenuvaat i vrz rokot vo koj spored posebni propisi mora da se podnese tu`ba, kako i vrz rokot na zastarenosta na pobaruvawata ili na nekoe drugo pravo.</text:p>
      <text:p text:style-name="Normal_20_vovlecen"/>
      <text:p text:style-name="P5">Ro~i{ta</text:p>
      <text:p text:style-name="P5">^len 107</text:p>
      <text:p text:style-name="Normal_20_vovlecen">Ro~i{teto go opredeluva sudot koga toa e propi{ano so zakon ili koga toa go baraat potrebite na postapkata. Protiv re{enieto za opredeluvawe na ro~i{teto ne e dozvolena `alba.</text:p>
      <text:p text:style-name="Normal_20_vovlecen">Sudot na ro~i{teto navremeno }e gi povika strankite i drugite lica ~ie prisustvo go smeta za potrebno. Kon pokanata do strankite }e se dostavi podnesokot {to dal povod za opredeluvawe na ro~i{teto, a vo pokanata }e se nazna~i mestoto, prostorijata i vremeto na odr`uvaweto na ro~i{teto. Ako kon pokanata ne se dostavuva podnesok, vo pokanata }e se navedat strankite, predmetot na sporot, kako i dejstvieto {to }e se izvr{i na ro~i{teto.</text:p>
      <text:p text:style-name="Normal_20_vovlecen">Sudot vo pokanata osobeno }e predupredi na zakonskite posledici poradi izostanuvawe od ro~i{teto.</text:p>
      <text:p text:style-name="P5">^len 108</text:p>
      <text:p text:style-name="Normal_20_vovlecen">Ro~i{teto, po pravilo, se odr`uva vo sudskata zgrada.</text:p>
      <text:p text:style-name="Normal_20_vovlecen">Sudot mo`e da odlu~i ro~i{teto da se odr`i nadvor od sudskata zgrada koga }e najde deka e toa nu`no ili deka na toj na~in }e se za{tedi vo vreme ili vo tro{ocite na postapkata. Protiv ova re{enie ne e dozvolena `alba.</text:p>
      <text:p text:style-name="P5"><text:soft-page-break/>^len 109</text:p>
      <text:p text:style-name="Normal_20_vovlecen">Sudot mo`e da go odlo`i ro~i{teto koga toa e potrebno zaradi izveduvawe na dokazi ili koga za toa postojat drugi opravdani pri~ini.</text:p>
      <text:p text:style-name="Normal_20_vovlecen">Koga }e se odlo`i ro~i{teto, sudot po mo`nost vedna{ na prisutnite }e im go soop{ti mestoto i vremeto na novoto ro~i{te.</text:p>
      <text:p text:style-name="Normal_20_vovlecen">Protiv re{enieto za odlagawe na ro~i{teto ne e dozvolena `alba.</text:p>
      <text:p text:style-name="P5"/>
      <text:p text:style-name="P5">Vra}awe vo porane{na sostojba</text:p>
      <text:p text:style-name="P5">^len 110</text:p>
      <text:p text:style-name="Normal_20_vovlecen">Ako strankata propu{ti ro~i{te ili rok za prezemawe na nekoe dejstvie vo postapakta i poradi toa go zagubi pravoto na prezemawe na toa dejstvie, sudot na taa stranka na nejzin predlog }e &amp; dozvoli dopolnitelno da go izvr{i toa dejstvie (vra}awe vo porane{na sostojba), ako oceni deka postojat opravdani pri~ini za propu{taweto.</text:p>
      <text:p text:style-name="Normal_20_vovlecen">Koga }e se dozvoli vra}awe vo prane{na sostojba, postapkatata se vra}a vo onaa sostojba vo koja se nao|ala pred propu{taweto i se ukinuvaat site odluki {to gi donel sudot poradi propu{taweto.</text:p>
      <text:p text:style-name="Normal_20_vovlecen">Strankata koja bara vra}awe vo porane{na sostojba dol`na e na sprotivnata stranka da &amp; gi nadomesti tro{ocite na postapkata predizvikani so propu{taweto i odlu~uvaweto za predlogot za vra}awe vo porane{na sostojba, nezavisno od ishodot na sporot. Za baraweto na protivnata stranka za nadomest na tro{ocite na postapkata sudot e dol`en da odlu~i so re{enie bez odlagawe, nezavisno od odlukata za glavnata rabota. Protiv toa re{enie ne e dozvolena posebna `alba, a izvr{uvawe po toj osnov mo`e da se bara pred negovata pravosilnost.</text:p>
      <text:p text:style-name="P9"/>
      <text:p text:style-name="P5"><text:soft-page-break/>^len 111</text:p>
      <text:p text:style-name="Normal_20_vovlecen">Predlogot za vra}awe vo porane{na sostojba se podnesuva do sudot kaj kogo trebalo da se izvr{i propu{tenoto dejstvie.</text:p>
      <text:p text:style-name="Normal_20_vovlecen">Predlogot mora da se podnese vo rok od 15 dena, smetaj}i od denot koga prestanala pri~inata {to go predizvikala propu{taweto, a ako strankata duri podocna doznala za propu{taweto, od denot koga doznala za toa.</text:p>
      <text:p text:style-name="Normal_20_vovlecen">Ako strankata vo pokanata za prezemawe na nekoi parni~ni dejstvija ili vo pokanata za ro~i{te bila predupredena na posledicite od propu{taweto, }e se smeta deka doznala za propu{taweto onoj den koga istekol rokot vo koj dejstvieto trebalo da go prezeme, odnosno onoj den koga e odr`ano ro~i{teto na koe e povikana.</text:p>
      <text:p text:style-name="Normal_20_vovlecen">Po istekot na tri meseci od denot na propu{taweto ne mo`e da se bara vra}awe vo prane{na sostojba.</text:p>
      <text:p text:style-name="Normal_20_vovlecen">Ako vra}aweto vo porane{na sostojba se predlaga poradi propu{tawe na rokot, predlaga~ot e dol`en istovremeno so podnesuvaweto na predlogot da go izvr{i i propu{tenoto dejstvie.</text:p>
      <text:p text:style-name="P5">^len 112</text:p>
      <text:p text:style-name="Normal_20_vovlecen">Nema da se dozvoli vra}awe vo porane{na sostojba ako e propu{ten rokot za podnesuvawe na predlog da se dozvoli vra}awe vo porane{na sostojba, ili ako e propu{teno ro~i{teto opredeleno po povod predlog za vra}awe vo porane{na sostojba.</text:p>
      <text:p text:style-name="P5">^len 113</text:p>
      <text:p text:style-name="Normal_20_vovlecen">Predlogot za vra}awe vo porane{na sostojba po pravilo ne vlijae vrz tekot na postapkata, no sudot mo`e da odlu~i postapkata da se prekine do pravosilnosta na re{enieto za predlogot.</text:p>
      <text:p text:style-name="Normal_20_vovlecen"><text:soft-page-break/>Ako sudot donel odluka da se prekine postapkata, a pred povisokiot sud e vo tek postapka po povod `albata, za taa odluka }e se izvesti povisokiot sud.</text:p>
      <text:p text:style-name="P5">^len 114</text:p>
      <text:p text:style-name="Normal_20_vovlecen">Nenavremenite i nedozvolenite predlozi za vra}awe vo porane{na sostojba pretsedatelot na sovetot }e gi otfrli so re{enie.</text:p>
      <text:p text:style-name="Normal_20_vovlecen">Po predlog za vra}awe vo porane{na sostojba sudot }e zaka`e ro~i{te, osven ako faktite vrz koi se zasnova predlogot se op{topoznati.</text:p>
      <text:p text:style-name="P5">^len 115</text:p>
      <text:p text:style-name="Normal_20_vovlecen">Protiv re{enieto so koe se usvojuva predlogot za vra}awe vo porane{nata sostojba ne e dozvolena `alba, osven ako predlogot e usvoen sprotivno na ~len 112 od ovoj zakon ili predlog {to e podnesen nenavremeno.</text:p>
      <text:p text:style-name="P5">G l a v a <text:s text:c="2"/>o s m a</text:p>
      <text:p text:style-name="P4">ZAPISNICI</text:p>
      <text:p text:style-name="P5">^len 116</text:p>
      <text:p text:style-name="Normal_20_vovlecen">Zapisnik se sostavuva za dejstvija prezemeni na ro~i{teto.</text:p>
      <text:p text:style-name="Normal_20_vovlecen">Zapisnik se sostavuva i za pova`nite izjavi ili soop{tenija {to strankite ili drugite u~esnici gi davaat nadvor od ro~i{teto. Za pomalku va`ni izjavi ili soop{tenija nema da se sostavuva zapisnik, tuku }e se sostavi samo slu`bena bele{ka na spisot.</text:p>
      <text:p text:style-name="Normal_20_vovlecen">Zapisnikot go pi{uva zapisni~ar.</text:p>
      <text:p text:style-name="P5">^len 117</text:p>
      <text:p text:style-name="Normal_20_vovlecen">Vo zapisnikot se vnesuva: naziv i sostav na sudot, mesto kade {to se vr{i dejstvieto, den i ~as koga se vr{i dejstvieto, nazna~uvawe na predmetot na sporot i na imiwata na prisutnite <text:soft-page-break/>stranki ili na treti lica i na nivnite zakonski zastapnici ili polnomo{nici.</text:p>
      <text:p text:style-name="Normal_20_vovlecen">Zapisnikot treba da sodr`i su{testveni podatoci za sodr`inata na prezemenoto dejstvie. Vo zapisnikot za glavnata rasprava osobeno }e se vnese: dali raspravata bila javna ili javnosta bila isklu~ena, sodr`inata na izjavite na strankite, nivnite predlozi, dokazite {to gi ponudile, dokazite {to se izvedeni, so naveduvawe na sodr`inata na iskazite na svedocite i ve{tacite, kako i odlukite na sudot doneseni na ro~i{teto.</text:p>
      <text:p text:style-name="P5">^len 118</text:p>
      <text:p text:style-name="Normal_20_vovlecen">Zapisnikot mora da se vodi uredno, vo nego ne smee ni{to da se bri{e, da se dodava ili menuva. Precrtanite mesta moraat da ostanat ~itlivi.</text:p>
      <text:p text:style-name="clen">^len 119</text:p>
      <text:p text:style-name="Normal_20_vovlecen">Zapisnikot se sostavuva na toj na~in {to pretsedatelot na sovetot odnosno sudijata <text:s/>poedinec mu ka`uva glasno na zapisni~arot {to }e vnese vo zapisnikot.</text:p>
      <text:p text:style-name="Normal_20_vovlecen">Strankite imaat pravo da go pro~itaat zapisnikot ili da baraat da im se pro~ita, kako i da stavaat svoi prigovori na sodr`inata na zapisnikot.</text:p>
      <text:p text:style-name="Normal_20_vovlecen">Toa pravo go imaat i drugite lica ~ija izjava e vnesena vo zapisnikot, no samo vo pogled na onoj del od zapisnikot {to ja sodr`i nivnata izjava.</text:p>
      <text:p text:style-name="Normal_20_vovlecen">Ispravkite ili dodatocite vo pogled na sodr`inata na zapisnikot {to treba da se izvr{at po povod prigovori na strankite ili na drugi lica ili po slu`bena dol`nost, }e se vnesat na krajot od zapisnikot. Na barawe od ovie lica }e se vnesat i prigovorite {to ne se usvoeni.</text:p>
      <text:p text:style-name="P5">^len 120</text:p>
      <text:p text:style-name="Normal_20_vovlecen">Zapisnikot go potpi{uvaat pretsedatelot na sovetot odnosno sudijata poedinec , zapisni~arot, strankite,odnosno <text:soft-page-break/>nivnite zakonski zastapnici ili polnomo{nici, kako i tolkuva~ot i preveduva~ot.</text:p>
      <text:p text:style-name="Normal_20_vovlecen">Svedokot i ve{takot go potpi{uvaat svojot iskaz na zapisnikot koga nivno soslu{uvawe se vr{i pred zamolen sudija ili pred pretsedatelot na sovetot ili sudija poedinec.</text:p>
      <text:p text:style-name="Normal_20_vovlecen">Nepismeno lice ili lice koe ne mo`e da se potpi{e }e stavi na zapisnikot otpe~atok od pokazalecot, a zapisni~arot pod otpe~atokot }e go zapi{e negovoto ime i prezime.</text:p>
      <text:p text:style-name="Normal_20_vovlecen">Ako nekoja od strankite, nejziniot zakonski zastapnik ili polnomo{nik, svedokot ili ve{takot se oddale~i pred potpi{uvaweto na zapisnikot ili ne saka da go potpi{e zapisnikot, toa }e se zabele`i vo zapisnikot i }e se navede pri~inata koja e iznesena.</text:p>
      <text:p text:style-name="P9"> </text:p>
      <text:p text:style-name="P5">^len 121</text:p>
      <text:p text:style-name="Normal_20_vovlecen">Za sovetuvaweto i glasaweto se sostavuva poseben zapisnik. Ako kaj povisokiot sud vo postapkata po pravniot lek odlukata e donesena ednoglasno, nema da se sostavi zapisnik, tuku na originalot na odlukata }e se sostavi zabele{ka za sovetuvaweto i glasaweto.</text:p>
      <text:p text:style-name="Normal_20_vovlecen">Zapisnikot za sovetuvaweto i glasaweto go sodr`i tekot na glasaweto i odlukata {to e donesena.</text:p>
      <text:p text:style-name="Normal_20_vovlecen">Izdvoenite mislewa se priklu~uvaat kon zapisnikot za sovetuvaweto i glasaweto ako ne se vneseni vo samiot zapisnik.</text:p>
      <text:p text:style-name="Normal_20_vovlecen">Zapisnikot, odnosno bele{kata za glasaweto ja potpi{uvaat site ~lenovi na sovetot i zapisni~arot.</text:p>
      <text:p text:style-name="Normal_20_vovlecen">Zapisnikot za sovetuvaweto i glasaweto }e se zatvori vo posebna obvivka. Ovoj zapisnik mo`e da go razgleda samo povisokiot sud koga re{ava za praven lek, i vo toj slu~aj zapisnikot povtorno }e se zatvori vo posebna obvivka i na obvivkata }e se nazna~i deka zapisnikot e razgledan.</text:p>
      <text:p text:style-name="P9"> </text:p>
      <text:p text:style-name="P5"><text:soft-page-break/>G l a v a <text:s/>d e v e t t a</text:p>
      <text:p text:style-name="P4">DONESUVAWE NA ODLUKI</text:p>
      <text:p text:style-name="P5">^len 122</text:p>
      <text:p text:style-name="Normal_20_vovlecen">Sudot donesuva odluki vo forma na presuda ili re{enie.</text:p>
      <text:p text:style-name="Normal_20_vovlecen">Za tu`beno barawe sudot odlu~uva so presuda, a vo postapka poradi sme}avawe na vladenie so re{enie.</text:p>
      <text:p text:style-name="Normal_20_vovlecen">Vo slu~aite koga ne odlu~uva so presuda, sudot odlu~uva so re{enie.</text:p>
      <text:p text:style-name="Normal_20_vovlecen">Vo postapkata za izdavawe na platen nalog, re{enieto so koe se usvojuva tu`benoto barawe se donesuva vo forma na platen nalog.</text:p>
      <text:p text:style-name="Normal_20_vovlecen">Odlukata za tro{ocite vo presudata se smeta za re{enie.</text:p>
      <text:p text:style-name="P9"> </text:p>
      <text:p text:style-name="clen">^len 123</text:p>
      <text:p text:style-name="Normal_20_vovlecen">Odlukite na sovetot se donesuvaat po sovetuvaweto so glasawe.</text:p>
      <text:p text:style-name="Normal_20_vovlecen">Vo prostorijata vo koja se vr{i sovetuvawe i glasawe mo`at da bidat prisutni samo ~lenovite na sovetot i zapisni~arot.</text:p>
      <text:p text:style-name="Normal_20_vovlecen">Koga treba da se donese odluka za poednostavni pra{awa, sovetot mo`e da donese odluka i na samoto zasedanie.</text:p>
      <text:p text:style-name="P5"/>
      <text:p text:style-name="P5">^len 124</text:p>
      <text:p text:style-name="Normal_20_vovlecen">Pretsedatelot na sovetot rakovodi so sovetuvaweto i glasaweto i glasa posleden. Toj se gri`i site pra{awa da se razgledat sestrano i napolno.</text:p>
      <text:p text:style-name="Normal_20_vovlecen">Za sekoja odluka na sovetot e potrebno mnozinstvo na glasovite.</text:p>
      <text:p text:style-name="Normal_20_vovlecen"><text:soft-page-break/>^lenovite na sovetot ne mo`at da odbijat da glasaat za pra{awa {to }e gi postavi pretsedatelot na sovetot. ^lenot na sovetot {to pri glasaweto za nekoe porane{no pra{awe ostanal vo malcinstvo ne mo`e da se vozdr`i od glasawe za pra{awe za koe podocna treba da se odlu~i.</text:p>
      <text:p text:style-name="Normal_20_vovlecen">Ako vo pogled na oddelni pra{awa za koi se odlu~uva se podelat glasovite na pove}e razli~ni mislewa, taka {to niedno od niv nema mnozinstvo, pra{awata }e se razdelat i glasaweto }e se povtoruva se dodeka ne se postigne mnozinstvo. Ako vo pogled na visinata na pari~niot iznos ili koli~estvoto se podelat glasovite na pove}e od dve mislewa, povtorno }e se razgledaat pri~inite za sekoe mislewe, pa ako i po toa ne mo`e da se postigne mnozinstvo, glasovite dadeni za najgolemiot pari~en iznos ili koli~estvo }e im se dodadat na glasovite dadeni za najbliskiot pomal pari~en iznos ili koli~estvo dodeka ne se postigne mnozinstvo.</text:p>
      <text:p text:style-name="P9"> </text:p>
      <text:p text:style-name="clen">^len 125</text:p>
      <text:p text:style-name="Normal_20_vovlecen">Pred odlu~uvaweto za glavnata rabota sudot odlu~uva dali e potrebno da se dopolni postapkata, kako i za drugi prethodni pra{awa.</text:p>
      <text:p text:style-name="Normal_20_vovlecen">Ako pri re{avaweto za glavnata rabota treba da se odlu~i za pove}e barawa, }e se glasa za sekoe barawe oddelno.</text:p>
      <text:p text:style-name="P5">G l a v a <text:s/>d e s e t t a</text:p>
      <text:p text:style-name="P6">DOSTAVUVAWE NA PISMENA I RAZGLEDUVAWE NA SPISI</text:p>
      <text:p text:style-name="P5">Na~in na dostavuvawe</text:p>
      <text:p text:style-name="P5">^len 126</text:p>
      <text:p text:style-name="Normal_20_vovlecen">Pismenata se dostavuvaat po po{ta, preku slu`beno lice na sudot, neposredno vo sudot, preku notar ili na drug na~in opredelen so zakon.</text:p>
      <text:p text:style-name="clen"><text:soft-page-break/>^len 127</text:p>
      <text:p text:style-name="Normal_20_vovlecen">Strankata koja e uredno <text:s/>pokaneta da prisustvuva na ro~i{te ili pak e izvestena za prevzemawe na odredeno dejstvie, a istata ne se javi pred sudot i svojot izostanok ne go opravda, sudot nema ponatmo{na obvrska da <text:s/>ja povikuva. Na nejzino barawe sudot e dol`en povtorno vo sudot da i vra~i pokana za denot i ~asot za odr`uvawe na ro~i{te.</text:p>
      <text:p text:style-name="Normal_20_vovlecen">Strankata koja e uredno pokaneta a ne se javila na ro~i{te a go opravdala svojot izostanok, sudot e dol`en povtorno da ja povika.</text:p>
      <text:p text:style-name="Normal_20_vovlecen"/>
      <text:p text:style-name="P5">^len 128</text:p>
      <text:p text:style-name="Normal_20_vovlecen">Dostavuvawe do dr`avnite organi i do pravnite lica se vr{i so predavawe na pismenata na liceto ovlasteno za primawe na pismena ili na rabotnikot koj <text:s/>}e se zate~e vo kancelarijata odnosno vo delovnata prostorija.</text:p>
      <text:p text:style-name="Normal_20_vovlecen">Dostava na pravno lice mo`e da se izvr{i i preku negovata delovna edinica ako sporot proizleguva od praven odnos na taa delovna edinica.</text:p>
      <text:p text:style-name="Normal_20_vovlecen">Koga pismenoto treba da se dostavi do javnoto obvinitelstvo ili javnoto pravobranitelstvo, dostavuvaweto se vr{i so predavawe na pismenoto na negovata pisarnica. Kako den na dostavuvawe se smeta denot na predavaweto na pismenoto na pisarnicata.</text:p>
      <text:p text:style-name="Normal_20_vovlecen">Dostavuvaweto spored odredbite na stav 1 od ovoj ~len se vr{i i koga strankite, navedeni vo toj stav za svoj polnomo{nik opredelile lice koe e nivni rabotnik.</text:p>
      <text:p text:style-name="P18"><text:span text:style-name="T1"><text:s text:c="5"/></text:span>Ako na odredeni lica, vrz osnova na nivno barawe i odobrenie od strana na sudot, dostavuvaweto im se vr{i vo sudot, pismenata koi im gi upatuva sudot se ostavaat za niv vo poseben pregradok vo opredelena prostorija na sudot. Dostavuvaweto go vr{i slu`beno lice na sudot. Pri prezemaweto <text:soft-page-break/>na pismenoto mora da se prezemat site pismena ostaveni vo <text:s/>sudskiot pregradok.</text:p>
      <text:p text:style-name="Normal_20_vovlecen">Pismenata koi se dostavuvaat preku po{tenski fah ne smeat da bidat dostapni na licata na koi im se dostavuvaat pred da ja potpi{at dostavnicata. Pismenata se dostavuvaat vo zatvoreni plikovi, koga dostavuvaweto se vr{i preku po{ta. Pri prezemaweto na pismenoto mora da se prezemat site pismena ostaveni vo po{tenskiot fah. </text:p>
      <text:p text:style-name="Normal_20_vovlecen">Na sekoe pismeno koe se dostavuva na na~inot opredelen vo stavovite 5 i 6 od ovoj ~len }e se nazna~i denot koga toa e ostaveno vo sudskiot pregradok ili po{tenskiot fah na liceto na koe dostavuvaweto mu se vr{i na toj na~in. Ako pismenoto ne bide podignato vo rok od osum dena od denot na ostavaweto na pismenoto vo sudskiot pregradok ili vo po{tenskiot fah, }e se smeta deka dostavuvaweto e uredno izvr{eno. </text:p>
      <text:p text:style-name="clen">^len 129</text:p>
      <text:p text:style-name="Normal_20_vovlecen">Koga so ovoj zakon e predvideno dostavuvaweto da se izvr{i preku notar, dostavuvaweto se vr{i taka {to notarot, na barawe na ovlastenoto lice ili organ po pat na po{ta ili neposredno, go dostavuva pismenoto i za toa sostavuva zapisnik a do sudot }e dostavi zaveren prepis od nego.</text:p>
      <text:p text:style-name="Normal_20_vovlecen">Na barawe na strankata koja }e izjavi deka e soglasna da gi nadomesti tro{ocite i nagradata koi se predizvikani so dostavata, sudot mo`e so re{enie protiv koe ne e dopu{tena `alba, da odredi dostavata na nekoe pismeno da <text:s/>mu se doveri na notar predlo`en od strankata. Vo takov slu~aj sudot pismenoto koe treba da go dostavi zaedno so svoeto re{enie }e go stavi vo posebna obvivka koja }e ja predade na strankata.</text:p>
      <text:p text:style-name="Normal_20_vovlecen">Notarot od stavot 2 na ovoj ~len dol`en e da ja izvr{i dostavata soglasno odredbite od ovoj zakon. Pri dostavuvaweto na pismenoto od stavot 2 na ovoj ~len notarot ima prava i dol`nosti soglasno ovoj zakon. Notarot vo vr{eweto na rabotite na dostavata mo`e da go zameni i notarski zamenik.</text:p>
      <text:p text:style-name="Normal_20_vovlecen"><text:soft-page-break/>Za priemot na pismenoto zaradi dostavuvawe i dejstvijata prezemeni zaradi dostvavuvawe, notarot }e sostavi zapisnik.</text:p>
      <text:p text:style-name="Normal_20_vovlecen">Zavereniot prepis na zapisnikot za priemot na pismenoto zaradi dostavuvawe i potvrdata za izvr{enata dostava, zaedno so zavereniot prepis od zapisnokot za dostavata, odnosno nedostavenoto pismeno, zaedno so zavereniot prepis od zapisnikot za prezemenite dejstvija, notarot }e gi dostavi bez odlagawe do sudot.</text:p>
      <text:p text:style-name="Normal_20_vovlecen"><text:span text:style-name="T1"><text:s/></text:span>Tro{ocite i nagradata predizvikani so dostavuvaweto preku notar strankata mu gi pla}a na notarot. Notarot komu ne mu se plateni tro{ocite i nagradata ne e dol`en da ja izvr{i dostavata, za {to }e sostavi zapisnik i }e go izvesti sudot.</text:p>
      <text:p text:style-name="Normal_20_vovlecen">Tro{ocite za dostavata napraveni po pat na notar vleguvaat vo parni~nite tro{oci ako sudot oceni deka takvata dostava bila neophodna.</text:p>
      <text:p text:style-name="clen">^len 130</text:p>
      <text:p text:style-name="Normal_20_vovlecen">Dostavata na pravno lice koe e zapi{ano vo trgovskiot ili drug registar, se vr{i na adresata navedena vo tu`bata. </text:p>
      <text:p text:style-name="Normal_20_vovlecen">Ako dostavata na adresata navedena vo tu`bata ne uspee, toga{ dostava se vr{i na adresata na sedi{teto na toa lice, zapi{ana vo trgovskiot ili drug registar. <text:s text:c="2"/></text:p>
      <text:p text:style-name="Normal_20_vovlecen">Dokolku dostavata ne uspee nitu na taa adresa, dostavata se vr{i so objava na pismenoto na oglasna tabla na sudot. Se smeta deka dostavata e izvr{ena uredno po istekot na osum dena od denot na objavuvaweto na pismenoto na oglasnata tabla na sudot.</text:p>
      <text:p text:style-name="Normal_20_vovlecen">Odredbite od stavovite 1, 2 i 3 na ovoj ~len se primenuvaat i na fizi~kite lica koi vr{at odredena dejnost zapi{ana vo trgovskiot registar, koga na tie lica im se vr{i dostava vo vrska so dejnosta {to tie ja vr{at.</text:p>
      <text:p text:style-name="P5">^len 131</text:p>
      <text:p text:style-name="Normal_20_vovlecen"><text:soft-page-break/>Do voeni lica, do vraboteni vo policijata i do vraboteni vo suvozemniot, vodniot i vozdu{niot soobra}aj dostavuvawe na pokani mo`e da se vr{i preku nivnata komanda odnosno preku neposredniot stare{ina, a po potreba mo`e na toj na~in da im se vr{i i dostavuvawe na drugi pismena.</text:p>
      <text:p text:style-name="P5">^len 132</text:p>
      <text:p text:style-name="Normal_20_vovlecen">Koga dostavuvawe treba da se izvr{i do lica ili do ustanovi vo stranstvo ili do stranci koi u`ivaat pravo na imunitet, dostavuvaweto }e se izvr{i po diplomatski pat, ako vo me|unaroden dogovor ili vo ovoj zakon poinaku ne e opredeleno.</text:p>
      <text:p text:style-name="Normal_20_vovlecen">Ako dostavuvawe na pismena treba da se izvr{i do dr`avjanin na Republika Makedonija vo stranstvo, dostavuvaweto mo`e da se izvr{i preku nadle`niot konzularen pretstavnik ili preku diplomatski pretstavnik na Republika Makedonija koj gi vr{i konzularnite raboti vo odnosnata stranska dr`ava. Vakvoto dostavuvawe e polnova`no samo ako liceto do koe se dostavuva pismenoto se soglasi da go primi.</text:p>
      <text:p text:style-name="P10"><text:span text:style-name="T1"><text:s text:c="18"/></text:span>Dostavata na pravno lice koe ima sedi{te vo stranstvo mo`e da se izvr{i preku negovoto pretstavni{tvo ili zastapni{tvo vo Republika Makedonija.</text:p>
      <text:p text:style-name="P9"/>
      <text:p text:style-name="P5"/>
      <text:p text:style-name="P5">^len 133</text:p>
      <text:p text:style-name="Normal_20_vovlecen">Do lica li{eni od sloboda dostavuvaweto se vr{i preku upravata na zatvorot, kazneno-popravnata ustanova ili vospitno-popravniot dom.</text:p>
      <text:p text:style-name="P5">^len 134</text:p>
      <text:p text:style-name="Normal_20_vovlecen">Koga strankata ima zakonski zastapnik, odnosno polnomo{nik dostavuvawe se vr{i do zakonskiot zastapnik <text:soft-page-break/>odnosno polnomo{nikot, ako vo ovoj zakon ne e opredeleno ne{to drugo.</text:p>
      <text:p text:style-name="Normal_20_vovlecen">Ako strankata ima pove}e zakonski zastapnici, odnosno polnomo{nici, dovolno e dostavuvawe da se izvr{i do edniot od niv.</text:p>
      <text:p text:style-name="clen">^len 135</text:p>
      <text:p text:style-name="Normal_20_vovlecen">Dostavuvawe do advokatot kako polnomo{nik mo`e da se izvr{i i so predavawe na pismenoto na <text:s/>liceto koe izvr{uva <text:s/>bilo kakvi <text:s/>raboti <text:s/>vo negovata advokatska kancelarija.</text:p>
      <text:p text:style-name="P5">^len 136</text:p>
      <text:p text:style-name="Normal_20_vovlecen">Dostavuvaweto se vr{i sekoj den od 06.00 do 21.00 ~asot vo domot ili na rabotno mesto na liceto do koe treba da se izvr{i dostavuvaweto ili vo sudot koga toa lice }e se zate~e tamu ili na bilo koe drugo mesto.</text:p>
      <text:p text:style-name="Normal_20_vovlecen">Licata koi {to dostavuva~ot }e gi zatekne na mestoto kade {to dostavata treba da se izvr{i, dol`ni se na negovo barawe da se legitimiraat.</text:p>
      <text:p text:style-name="P19"><text:span text:style-name="T4"><text:s text:c="17"/></text:span><text:span text:style-name="T5">Koga toa e potrebno, zaradi utvrduvawe na identitetot na liceto koe }e se zatekne na mestoto kade dostavata treba da se izvr{i ili zaradi izvr{uvawe na drugi dejstvija na dostavata, dostavuva~ot e ovlasten da pobara pomo{ od policija. Tro{ocite koi od toa }e proizlezat vleguvaat vo tro{ocite na postapkata</text:span>.</text:p>
      <text:p text:style-name="P5"/>
      <text:p text:style-name="P5"/>
      <text:p text:style-name="P5">^len 137</text:p>
      <text:p text:style-name="Normal_20_vovlecen">Ako liceto do koe pismenoto treba da se dostavi ne se zate~e vo svojot stan, dostavuvaweto se vr{i so predavawe na pismenoto na nekoj od negovite polnoletni ~lenovi na doma}instvoto, koj e dol`en da go primi pismenoto. Ako tie ne se <text:soft-page-break/>zate~at vo stanot, pismenoto }e mu se predade na domarot ili na sosedot ako se soglasi so toa.</text:p>
      <text:p text:style-name="Normal_20_vovlecen">Ako dostavuvaweto se vr{i na rabotnoto mesto na liceto do koe treba da se dostavi pismenoto, a toa lice ne se zate~e tuka, dostavuvaweto mo`e da se izvr{i na lice koe raboti na istoto mesto, ako toa se soglasi da go primi pismenoto.</text:p>
      <text:p text:style-name="Normal_20_vovlecen">Predavawe na pismenoto na drugo lice ne e dozvoleno ako toa u~estvuva vo postapkata kako protivnik na liceto do koe treba da se izvr{i dostavuvaweto.</text:p>
      <text:p text:style-name="Normal_20_vovlecen">Licata koi soglasno odredbite od stavovite 1i 2 <text:s/>na ovoj ~len im se dostavuva pismenoto namesto na liceto na koe pismenoto e upateno, dol`ni se pismenoto da mu go predadat na toa lice.</text:p>
      <text:p text:style-name="P9"/>
      <text:p text:style-name="P5">^len 138</text:p>
      <text:p text:style-name="Normal_20_vovlecen">Tu`ba, platen nalog, vonreden praven lek, presuda, re{enie doneseno vo postapka poradi sme}avawe na vladenie, kako i re{enie protiv koe e dozvolena posebna `alba, }e se dostavat li~no do strankata odnosno do nejziniot zakonski zastapnik, odnosno polnomo{nik. Drugite pismena }e se dostavat li~no koga toa so ovoj zakon izre~no e opredeleno ili koga sudot smeta deka poradi prilo`enite ispravi vo originali ili od nekoja druga pri~ina e potrebna pogolema pretpazlivost.</text:p>
      <text:p text:style-name="Normal_20_vovlecen">Ako liceto do koe pismenoto mora li~no da se dostavi ne se zate~e tamu kade {to treba da se izvr{i dostavuvaweto, dostavuva~ot }e se izvesti koga i na koe mesto bi mo`el da go zate~e toa lice i }e mu ostavi kaj edno od licata navedeni vo ~len 137 stavovi 1 i 2 od ovoj zakon, pismeno izvestuvawe zaradi primawe na pismeno da bide vo opredelen den i ~as vo svojot stan odnosno na svoeto rabotno mesto. Ako i po ova dostavuva~ot ne go zate~e liceto do koe treba da se dostavi pismenoto, }e se postapi spored odredbite na ~len 137 od ovoj zakon, i so toa se smeta deka e izvr{eno dostavuvaweto.</text:p>
      <text:p text:style-name="Normal_20_vovlecen"><text:soft-page-break/>Ako pismenoto od stav 1 na ovoj ~len treba da se dostavi do dr`avni organi i do pravni lica, dostavuvaweto se vr{i spored odredbite na ~len 128 od ovoj zakon.</text:p>
      <text:p text:style-name="P5">^len 139</text:p>
      <text:p text:style-name="Normal_20_vovlecen">Ako se utvrdi deka liceto do koe treba da se dostavi pismenoto e otsutno i deka licata navedeni vo ~len 137 stavovi 1 i 2 na ovoj zakon ne mo`at pismenoto navreme da mu go predadat, }e se vrati pismenoto na sudot so nazna~uvawe kade se nao|a otsutniot.</text:p>
      <text:p text:style-name="Normal_20_vovlecen"/>
      <text:p text:style-name="P5">Odbivawe na priem</text:p>
      <text:p text:style-name="P5">^len 140</text:p>
      <text:p text:style-name="Normal_20_vovlecen">Koga liceto do koe e upateno pismenoto, odnosno polnoletniot ~len na negovoto doma}instvo odnosno ovlasteno lice ili rabotnik na dr`aven organ i na pravno lice, bez zakonita pri~ina <text:s/>}e odbie da go primi pismenoto, dostavuva~ot }e go ostavi vo stanot ili vo prostoriite kade {to odnosnoto lice raboti ili pismenoto }e go prika~i na vratata od stanot ili prostorijata. Na povratnicata }e go zabele`i denot, ~asot i pri~inata za odbivaweto na priemot, kako i mestoto kade e ostaveno pismenoto, i so toa se smeta deka e izvr{eno dostavuvaweto.</text:p>
      <text:p text:style-name="P5">Promena na stan</text:p>
      <text:p text:style-name="P5">^len 141</text:p>
      <text:p text:style-name="Normal_20_vovlecen">Koga strankata ili nejziniot zakonski zastapnik do dostavuvaweto na vtorostepenata odluka so koja se zavr{uva postapkata }e go promeni svoeto `iveali{te ili stanot, dol`en e za toa vedna{ da go izvesti sudot.</text:p>
      <text:p text:style-name="Normal_20_vovlecen">Ako toj <text:s/>ne go stori toa, a dostavuva~ot ne mo`e da doznae vo koe mesto odnosno stan se odselil, sudot }e opredeli <text:soft-page-break/>site natamo{ni dostavuvawa vo postapkata za taa stranka da se vr{at so prika~uvawe na pismenoto na oglasnata tabla na sudot.</text:p>
      <text:p text:style-name="Normal_20_vovlecen">Dostavuvaweto se smeta za izvr{eno po istekot na osum dena od denot na prika~uvaweto na pismenoto na oglasnata tabla na sudot.</text:p>
      <text:p text:style-name="Normal_20_vovlecen">Koga polnomo{nikot, odnosno polnomo{nikot za primawe na pismena do dostavuvaweto na vtorostepenata odluka so koja se zavr{uva postapkata go promeni svoeto `iveali{te ili stanot, a za toa nema da go izvesti sudot, dostavuvaweto }e se izvr{i kako da ne e ni nazna~en polnomo{nik.</text:p>
      <text:p text:style-name="Normal_20_vovlecen"/>
      <text:p text:style-name="P5">Polnomo{nik za primawe na pismena</text:p>
      <text:p text:style-name="P5">^len 142</text:p>
      <text:p text:style-name="Normal_20_vovlecen">Strankata ili nejziniot zakonski zastapnik koj se nao|a vo stranstvo, a nema polnomo{nik vo Republika Makedonija, sudot }e gi povika vo primeren rok da postavi polnomo{nik za primawe na pismena vo Republika Makedonija. Ako strankata ili nejziniot zakonski zastapnik ne nazna~i takov polnomo{nik, sudot na strankata na nejzin tro{ok }e &amp; <text:s/>nazna~i privremen zastapnik ovlasten za primawe na pismena i za toa }e ja izvesti strankata, odnosno nejziniot zakonski zastapnik.</text:p>
      <text:p text:style-name="P5">^len 143</text:p>
      <text:p text:style-name="Normal_20_vovlecen">Ako pove}e lica zaedni~ki tu`at, a nemaat zaedni~ki zakonski zastapnik odnosno polnomo{nik, sudot mo`e da gi povika vo opredelen rok da imenuvaat zaedni~ki polnomo{nik za primawe na pismena. Istovremeno sudot }e gi izvesti tu`itelite kogo od niv }e go smeta za zaedni~ki polnomo{nik za primawe na pismena, ako tie samite ne imenuvaat takov polnomo{nik.</text:p>
      <text:p text:style-name="Normal_20_vovlecen">Odredbata od stavot 1 na ovoj ~len }e se primenuva i koga pove}e lica se tu`eni kako edinistveni soparni~ari.</text:p>
      <text:p text:style-name="Normal_20_vovlecen"/>
      <text:p text:style-name="Normal_20_vovlecen"><text:soft-page-break/></text:p>
      <text:p text:style-name="Normal_20_vovlecen"/>
      <text:p text:style-name="P5">Dostavnica</text:p>
      <text:p text:style-name="P5">^len 144</text:p>
      <text:p text:style-name="Normal_20_vovlecen">Potvrdata za izvr{enoto dostavuvawe (dostavnica) ja potpi{uvaat prima~ot i dostavuva~ot. Prima~ot na dostavnicata so bukvi sam }e go napi{e denot na priemot.</text:p>
      <text:p text:style-name="Normal_20_vovlecen">Ako prima~ot e nepismen ili ne e vo sostojba da se potpi{e, dostavuva~ot }e go ispi{e negovoto ime i prezime i so bukvi denot na priemot, i }e stavi zabele{ka zo{to prima~ot ne stavil svoj potpis.</text:p>
      <text:p text:style-name="Normal_20_vovlecen">Ako prima~ot odbie da ja potpi{e dostavnicata, dostavuva~ot toa }e go zabele`i na dostavnicata i }e go ispi{e so bukvi denot na predavaweto, i so toa se smeta deka dostavuvaweto e izvr{eno.</text:p>
      <text:p text:style-name="Normal_20_vovlecen">Ako dostavuvaweto e izvr{eno spored odredbata na ~len 138 stav 2 od ovoj zakon, na dostavnicata pokraj potvrdata za priemot na pismenoto }e se nazna~i deka prethodelo pismeno izvestuvawe.</text:p>
      <text:p text:style-name="Normal_20_vovlecen">Koga spored odredbite na ovoj zakon pismenoto mu e predadeno na drugo lice, a ne na ona do koe pismenoto trebalo da se dostavi, na dostavnicata dostavuva~ot }e go nazna~i odnosot na tie dve lica.</text:p>
      <text:p text:style-name="Normal_20_vovlecen">Ako na dostavnicata neto~no e nazna~en datumot na dostavuvaweto, }e se smeta deka dostavuvaweto e izvr{eno onoj den koga e predadeno pismenoto.</text:p>
      <text:p text:style-name="Normal_20_vovlecen">Tekstot na dostavnicata e napi{an na makedonski jazik i kirilsko pismo.</text:p>
      <text:p text:style-name="Normal_20_vovlecen">Vo sudovite koi se nao|aat na podra~jeto na edinicite na lokalnata samouprava vo koja pokraj makedonskiot jazik, slu`ben e i jazikot na pripadnicite na zaednicata {to go zboruvaat najmalku 20% od gra|anite, tekstot na dostavnicata od stav 7 na ovoj ~len e napi{ani i na toj jazik i pismo.</text:p>
      <text:p text:style-name="Normal_20_vovlecen"><text:soft-page-break/>Ako dostavnicata is~eznala, dostavuvaweto mo`e da se doka`uva i na drug na~in.</text:p>
      <text:p text:style-name="Normal_20_vovlecen"/>
      <text:p text:style-name="P5"/>
      <text:p text:style-name="P5">Razgleduvawe i prepi{uvawe na spisi</text:p>
      <text:p text:style-name="P5">^len 145</text:p>
      <text:p text:style-name="Normal_20_vovlecen">Strankite imaat pravo da gi razgleduvaat i prepi{uvaat spisite na postapkata vo koja u~estvuvaat.</text:p>
      <text:p text:style-name="Normal_20_vovlecen">Na drugite lica koi <text:s/>imaat opravdan interes mo`e da im se dozvoli razgleduvawe i prepi{uvawe na oddelni spisi. Koga postapkata e vo tek, dozvola dava pretsedatelot na sovetot, a koga postapkata e zavr{ena, pretsedatelot na sudot odnosno rabotnikot vo sudot {to toj }e go opredeli.</text:p>
      <text:p text:style-name="P5"/>
      <text:p text:style-name="P5"/>
      <text:p text:style-name="P5">G l a v a <text:s/>e d i n a e s e t t a</text:p>
      <text:p text:style-name="P6">TRO[OCI NA POSTAPKATA</text:p>
      <text:p text:style-name="P5">Parni~ni tro{oci</text:p>
      <text:p text:style-name="P5">^len 146</text:p>
      <text:p text:style-name="Normal_20_vovlecen">Parni~nite tro{oci gi so~inuvaat izdatocite napraveni <text:s/>vo tekot ili po povod postapkata.</text:p>
      <text:p text:style-name="Normal_20_vovlecen">Parni~nite tro{oci ja opfa}aat i nagradata za rabota na advokatite i na drugite lica na koi zakonot im priznava pravo na nagrada.</text:p>
      <text:p text:style-name="Normal_20_vovlecen"/>
      <text:p text:style-name="P5">^len 147</text:p>
      <text:p text:style-name="Normal_20_vovlecen"><text:soft-page-break/>Sekoja stranka prethodno sama gi podnesuva tro{ocite {to gi predizvikala so svoeto dejstvie.</text:p>
      <text:p text:style-name="Normal_20_vovlecen">Sudot nema da postapuva po tu`ba nitu da prezeme drugo dejstvie za koi ne e platena sudskata taksa.</text:p>
      <text:p text:style-name="Normal_20_vovlecen">Ako tu`itelot vo rok od 30 dena smetano od denot na podnesuvaweto na tu`bata ne ja plati sudskata taksa, sudot ja otfrla tu`bata.</text:p>
      <text:p text:style-name="P5">^len 148</text:p>
      <text:p text:style-name="Normal_20_vovlecen">Koga strankata }e predlo`i izveduvawe na dokazi dol`na e po nalog na sudot odnapred da go polo`i iznosot potreben za namiruvawe na tro{ocite {to }e nastanat po povod izveduvaweto na dokazi.</text:p>
      <text:p text:style-name="Normal_20_vovlecen">Koga izveduvawe na dokazi }e predlo`at dvete stranki, ili koga sudot }e go opredeli toa , sudot }e opredeli iznosot potreben za namiruvawe na tro{ocite da go polo`at dvete stranki na ednakvi delovi. Ako sudot opredelil izveduvawe na dokazi mo`e da opredeli iznosot da go polo`i samo ednata stranka. Vo toj slu~aj sudot, so ogled na site okolnosti, po svoe ubeduvawe }e oceni od kakvo zna~ewe e toa {to strankata vo rokot ne go polo`ila iznosot potreben za namiruvawe na tro{ocite.</text:p>
      <text:p text:style-name="P20"><text:span text:style-name="T6"><text:s text:c="17"/></text:span>Sudot }e se otka`e od izveduvaweto na dokazi ako iznosot potreben za namiruvawe na tro{ocite ne bide polo`en vo rokot {to }e go opredeli sudot.</text:p>
      <text:p text:style-name="Normal_20_vovlecen">Po isklu~ok od odredbata na stav 3 od ovoj ~len, ako sudot po slu`bena dol`nost opredeli izveduvawe na dokazi zaradi utvrduvawe na faktite vo vrska so primenata na ~lenot 3 stav 3 od ovoj zakon, }e gi zadol`i strankite vo opredelen rok da go polo`at opredeleniot iznos.</text:p>
      <text:p text:style-name="P5">^len 149</text:p>
      <text:p text:style-name="Normal_20_vovlecen">Strankata koja vo celost }e ja zagubi parnicata e dol`na na sprotivnata stranka i na nejziniot zame{uva~ da im gi nadomesti tro{ocite.</text:p>
      <text:p text:style-name="Normal_20_vovlecen"><text:soft-page-break/>Ako strankata delumno uspee vo parnicata, sudot mo`e so ogled na postignatiot uspeh da opredeli sekoja stranka da gi podnesuva svoite tro{oci ili ednata stranka da i nadomesti na drugata i na zame{uva~ot srazmeren del od tro{ocite.</text:p>
      <text:p text:style-name="Normal_20_vovlecen">Sudot mo`e da odlu~i ednata stranka da gi nadomesti site tro{oci {to sprotivnata stranka i nejziniot zame{uva~ gi imale, ako sprotivnata stranka ne uspeala samo vo srazmerno nezna~itelen del od svoeto barawe, a poradi toj del ne nastanale posebni tro{oci.</text:p>
      <text:p text:style-name="Normal_20_vovlecen">Sprema rezultatot na doka`uvaweto sudot }e odlu~i dali tro{ocite od ~len 148 stav 4 od ovoj zakon }e gi podnesuva ednata ili dvete stranki ili tro{ocite }e padnat na tovar na sredstvata na sudot.</text:p>
      <text:p text:style-name="P5">^len 150</text:p>
      <text:p text:style-name="Normal_20_vovlecen">Pri odlu~uvaweto koi tro{oci }e i se nadomestat na strankata sudot }e gi zeme predvid samo onie tro{oci {to bile potrebni zaradi vodewe na parnicata. Za toa koi tro{oci bile potrebni, kako i za visinata na tro{ocite odlu~uva sudot, ocenuvaj}i gi gri`livo site okolnosti.</text:p>
      <text:p text:style-name="Normal_20_vovlecen">Ako e propi{ana tarifa za nagrada na advokati ili za drugi tro{oci, ovie tro{oci }e se odmerat spored taa tarifa.</text:p>
      <text:p text:style-name="clen">^len 151</text:p>
      <text:p text:style-name="Normal_20_vovlecen">Strankata e dol`na nezavisno od ishodot na parnicata da &amp; <text:s/>gi nadomesti na sprotivnata stranka tro{ocite {to gi predizvikala po svoja vina ili slu~aj {to &amp; <text:s/>se slu~il nejze.</text:p>
      <text:p text:style-name="Normal_20_vovlecen">Sudot mo`e da odlu~i zakonskiot zastapnik ili polnomo{nik na strankata da &amp; <text:s/>gi nadomesti na sprotivnata stranka tro{ocite {to gi predizvikal po svoja vina.</text:p>
      <text:p text:style-name="Normal_20_vovlecen">Za nadomest na tro{ocite od stavovite 1 i 2 od ovoj ~len sudot e dol`en so re{enie da odlu~i bez odlagawe. Protiv toa re{enie ne e dozvolena posebna `alba, a izvr{uvaweto na re{enieto mo`e da se bara pred negovata pravosilnost.</text:p>
      <text:p text:style-name="P5"><text:soft-page-break/>^len 152</text:p>
      <text:p text:style-name="Normal_20_vovlecen">Ako tu`eniot ne dal povod za tu`ba i ako vo odgovor na tu`bata odnosno na podgotvitelnoto ro~i{te, a ako ne se odr`uva podgotvitelno ro~i{te toga{ na glavnata rasprava pred da se vpu{ti vo raspravawe za glavnata rabota, go priznal tu`benoto barawe, tu`itelot }e mu gi nadomesti parni~nite tro{oci na tu`eniot.</text:p>
      <text:p text:style-name="P5"/>
      <text:p text:style-name="P5">^len 153</text:p>
      <text:p text:style-name="Normal_20_vovlecen">Tu`itelot koj }e ja povle~e tu`bata e dol`en na sprotivnata stranka da i gi nadomesti parni~nite tro{oci, osven ako do povlekuvaweto na tu`bata do{lo vedna{ po ispolnuvaweto na baraweto od strana na tu`eniot.</text:p>
      <text:p text:style-name="Normal_20_vovlecen">Strankata koja }e se otka`e od praven lek e dol`na na sprotivnata stranka da &amp; <text:s/>gi nadomesti tro{ocite nastanati po povod pravniot lek.</text:p>
      <text:p text:style-name="P21"><text:span text:style-name="T1"><text:s text:c="58"/></text:span>^len 154</text:p>
      <text:p text:style-name="Normal_20_vovlecen">Sekoja stranka gi podnesuva svoite tro{oci ako postapkata e zavr{ena so sudsko poramnuvawe, a vo poramnuvaweto poinaku ne e dogovoreno. <text:s/></text:p>
      <text:p text:style-name="Normal_20_vovlecen">Tro{ocite za poramnuvaweto koe e obideno (~len 313od ovoj zakon), no ne uspealo vleguvaat vo parni~nite tro{oci.</text:p>
      <text:p text:style-name="P5">^len 155</text:p>
      <text:p text:style-name="Normal_20_vovlecen">Ako vo izla~na parnica bide usvoeno tu`benoto barawe za izla~uvawe na predmeti, a sudot utvrdi deka tu`eniot kako doveritel vo izvr{nata postapka imal opravdani pri~ini da smeta deka ne postojat prava na treti lica vrz ovie predmeti, }e opredeli sekoja stranka da gi podnesuva svoite tro{oci.</text:p>
      <text:p text:style-name="P5">^len 156</text:p>
      <text:p text:style-name="Normal_20_vovlecen"><text:soft-page-break/>Soparni~arite gi podnesuvaat tro{ocite na ednakvi delovi.</text:p>
      <text:p text:style-name="Normal_20_vovlecen">Ako postoi zna~itelna razlika vo pogled na nivniot udel vo predmetot na sporot, sudot srazmerno na toj udel }e opredeli kolkav del od tro{ocite }e nadomesti sekoj od soparni~arite.</text:p>
      <text:p text:style-name="Normal_20_vovlecen">Soparni~arite koi solidarno se odgovorni vo glavnata rabota odgovaraat solidarno i za tro{ocite dosudeni na sprotivnata strana.</text:p>
      <text:p text:style-name="Normal_20_vovlecen">Za tro{ocite predizvikani so posebni parni~ni dejstvija na oddelni soparni~ari, drugite soparni~ari ne odgovaraat.</text:p>
      <text:p text:style-name="P5">^len 157</text:p>
      <text:p text:style-name="Normal_20_vovlecen">Koga javniot obvinitel u~estvuva vo postapkata kako stranka, toj ima pravo na nadomest na tro{ocite spored odredbite od ovoj zakon, no ne i pravo na nagrada.</text:p>
      <text:p text:style-name="Normal_20_vovlecen">Tro{ocite {to spored odredbite na ovoj zakon bi trebalo da gi podnesuva javniot obvinitel }e se isplatat od sredstvata na sudot.</text:p>
      <text:p text:style-name="Normal_20_vovlecen">Sekoja stranka gi podnesuva svoite tro{oci {to nastanale so u~estvuvawe na javniot obvinitel vo postapkata (~len 195).</text:p>
      <text:p text:style-name="Normal_20_vovlecen">Tro{ocite {to javniot obvinitel gi imal po povod svoeto u~estvuvawe vo postapkata (~len 195), pa|aat vrz tovar na sredstvata na javnoto obvinitelstvo.</text:p>
      <text:p text:style-name="P5">^len 158</text:p>
      <text:p text:style-name="Normal_20_vovlecen">Odredbite za tro{ocite se primenuvaat i na strankite {to gi zastapuva javnoto pravobranitelstvo. Vo toj slu~aj tro{ocite na postapkata go opfa}aat &amp; <text:s/>iznosot {to na strankata bi i se priznal na ime nagrada na advokat.</text:p>
      <text:p text:style-name="P5">^len 159</text:p>
      <text:p text:style-name="Normal_20_vovlecen">Za nadomest na tro{ocite odlu~uva sudot na opredeleno barawe od strankata, bez raspravawe.</text:p>
      <text:p text:style-name="Normal_20_vovlecen"><text:soft-page-break/>Strankata e dol`na vo baraweto opredeleno da gi navede tro{ocite za koi bara nadomest.</text:p>
      <text:p text:style-name="Normal_20_vovlecen">Baraweto za nadomest na tro{ocite strankata e dol`na da go stavi najdoca do zavr{uvaweto na raspravaweto koe mu prethodi na odlu~uvaweto za tro{ocite, a ako se raboti za donesuvawe na odluka bez prethodno raspravawe, strankata e dol`na baraweto za nadomest na tro{ocite da go stavi vo predlogot za koj treba da odlu~i sudot.</text:p>
      <text:p text:style-name="Normal_20_vovlecen">Za baraweto za nadomest na tro{ocite sudot }e odlu~i vo presudata ili re{enieto so koe se zavr{uva postapkata pred toj sud.</text:p>
      <text:p text:style-name="Normal_20_vovlecen">Vo slu~aj na usno objavuvawe na presudata ili na re{enieto so koe se nalaga nadomest na tro{ocite, sudot mo`e da odlu~i iznosot na tro{ocite da go odmeri vo pismeno izrabotena presuda, odnosno re{enie, ako re{enieto treba da se dostavi do strankite.</text:p>
      <text:p text:style-name="Normal_20_vovlecen">Vo tekot na postapkata sudot so posebno re{enie }e odlu~i za nadomest na tro{ocite samo koga pravoto na nadomest na tro{ocite ne zavisi od odlukata za glavnata rabota.</text:p>
      <text:p text:style-name="Normal_20_vovlecen">Vo slu~ajot od ~lenot 153 na ovoj zakon, ako povlekuvaweto na tu`bata ili otka`uvaweto od praven lek ne e izvr{eno na raspravata, barawe za nadomest na tro{ocite mo`e da se stavi vo rok od petnaeset dena po priemot na izvestuvaweto za otka`uvaweto.</text:p>
      <text:p text:style-name="P5">^len 160</text:p>
      <text:p text:style-name="Normal_20_vovlecen">Vo delumna presuda ili vo me|upresuda sudot mo`e da izre~e deka odlukata za tro{ocite se ostava za podocne`nata presuda.</text:p>
      <text:p text:style-name="P5">^len 161</text:p>
      <text:p text:style-name="Normal_20_vovlecen">Koga sudot }e go otfrli ili odbie pravniot lek, }e odlu~i i za tro{ocite nastanati vo postapkata po povod toj praven lek.</text:p>
      <text:p text:style-name="Normal_20_vovlecen"><text:soft-page-break/>Koga sudot }e ja preina~i odlukata protiv koja e podnesen praven lek ili }e ja ukine taa odluka i }e ja otfrli tu`bata, }e odlu~i za tro{ocite na celata postapka.</text:p>
      <text:p text:style-name="Normal_20_vovlecen">Koga }e se ukine odlukata protiv koja e podnesen praven lek i predmetot }e se vrati na povtorno sudewe, }e se ostavi za tro{ocite na postapkata po povod pravniot lek da se odlu~i vo kone~nata odluka.</text:p>
      <text:p text:style-name="Normal_20_vovlecen">Sudot mo`e da postapi spored odredbata na stavot 3 od ovoj ~len i koga odlukata protiv koja e podnesen praven lek }e se ukine samo delumno.</text:p>
      <text:p text:style-name="P5"/>
      <text:p text:style-name="P5"/>
      <text:p text:style-name="P5"/>
      <text:p text:style-name="P5">^len 162</text:p>
      <text:p text:style-name="Normal_20_vovlecen">Odlukata za tro{ocite sodr`ana vo presudata mo`e da se napa|a samo so `alba na re{enie, ako istovremeno ne se napa|a i odlukata za glavnata rabota.</text:p>
      <text:p text:style-name="Normal_20_vovlecen">Ako ednata stranka ja napa|a presudata samo vo pogled na tro{ocite, a drugata vo pogled na glavnata rabota, povisokiot sud so edna odluka }e odlu~i za obata pravni leka.</text:p>
      <text:p text:style-name="P5">Tro{oci vo postapkata za obezbeduvawe na dokazi</text:p>
      <text:p text:style-name="P5">^len 163</text:p>
      <text:p text:style-name="Normal_20_vovlecen">Tro{ocite na postapkata za obezbeduvawe na dokazi gi podnesuva strankata koja podnela predlog za obezbeduvawe na dokazi. Taa e dol`na da &amp; <text:s/>gi nadomesti i tro{ocite na sprotivnata stranka, odnosno na nazna~eniot privremen zastapnik.</text:p>
      <text:p text:style-name="Normal_20_vovlecen">Ovie tro{oci strankata mo`e dopolnitelno da gi ostvaruva kako del od parni~nite tro{oci, sprema uspehot vo postapkata.</text:p>
      <text:p text:style-name="P5"><text:soft-page-break/>Osloboduvawe od pla}awe na tro{ocite na postapkata</text:p>
      <text:p text:style-name="P5">^len 164</text:p>
      <text:p text:style-name="P22"><text:span text:style-name="T1"><text:s text:c="4"/></text:span>Sudot }e ja oslobodi od pla}awe na tro{ocite na postapkata strankata koja spored svojata op{ta imotna sostojba ne e vo mo`nost da gi podnesuva ovie tro{oci bez {teta za nu`nata izdr{ka svoja i na svoeto semejstvo.</text:p>
      <text:p text:style-name="Normal_20_vovlecen">Osloboduvaweto od pla}awe na tro{ocite na postapkata opfa}a osloboduvawe od pla}awe na taksi i osloboduvawe od polagawe na avans za tro{ocite na svedocite,ve{tacite, za uvid i za sudskite oglasi.</text:p>
      <text:p text:style-name="Normal_20_vovlecen">Sudot mo`e da ja oslobodi strankata samo od pla}awe na taksi ako so pla}aweto na taksite zna~itelno bi bile namaleni sredstvata od koi se izdr`uva strankata i ~lenovite na nejzinoto semejstvo.</text:p>
      <text:p text:style-name="Normal_20_vovlecen">Pri donesuvaweto na odlukata za osloboduvawe od pla}awe na tro{ocite na postapkata sudot gri`livo }e gi oceni site okolnosti, a osobeno }e ja zeme predvid vrednosta na predmetot na sporot, brojot na licata {to gi izdr`uva strankata i prihodite {to gi imaat strankata i ~lenovite na nejzinoto semejstvo.</text:p>
      <text:p text:style-name="P5">^len 165</text:p>
      <text:p text:style-name="Normal_20_vovlecen">Odlukata za osloboduvawe od pla}awe na tro{ocite na postapkata ja donesuva prvostepeniot sud na predlog na strankata.</text:p>
      <text:p text:style-name="Normal_20_vovlecen">Strankata e dol`na kon predlogot da podnese uverenie od nadle`niot organ na upravata za imotnata sostojba.</text:p>
      <text:p text:style-name="Normal_20_vovlecen">Vo uverenieto za imotnata sostojba mora da se nazna~i iznosot na danokot {to go pla}a doma}instvoto i oddelni ~lenovi na doma}instvoto kako i drugi izvori na nivnite prihodi i voop{to imotnata stostojba na strankata na koja &amp; <text:s/>se izdava uverenieto.</text:p>
      <text:p text:style-name="Normal_20_vovlecen">Pobliski propisi za izdavawe na uverenija za imotnata sostojba donesuva organot opredelen so poseben propis.</text:p>
      <text:p text:style-name="Normal_20_vovlecen">Koga e toa potrebno i samiot sud mo`e po slu`bena dol`nost da <text:s/>gi pribavi potrebnite podatoci i izvestuvawa za <text:soft-page-break/>imotnata sostojba na strankata koja bara osloboduvawe, a mo`e za toa da ja soslu{a i sprotivnata stranka.</text:p>
      <text:p text:style-name="Normal_20_vovlecen">Protiv re{enieto na sudot so koe se usvojuva predlogot na strankata ne e dozvolena `alba.</text:p>
      <text:p text:style-name="P5">^len 166</text:p>
      <text:p text:style-name="Normal_20_vovlecen">Koga strankata napolno e oslobodena od pla}awe na tro{ocite na postapkata (~len 164 stav 2), prvostepeniot sud na nejzino barawe }e opredeli da ja zastapuva polnomo{nik, ako toa e nu`no zaradi za{tita na pravata na strankata.</text:p>
      <text:p text:style-name="Normal_20_vovlecen">Strankata na koja &amp; <text:s/>e nazna~en polnomo{nik se osloboduva od pla}awe na fakti~nite izdatoci i nagradata na nazna~eniot polnomo{nik.</text:p>
      <text:p text:style-name="Normal_20_vovlecen">Polnomo{nikot od redot na advokatite go nazna~uva pretsedatelot na sudot. </text:p>
      <text:p text:style-name="Normal_20_vovlecen">Nazna~eniot polnomo{nik mo`e od opravdani pri~ini da bara da bide razre{en. Za toa odlu~uva nadvor od glavnata rasprava pretsedatelot na sovetot, a na raspravata sovetot. Protiv odlukata na sudot so koja se razre{uva polnomo{nikot ne e dozvolena `alba.</text:p>
      <text:p text:style-name="Normal_20_vovlecen">Protiv re{enieto na sudot so koe se usvojuva baraweto na strankata za nazna~uvawe na polnomo{nikot ne e dozvolena `alba.</text:p>
      <text:p text:style-name="P5">^len 167</text:p>
      <text:p text:style-name="Normal_20_vovlecen">Koga strankata e napolno oslobodena od pla}awe na tro{ocite na postapkata (~len 164 stav 2), od sredstvata na sudot }e se isplati avans za tro{ocite na svedocite, ve{tacite, za uvid i za izdavawe na sudski oglas, kako i fakti~kite izdatoci na postaveniot polnomo{nik.</text:p>
      <text:p text:style-name="P5">^len 168</text:p>
      <text:p text:style-name="Normal_20_vovlecen">Re{enieto za osloboduvawe od pla}awe na tro{ocite i za nazna~uvawe na polnomo{nikot prvostepeniot sud vo tekot na <text:soft-page-break/>postapkata mo`e da go ukine ako utvrdi deka strankata e vo sostojba da gi podnesuva tro{ocite na postapkata. Pri toa sudot }e re{i dali strankata napolno ili delumno }e gi nadomesti i onie tro{oci i taksi od koi porano bila oslobodena, kako i fakti~nite izdatoci i nagradata na nazna~eniot polnomo{nik.</text:p>
      <text:p text:style-name="P23">Prvenstveno }e se nadomestat iznosite isplateni od sredstvata na sudot.</text:p>
      <text:p text:style-name="P5">^len 169</text:p>
      <text:p text:style-name="Normal_20_vovlecen">Taksite i tro{ocite isplateni od sredstvata na sudot, kako i fakti~kite izdatoci i nagradata na nazna~eniot polnomo{nik, pretstavuvaat del od parni~nite tro{oci.</text:p>
      <text:p text:style-name="Normal_20_vovlecen">Za nadomestot na ovie tro{oci od strana na protivnikot na strankata koja e oslobodena od pla}awe na tro{ocite na postapkata sudot }e odlu~i spored odredbite za nadomest na tro{ocite.</text:p>
      <text:p text:style-name="Normal_20_vovlecen">Taksite i tro{ocite isplateni od sredstvata na sudot gi naplatuva po slu`bena dol`nost prvostepeniot sud od strankata koja e dol`na da gi nadomesti.</text:p>
      <text:p text:style-name="Normal_20_vovlecen">Ako protivnikot na strankata koja e oslobodena od pla}awe na tro{ocite na postapkata e osuden da gi nadomesti parni~nite tro{oci, a }e se utvrdi deka toj ne e vo sostojba da gi plati tie tro{oci, sudot mo`e dopolnitelno da opredeli tro{ocite od stavot 1 na ovoj ~len da gi plati vo celost ili delumno strankata koja e oslobodena od pla}awe na tro{ocite na postapkata od ona {to &amp; <text:s/>e dosudeno. So toa ne se giba vo pravoto na ovaa stranka za ona {to go platila da bara nadomest od protivnikot.</text:p>
      <text:p text:style-name="P5">^len 170</text:p>
      <text:p text:style-name="Normal_20_vovlecen"><text:span text:style-name="T1"><text:s/></text:span>Tarifata za nadomestokot na tro{ocite na parni~nata postapka {to }e nastanat pred sudovite vo Republika Makedonija, ja utvrduva so pravilnik ministerot za pravda.</text:p>
      <text:p text:style-name="P5">G l a v a <text:s/>d v a n a e s e t t a</text:p>
      <text:p text:style-name="P4"><text:soft-page-break/>PRAVNA POMO[</text:p>
      <text:p text:style-name="P5">^len 171</text:p>
      <text:p text:style-name="Normal_20_vovlecen">Sudovite se dol`ni da uka`uvaat eden na drug pravna pomo{ vo parni~nata postapka.</text:p>
      <text:p text:style-name="Normal_20_vovlecen">Ako zamoleniot sud ne e nadle`en da go izvr{i dejstvieto za koe e zamolen, }e mu ja otstapi molbata na nadle`niot sud, odnosno na drug dr`aven organ i za toa }e go izvesti sudot od koj ja primil molbata, a ako nadle`niot sud, odnosno dr`avniot organ ne e poznat, }e ja vrati molbata.</text:p>
      <text:p text:style-name="P5">^len 172</text:p>
      <text:p text:style-name="Normal_20_vovlecen">Sudovite }e im uka`uvaat pravna pomo{ na stranski sudovi vo slu~aite predvideni so me|unaroden dogovor, kako i koga postoi zaemnost vo uka`uvaweto na pravna pomo{. Vo slu~aj na somnevawe za postoewe na vzaemnost, objasnenie dava ministerot za pravda.</text:p>
      <text:p text:style-name="Normal_20_vovlecen">Sudot }e odbie da mu dade pravna pomo{ na stranski sud ako se bara izvr{uvawe na dejstvie koe mu e sprotivno na javniot poredok na Republika Makedonija. Vo takov slu~aj sudot nadle`en za uka`uvawe na pravna pomo{ po slu`bena dol`nost }e go dostavi predmetot do Vrhovniot sud na Republika Makedonija.</text:p>
      <text:p text:style-name="Normal_20_vovlecen">Odredbata na ~len 171 stav 2 od ovoj zakon va`i i za postapuvawe so molba na stranski sud.</text:p>
      <text:p text:style-name="P5">^len 173</text:p>
      <text:p text:style-name="Normal_20_vovlecen">Sudovite im uka`uvaat pravna pomo{ na stranskite sudovi na na~in predviden so doma{noto zakonodavstvo. Dejstvieto koe e predmet na molba na stranskiot sud mo`e da se izvr{i i na na~in koj go bara stranskiot sud, ako takvata postapka ne e sprotivna na javniot poredok na Republika Makedonija.</text:p>
      <text:p text:style-name="P5">^len 174</text:p>
      <text:p text:style-name="Normal_20_vovlecen"><text:soft-page-break/>Ako so me|unaroden dogovor poinaku ne e opredeleno, sudovite }e gi zemaat vo postapka molbite za pravna pomo{ na stranskite sudovi, samo ako se dostaveni po diplomatski pat i ako molbata i prilozite se sostaveni na makedonski jazik ili ako e prilo`en zaveren prevod na toj jazik.</text:p>
      <text:p text:style-name="clen">^len 175</text:p>
      <text:p text:style-name="Normal_20_vovlecen">Ako so me|unaroden dogovor ne e opredeleno ne{to drugo, molbite na doma{nite sudovi za pravna pomo{ se dostavuvaat do stranskite sudovi po diplomatski pat. Molbite i prilozite moraat da bidat sostaveni na jazikot na zamolenata dr`ava ili kon niv mora da bide prilo`en nivni zaveren prevod na toj jazik.</text:p>
      <text:p text:style-name="P5">D e l <text:s text:c="2"/>v t o r i</text:p>
      <text:p text:style-name="P4">TEK NA POSTAPKATA</text:p>
      <text:p text:style-name="P5">A. Postapka pred prvostepeniot sud</text:p>
      <text:p text:style-name="P5">G l a v a <text:s/>t r i n a e s e t t a</text:p>
      <text:p text:style-name="P4">TU@BA</text:p>
      <text:p text:style-name="P5">^len 176</text:p>
      <text:p text:style-name="P9"><text:span text:style-name="T1"><text:s text:c="18"/></text:span>Parni~nata postapka se poveduva so tu`ba.</text:p>
      <text:p text:style-name="P5"/>
      <text:p text:style-name="P5">Sodr`ina na tu`bata</text:p>
      <text:p text:style-name="P5">^len 177</text:p>
      <text:p text:style-name="Normal_20_vovlecen">Tu`bata treba da sodr`i opredeleno barawe vo pogled na glavnata rabota i na sporednite barawa, fakti vrz koi tu`itelot go zasnova baraweto, dokazi so koi se utvrduvaat ovie fakti, kako i drugi podatoci {to mora da gi ima sekoj podnesok (~len 99).</text:p>
      <text:p text:style-name="Normal_20_vovlecen"><text:soft-page-break/>Koga sostavot na sudot ili pravoto na izjavuvawe revizija zavisi od vrednosta na predmetot na sporot, a predmet na tu`benoto barawe ne e pari~en iznos, tu`itelot e dol`en vo tu`bata da ja nazna~i vrednosta na predmetot na sporot.</text:p>
      <text:p text:style-name="Normal_20_vovlecen">Sudot }e postapi spored tu`bata i koga tu`itelot ne go navel pravniot osnov na tu`benoto barawe, a ako tu`itelot go navel pravniot osnov, sudot ne e vrzan za nego.</text:p>
      <text:p text:style-name="Normal_20_vovlecen"/>
      <text:p text:style-name="P5">Tu`ba za utvrduvawe</text:p>
      <text:p text:style-name="P5">^len 178</text:p>
      <text:p text:style-name="Normal_20_vovlecen">Tu`itelot mo`e vo tu`bata da bara sudot samo da go utvrdi postoeweto, odnosno nepostoeweto na nekoe pravo ili praven odnos, ili vistinitost, odnosno nevistinitost na nekoja isprava.</text:p>
      <text:p text:style-name="Normal_20_vovlecen">Vakva tu`ba mo`e da se podnese koga toa so posebni propisi e predvideno, koga tu`itelot ima praven interes sudot da go utvrdi postoeweto, odnosno nepostoeweto na nekoe pravo ili praven odnos, ili vistinitost, odnosno nevistinitost na nekoja isprava pred vtasanosta na baraweto za ~inewe od istiot odnos, ili koga tu`itelot ima nekoj drug praven interes za podnesuvawe na vakva tu`ba.</text:p>
      <text:p text:style-name="Normal_20_vovlecen">Ako odlukata za sporot zavisi od toa dali postoi ili ne postoi nekoj praven odnos koj vo tekot na parnicata stanal sporen, tu`itelot mo`e pokraj postojnoto barawe da istakne i tu`beno barawe sudot da utvrdi deka takov odnos postoi, odnosno deka ne postoi, ako sudot pred koj te~e parnicata e nadle`en za takvo barawe.</text:p>
      <text:p text:style-name="Normal_20_vovlecen">Istaknuvaweto na barawe vo smisla na odredbata na stav 3 od ovoj ~len nema da se smeta kako preina~uvawe na tu`bata.</text:p>
      <text:p text:style-name="Normal_20_vovlecen"/>
      <text:p text:style-name="Normal_20_vovlecen"/>
      <text:p text:style-name="Normal_20_vovlecen">Istaknuvawe na pove}e tu`beni barawa vo edna tu`ba</text:p>
      <text:p text:style-name="P5"><text:soft-page-break/>^len 179</text:p>
      <text:p text:style-name="Normal_20_vovlecen">Vo edna tu`ba tu`itelot mo`e da istakne pove}e barawa protiv istiot tu`en koga site barawa se povrzani so istata fakti~ka i pravna osnova. Ako barawata ne se povrzani so ista faki~ka <text:s/>i pravna osnova, tie mo`at da se istaknat vo edna tu`ba protiv ist tu`en samo koga istiot sud stvarno e nadle`en za sekoe od ovie barawa, i koga za site barawa e odpredelen ist vid postapka.</text:p>
      <text:p text:style-name="Normal_20_vovlecen">Tu`itelot mo`e dve ili pove}e tu`beni barawa vo me|usebna vrska da gi istakne vo edna tu`ba i taka sudot da go usvoi slednoto od tie barawa, ako najde deka ona {to pred nego e istaknato ne e osnovano.</text:p>
      <text:p text:style-name="Normal_20_vovlecen">Barawata spored stavot 2 na ovoj ~len mo`at da se istaknat vo edna tu`ba samo ako sudot stvarno e nadle`en za sekoe od istaknatite barawa i ako za site barawa e opredelen ist vid postapka.</text:p>
      <text:p text:style-name="Normal_20_vovlecen">Ako za nekoi od barawata istaknati vo istata tu`ba treba da sudi sovet, a za drugi sudija poedinec na istiot sud, za site barawa }e sudi sovet.</text:p>
      <text:p text:style-name="P5"/>
      <text:p text:style-name="P5">Protivtu`ba</text:p>
      <text:p text:style-name="P5">^len 180</text:p>
      <text:p text:style-name="Normal_20_vovlecen">Tu`eniot mo`e najdocna do prvoto ro~i{te za glavnata rasprava kaj istiot sud da podnese protivtu`ba, ako baraweto na protivtu`bata e vo vrska so tu`benoto barawe, ili ako tie barawa mo`at da se prebijat, ili ako so protivtu`bata se bara utvrduvawe na nekoe pravo ili praven odnos od ~ie postoewe ili nepostoewe zavisi vo celost ili delumno odlukata za tu`benoto barawe.</text:p>
      <text:p text:style-name="Normal_20_vovlecen">Protivtu`bata mo`e da se podnese i koga za baraweto od protivtu`bata treba da sudi istiot sud vo drug sostav.</text:p>
      <text:p text:style-name="P5">Preina~uvawe na tu`bata</text:p>
      <text:p text:style-name="P5"><text:soft-page-break/>^len 181</text:p>
      <text:p text:style-name="Normal_20_vovlecen">Tu`itelot mo`e da ja preina~i tu`bata do prvoto ro~i{te za glavna rasprava.</text:p>
      <text:p text:style-name="Normal_20_vovlecen">Po dostavuvaweto na tu`bata do tu`eniot, za preina~uvawe na tu`bata e potrebna soglasnost od tu`eniot, no i koga tu`eniot se protivi sudot mo`e da dozvoli preina~uvawe ako smeta deka toa bi bilo celesoobrazno za kone~no re{avawe na odnosite me|u strankite.</text:p>
      <text:p text:style-name="Normal_20_vovlecen">]e se smeta deka postoi soglasnost na tu`eniot za preina~uvawe na tu`bata ako toj se vpu{ti vo raspravawe za glavnata rabota po preina~enata tu`ba, a pred toa ne mu se protivel na preina~uvaweto.</text:p>
      <text:p text:style-name="Normal_20_vovlecen">Ako parni~niot sud za preina~enata tu`ba stvarno e nenadle`en, predmetot }e go dostavi do nadle`niot sud koj, ako tu`eniot se protivi na preina~uvaweto, }e re{i dali e dozvoleno preina~uvawe.</text:p>
      <text:p text:style-name="Normal_20_vovlecen">Na na~in predviden vo stavot 4 na ovoj ~len }e se postapi i vo slu~aj koga po preina~enata tu`ba treba da sudi istiot sud vo drug sostav (~len 17).</text:p>
      <text:p text:style-name="Normal_20_vovlecen">Koga sudot }e dozvoli preina~uvawe na tu`bata, dol`en e na tu`eniot da mu ostavi vreme potrebno da mo`e da se podgotvi za raspravawe po preina~enata tu`ba, ako za toa nema dovolno vreme. Na ist na~in }e postapi sudot ako tu`eniot koj ne se protivi na preina~uvaweto pobara da mu se ostavi potrebno vreme zaradi podgotvuvawe.</text:p>
      <text:p text:style-name="Normal_20_vovlecen">Ako tu`bata e preina~ena na ro~i{te na koe tu`eniot ne e prisuten, sudot }e go odlo`i ro~i{teto i }e dostavi do tu`eniot prepis na zapisnikot od toa ro~i{te.</text:p>
      <text:p text:style-name="Normal_20_vovlecen">Protiv re{enieto so koe se usvojuva preina~uvaweto na tu`bata ne e dozvolena posebna `alba.</text:p>
      <text:p text:style-name="P5">^len 182</text:p>
      <text:p text:style-name="Normal_20_vovlecen"><text:soft-page-break/>Preina~uvawe na tu`ba e promena na identi~nosta na baraweto, zgolemuvawe na postojnoto ili istaknuvawe na drugo barawe pokraj postojnoto.</text:p>
      <text:p text:style-name="Normal_20_vovlecen">Ako tu`itelot ja preina~uva tu`bata taka {to, poradi okolnostite {to nastanale po podnesuvaweto na tu`bata, bara od istiot fakti~ki odnos drug predmet ili pari~en iznos, tu`eniot ne mo`e da se protivi na takvoto preina~uvawe.</text:p>
      <text:p text:style-name="Normal_20_vovlecen">Tu`bata ne e preina~ena ako tu`itelot go promenil pravniot osnov na tu`benoto barawe, ako go namalil tu`benoto barawe, ili ako promenil, dopolnil ili ispravil oddelni navodi, taka {to poradi toa tu`benoto barawe ne e promenoto.</text:p>
      <text:p text:style-name="P5">^len 183</text:p>
      <text:p text:style-name="Normal_20_vovlecen">Tu`itelot mo`e se do zaklu~uvaweto na glavnata rasprava da ja preina~i svojata tu`ba i taka {to namesto prvobitno tu`eniot }e tu`i drugo lice.</text:p>
      <text:p text:style-name="Normal_20_vovlecen">Za preina~uvawe na tu`ba vo smisla na stavot 1 od ovoj ~len e potrebna soglasnost od liceto koe treba da stapi vo parnicata namesto tu`eniot, a ako tu`eniot ve}e se vpu{til vo raspravawe za glavnata rabota, potrebna e i soglasnost od tu`eniot.</text:p>
      <text:p text:style-name="Normal_20_vovlecen">Liceto {to stapuva vo parnicata namesto tu`eniot mora da ja primi parnicata vo onaa sostojba vo koja se nao|a taa vo momnetot koga stapuva vo nea.</text:p>
      <text:p text:style-name="P5">Povlekuvawe na tu`ba</text:p>
      <text:p text:style-name="P5">^len 184</text:p>
      <text:p text:style-name="Normal_20_vovlecen">Tu`itelot mo`e da ja povle~e tu`bata bez soglasnost od tu`eniot pred da se vpu{ti tu`eniot za raspravawe za glavnata rabota.</text:p>
      <text:p text:style-name="Normal_20_vovlecen">Tu`bata mo`e da se povle~e i podocna, s# do zaklu~uvaweto na glavnata rasprava, ako tu`eniot se soglasi so toa. Ako tu`eniot vo rok od osum dena od denot na <text:soft-page-break/>izvestuvaweto za povlekuvaweto na tu`bata ne se izjasni za toa, }e se smeta deka se soglasil so povlekuvaweto.</text:p>
      <text:p text:style-name="Normal_20_vovlecen">Povle~enata tu`ba se smeta kako da ne bila ni podnesena i mo`e povtorno da se podnese.</text:p>
      <text:p text:style-name="P5">Postoewe na parnica</text:p>
      <text:p text:style-name="P5">^len 185</text:p>
      <text:p text:style-name="Normal_20_vovlecen">Parnicata po~nuva da te~e so dostavuvaweto na tu`bata do tu`eniot.</text:p>
      <text:p text:style-name="Normal_20_vovlecen">Vo pogled na baraweto {to go postavila strankata vo tekot na postapkata, parnicata po~nuva da te~e od momentot koga za toa barawe e izvestena sprotivnata stranka.</text:p>
      <text:p text:style-name="Normal_20_vovlecen">Dodeka te~e parnicata, vo pogled na istoto barawe ne mo`e da se povede nova parnica me|u istite stranki, a ako takva parnica bide povedena, sudot }e ja otfrli tu`bata.</text:p>
      <text:p text:style-name="Normal_20_vovlecen">Sudot vo tekot na celata postapka po slu`bena dol`nost }e vnimava dali ve}e te~e druga parnica za isto barawe me|u isti stranki.</text:p>
      <text:p text:style-name="P5">^len 186</text:p>
      <text:p text:style-name="Normal_20_vovlecen">Ako nekoja od strankite ottu|i predmet ili pravo za koe te~e parnica, toa ne pre~i da se dovr{i parnicata me|u istite stranki.</text:p>
      <text:p text:style-name="Normal_20_vovlecen">Liceto koe <text:s/>go pribavilo predmetot ili pravoto za koe te~e parnicata mo`e da stapi vo parnicata namesto tu`itelot, odnosno tu`eniot, samo ako so toa se soglasat dvete stranki.</text:p>
      <text:p text:style-name="P5">G l a v a <text:s/>~ e t i r i n a e s e t t a</text:p>
      <text:p text:style-name="P4">SOPARNI^ARI</text:p>
      <text:p text:style-name="P5">^len 187</text:p>
      <text:p text:style-name="Normal_20_vovlecen">Pove}e lica mo`at so edna tu`ba da tu`at, odnosno da bidat tu`eni (soparni~ari), ako:</text:p>
      <text:p text:style-name="Normal_20_vovlecen"><text:soft-page-break/>1) vo pogled na predmetot na sporot se vo pravna zaednica ili ako nivnite prava odnosno obvrski proizleguvaat od ist fakti~ki i praven osnov;</text:p>
      <text:p text:style-name="Normal_20_vovlecen">2) predmet na sporot se barawa odnosno obvrski od ist vid {to se zasnovaat vrz su{testveno istovidna fakti~ki i praven osnov iako postoi stvarna i mesna nadle`nost na istiot sud za sekoe barawe i za sekoj tu`en i</text:p>
      <text:p text:style-name="Normal_20_vovlecen">3) <text:s/>toa e opredeleno so drug zakon.</text:p>
      <text:p text:style-name="Normal_20_vovlecen">Do zaklu~uvaweto na glavnata rasprava, pod uslovite od stavot 1 na ovoj ~len, pokraj tu`itelot mo`e da pristapi nov tu`itel, ili tu`bata mo`e da bide pro{irena na nov tu`en so negova soglasnost.</text:p>
      <text:p text:style-name="Normal_20_vovlecen">Liceto koe pristapuva kon tu`bata, odnosno na koe se pro{iruva tu`bata mora da ja primi parnicata vo onaa sostojba vo koja taa se nao|a koga toa stapuva vo nea.</text:p>
      <text:p text:style-name="P5"/>
      <text:p text:style-name="P5">^len 188</text:p>
      <text:p text:style-name="Normal_20_vovlecen">Tu`itelot mo`e so tu`ba da opfati dvajca ili pove}e tu`eni i taka {to }e bara tu`benoto barawe da bide usvoeno sprema sledniot tu`en za slu~aj da bide pravosilno odbien sprema onoj {to e naveden vo tu`bata pred nego.</text:p>
      <text:p text:style-name="Normal_20_vovlecen">Na na~inot predviden vo stavot1 na ovoj ~len, tu`itelot so tu`bata mo`e da opfati dvajca ili pove}e tu`eni, samo ako sprema sekoj od niv istaknuva isto barawe ili ako sprema oddelni od niv istaknuva razli~ni barawa {to se vo me|usebna vrska i ako istiot sud stvarno i mesno e nadle`en za sekoe od barawata.</text:p>
      <text:p text:style-name="P5"/>
      <text:p text:style-name="P5">^len 189</text:p>
      <text:p text:style-name="Normal_20_vovlecen">Liceto koe vo celost ili delumno bara predmet ili pravo za koe me|u drugi lica ve}e te~e parnica, mo`e pred sudot pred <text:soft-page-break/>koj te~e parnicata da gi tu`i obete stranki so edna tu`ba, se dodeka postapkata ne <text:s/>se zavr{i pravosilno.</text:p>
      <text:p text:style-name="P5"/>
      <text:p text:style-name="P5">^len 190</text:p>
      <text:p text:style-name="Normal_20_vovlecen">Glavniot dol`nik i garantot mo`at da bidat zaedni~ki tu`eni ako toa ne e vo sprotivnost so sodr`inata na dogovorot za garancija.</text:p>
      <text:p text:style-name="P5">^len 191</text:p>
      <text:p text:style-name="Normal_20_vovlecen">Sekoj soparni~ar vo parnicata e samostojna stranka i negovite dejstvija ili propu{tawa ne im koristat nitu im {tetat na drugite soparni~ari.</text:p>
      <text:p text:style-name="P5">^len 192</text:p>
      <text:p text:style-name="P9"><text:span text:style-name="T1"><text:s text:c="18"/></text:span>Ako spored zakonot ili poradi prirodata na pravniot odnos, sporot mo`e da se re{i na ednakov na~in sprema site soparni~ari, (edinstveni soparni~ari), tie se smetaat kako edna parni~na stranka, taka {to vo slu~aj ako oddelni soparni~ari propu{tat nekoe parni~no dejstvie, dejstvoto na parni~nite dejstvija {to gi izvr{ile drugi soparni~ari se protega i na onie {to ne gi prezele tie dejstvija.</text:p>
      <text:p text:style-name="P9"/>
      <text:p text:style-name="P5">^len 193</text:p>
      <text:p text:style-name="Normal_20_vovlecen">Ako rokovite za izvr{uvawe na opredeleno parni~no dejstvie za oddelni edinstveni soparni~ari istekuvaat vo razli~no vreme, toa parni~no dejstvie sekoj soparni~ar mo`e da go prezeme se dodeka makar i za eden od niv u{te te~e rokot za prezemawe na toa dejstvie.</text:p>
      <text:p text:style-name="P5">^len 194</text:p>
      <text:p text:style-name="Normal_20_vovlecen"><text:soft-page-break/>Sekoj soparni~ar ima pravo da podnesuva predlozi {to se odnesuvaat na tekot na parnicata.</text:p>
      <text:p text:style-name="P9"> </text:p>
      <text:p text:style-name="P9"/>
      <text:p text:style-name="P5">G l a v a <text:s/>p e t n a e s e t t a</text:p>
      <text:p text:style-name="P6">U^ESTVO NA TRETI LICA VO PARNICATA</text:p>
      <text:p text:style-name="P5">U~estvo na javniot obvinitel</text:p>
      <text:p text:style-name="P5">^len 195</text:p>
      <text:p text:style-name="Normal_20_vovlecen">Ako postoi somnevawe deka edna ili obete stranki gi koristat svoite prava vo postapkata za da gi izbegnat finansiskite obvrski sprema dr`avata, ili da ja onevozmo`at primenata na prisilnite odredbi od me|unaroden dogovor, nadle`niot javen obvinitel ima pravo da u~estvuva vo takva parnica koja te~e me|u drugi lica.</text:p>
      <text:p text:style-name="Normal_20_vovlecen"/>
      <text:p text:style-name="P10"><text:span text:style-name="T1"><text:s text:c="17"/></text:span>Svoeto u~estvo vo postapkata javniot obvinitel go prijavuva so podnesok do sudot pred koj se vodi parnicata me|u drugi lica. <text:s/></text:p>
      <text:p text:style-name="P10"/>
      <text:p text:style-name="P10"><text:span text:style-name="T1"><text:s text:c="16"/></text:span>Ako sudot smeta deka postojat zakonski uslovi za u~estvo na javniot obvinitel vo parnicata i deka negovoto u~estvo e potrebno, za toa }e go izvesti javniot obvinitel i }e mu odredi rok vo koj mo`e da go prijavi svoeto u~estvo. Dodeka toj rok ne iste~e, sudot }e zastane so postapkata, no javniot obvinitel mo`e i po istekot na toj rok da go koristi svoeto pravo od stavot 1 na ovoj ~len.</text:p>
      <text:p text:style-name="P10"/>
      <text:p text:style-name="P10"><text:span text:style-name="T1"><text:s text:c="14"/></text:span>Sudot }e go povika javniot obvinitel koj u~estvuva vo parnicata na site ro~i{ta i }e mu gi dostavuva site odluki protiv koi e dozvolen praven lek.</text:p>
      <text:p text:style-name="P5"><text:soft-page-break/>U~estvo na zame{uva~</text:p>
      <text:p text:style-name="P5">^len 196</text:p>
      <text:p text:style-name="Normal_20_vovlecen">Lice koe ima praven interes vo parnica {to te~e me|u drugi lica edna od strankite da uspee, mo`e da i se pridru`i na ovaa stranka.</text:p>
      <text:p text:style-name="Normal_20_vovlecen">Zame{uva~ot mo`e da stapi vo parnicata vo tekot na celata postapka se do pravosilnosta na odlukata za tu`beno barawe, kako i vo rokovite predvideni za podnesuvawe na vonreden praven lek.</text:p>
      <text:p text:style-name="Normal_20_vovlecen">Izjavata za stapuvawe vo parnica zame{uva~ot mo`e da ja dade na ro~i{teto ili so pismen podnesok.</text:p>
      <text:p text:style-name="Normal_20_vovlecen">Podnesokot na zame{uva~ot se dostavuva do dvete parni~ni stranki, a ako izjavata na zame{uva~ot e dadena na ro~i{te prepisot na odnosniot del od zapisnikot }e se dostavi samo do onaa stranka koja izostanala od ro~i{teto.</text:p>
      <text:p text:style-name="P5"/>
      <text:p text:style-name="P5">^len 197</text:p>
      <text:p text:style-name="Normal_20_vovlecen">Sekoja stranka mo`e na zame{uva~ot da mu go ospori pravoto da u~estvuva vo postapkata i da predlo`i da se odbie zame{uva~ot, a sudot mo`e i bez izjasnuvawe na strankite da go odbie u~estvoto na zame{uva~ot ako utvrdi deka ne postoi praven interes na zame{uva~ot.</text:p>
      <text:p text:style-name="Normal_20_vovlecen">Do pravosilnosta na re{enieto so koe se odbiva u~estvoto na zame{uva~ot, zame{uva~ot mo`e da u~estvuva vo postapkata i negovite parni~ni dejstvija ne mo`at da se isklu~at.</text:p>
      <text:p text:style-name="Normal_20_vovlecen">Protiv odlukata na sudot so koja se prifa}a u~estvoto na zame{uva~ot ne e dozvolena posebna `alba.</text:p>
      <text:p text:style-name="P5">^len 198</text:p>
      <text:p text:style-name="Normal_20_vovlecen">Zame{uva~ot mora da ja primi parnicata vo onaa sostojba vo koja se nao|a vo momentot koga }e se zame{a vo <text:soft-page-break/>parnicata. Vo natamo{niot tek na parnicata, toj e ovlasten da stava predlozi i da gi prezema site drugi parni~ni dejstvija vo rokovi vo koi tie dejstvija bi mo`ela da gi prezema strankata na koja &amp; <text:s/>se pridru`il.</text:p>
      <text:p text:style-name="Normal_20_vovlecen">Koga zame{uva~ot stapil vo parnicata do pravosilnosta na odlukata za tu`beno barawe, ovlasten e da podnese i vonreden praven lek.</text:p>
      <text:p text:style-name="Normal_20_vovlecen">Ako zame{uva~ot podnese praven lek, primerok od negoviot podnesok }e se dostavi i do strankata na koja i se pridru`il.</text:p>
      <text:p text:style-name="Normal_20_vovlecen">Parni~nite dejstvija na zame{uva~ot za strankata na koja &amp; <text:s/>se pridru`il imaat pravno dejstvo, ako ne se vo sprotivnost so nejzinite dejstvija.</text:p>
      <text:p text:style-name="Normal_20_vovlecen">Po soglasnost na dvete <text:s/>parni~ni stranki zame{uva~ot mo`e da stapi vo parnicata kako stranka namesto strankata na koja i se pridru`il.</text:p>
      <text:p text:style-name="P5"/>
      <text:p text:style-name="P5">^len 199</text:p>
      <text:p text:style-name="Normal_20_vovlecen">Ako pravnoto dejstvo na presudata treba da se odnesuva i na zame{uva~ot, toj ima polo`ba na edinstven soparni~ar (~len 192).</text:p>
      <text:p text:style-name="Normal_20_vovlecen">Zame{uva~ot so polo`ba na edinstven soparni~ar mo`e da podnese vonreden praven lek i vo parnicata vo koja do nastapuvaweto na pravosilnosta na odlukata za tu`benoto barawe ne u~estvuval kako zame{uva~.</text:p>
      <text:p text:style-name="P5">Imenuvawe na prethodnik</text:p>
      <text:p text:style-name="P5">^len 200</text:p>
      <text:p text:style-name="Normal_20_vovlecen">Liceto koe e tu`eno kako dr`atel na nekoj predmet ili korisnik na nekoe pravo, a tvrdi deka predmetot go dr`i ili pravoto go vr{i od ime na treto lice mo`e, najdocna na podgotvitelnoto ro~i{te, a ako ova ne e odr`ano toga{ na <text:soft-page-break/>glavnata rasprava pred da se vpu{ti vo raspravawe za glavnata rabota, da go povika preku sudot toa treto lice (prethodnik), namesto nego da stapi kako stranka vo parnicata.</text:p>
      <text:p text:style-name="Normal_20_vovlecen">Soglasnost na tu`itelot namesto tu`eniot vo parnicata da stapi prethodnikot e potrebna samo ako tu`itelot protiv tu`eniot istaknuva i takvi barwa koi ne zavisat od toa dali tu`eniot od imeto na prethodnikot go dr`i predmetot ili go vr{i pravoto.</text:p>
      <text:p text:style-name="Normal_20_vovlecen">Ako prethodnikot koj uredno e povikan, ne dojde na ro~i{teto ili odbie da stapi vo parnicata, tu`eniot ne mo`e da se protivi da se vpu{ti vo parnicata.</text:p>
      <text:p text:style-name="Normal_20_vovlecen"/>
      <text:p text:style-name="P5">Izvestuvawe na treto lice za parnicata</text:p>
      <text:p text:style-name="P5">^len 201</text:p>
      <text:p text:style-name="Normal_20_vovlecen">Ako tu`itelot ili tu`eniot treba nekoe treto lice da go izvesti za zapo~natata parnica, za da se zasnova so toa izvesno gra|anskopravno dejstvo, tie mo`at, se dodeka parnicata ne se dovr{i pravosilno, toa da go storat so podnesok preku parni~niot sud vo koj <text:s/>}e ja navedat pri~inata za izvestuvaweto i vo kakva sostojba se nao|a parnicata.</text:p>
      <text:p text:style-name="Normal_20_vovlecen">Strankata koja go izvestila tretoto lice za parnicata ne mo`e poradi toa da bara prekin na zapo~natata parnica,prodol`uvawe na rokovite ili odlagawe na ro~i{teto.</text:p>
      <text:p text:style-name="P9"> </text:p>
      <text:p text:style-name="P5">G l a v a { e s n a e s e t t a</text:p>
      <text:p text:style-name="P4">PREKIN NA POSTAPKATA</text:p>
      <text:p text:style-name="P5">^len 202</text:p>
      <text:p text:style-name="Normal_20_vovlecen">Postapkata se prekinuva, koga:</text:p>
      <text:p text:style-name="Normal_20_vovlecen">1) strankata }e umre ili }e ja zagubi parni~nata sposobnost, a nema polnomo{nik vo taa postapka;</text:p>
      <text:p text:style-name="Normal_20_vovlecen"><text:soft-page-break/>2) zakonskiot zastapnik na strankata }e umre ili <text:span text:style-name="T7">}e </text:span>prestane negovoto ovlastuvawe za zastapuvawe, a strankata nema polnomo{nik vo postapkata;</text:p>
      <text:p text:style-name="Normal_20_vovlecen">3) koga strankata koja e pravno lice }e prestane da postoi, odnosno koga nadle`niot organ pravosilno <text:span text:style-name="T7">}e </text:span>odlu~i za zabrana na rabotata;</text:p>
      <text:p text:style-name="Normal_20_vovlecen">4) }e nastapat pravnite posledici od otvarawe na ste~ajna postapka;</text:p>
      <text:p text:style-name="Normal_20_vovlecen">5) poradi vojna ili drugi pri~ini }e prestane rabotata vo sudot i</text:p>
      <text:p text:style-name="Normal_20_vovlecen">6) toa e opredeleno so drug zakon.</text:p>
      <text:p text:style-name="Normal_20_vovlecen"/>
      <text:p text:style-name="Normal_20_vovlecen"/>
      <text:p text:style-name="P5">^len 203</text:p>
      <text:p text:style-name="Normal_20_vovlecen">Osven slu~aite posebno predvideni vo ovoj zakon, prekin na postapkata sudot }e opredeli koga:</text:p>
      <text:p text:style-name="Normal_20_vovlecen">1) }e odlu~i samiot da ne re{ava za prethodnoto pra{awe (~len 11) i</text:p>
      <text:p text:style-name="Normal_20_vovlecen">2) strankata se nao|a na podra~je koe poradi poplavi i sli~no e otse~eno od sudot.</text:p>
      <text:p text:style-name="Normal_20_vovlecen">Sudot mo`e da opredeli prekin na postapkata koga odlukata za tu`benoto barawe zavisi od toa dali e storen prekr{ok ili krivi~no delo za koe se goni po slu`bena dol`nost, koj e storitelot i dali e toj odgovoren, a osobeno koga }e se pojavi somnevawe deka svedokot ili ve{takot dal la`en iskaz ili deka ispravata upotrebena kako dokaz e la`na.</text:p>
      <text:p text:style-name="P5">^len 204</text:p>
      <text:p text:style-name="Normal_20_vovlecen">Prekinot na postapkata ima za posledica da prestanat da te~at site rokovi opredeleni za vr{ewe na parni~nite dejstvija.</text:p>
      <text:p text:style-name="Normal_20_vovlecen">Za vreme na traeweto na prekinot na postapkata sudot ne mo`e da prezema nikakvi dejstvija vo postapkata, no ako prekinot nastapil po zaklu~uvaweto na glavnata rasprava, sudot mo`e vrz osnova na taa rasprava da donese odluka.</text:p>
      <text:p text:style-name="Normal_20_vovlecen"><text:soft-page-break/>Parni~nite dejstvija {to gi prezela ednata stranka dodeka trae prekinot na postapkata sprema drugata stranka nemaat nikakvo pravno dejstvo. Nivnoto dejstvo po~nuva duri otkako postapkata }e bide prodol`ena.</text:p>
      <text:p text:style-name="P5">^len 205</text:p>
      <text:p text:style-name="Normal_20_vovlecen">Postapkata {to e prekinata od pri~inite navedeni vo ~lenot 202 to~ki od 1 do 4 na ovoj zakon, }e se prodol`i koga naslednikot ili staratelot na ostavinata, noviot zakonski zastapnik, ste~ajniot upravnik ili pravnite sledbenici na pravnoto lice }e ja prezemat postapkata ili koga sudot na predlog od sprotivnata stranka }e gi povika da go storat toa.</text:p>
      <text:p text:style-name="Normal_20_vovlecen">Ako sudot ja prekinal postapkata od pri~inite navedeni vo ~lenot 203 stav 1 to~ka 1 i stav 2 na ovoj zakon, postapkata }e prodol`i koga pravosilno }e zavr{i postapkata pred sudot ili pred drug nadle`en organ, ili koga sudot }e najde deka pove}e ne postojat pri~ini da se ~eka na nejzino zavr{uvawe.</text:p>
      <text:p text:style-name="Normal_20_vovlecen">Vo site drugi slu~ai prekinatata postapka }e se prodol`i na predlog od strankata {tom }e prestanat pri~inite za prekinot.</text:p>
      <text:p text:style-name="Normal_20_vovlecen">Rokovite {to poradi prekinot na postapkata prestanale da te~at, za zainteresiranata stranka po~nuvaat da te~at vo celost, odnovo od denot koga sudot }e &amp; <text:s/>go dostavi re{enieto za prodol`uvawe na postapkata.</text:p>
      <text:p text:style-name="Normal_20_vovlecen">Do strankata koja ne stavila predlog za prodol`uvawe na postapkata, re{enieto za prodol`uvawe na postapkata se dostavuva spored odredbite na ~lenot <text:s/>138 od ovoj zakon.</text:p>
      <text:p text:style-name="P5">^len 206</text:p>
      <text:p text:style-name="Normal_20_vovlecen">@albata protiv re{enieto so koe se utvrduva (~len 202) ili se opredeluva (~len 203) prekin na postapkata, ne go zadr`uva izvr{uvaweto na re{enieto.</text:p>
      <text:p text:style-name="Normal_20_vovlecen">Ako sudot na ro~i{teto go odbil predlogot za prekin na postapkata i odlu~il postapkata vedna{ da prodol`i, protiv toa re{enie ne e dozvolena posebna `alba.</text:p>
      <text:p text:style-name="P9"><text:soft-page-break/> </text:p>
      <text:p text:style-name="P5">G l a v a <text:s/>s e d u m n a e s e t t a</text:p>
      <text:p text:style-name="P4">DOKAZI I IZVEDUVAWE NA DOKAZI</text:p>
      <text:p text:style-name="P5">Op{ti odredbi</text:p>
      <text:p text:style-name="P5">^len 207</text:p>
      <text:p text:style-name="Normal_20_vovlecen">Sekoja stranka e dol`na da gi iznese faktite i da predlo`i dokazi vrz koi go zasnova svoeto barawe ili so koe gi pobiva navodite i dokazite na protivnikot.</text:p>
      <text:p text:style-name="Normal_20_vovlecen">Ne mo`e <text:s/>da se odbie dokaz za fakt <text:s/>zatoa {to e napi{an <text:s/>na jazik <text:s/>na zaednicite na strankite <text:s/>ili <text:s/>drugi <text:s/>u~esnici na postapkata dr`avjani na Republika Makedonija .</text:p>
      <text:p text:style-name="Normal_20_vovlecen">Tro{ocite za prevod na takvite dokazi pa|aat na tovar na Buxetot na Republika Makedonija. </text:p>
      <text:p text:style-name="P5">^len 208</text:p>
      <text:p text:style-name="Normal_20_vovlecen">Doka`uvaweto gi opfa}a site fakti {to se va`ni za donesuvawe na odluka.</text:p>
      <text:p text:style-name="Normal_20_vovlecen">Koi dokazi }e se izvedat zaradi utvrduvawe na re{itelnite fakti re{ava sudot.</text:p>
      <text:p text:style-name="P5">^len 209</text:p>
      <text:p text:style-name="Normal_20_vovlecen">Ne treba da se doka`uvaat faktite {to strankata gi priznala pred sudot vo tekot na parnicata, no sudot mo`e da naredi da se doka`uvaat i vakvi fakti ako smeta deka strankata so nivnoto priznavawe odi kon toa da raspolaga so barawe so koe ne mo`e da se raspolaga (~len 3 stav 3).</text:p>
      <text:p text:style-name="Normal_20_vovlecen">Sudot, zemaj}i gi predvid site okolnosti, spored svoe ubeduvawe }e oceni dali }e go zeme za priznaen ili osporen faktot {to strankata prvin go priznala, a potoa napolno ili delumno go porekla ili go ograni~ila priznavaweto so dodavawe na drugi fakti.</text:p>
      <text:p text:style-name="Normal_20_vovlecen"><text:soft-page-break/>Faktite ~ie postoewe zakonot go pretpostavuva ne treba da se doka`uvaat, no mo`e da se doka`uva deka ovie fakti ne postojat, ako so zakon ne e opredeleno ne{to drugo.</text:p>
      <text:p text:style-name="Normal_20_vovlecen">Ne treba da se doka`uvaat fakti {to se op{to poznati.</text:p>
      <text:p text:style-name="P5"/>
      <text:p text:style-name="P5">^len 210</text:p>
      <text:p text:style-name="Normal_20_vovlecen">Ako sudot ne mo`e vrz osnova na izvedenite dokazi (~len 8) so sigurnost da utvrdi nekoj fakt, za postoeweto na faktot }e zaklu~i so primena na pravilata za tovarot na doka`uvaweto.</text:p>
      <text:p text:style-name="Normal_20_vovlecen"/>
      <text:p text:style-name="P5">^len 211</text:p>
      <text:p text:style-name="Normal_20_vovlecen">Ako se utvrdi deka na strankata &amp; pripa|a pravoto na nadomest na {etata, na pari~en iznos ili na zamenlivi predmeti, no visinata na iznosot, odnosno koli~inata na predmetite ne mo`e da se utvrdi ili bi mo`ela da se utvrdi samo so nesrazmerni te{kotii, sudot za ova }e odlu~i po slobodna ocena.</text:p>
      <text:p text:style-name="P5">^len 212</text:p>
      <text:p text:style-name="Normal_20_vovlecen">Dokazite na glavnata rasprava se izveduvaat pred sovetot, no sovetot mo`e od va`ni pri~ini da odlu~i opredeleni dokazi da se izvedat pred pretsedatelot na sovetot ili pred sudijata na zamoleniot sud (zamolen sudija). Vo toj slu~aj zapisnicite na izvedenite dokazi }e se pro~itaat na glavnata rasprava.</text:p>
      <text:p text:style-name="Normal_20_vovlecen">Koga sovetot }e odlu~i nekoj dokaz da se izvede pred zamoleniot sudija, vo zamolnicata za izveduvawe na dokazot }e se opi{e sostojbata na rabotata spored tekot na glavnata rasprava i posebno }e se nazna~i za koi okolnosti treba osobeno da se vodi smetka pri izveduvaweto na dokazot.</text:p>
      <text:p text:style-name="Normal_20_vovlecen">Za ro~i{teto za izveduvawe na dokazi pred pretsedatelot na sovetot ili pred zamoleniot sudija }e se izvestat <text:soft-page-break/>i strankite, ako ne izjavile deka nema da prisustvuvaat na ro~i{teto.</text:p>
      <text:p text:style-name="Normal_20_vovlecen">Pretsedatelot na sovetot ili zamoleniot sudija pri izveduvaweto na dokazite gi ima site ovlastuvawa {to gi ima sovetot, odnosno pretsedatelot na sovetot, koga dokazite se izveduvaat na glavnata rasprava.</text:p>
      <text:p text:style-name="Normal_20_vovlecen">Protiv re{enieto na sudot so koe izveduvaweto na dokazite mu se doveruva na pretsedatelot na sovetot ili na zamoleniot sudija ne e dozvolena posebna `alba.</text:p>
      <text:p text:style-name="P5">^len 213</text:p>
      <text:p text:style-name="Normal_20_vovlecen">Ako spored okolnostite mo`e da pretpostavi deka nekoj dokaz nema da mo`e da se izvede ili deka nema da mo`e da se izvede vo primeren rok, ili ako dokazot treba da se izvede vo stranstvo, sudot vo re{enieto za izveduvaweto na dokazot }e opredeli rok do koj }e se ~eka izveduvaweto na dokazot.</text:p>
      <text:p text:style-name="Normal_20_vovlecen">Koga opredeleniot rok }e iste~e, raspravata }e se sprovede bez ogled {to opredeleniot dokaz ne e izveden.</text:p>
      <text:p text:style-name="P5"/>
      <text:p text:style-name="P5">Uvid</text:p>
      <text:p text:style-name="P5">^len 214</text:p>
      <text:p text:style-name="Normal_20_vovlecen">Uvid se prezema koga za utvrduvawe na nekoj fakt ili za razjasnuvawe na nekoja okolnost e potrebno neposredno zabele`uvawe na sudot.</text:p>
      <text:p text:style-name="Normal_20_vovlecen">Uvidot mo`e da se vr{i i so u~estvo na ve{taci.</text:p>
      <text:p text:style-name="P9"/>
      <text:p text:style-name="P9"/>
      <text:p text:style-name="P5">^len 215</text:p>
      <text:p text:style-name="Normal_20_vovlecen">Sovetot }e go ovlasti pretsedatelot na sovetot da izvr{i uvid ako predmetot koj treba da se razgleda ne mo`e da se <text:soft-page-break/>donese vo sudot, ili negovoto donesuvawe bi predizvikalo zna~itelni tro{oci, a sovetot smeta deka ne e nu`no neposredno zabele`uvawe na site ~lenovi na sovetot.</text:p>
      <text:p text:style-name="P5">^len 216</text:p>
      <text:p text:style-name="Normal_20_vovlecen">Ako treba da se razgleda predmet {to se nao|a kaj edna od strankite, kaj treto lice, kaj dr`aven organ ili kaj organizacija ili druga institucija <text:s/>na koja &amp; <text:s/>e dovereno vr{ewe na javno ovlastuvawe, soglasno }e se primenat odredbite na ovoj zakon za pribavuvawe na ispravi od ovie organi ili organizacii (~lenovi <text:s/>219, 220 i 221) <text:s/>.</text:p>
      <text:p text:style-name="P5"/>
      <text:p text:style-name="P5"/>
      <text:p text:style-name="P5">Ispravi</text:p>
      <text:p text:style-name="P5">^len 217</text:p>
      <text:p text:style-name="Normal_20_vovlecen">Isprava {to vo propi{ana forma ja izdal dr`aven organ vo granicite na svojata nadle`nost, kako i isprava {to vo takva forma ja izdala organizacija ili druga institucija vo vr{ewe na javno ovlastuvawe {to &amp; <text:s/>e dovereno so zakon ili so odluka na organ na op{tinata zasnovana vrz zakon (javna isprava), ja doka`uva vistinitosta na ona {to se potvrduva ili opredeluva vo nea.</text:p>
      <text:p text:style-name="Normal_20_vovlecen">Ista dokazna sila imaat i drugi ispravi koi so posebni propisi vo pogled na dokaznata sila se izedna~eni so javnite ispravi.</text:p>
      <text:p text:style-name="Normal_20_vovlecen">Dozvoleno e da se doka`uva deka vo javnata isprava nevistinito se utvrdeni faktite ili deka ispravata e nepravilno sostavena.</text:p>
      <text:p text:style-name="Normal_20_vovlecen">Ako sudot se somneva vo avtenti~nosta na ispravata, mo`e da pobara za toa da se izjasni organot, odnosno institucijata <text:s/>od koja bi trebalo da poteknuva taa.</text:p>
      <text:p text:style-name="P5"><text:soft-page-break/>^len 218</text:p>
      <text:p text:style-name="Normal_20_vovlecen">Ako so me|unaroden dogovor poinaku ne e opredeleno, stranskite javni ispravi {to se propisno zavereni, imaat, pod uslov na zaemnost, ista dokazna sila kako i doma{nite javni ispravi.</text:p>
      <text:p text:style-name="P5">^len 219</text:p>
      <text:p text:style-name="Normal_20_vovlecen">Strankata e dol`na samata da ja podnese ispravata na koja se povikuva za dokaz na svoite navodi.</text:p>
      <text:p text:style-name="Normal_20_vovlecen">Kon ispravata sostavena na stranski jazik se podnesuva i zaveren prevod.</text:p>
      <text:p text:style-name="Normal_20_vovlecen">Ako ispravata se nao|a kaj dr`aven organ ili kaj organizacija ili druga institucija na koja &amp; <text:s/>e dovereno vr{ewe na javno ovlastuvawe, a samata stranka ne mo`e da izdejstvuva ispravata da se predade ili prika`e, sudot po slu`bena dol`nost }e ja pribavi ovaa isprava.</text:p>
      <text:p text:style-name="P5"/>
      <text:p text:style-name="P5">^len 220</text:p>
      <text:p text:style-name="Normal_20_vovlecen">Koga ednata stranka se povikuva na isprava i tvrdi deka taa se nao|a kaj drugata stranka, sudot ovaa stranka }e ja povika da ja podnese ispravata, ostavaj}i i za toa opredelen rok.</text:p>
      <text:p text:style-name="Normal_20_vovlecen">Strankata ne mo`e da go odbie podnesuvaweto na ispravata ako taa samata vo postapkata se povikala na taa isprava za dokaz na svoite navodi, ili ako se raboti za isprava koja spored zakonot e dol`na da ja predade ili poka`e, ili ako ispravata so ogled na nejzinata sodr`ina se smeta zaedni~ka za obete stranki.</text:p>
      <text:p text:style-name="Normal_20_vovlecen">Vo pogled na pravoto na strankata da go odbie podnesuvaweto na drugi ispravi soglasno }e se primenuvaat odredbite na ~lenovite 224 i 225 od ovoj zakon.</text:p>
      <text:p text:style-name="Normal_20_vovlecen"><text:soft-page-break/>Koga strankata koja e povikana da ja podnese ispravata odrekuva deka ispravata se nao|a kaj nea, sudot mo`e zaradi utvrduvawe na ovoj fakt da izveduva dokazi.</text:p>
      <text:p text:style-name="Normal_20_vovlecen">Sudot, so ogled na site okolnosti spored svoe uverenie }e ceni od kakvo zna~ewe e toa {to strankata koja ja dr`i ispravata ne saka da postapi spored re{enieto na sudot so koe i se nalaga da ja podnese ispravata ili protivno na uverenieto na sudot odrekuva deka ispravata se nao|a kaj nea.</text:p>
      <text:p text:style-name="Normal_20_vovlecen">Protiv odlukata na sudot od stav 1 na ovoj ~len ne e dozvolena posebna `alba.</text:p>
      <text:p text:style-name="P5">^len 221</text:p>
      <text:p text:style-name="Normal_20_vovlecen">Sudot mo`e na treto lice da mu naredi da podnese isprava samo koga toa spored zakonot e dol`no da ja poka`e ili da ja podnese, ili koga se raboti za isprava koja spored svojata sodr`ina e zaedni~ka za toa lice i za strankata koja se povikuva na ispravata.</text:p>
      <text:p text:style-name="Normal_20_vovlecen">Pred da donese odluka so koja na treto lice mu nalo`uva da ja podnese ispravata, sudot }e go povika tretoto lice da se izjasni za toa.</text:p>
      <text:p text:style-name="Normal_20_vovlecen">Koga tretoto lice ja odrekuva svojata dol`nost da ja podnese ispravata {to se nao|a kaj nego, sudot }e re{i dali tretoto lice e dol`no da ja podnese ispravata.</text:p>
      <text:p text:style-name="Normal_20_vovlecen">Koga tretoto lice odrekuva deka ispravata se nao|a kaj nego, sudot mo`e, zaradi utvrduvawe na ovoj fakt, da izveduva dokazi.</text:p>
      <text:p text:style-name="Normal_20_vovlecen">Pravosilnoto re{enie za dol`nosta na tretoto lice da ja podnese ispravata mo`e da se izvr{i spored pravilata na izvr{nata postapka.</text:p>
      <text:p text:style-name="Normal_20_vovlecen">Tretoto lice ima pravo na nadomest na tro{ocite {to gi imalo vo vrska so podnesuvaweto na ispravite. Odredbite na ~lenot 236 od ovoj zakon soglasno }e se primenuvaat i vo ovoj slu~aj.</text:p>
      <text:p text:style-name="P21"/>
      <text:p text:style-name="P5"><text:soft-page-break/>Svedoci</text:p>
      <text:p text:style-name="P5">^len 222</text:p>
      <text:p text:style-name="Normal_20_vovlecen">Sekoe lice {to se povikuva kako svedok e dol`no da se javi na pokanata, a ako so ovoj zakon poinaku ne e opredeleno , dol`no e i da svedo~i.</text:p>
      <text:p text:style-name="Normal_20_vovlecen">Kako svedoci mo`at da se soslu{aat samo lica koi se sposobni da davaat izvestuvawe za faktite {to se doka`uvaat. <text:s/></text:p>
      <text:p text:style-name="P9"/>
      <text:p text:style-name="P5">^len 223</text:p>
      <text:p text:style-name="Normal_20_vovlecen">Ne mo`e da se soslu{a kako svedok lice koe so svojot iskaz bi ja povredilo dol`nosta za ~uvawe na slu`bena ili voena tajna, dodeka nadle`niot organ ne go oslobodi od taa dol`nost.</text:p>
      <text:p text:style-name="Normal_20_vovlecen"/>
      <text:p text:style-name="P5">^len 224</text:p>
      <text:p text:style-name="Normal_20_vovlecen">Svedokot mo`e da odbie da svedo~i za:</text:p>
      <text:p text:style-name="Normal_20_vovlecen">1) ona {to strankata kako na svoj polnomo{nik mu go doverila;</text:p>
      <text:p text:style-name="Normal_20_vovlecen">2) ona za koe strankata ili drugo lice na svedokot kako na verski ispovednik mu se ispovedalo i</text:p>
      <text:p text:style-name="Normal_20_vovlecen">3) fakti koi svedokot gi uznal kako advokat, lekar ili vo vr{ewe na nekoja druga profesija ili nekoja druga dejnost, ako postoi obvrska kako tajna da se ~uva ona {to se uznalo vo vr{eweto na taa profesija ili dejnost.</text:p>
      <text:p text:style-name="Normal_20_vovlecen">Pretsedatelot na sovetot }e gi predupredi ovie lica deka mo`at da odbijat da dadat iskaz.</text:p>
      <text:p text:style-name="P5">^len 225</text:p>
      <text:p text:style-name="Normal_20_vovlecen">Svedokot mo`e da ne dade odgovor na oddelni pra{awa ako za toa postojat va`ni pri~ini, a osobeno ako so svojot odgovor na tie pra{awa bi se izlo`il na te`ok sram, na zna~itelna <text:soft-page-break/>imotna {teta ili na krivi~no gonewe sebesi ili svoite rodnini po krv vo prava linija do koj i da e stepen, a vo strani~na linija do tretiot stepen, zaklu~no, svojot bra~en drugar ili rodinite po svatovstvo do vtoriot stepen zaklu~no i toga{ koga brakot prestanal, svojot vonbra~en drugar, kako i svojot staratel ili liceto pod staratelstvo, posvoitelot ili posvoenikot.</text:p>
      <text:p text:style-name="Normal_20_vovlecen">Pretsedatelot na sovetot }e go predupredi svedokot deka mo`e da ne dade odgovor na postavenoto pra{awe.</text:p>
      <text:p text:style-name="P5"/>
      <text:p text:style-name="P5">^len 226</text:p>
      <text:p text:style-name="Normal_20_vovlecen">Svedokot ne mo`e poradi opasnost od nekakva imotna {teta da odbie da svedo~i za pravni raboti pri koi bil prisuten kako povikan svedok, za dejstvijata koi vo pogled na sporniot odnos gi prezel kako praven prethodnik ili zastapnik na edna od strankite, za fakti koi se odnesuvaat na imotnite odnosi usloveni so semejna, bra~na ili vonbra~na <text:s/>vrska, za fakti koi se odnesuvaat na ra|awe, sklu~uvawe na brak ili smrt, kako i koga vrz osnova na posebni propisi e dol`en da podnese prijava ili da dade izjava.</text:p>
      <text:p text:style-name="P5">^len 227</text:p>
      <text:p text:style-name="Normal_20_vovlecen">Opravdanosta na pri~inite za odbivawe na svedo~ewe ili davawe odgovor na oddelni pra{awa ja ocenuva sudot pred koj svedokot treba da svedo~i. Ako e potrebno, prethodno za toa }e se soslu{aat strankite.</text:p>
      <text:p text:style-name="Normal_20_vovlecen">Protiv re{enieto na sudot od stavot 1 na ovoj ~len strankite nemaat pravo na posebna `alba, a svedokot mo`e ova re{enie da go pobiva vo `albata protiv re{enieto so koe e izre~ena za pari~na kazna ili kazna zatvor poradi toa {to odbil da svedo~i ili ne dal odgovor na oddelno pra{awe (~len 235 stav 2).</text:p>
      <text:p text:style-name="P5">^len 228</text:p>
      <text:p text:style-name="P9"><text:soft-page-break/>Strankata koja predlaga opredeleno lice da se soslu{a kako svedok, mora prethodno da nazna~i za {to toa treba da svedo~i i da go navede negovoto ime i prezime, zanimawe i prestojuvali{te.</text:p>
      <text:p text:style-name="P5">^len 229</text:p>
      <text:p text:style-name="Normal_20_vovlecen">Povikuvaweto na svedokot se vr{i so dostavuvawe na pismena pokana vo koja se naveduva imeto i prezimeto, <text:s/>zanimaweto na povikaniot, vremeto i mestoto na doa|aweto, predmetot za koj se povikuva i nazna~uvawe deka se povikuva kako svedok. Vo pokanata svedokot }e se predupredi na posledicite od neopravdan izostanok (~len 235) i na pravoto na nadomest na tro{ocite (~len 236).</text:p>
      <text:p text:style-name="Normal_20_vovlecen">Svedocite koi poradi starost, bolest ili te{ki telesni nedostatoci ne mo`at da se javat na pokanata, }e se soslu{aat vo svojot stan ili na mestoto kade se nao|aat. </text:p>
      <text:p text:style-name="P9"/>
      <text:p text:style-name="P5">^len 230</text:p>
      <text:p text:style-name="Normal_20_vovlecen">Svedokot }e se pra{a za imeto i prezimeto, imeto na tatkoto, zanimaweto, `iveali{teto odnosno prestojuvali{teto, mestoto na ra|aweto, godinite na vozrasta i za <text:s/>negoviot odnos so strankite.</text:p>
      <text:p text:style-name="Normal_20_vovlecen">Svedokot prethodno }e se opomene deka e dol`en da ja zboruva vistinata i deka ne smee ni{to da premol~i, a potoa }e se predupredi za posledicite od davawe na la`en iskaz.</text:p>
      <text:p text:style-name="Normal_20_vovlecen">Svedok se soslu{uva poedine~no i bez prisutvo na svedocite koi podocna }e se soslu{uvaat. Svedokot e dol`en odgovorite da gi dava usno.</text:p>
      <text:p text:style-name="Normal_20_vovlecen"/>
      <text:p text:style-name="Normal_20_vovlecen"/>
      <text:p text:style-name="P5">^len 231</text:p>
      <text:p text:style-name="Normal_20_vovlecen"><text:soft-page-break/>Po op{tite pra{awa, svedokot se povikuva da iznese s# ona {to mu e poznato za faktite za koi treba da svedo~i, a potoa mo`at da mu se postavuvaat pra{awa zaradi proveruvawe, dopolnenie ili razjasnuvawe. Ne e dozvoleno da se postavuvaat pra{awa vo koi ve}e e sodr`ano kako bi trebalo da se odgovori.</text:p>
      <text:p text:style-name="Normal_20_vovlecen">Svedokot sekoga{ }e se pra{uva od kade mu e poznato ona za koe svedo~i.</text:p>
      <text:p text:style-name="Normal_20_vovlecen">Svedocite mo`at da se soo~at ako nivnite iskazi ne se slo`uvaat vo pogled na va`ni fakti. Soo~enite za sekoja okolnost vo koja ne se slo`uvaat, posebno }e se soslu{aat i nivniot odgovor }e se vnese vo zapisnikot.</text:p>
      <text:p text:style-name="P5">^len 232</text:p>
      <text:p text:style-name="Normal_20_vovlecen">Svedokot koj ne go znae jazikot na koj se vodi postapkata }e se soslu{a preku sudski preveduva~.</text:p>
      <text:p text:style-name="Normal_20_vovlecen">Ako svedokot e gluv, }e mu se postavuvaat pra{awa pismeno, a ako e nem, }e se povika da odgovara pismeno. Ako soslu{uvaweto ne mo`e da se izvr{i na ovoj na~in, }e se povika kako tolkuva~ lice koe mo`e da se razbere so svedokot.</text:p>
      <text:p text:style-name="Normal_20_vovlecen">Sudot }e go predupredi sudskiot preveduva~ odnosno tolkuva~ot na dol`nosta za verno prenesuvawe na pra{awata {to mu se postavuvaat na svedokot i izjavite {to }e gi dava svedokot.</text:p>
      <text:p text:style-name="P5">^len 233</text:p>
      <text:p text:style-name="Normal_20_vovlecen">Sudot mo`e da odlu~i svedokot da polo`i zakletva na iskazot {to go dal.</text:p>
      <text:p text:style-name="Normal_20_vovlecen">Zakletvata se polaga usno so izgovarawe na ovie zborovi: „Se zakolnuvam vo ~esta deka za seto {to me pra{uva{e sudot ja zboruvav vistinata i deka ni{to {to znaev za ovaa rabota ne premol~iv".</text:p>
      <text:p text:style-name="Normal_20_vovlecen">Sudot mo`e da odlu~i svedokot da polo`i zakletva i pred da bide soslu{an.</text:p>
      <text:p text:style-name="Normal_20_vovlecen">Nemite svedoci {to znaat da ~itaat i pi{uvaat, se zakolnuvaat na toj na~in {to go potpi{uvaat tekstot na zakletvata, a gluvite svedoci }e go pro~itaat tekstot na <text:soft-page-break/>zakletvata. Ako gluvite ili nemite svedoci ne znaat nitu da ~itaat nitu da pi{uvaat, }e se zakolnat preku tolkuva~.</text:p>
      <text:p text:style-name="Normal_20_vovlecen">Ako nekoj svedok se soslu{uva povtorno, nema po vtorpat da polaga zakletva, tuku samo }e se opomene na ve}e polo`enata zakletva.</text:p>
      <text:p text:style-name="P5">^len 234</text:p>
      <text:p text:style-name="Normal_20_vovlecen">Nema da se zakolnuvaat svedocite koi vo momentot na soslu{uvaweto ne se polnoletni ili ne mo`at da go sfatat zna~eweto na zakletvata.</text:p>
      <text:p text:style-name="Normal_20_vovlecen">Protiv odlukata na sudot so koja na svedokot mu se nareduva da polo`i zakletva ili se opredeluva svedokot da ne se zakolnuva, strankite i svedokot nemaat pravo na `alba.</text:p>
      <text:p text:style-name="P5"/>
      <text:p text:style-name="P5">^len 235</text:p>
      <text:p text:style-name="Normal_20_vovlecen">Ako svedokot {to e uredno povikan ne dojde, a izostanokot ne go opravda ili bez odobrenie ili opravdana pri~ina <text:s/>se oddale~i od mestoto kade {to treba da bide soslu{an, sudot mo`e da naredi prisilno da se dovede i da gi podnese tro{ocite za doveduvaweto, a mo`e i da go kazni so pari~na kazna <text:s/>soglasno ~lenot 10 stav 2 <text:s/>od ovoj zakon.</text:p>
      <text:p text:style-name="Normal_20_vovlecen">Ako svedokot dojde i otkako e predupreden na posledicite }e odbie da svedo~i ili da dade odgovor na oddelno pra{awe, a sudot }e oceni deka pri~inite za odbivaweto se neopravdani, mo`e da go kazni so pari~na kazna soglasno ~len 10 stav 2 <text:s/>od ovoj zakon , a ako i potoa odbie da svedo~i mo`e da go zatvori. Zatvorot trae s# dodeka svedokot ne se soglasi da svedo~i ili dodeka negovoto soslu{uvawe ne stane nepotrebno, no najdolgo eden mesec.</text:p>
      <text:p text:style-name="Normal_20_vovlecen">@albata protiv re{enieto za pari~nata kazna ili za zatvor ne go zadr`uva izvr{uvaweto na re{enieto, osven ako vo taa `alba se pobiva i odlukata na sudot so koja ne se usvoeni <text:soft-page-break/>pri~inite na svedokot za odbivawe da svedo~i ili da dade odgovor na oddelno pra{awe.</text:p>
      <text:p text:style-name="Normal_20_vovlecen">Sudot na barawe od strankata }e odlu~i deka svedokot e dol`en da gi nadomesti tro{ocite {to gi predizvikal so svojot neopravdan izostanok, odnosno so neopravdanoto odbivawe da svedo~i.</text:p>
      <text:p text:style-name="Normal_20_vovlecen">Ako svedokot dopolnitelno go opravda svojot izostanok, sudot }e go otpovika svoeto re{enie za kaznata, a mo`e sosema ili delumno da go oslobodi svedokot od nadomest na tro{ocite. Sudot mo`e da go otpovika svoeto re{enie za kaznata i koga svedokot dopolnitelno }e se soglasi da svedo~i.</text:p>
      <text:p text:style-name="Normal_20_vovlecen">Voenite lica i vrabotenite vo policijata ne mo`at da se zatvorat, no za nivnoto odbivawe da svedo~at }e se izvesti nivnata komanda zaradi kaznuvawe. Ako e potrebno ovie lica zaradi svedo~ewe prisilno da se dovedat, sudot }e se obrati do nivniot stare{ina koj }e naredi nivno priveduvawe vo sudot.</text:p>
      <text:p text:style-name="P5">^len 236</text:p>
      <text:p text:style-name="P9"><text:span text:style-name="T1"><text:s text:c="18"/></text:span>Svedokot ima pravo na nadomest na patnite tro{oci i na tro{ocite za ishrana i no}evawe, kako i na nadomest na zagubenata zarabotka.</text:p>
      <text:p text:style-name="P9"><text:span text:style-name="T1"><text:s text:c="19"/></text:span>Svedokot treba da bara nadomest vedna{ po soslu{uvaweto, inaku go gubi pravoto na nego. Sudot e dol`en na ova da go predupredi svedokot.</text:p>
      <text:p text:style-name="P9"><text:span text:style-name="T1"><text:s text:c="20"/></text:span>Vo re{enieto so koe se odmeruvaat tro{ocite na svedokot, sudot }e odredi opredeleniot iznos da se isplati od polo`eniot avans, a ako avans ne e polo`en, }e i nalo`i na strankata opredeleniot iznos da mu go plati na svedokot vo rok od osum dena. @albata protiv ova re{enie ne go zadr`uva izvr{uvaweto na re{enieto.</text:p>
      <text:p text:style-name="P9"/>
      <text:p text:style-name="P5">Ve{taci</text:p>
      <text:p text:style-name="P5">^len 237</text:p>
      <text:p text:style-name="P9"><text:soft-page-break/><text:span text:style-name="T1"><text:s text:c="17"/></text:span>Sudot }e go izvede dokazot so ve{ta~ewe koga zaradi utvrduvawe ili razjasnuvawe na nekoj fakt e potrebno stru~no znaewe so koe sudot ne raspolaga.</text:p>
      <text:p text:style-name="P5">^len 238</text:p>
      <text:p text:style-name="P9"><text:span text:style-name="T1"><text:s text:c="19"/></text:span>Ve{ta~eweto go vr{at ve{taci {to gi opredeluva parni~niot sud.</text:p>
      <text:p text:style-name="P9"><text:span text:style-name="T1"><text:s text:c="19"/></text:span>Pred da opredeli koi lica }e se zemat za ve{ta~ewe, sudot za toa }e gi soslu{a strankite. Vo itni slu~ai sudot mo`e da opredeli ve{tak iako prethodno strankite ne se soslu{ani.</text:p>
      <text:p text:style-name="P9"><text:span text:style-name="T1"><text:s text:c="20"/></text:span>Parni~niot sud mo`e da go ovlasti pretsedatelot na sovetot ili zamoleniot sudija, tie da opredelat ve{taci ako nim im e dovereno izveduvaweto na dokazot so ve{ta~ewe.</text:p>
      <text:p text:style-name="P9"><text:span text:style-name="T1"><text:s text:c="20"/></text:span>Namesto opredeleniot ve{tak sudot mo`e sekoga{ da opredeli drug ve{tak.</text:p>
      <text:p text:style-name="P5">^len 239</text:p>
      <text:p text:style-name="P9"><text:span text:style-name="T1"><text:s text:c="20"/></text:span>Ve{ta~eweto po pravilo go vr{i eden ve{tak, a koga sudot }e oceni deka ve{ta~eweto e slo`eno, mo`e da opredeli dvajca ili pove}e ve{taci.</text:p>
      <text:p text:style-name="P9"><text:span text:style-name="T1"><text:s text:c="21"/></text:span>Ve{tacite se opredeluvaat prvenstveno od redot na postojnite sudski ve{taci za opredelen vid ve{ta~ewe.</text:p>
      <text:p text:style-name="P9"><text:span text:style-name="T1"><text:s text:c="22"/></text:span>Ve{ta~eweto mo`e da i se doveri i na stru~na ustanova (bolnica, hemiska laboratorija, fakultet i sl.).</text:p>
      <text:p text:style-name="P9"><text:span text:style-name="T1"><text:s text:c="23"/></text:span>Ako postojat posebni ustanovi za opredeleni vidovi ve{ta~ewa (ve{ta~ewe na la`ni pari, rakopisi, daktiloskopsko ve{ta~ewe i sl.), takvi ve{ta~ewa, a osobeno poslo`eni, im se doveruvaat prvenstveno na tie ustanovi.</text:p>
      <text:p text:style-name="P5">^len 240</text:p>
      <text:p text:style-name="P9"><text:span text:style-name="T1"><text:s text:c="16"/></text:span>Opredelenite ve{taci se dol`ni da se javat na pokanata na sudot i da go iznesat svojot naod i mislewe.</text:p>
      <text:p text:style-name="P9"><text:soft-page-break/><text:span text:style-name="T1"><text:s text:c="17"/></text:span>Sudot }e go oslobodi ve{takot, na negovo barawe, od dol`nosta na ve{ta~ewe od pri~ini od koi svedokot mo`e da odbie da svedo~i ili da dade odgovor na oddelno pra{awe.</text:p>
      <text:p text:style-name="P9"><text:span text:style-name="T1"><text:s text:c="18"/></text:span>Sudot mo`e da go oslobodi ve{takot, na negovo barawe, od dol`nosta na ve{ta~ewe i od drugi opravdani pri~ini. Osloboduvawe od dol`nosta na ve{ta~ewe mo`e da bara i ovlasteniot rabotnik na organot ili organizacijata vo koja ve{takot raboti.</text:p>
      <text:p text:style-name="P5">^len 241</text:p>
      <text:p text:style-name="P9"><text:span text:style-name="T1"><text:s text:c="16"/></text:span>Ve{takot mo`e da bide izzemen od isti pri~ini od koi mo`e da bide izzemen sudija ili sudija-porotnik, no za ve{tak mo`e da se zeme i lice koe porano bilo soslu{ano kako svedok.</text:p>
      <text:p text:style-name="P9"><text:span text:style-name="T1"><text:s text:c="17"/></text:span>Strankata e dol`na da podnese barawe za izzemawe na ve{takot {tom }e uznae deka postoi pri~ina za izzemawe, a najdocna pred po~etokot na izveduvaweto na dokazot so ve{ta~ewe. Ako sudot pred opredeluvaweto na ve{takot ja soslu{al strankata za li~nosta na ve{takot, strankata e dol`na pritoa da se izjasni za izzemaweto.</text:p>
      <text:p text:style-name="P9"><text:span text:style-name="T1"><text:s text:c="18"/></text:span>Vo baraweto za izzemawe na ve{takot, strankata e dol`na da gi navede okolonostite vrz koi go zasnova svoeto barawe za izzemawe.</text:p>
      <text:p text:style-name="P9"><text:span text:style-name="T1"><text:s text:c="18"/></text:span>Za baraweto za izzemawe odlu~uva parni~niot sud. Sudijata na zamoleniot sud i pretsedatelot na sovetot odlu~uvaat za izzemaweto ako im e dovereno izveduvawe na dokazot so ve{ta~ewe.</text:p>
      <text:p text:style-name="P9"><text:span text:style-name="T1"><text:s text:c="19"/></text:span>Protiv re{enieto so koe se usvojuva baraweto za izzemawe ne e dozvolena `alba, a protiv re{enieto so koe baraweto se odbiva ne e dozvolena posebna `alba.</text:p>
      <text:p text:style-name="P9"><text:span text:style-name="T1"><text:s text:c="21"/></text:span>Ako strankata uznala za pri~inata za izzemaweto po izvr{enoto ve{ta~ewe i mu prigovara na ve{ta~eweto od taa pri~ina, sudot }e postapi kako baraweto za izzemawe da e staveno pred izvr{enoto ve{ta~ewe.</text:p>
      <text:p text:style-name="P5"/>
      <text:p text:style-name="P5"><text:soft-page-break/>^len 242</text:p>
      <text:p text:style-name="P9"><text:span text:style-name="T1"><text:s text:c="18"/></text:span>Sudot mo`e da go kazni so pari~na kazna soglasno ~len 10 stav 2 <text:s/>od ovoj zakon ve{takot koj nema da dojde na ro~i{te iako e uredno povikan, a izostanokot nema da go opravda, kako i ve{takot koj bez opravdana pri~ina odbie da vr{i ve{ta~ewe.</text:p>
      <text:p text:style-name="P9"><text:span text:style-name="T1"><text:s text:c="20"/></text:span>Re{enieto za kaznata sudot mo`e da go otpovika pod uslovite od ~len 235 stav 5 na ovoj zakon.</text:p>
      <text:p text:style-name="P9"><text:span text:style-name="T1"><text:s text:c="20"/></text:span>Na barawe od strankata sudot mo`e so re{enie da mu nalo`i na ve{takot da gi nadomesti tro{ocite {to gi predizvikal so svoeto neopravdano nedoa|awe ili so neopravdanoto odbivawe da vr{i ve{ta~ewe.</text:p>
      <text:p text:style-name="P5">^len 243</text:p>
      <text:p text:style-name="P9"><text:span text:style-name="T1"><text:s text:c="22"/></text:span>Ve{takot ima pravo na nadomest na patnite tro{oci i na tro{ocite za ishrana i no}evawe, na nadomest na zagubenata zarabotka i na tro{oci za ve{ta~ewe kako i pravo na nagrada za izvr{enoto ve{ta~ewe.</text:p>
      <text:p text:style-name="P9"><text:span text:style-name="T1"><text:s text:c="23"/></text:span>Vo pogled na nadomest na tro{ocite i nagradata na ve{takot, soglasno }e se primenuvaat odredbite na ~lenot 236 stav 2 i 3 od ovoj zakon.</text:p>
      <text:p text:style-name="P5">^len 244</text:p>
      <text:p text:style-name="P9"><text:span text:style-name="T1"><text:s text:c="23"/></text:span>Ve{tacite se povikuvaat so dostavuvawe na pismena pokana vo koja se naveduva imeto i prezimeto, zanimaweto na povikaniot, vremeto i mestoto na doa|awe, predmetot za koj se povikuva i nazna~uvawe deka se povikuva kako ve{tak. Vo pokanata ve{takot }e se predupredi na posledicite od neopravdan izostanok (~len 242) i na pravoto na nadomest na tro{ocite (~len 243).</text:p>
      <text:p text:style-name="P5">^len 245</text:p>
      <text:p text:style-name="P9"><text:span text:style-name="T1"><text:s text:c="23"/></text:span>Pred po~etokot na ve{ta~eweto }e se povika ve{takot gri`livo da go razgleda predmetot na ve{ta~eweto, to~no da navede s# {to }e zabele`i i najde, i svoeto mislewe da go iznese sovesno i vo soglasnost so pravilata na naukata i <text:soft-page-break/>ve{tinata, a }e se predupredi i na posledicite od davawe na la`en iskaz.</text:p>
      <text:p text:style-name="P9"><text:span text:style-name="T1"><text:s text:c="25"/></text:span>Potoa ve{takot }e se pra{a za imeto i prezimeto, za imeto na tatkoto, zanimaweto, prestojuvali{teto, mestoto na ra|awe, godinite na vozrasta i negoviot odnos so strankite.</text:p>
      <text:p text:style-name="P5">^len 246</text:p>
      <text:p text:style-name="P9"><text:span text:style-name="T1"><text:s text:c="27"/></text:span>Sudot rakovodi so ve{ta~eweto, mu go ozna~uva na ve{takot predmetot {to }e se razgleduva, mu postavuva pra{awa i, po potreba, bara objasnuvawa vo pogled na dadeniot naod i mislewe.</text:p>
      <text:p text:style-name="P9"><text:span text:style-name="T1"><text:s text:c="30"/></text:span>Na ve{takot mo`at da mu se davaat razjsnuvawa, a mo`e da mu se dozvoli i razgleduvawe na spisite. Na barawe od ve{takot mo`at da se izveduvaat i novi dokazi za da se utvrdat okolnosti {to se od va`nost za izgotvuvaweto na misleweto na ve{takot.</text:p>
      <text:p text:style-name="P5">^len 247</text:p>
      <text:p text:style-name="P9"><text:span text:style-name="T1"><text:s text:c="30"/></text:span>Sudot }e opredeli dali ve{takot }e go iznese svojot naod i mislewe samo usno na raspravata ili }e gi podnese i pismeno pred raspravata. Sudot }e go opredeli rokot za pismenoto podnesuvawe na naodot i misleweto.</text:p>
      <text:p text:style-name="P9"><text:span text:style-name="T1"><text:s text:c="31"/></text:span>Ve{takot mora sekoga{ da go obrazlo`i svoeto mislewe.</text:p>
      <text:p text:style-name="P9"><text:span text:style-name="T1"><text:s text:c="30"/></text:span>Sudot, po mo`nost, }e gi dostavi do strankite pismeniot naod i misleweto pred ro~i{teto na koe }e se rasprava za niv.</text:p>
      <text:p text:style-name="P5">^len 248</text:p>
      <text:p text:style-name="P9"><text:span text:style-name="T1"><text:s text:c="30"/></text:span>Koga se opredeleni pove}e ve{taci, tie mo`at da podnesat zaedni~ki naod i mislewe koga vo naodot i misleweto se slo`uvaat. Ako vo naodot i misleweto ne se slo`uvaat sekoj ve{tak posebno go iznesuva svojot naod i mislewe.</text:p>
      <text:p text:style-name="P9"><text:soft-page-break/><text:span text:style-name="T1"><text:s text:c="31"/></text:span>Koga podatocite na ve{tacite za nivniot naod ne se slo`uvaat su{testveno, ili ako naodot na eden ili na pove}e ve{taci e nejasen, necelosen ili vo protivvre~nost samiot so sebesi ili so ispitanite okolnosti, a tie nedostatoci ne mo`at da se otstranat so povtorno soslu{uvawe na ve{tacite, ve{ta~eweto }e se povtori so istite ili so drugi ve{taci.</text:p>
      <text:p text:style-name="P9"><text:span text:style-name="T1"><text:s text:c="31"/></text:span>Koga vo misleweto na eden ili na pove}e ve{taci ima protivre~nosti ili nedostaci, ili se pojavi osnovano somnevawe vo pravilnosta na dadenoto mislewe, a tie nedostatoci ili somnevawe ne mo`at da se otstranat so povtorno soslu{uvwe na ve{takot, }e se pobara mislewe od drugi ve{taci.</text:p>
      <text:p text:style-name="P9"/>
      <text:p text:style-name="P9"/>
      <text:p text:style-name="P5">^len 249</text:p>
      <text:p text:style-name="P9"><text:span text:style-name="T1"><text:s text:c="30"/></text:span>Protiv re{enieto na sudot od ~lenovite 238, 239 i 248 na ovoj zakon ne e dozvolena `alba.</text:p>
      <text:p text:style-name="P5">^len 250</text:p>
      <text:p text:style-name="P9"><text:span text:style-name="T1"><text:s text:c="31"/></text:span>Odredbite na ~lenovite 238, 239 stav 2, ~lenovite od 240 do 244, ~lenot 245 stav 2 i ~lenot 249 na ovoj zakon se primenuvaat soglasno i vrz tolkuva~ite.</text:p>
      <text:p text:style-name="P5">Soslu{uvawe na strankite</text:p>
      <text:p text:style-name="P5">^len 251</text:p>
      <text:p text:style-name="P9"><text:span text:style-name="T1"><text:s text:c="28"/></text:span>Spornite fakti va`ni za odlukata sudot mo`e da gi utvrduva i so soslu{uvawe na strankite.</text:p>
      <text:p text:style-name="P9"><text:span text:style-name="T1"><text:s text:c="28"/></text:span>Sudot mo`e da odlu~i da se izvede dokaz so soslu{uvawe na strankite koga nema drugi dokazi ili koga i pokraj izvedenite drugi dokazi }e najde deka e toa potrebno za utvrduvawe na va`ni fakti.</text:p>
      <text:p text:style-name="P5">^len 252</text:p>
      <text:p text:style-name="P9"><text:soft-page-break/><text:span text:style-name="T1"><text:s text:c="31"/></text:span>Koga se uveril deka na strankata odnosno na liceto koe treba da se soslu{a za strankata, ne mu se poznati spornite fakti, ili ako soslu{uvaweto na taa stranka ne e vozmo`no, sudot mo`e da odlu~i da se soslu{a samo drugata stranka.</text:p>
      <text:p text:style-name="P9"><text:span text:style-name="T1"><text:s text:c="33"/></text:span>Isto taka, sudot mo`e da odlu~i da se soslu{a samo ednata stranka, ako drugata stranka odbie da dade iskaz ili ne se javi na pokanata od sudot.</text:p>
      <text:p text:style-name="P5">^len 253</text:p>
      <text:p text:style-name="P9"><text:span text:style-name="T1"><text:s text:c="30"/></text:span>Izveduvawe na dokazi so soslu{uvawe na strankite preku pretsedatelot na sovetot ili zamoleniot sudija e dozvoleno samo ako strankata poradi neotstranlivi pre~ki ne mo`e li~no da dojde ili ako nejzinoto doa|awe bi predizvikalo nesrazmerni tro{oci.</text:p>
      <text:p text:style-name="P9"/>
      <text:p text:style-name="P5">^len 254</text:p>
      <text:p text:style-name="P9"><text:span text:style-name="T1"><text:s text:c="32"/></text:span>Za strankata koja nema parni~na sposobnost }e se soslu{a nejziniot zakonski zastapnik. Sudot mo`e da odlu~i namesto ili pokraj zakonskiot zastapnik da se soslu{a samata stranka, ako nejzinoto soslu{uvawe e vozmo`no.</text:p>
      <text:p text:style-name="P9"><text:span text:style-name="T1"><text:s text:c="33"/></text:span>Za pravnoto lice }e se soslu{a liceto koe so zakonot ili so pravilata e opredeleno da go zastapuva.</text:p>
      <text:p text:style-name="P9"><text:span text:style-name="T1"><text:s text:c="34"/></text:span>Ako kako stranka vo sporot u~estvuvaat na edna strana pove}e lica, sudot }e odlu~i dali }e se soslu{aat site ovie lica ili samo nekoi od niv.</text:p>
      <text:p text:style-name="P5"/>
      <text:p text:style-name="P5">^len 255</text:p>
      <text:p text:style-name="P19"><text:span text:style-name="T8"><text:s text:c="37"/></text:span><text:span text:style-name="T9">Pokanata za ro~i{teto na koe }e se izveduva dokaz so soslu{uvawe na strankite se dostavuva do polnomo{nikot na strankata, koj e dol`en za toa da ja izvesti strankata, a ako strankata nema polnomo{nik, pokanata se </text:span><text:soft-page-break/><text:span text:style-name="T9">dostavuva li~no do strankata, odnosno do liceto {to }e se soslu{a za strankata.</text:span></text:p>
      <text:p text:style-name="P9"><text:span text:style-name="T1"><text:s text:c="36"/></text:span>Vo pokanata }e se nazna~i deka na ro~i{teto }e se izveduva dokaz so soslu{uvawe na strankite i deka strankata {to }e dojde na ro~i{teto mo`e da bide solsu{ana vo otsustvo na drugata stranka (~len 250 stav 2).</text:p>
      <text:p text:style-name="P5">^len 256</text:p>
      <text:p text:style-name="P9"><text:span text:style-name="T1"><text:s text:c="37"/></text:span>Ne mo`at da se primenuvaat nikakvi prisilni merki sprema strankata {to ne se javila na pokanata od sudot zaradi soslu{uvawe, nitu pak strankata mo`e da se prisili na davawe iskaz.</text:p>
      <text:p text:style-name="P9"><text:span text:style-name="T1"><text:s text:c="32"/></text:span>Sudot, so ogled na site okolnosti, }e oceni od kakvo zna~ewe e toa {to strankata ne do{la na soslu{uvaweto ili {to odbila da dade iskaz.</text:p>
      <text:p text:style-name="P5">^len 257</text:p>
      <text:p text:style-name="P9"><text:span text:style-name="T1"><text:s text:c="35"/></text:span>Dokazot so soslu{uvawe na strankite se izveduva bez polagawe zakletva.</text:p>
      <text:p text:style-name="P5">^len 258</text:p>
      <text:p text:style-name="P9"><text:span text:style-name="T1"><text:s text:c="37"/></text:span>Odredbite za izveduvawe na dokaz so svedoci }e se primenuvaat i pri izveduvawe na dokaz so soslu{uvawe na strankite, ako za soslu{uvawe na strankite ne e propi{ano ne{to drugo.</text:p>
      <text:p text:style-name="P5"/>
      <text:p text:style-name="P5">G l a v a <text:s/>o s u m n a e s e t t a</text:p>
      <text:p text:style-name="P4">OBEZBEDUVAWE NA DOKAZI</text:p>
      <text:p text:style-name="P5">^len 259</text:p>
      <text:p text:style-name="P9"><text:span text:style-name="T1"><text:s text:c="37"/></text:span>Koga postoi opravdan strav deka nekoj dokaz ne }e mo`e da se izvede ili deka negovoto podocne`no izveduvawe }e bide ote`nato, mo`e vo tekot kako i pred <text:soft-page-break/>poveduvaweto na postapkata da se predlo`i da se izvede ovoj dokaz.</text:p>
      <text:p text:style-name="P9"><text:span text:style-name="T1"><text:s text:c="38"/></text:span>Vo postapkata za obezbeduvawe na dokazot ne mo`e da se izvede dokaz so soslu{uvawe na strankite.</text:p>
      <text:p text:style-name="P9"><text:span text:style-name="T1"><text:s text:c="38"/></text:span>Obezbeduvaweto na dokazi mo`e da se bara i otkako odlukata so koja postapkata se zavr{uva }e stane pravosilna, ako toa e potrebno pred ili vo tekot na postapkata po vonredni pravni lekovi.</text:p>
      <text:p text:style-name="P5">^len 260</text:p>
      <text:p text:style-name="P9"><text:span text:style-name="T1"><text:s text:c="39"/></text:span>Ako predlogot za obezbeduvawe na dokazot e staven vo tekot na parni~nata postapka, za postapuvawe e nadle`en sudot pred koj te~e postapkata.</text:p>
      <text:p text:style-name="P9"><text:span text:style-name="T1"><text:s text:c="40"/></text:span>Koga se bara obezbeduvawe na dokaz pred poveduvaweto na postapkata, kako i vo itni slu~ai ako postapkata ve}e te~e, nadle`en e sud od prv stepen na ~ie podra~je se nao|aat predmetite {to treba da se razgledaat odnosno sudot na ~ie podra~je prestojuva liceto koe treba da se soslu{a.</text:p>
      <text:p text:style-name="P9"><text:span text:style-name="T1"><text:s text:c="39"/></text:span>Za predlogot od stavot 1 na ovoj ~len odlu~uva pretsedatelot na sovetot ili sudijata poedinec {to ja vodi postapkata, a vo slu~aite od stavot 2 na ovoj ~len sudijata poedinec na nadle`niot sud.</text:p>
      <text:p text:style-name="P5">^len 261</text:p>
      <text:p text:style-name="P9"><text:span text:style-name="T1"><text:s text:c="34"/></text:span>Vo podnesokot so koj se bara obezbeduvawe na dokazi predlaga~ot e dol`en da gi navede faktite {to treba da se doka`at, dokazite {to treba da se izvedat i pri~inite poradi koi smeta deka podocna dokazot ne }e mo`e da se izvede ili deka negovoto izveduvawe }e bide ote`nato. Vo podnesokot treba da se navede imeto i prezimeto na protivnikot, osven ako od okolnostite proizleguva deka toj ne e poznat.</text:p>
      <text:p text:style-name="P5">^len 262</text:p>
      <text:p text:style-name="P9"><text:soft-page-break/><text:span text:style-name="T1"><text:s text:c="33"/></text:span>Podnesokot vo koj e staven predlog za obezbeduvawe na dokaz }e se dostavi do protivnikot ako e poznat. Ako postoi opasnost poradi odlagawe, sudot za predlogot }e odlu~i i bez prethodno izjasnuvawe na protivnikot.</text:p>
      <text:p text:style-name="P9"><text:span text:style-name="T1"><text:s text:c="35"/></text:span>Vo re{enieto so koe se usvojuva predlogot, sudot }e go opredeli ro~i{teto za izveduvawe na dokazot, }e gi navede faktite za koi }e se izveduvaat dokazi, kako i dokazite {to }e se izveduvaat, a ako e potrebno }e imenuva i ve{taci.</text:p>
      <text:p text:style-name="P9"><text:span text:style-name="T1"><text:s text:c="37"/></text:span>Ako do protivnikot porano ne bil dostaven podnesok vo koj e staven predlog za obezbeduvawe na dokazi, toj }e mu se dostavi zaedno so re{enieto na sudot so koj se usvojuva predlogot za obezbeduvawe na dokazi.</text:p>
      <text:p text:style-name="P9"><text:span text:style-name="T1"><text:s text:c="36"/></text:span>Na protivnikot koj e nepoznat ili e nepoznato negovoto prestojuvali{te, sudot mo`e zaradi u~estvuvawe na ro~i{teto za izveduvawe na dokazi da mu nazna~i privremen zastapnik (~len 77). Za toa nazna~uvawe ne e potrebno da se izdade oglas.</text:p>
      <text:p text:style-name="P9"><text:span text:style-name="T1"><text:s text:c="36"/></text:span>Sudot mo`e vo itni slu~ai da opredeli izveduvaweto na dokazite da zapo~ne i pred da se dostavi do protivnikot re{enieto so koe se usvojuva predlogot za obezbeduvawe na dokazi.</text:p>
      <text:p text:style-name="P9"><text:span text:style-name="T1"><text:s text:c="36"/></text:span>Protiv re{enieto na sudot so koe se usvojuva predlogot za obezbeduvawe na dokazi, kako i protiv re{enieto so koe se odlu~uva izveduvaweto na dokazi da zapo~ne pred da se dostavi re{enieto do protivnikot, ne e dozvolena `alba.</text:p>
      <text:p text:style-name="P9"/>
      <text:p text:style-name="P5">^len 263</text:p>
      <text:p text:style-name="P9"><text:span text:style-name="T1"><text:s text:c="37"/></text:span>Ako dokazite se izvedeni pred da e povedena postapka, zapisnikot za izveduvawe na dokazite }e se ~uva kaj sudot pred koj se izvedeni dokazite.</text:p>
      <text:p text:style-name="P9"><text:span text:style-name="T1"><text:s text:c="37"/></text:span>Ako postapata e vo tek, a obezbeduvaweto na dokazite ne go izvel parni~niot sud, zapisnikot }e se dostavi do parni~niot sud.</text:p>
      <text:p text:style-name="P5"><text:soft-page-break/>G l a v a <text:s/>d e v e t n a e s e t t a</text:p>
      <text:p text:style-name="P4">PODGOTVUVAWE NA GLAVNA RASPRAVA</text:p>
      <text:p text:style-name="P5">^len 264</text:p>
      <text:p text:style-name="P9"><text:span text:style-name="T1"><text:s text:c="33"/></text:span>Po priemot na tu`bata se vr{at podgotovki za glavna rasprava.</text:p>
      <text:p text:style-name="P9"><text:span text:style-name="T1"><text:s text:c="33"/></text:span>Ovie podgotovki opfa}aat prethodno ispituvawe na tu`bata, dostavuvawe na tu`bata do tu`eniot na odgovor, odr`uvawe na podgotvitelno ro~i{te i zaka`uvawe na glavna rasprava.</text:p>
      <text:p text:style-name="P9"><text:span text:style-name="T1"><text:s text:c="34"/></text:span>So podgotvuvaweto na glavnata rasprava rakovodi pretsedatelot na sovetot.</text:p>
      <text:p text:style-name="P9"><text:span text:style-name="T1"><text:s text:c="35"/></text:span>Vo tekot na podgotvuvaweto na glavnata rasprava strankite mo`at da upatuvaat podnesoci vo koi }e gi navedat faktite {to imaat namera da gi iznesat na glavnata rasprava, kako i dokazite ~ie izveduvawe imaat namera da go predlo`at.</text:p>
      <text:p text:style-name="P5"/>
      <text:p text:style-name="P5">^len 265</text:p>
      <text:p text:style-name="P9"><text:span text:style-name="T1"><text:s text:c="32"/></text:span>Vo tekot na podgotvuvaweto na glavnata rasprava do ro~i{teto za glavnata rasprava, pretsedatelot na sovetot e ovlasten da odlu~uva: za stapuvaweto na prethodnikot vo parnicata, za u~estvoto na zame{uva~ot, za obezbeduvaweto na dokazi, za preina~uvaweto na tu`bata, za tro{ocite na postapkata vo slu~aj na povlekuvawe na tu`bata, za prekinuvaweto na postapkta, za privremenite merki za obezbeduvawe, za spojuvaweto na postapki za razdvojuvaweto na postapkata, za opredeluvaweto na sudskite rokovi ili nivnoto prodol`uvawe, za zaka`uvaweto na ro~i{ta ili za nivnoto odlagawe, za vra}awe vo porane{na sostojba poradi propu{tawe na rok ili ro~i{te za osloboduvawe na strankata od pla}awe na tro{ocite na postapkata, za obezbeduvawe na parni~ni tro{oci, za polagaweto avans na ime tro{oci za prezemawe na oddelni dejstvija vo postapkata, za nazna~uvaweto na privremen zastapnik, za dostavuvaweto na sudskite pismena, za merkite za <text:soft-page-break/>ispravawe na podnesocite, za urednosta na polnomo{nata, kako i za site pra{awa {to se odnesuvaat na upravuvaweto so postapkata.</text:p>
      <text:p text:style-name="P9"><text:span text:style-name="T1"><text:s text:c="30"/></text:span>Protiv odlukite {to gi donesuva pretsedatelot na sovetot vo tekot na podgotvuvaweto na glavnata rasprava, a koi se odnesuvaat na upravuvaweto so postapkata, ne e dozvolena `alba.</text:p>
      <text:p text:style-name="P5">^len 266</text:p>
      <text:p text:style-name="P9"><text:span text:style-name="T1"><text:s text:c="31"/></text:span>Pretsedatelot na sovetot mo`e vo tekot na podgotvuvaweto na glavnata rasprava da donese presuda vrz osnova na priznanie, presuda vrz osnova na odrekuvawe i presuda poradi izostanok i da primi na zapisnik poramnuvawe na strankite.</text:p>
      <text:p text:style-name="P5">Prethodno ispituvawe na tu`bata</text:p>
      <text:p text:style-name="P5">^len 267</text:p>
      <text:p text:style-name="P9"><text:span text:style-name="T1"><text:s text:c="33"/></text:span>Po prethodno ispituvawe na tu`bata pretsedatelot na sovetot e ovlasten da gi donesuva re{enijata od ~lenot 265 na ovoj zakon, ako ne se raboti za pra{awa, za koi po prirodata na rabotite ili spored odredbite na ovoj zakon odluka mo`e da se donese duri vo natamo{niot tek na postapkata.</text:p>
      <text:p text:style-name="P5">^len 268</text:p>
      <text:p text:style-name="P9"><text:span text:style-name="T1"><text:s text:c="29"/></text:span>Koga }e utvrdi deka tu`bata e nerazbirliva ili necelosna ili deka postojat nedostatoci koi se odnesuvaat na sposobnosta na tu`itelot ili na tu`eniot da bidat stranki vo postapkata, ili nedostatoci vo pogled na zakonskoto zastapuvawe na strankata, ili nedostatoci koi se odnesuvaat na ovlastuvaweto na zastapnikot da povede postapka koga e potrebno takvo ovlastuvawe, pretsedatelot na sovetot zaradi otstranuvawe na ovie nedostatoci }e gi prezeme potrebnite merki predvideni vo ovoj zakon (~lenot 76 i 102).</text:p>
      <text:p text:style-name="P9"/>
      <text:p text:style-name="P5">^len 269</text:p>
      <text:p text:style-name="P9"><text:soft-page-break/><text:span text:style-name="T1"><text:s text:c="28"/></text:span>Po prethodno ispituvawe na tu`bata pretsedatelot na sovetot donesuva re{enie so koe se otfrla tu`bata ako utvrdi deka re{avaweto na tu`benoto barawe ne spa|a vo sudska nadle`nost (~len 15) ili deka tu`bata e podnesena nenavremeno, ako so posebni propisi e opredelen rok za podnesuvawe na tu`bata.</text:p>
      <text:p text:style-name="P9"><text:span text:style-name="T1"><text:s text:c="28"/></text:span>Pretsedatelot na sovetot donesuva i re{enie so koe sudot se oglasuva za nenadle`en (~lenot 15 i 20) i predmetot mu se otstapuva na nadle`niot sud.</text:p>
      <text:p text:style-name="P5">^len 270</text:p>
      <text:p text:style-name="P9"><text:span text:style-name="T1"><text:s text:c="29"/></text:span>Ako smeta deka nema dovolno osnova za donesuvawe na odluka za nekoe pra{awe {to se postavilo vo tekot na prethodnoto ispituvawe na tu`bata, pretsedatelot na sovetot }e ostavi za ova pra{awe da donese odluka po priemot na odgovorot na tu`bata ili na podgotvitelnoto ro~i{te.</text:p>
      <text:p text:style-name="P5">Podgotvitelno ro~i{te i odgovor na tu`ba</text:p>
      <text:p text:style-name="P5">^len 271</text:p>
      <text:p text:style-name="Normal_20_vovlecen">Tu`bata so prilozite se dostavuva do tu`eniot na odgovor. So pokanata so koja se dostavuva tu`bata, tu`eniot }e se pou~i deka mo`e da dade pismen odgovor na tu`bata vo rok od 15 dena od denot na priemot na tu`bata. </text:p>
      <text:p text:style-name="Normal_20_vovlecen">Vo odgovorot na tu`ba tu`eniot }e gi istakne procesnite prigovori i }e se izjasni dali go priznava ili go osporuva tu`benoto barawe. Odgovorot na tu`bata mora da gi sodr`i site podatoci koi mora da gi ima sekoj podnesok (~len 99).</text:p>
      <text:p text:style-name="Normal_20_vovlecen">Ako tu`eniot go osporuva tu`benoto barawe, vo odgovorot na tu`bata dol`en e da gi navede faktite na koi gi zasnova svoite navodi i dokazite so koi se utvrduvaat tie fakti.</text:p>
      <text:p text:style-name="clen">^len 272</text:p>
      <text:p text:style-name="Normal_20_vovlecen">Po priemot na odgovorot na tu`ba ako sudot utvrdi deka pome|u strankite ne e sporna fakti~kata sostojba i deka ne <text:soft-page-break/>postojat drugi pre~ki za donesuvawe na odluka, sudot mo`e da donese odluka i bez odr`uvawe na ro~i{te.</text:p>
      <text:p text:style-name="P9"><text:span text:style-name="T1"><text:s text:c="60"/></text:span>^len 273</text:p>
      <text:p text:style-name="Normal_20_vovlecen">Po priemot na odgovorot na tu`ba ili po protekot na rokot za podnesuvawe na odgovor na tu`ba, sudot najdocna vo rok od 15 dena }e zaka`e podgotvitelno ro~i{te. </text:p>
      <text:p text:style-name="Normal_20_vovlecen">Podgotvitelnoto ro~i{te e zadol`itelno, koga sudi sudski sovet. </text:p>
      <text:p text:style-name="P24"><text:span text:style-name="T1"><text:s text:c="6"/></text:span>Podgotvitelno ro~i{te mo`e da zaka`e i sudija poedinec.</text:p>
      <text:p text:style-name="P5">^len 274</text:p>
      <text:p text:style-name="P9"><text:span text:style-name="T1"><text:s text:c="19"/></text:span>Podgotvitelnoto ro~i{te treba da se opredeli taka {to na strankite da im ostane dovolno vreme za podgotvuvawe, a najmalku osum dena od priemot na pokanata.</text:p>
      <text:p text:style-name="P19"><text:span text:style-name="T8"><text:s text:c="20"/></text:span><text:span text:style-name="T9">Vo pokanata za podgotvitelno ro~i{te sudot }e im uka`e na strankite za posledicite od izostanuvaweto od podgotvitelnoto ro~i{te, kako i za toa deka se dol`ni najdocna na prvoto ro~i{te <text:s/>za glavna rasprava da gi iznesat site fakti vrz koi gi zasnovaat svoite navodi i da gi predlo`at site dokazi so koi gi utvrduvaat faktite i da gi prilo`at site ispravi i predmeti {to imaat namera da gi upotrebat kako dokaz</text:span><text:span text:style-name="T10">.</text:span></text:p>
      <text:p text:style-name="P9"><text:span text:style-name="T1"><text:s text:c="23"/></text:span>Ako e potrebno za podgotvitelno ro~i{te da se pribavat spisi, ispravi ili predmeti {to se nao|aat kaj sudot ili kaj nekoj drug dr`aven organ ili organizacija na koja i e dovereno vr{eweto na javno ovlastuvawe, pretsedatelot na sovetot }e naredi ovie predmeti, odnosno ispavi da se pribavat navremeno.</text:p>
      <text:p text:style-name="clen">^len 275</text:p>
      <text:p text:style-name="Normal_20_vovlecen">Odredbite na ~lenot 271 od ovoj zakon soodvetno se primenuvaat i na prvoto ro~i{te za glavna rasprava, koga za sudewe e nadle`en sudija poedinec.</text:p>
      <text:p text:style-name="P9"/>
      <text:p text:style-name="P5"><text:soft-page-break/>^len 276</text:p>
      <text:p text:style-name="P9"><text:span text:style-name="T1"><text:s text:c="20"/></text:span>Podgotvitelnoto ro~i{te po~nuva so izlagawe na tu`bata, a potoa tu`eniot go iznesuva svojot odgovor na tu`bata.</text:p>
      <text:p text:style-name="P9"><text:span text:style-name="T1"><text:s text:c="21"/></text:span>Koga e potrebno, pretsedatelot na sovetot }e pobara od strankite razjasnuvawe vo pogled na nivnite navodi ili predlozi.</text:p>
      <text:p text:style-name="Normal_20_vovlecen">Ako strankata ili zakonskiot zastapnik na strankata ne e vo sostojba jasno i opredeleno da se izjasni za predmetot za koj se rasprava, a nema polnomo{nik, pretsedatelot na sovetot ili sudijata poedinec }e &amp; <text:s/>uka`e na potrebata da zeme polnomo{nik.</text:p>
      <text:p text:style-name="P25"><text:span text:style-name="T1"><text:s text:c="7"/></text:span>Ako strankata ne e vo mo`nost vedna{ da ovlasti polnomo{nik, pretsedatelot na sovetot ili sudijata poedinec na nejzin predlog }e go odlo`i ro~i{teto, no ne podolgo od 15 dena.</text:p>
      <text:p text:style-name="P5">^len 277</text:p>
      <text:p text:style-name="P9"><text:span text:style-name="T1"><text:s text:c="20"/></text:span>Na podgotvitelnoto ro~i{te prethodno se rasprava za pra{awa {to se odnesuvaat na pre~kite za natamo{niot tek na postapkata, bilo pretsedatelot na sovetot po ispituvaweto na tu`bata da go odlo`il re{avaweto na ovie pra{awa, bilo tie da se podignati vo odgovorot na tu`bata ili na podgotvitelnoto ro~i{te. Za ovie pra{awa na podgotvitelnoto ro~i{te mo`at da se izveduvaat dokazi koga toa e potrebno.</text:p>
      <text:p text:style-name="P9"><text:span text:style-name="T1"><text:s text:c="30"/></text:span>Pokraj re{enijata {to e ovlasten da gi donesuva po prethodno ispituvawe na tu`bata, na podgotvitelnoto ro~i{te, pretsedatelot na sovetot donesuva i re{enie za otfrlawe na tu`bata, ako utvrdi deka za tu`benoto barawe, ve}e te~e parnica, deka rabotata e presudena pravosilno, deka za predmetot na sporot e zaklu~eno sudsko poramnuvawe ili deka ne postoi praven interes na tu`itelot za podnesuvawe na tu`ba za utvrduvawe.</text:p>
      <text:p text:style-name="P9"><text:span text:style-name="T1"><text:s text:c="33"/></text:span>Ako pretsedatelot na sovetot ne go usvoi prigovorot deka postoi nekoja od pre~kite za vodewe na postapkata od stav 2 na ovoj ~len, }e se prodol`i so raspravaweto, a odluka za prigovorot }e donese sovetot zaedno <text:soft-page-break/>so odlukata za glavnata rabota, osven po prigovor za mesna nadel`nost.</text:p>
      <text:p text:style-name="P9"><text:span text:style-name="T1"><text:s text:c="34"/></text:span>Na podgotvitelnoto ro~i{te pretsedatelot na sovetot vo pogled na upravuvaweto so postapkata gi ima site ovlastuvawa {to gi imaat pretsedatelot na sovetot i sovetot na glavnata rasprava.</text:p>
      <text:p text:style-name="P5">^len 278</text:p>
      <text:p text:style-name="P9"><text:span text:style-name="T1"><text:s text:c="35"/></text:span>Koga }e najde deka ne postojat pre~ki za natamo{no vodewe na postapkata, pretsedatelot na sovetot, spored rezultatite od raspravaweto na podgotvitelnoto ro~i{te, }e odlu~i koi svedoci i ve{taci }e se povikaat na glavnata rasprava i koi drugi dokazi }e se pribavat. Za toa koi od ovie dokazi }e se izvedat odlu~uva sovetot na glavnata rasprava.</text:p>
      <text:p text:style-name="P9"><text:span text:style-name="T1"><text:s text:c="36"/></text:span>Ako pretsedatelot na sovetot ne gi usvoi predlozite od strankite za dokazite, strankite mo`at svoite predlozi da gi povtorat na glavnata rasprava.</text:p>
      <text:p text:style-name="P5">^len 279</text:p>
      <text:p text:style-name="Normal_20_vovlecen"><text:span text:style-name="T1"><text:s text:c="16"/></text:span>Ako sudot smeta deka nekoi sporni fakti treba da se utvrdat so ve{ta~ewe, }e imenuva eden ili pove}e ve{taci, }e odlu~i po barawe za izzemawe na ve{takot, ako takvo barawe e podneseno i }e ja povika ednata ili dvete stranki da go polo`at iznosot potreben za tro{ocite na ve{ta~ewe.</text:p>
      <text:p text:style-name="Normal_20_vovlecen"><text:span text:style-name="T1"><text:s text:c="14"/></text:span>Imenuvaniot ve{tak sudot }e go izvesti za predmetot {to treba da go razgleda, }e go povika vo opredelen rok da dostavi pismen naod i mislewe i }e go opredeli denot i ~asot na odr`uvaweto na narednoto ro~i{te.</text:p>
      <text:p text:style-name="Normal_20_vovlecen"><text:span text:style-name="T1"><text:s text:c="15"/></text:span>Pri opredeluvaweto na ovoj rok sudot }e vnimava pismeniot naod i mislewe da se dostavat do strankite najdocna osum dena pred odr`uvaweto na ro~i{teto za glavnata rasprava.</text:p>
      <text:p text:style-name="P5">^len 280</text:p>
      <text:p text:style-name="P26"><text:soft-page-break/><text:span text:style-name="T8"><text:s text:c="35"/></text:span><text:span text:style-name="T9">Ako na podgotvitelnoto ro~i{te ne dojde tu`itelot, koj e uredno pokanet, a izostanokot ne go opravda, tu`bata se smeta za povle~ena.</text:span></text:p>
      <text:p text:style-name="P16"><text:span text:style-name="T1"><text:s text:c="31"/></text:span>Ako na podgotvitelnoto ro~i{te ne dojde tu`eniot a ne postojat uslovi za donesuvawe na presuda poradi izostanok, <text:s/>sudot }e rasprava so prisutnata stranka.</text:p>
      <text:p text:style-name="P5">Zaka`uvawe na ro~i{te za glavna rasprava</text:p>
      <text:p text:style-name="P5">^len 281</text:p>
      <text:p text:style-name="Normal_20_vovlecen"><text:span text:style-name="T1"><text:s text:c="13"/></text:span>Na podgotvitelnoto ro~i{te sudot }e go odredi denot i ~asot na odr`uvawe na ro~i{teto za glavna rasprava, dokazite koi }e se izveduvaat, svedocite i ve{tacite koi }e bidat pokaneti na glavnata rasprava. </text:p>
      <text:p text:style-name="Normal_20_vovlecen"><text:span text:style-name="T1"><text:s text:c="13"/></text:span>Na strankata koja go opravdala svoeto nedoa|awe, sudot }e &amp; <text:s/>dostavi pokana za glavna rasprava.</text:p>
      <text:p text:style-name="Normal_20_vovlecen"><text:span text:style-name="T1"><text:s text:c="12"/></text:span>Sudot }e gi predupredi strankite za posledicite od izostanok na glavnata rasprava.</text:p>
      <text:p text:style-name="P19"><text:span text:style-name="T8"><text:s text:c="33"/></text:span><text:span text:style-name="T9">Sudot mo`e da odredi glavnata rasprava da se odr`i vedna{ po podgovitelnoto ro~i{te.</text:span></text:p>
      <text:p text:style-name="P5"/>
      <text:p text:style-name="P5"/>
      <text:p text:style-name="P5">G l a v a <text:s/>d v a e s e t t a</text:p>
      <text:p text:style-name="P4">GLAVNA RASPRAVA</text:p>
      <text:p text:style-name="P5">Tek na glavnata rasprava</text:p>
      <text:p text:style-name="P5">^len 282</text:p>
      <text:p text:style-name="P9"><text:span text:style-name="T1"><text:s text:c="27"/></text:span>Pretsedatelot na sovetot odnosno sudijata poedinec ja otvara glavnata rasprava i go objavuva predmetot na raspravaweto. Potoa utvrduva dali do{le site povikani lica, pa <text:soft-page-break/>ako ne do{le, proveruva dali se uredno povikani i dali go opravdale svojot izostanok.</text:p>
      <text:p text:style-name="P9"/>
      <text:p text:style-name="P5">^len 283</text:p>
      <text:p text:style-name="Normal_20_vovlecen"><text:span text:style-name="T1"><text:s text:c="9"/></text:span>Ako na prvoto ro~i{te za glavna rasprava, kako i na nekoe podocne`no ro~i{te ne dojde tu`itelot koj e uredno pokanet a izostanokot ne go opravdal, tu`bata se smeta za povle~ena.</text:p>
      <text:p text:style-name="Normal_20_vovlecen"><text:span text:style-name="T1"><text:s text:c="8"/></text:span>Ako na prvoto ro~i{te za glavna rasprava ne dojde tu`eniot, a izostanokot ne go opravdal i nema uslovi za donesuvawe na presuda poradi izostanok, kako i koga na nekoe podocne`no ro~i{te }e izostane tu`eniot, raspravata mo`e da se odr`i.</text:p>
      <text:p text:style-name="P5">^len 284</text:p>
      <text:p text:style-name="P19"><text:span text:style-name="T8"><text:s text:c="27"/></text:span><text:span text:style-name="T9">Ako ne e odr`ano podgotvitelno ro~i{te sudijata poedinec }e postapi soglasno ~lenot 276 stav 3 i 4 na ovoj zakon. </text:span></text:p>
      <text:p text:style-name="P5"/>
      <text:p text:style-name="P5">^len 285</text:p>
      <text:p text:style-name="P9"><text:span text:style-name="T1"><text:s text:c="24"/></text:span>Ako prethodno ne e odr`ano podgotvitelno ro~i{te prvoto ro~i{te za glavnata rasprava po~nuva so izlagawe na tu`bata, a potoa tu`eniot odgovara na navodite vo tu`bata.</text:p>
      <text:p text:style-name="P9"><text:span text:style-name="T1"><text:s text:c="26"/></text:span>Ako pred glavnata rasprava e odr`ano podgotvitelno ro~i{te, pretsedatelot na sovetot }e go zapoznae sovetot so tekot i so rezultatite na ova ro~i{te. Strankite mo`at da go dopolnat izlagaweto na pretsedatelot na sovetot.</text:p>
      <text:p text:style-name="P9"><text:span text:style-name="T1"><text:s text:c="28"/></text:span>Vo natamo{niot tek na raspravata }e se rasprava za predlozite na strankite i za fakti~nite navodi so koi strankite gi obrazlo`uvaat svoite predlozi, odnosno gi pobivaat predlozite na protivnikot, kako i za dokazite ponudeni od nivna <text:soft-page-break/>strana, }e se izveduvaat dokazite i }e se pretresuvaat rezultatite od nivnoto izveduvawe.</text:p>
      <text:p text:style-name="P9"><text:span text:style-name="T1"><text:s text:c="29"/></text:span>Strankite mo`at da gi iznesuvaat i svoite pravni sfa}awa {to se odnesuvaat na predmetot na sporot.</text:p>
      <text:p text:style-name="P9"><text:span text:style-name="T1"><text:s text:c="30"/></text:span>Koga vo ovoj zakon e predvideno deka strankata mo`e da stavi opredelen prigovor ili predlog ili da prezeme nekoe drugo parni~no dejstvie dodeka tu`eniot na glavnata rasprava ne se vpu{ti vo raspravawe za glavnata rabota, tu`itelot mo`e da stavi takov prigovor odnosno predlog odnosno da prezeme drugo parni~no dejstvie dodeka ne zavr{i izlagaweto po tu`bata, a tu`eniot dodeka ne go zavr{i svojot odgovor na tu`bata.</text:p>
      <text:p text:style-name="P5">^len 286</text:p>
      <text:p text:style-name="Normal_20_vovlecen"><text:span text:style-name="T1"><text:s text:c="13"/></text:span>Pretsedatelot na sovetot vnimava vo tekot na raspravata da se izvedat site <text:s/>dozvoleni dokazi.</text:p>
      <text:p text:style-name="P27"><text:span text:style-name="T1"><text:s text:c="33"/></text:span>Sudot, ako e potrebno, }e pobara od strankite razjasnuvawa vo vrska so nivnite navodi ili predlozi.</text:p>
      <text:p text:style-name="P5"/>
      <text:p text:style-name="P5">^len 287</text:p>
      <text:p text:style-name="Normal_20_vovlecen"><text:span text:style-name="T1"><text:s text:c="11"/></text:span>Ako ne e odr`ano podgotvitelno ro~i{te, sekoja stranka na prvoto ro~i{te za glavna rasprava vo svoeto izlagawe treba da gi iznese site fakti potrebni za obrazlo`enie na svoite predlozi, da ponudi dokazi potrebni za utvrduvawe na svoite navodi, kako i da se izjasni za navodite i za ponudenite dokazi na sprotivnata stranka. </text:p>
      <text:p text:style-name="Normal_20_vovlecen"><text:span text:style-name="T1"><text:s text:c="11"/></text:span>Strankite mo`at vo tekot na glavnata rasprava da iznesuvaat novi fakti i da predlagaat novi dokazi samo ako storat verojatno deka bez svoja vina ne bile vo mo`nost da gi iznesat, odnosno da gi <text:s/>predlo`at na prvoto ro~i{te za glavna rasprava.</text:p>
      <text:p text:style-name="P19"><text:span text:style-name="T8"><text:s text:c="35"/></text:span><text:span text:style-name="T9">Strankite mo`at da upatuvaat podnesoci vo koi }e gi navedat faktite i dokazite {to gi predlagaat, najdocna </text:span><text:soft-page-break/><text:span text:style-name="T9">na podgotvitelnoto ro~ili{te ili na prvoto ro~i{te za glavnata rasprava.</text:span></text:p>
      <text:p text:style-name="P5">^len 288</text:p>
      <text:p text:style-name="P9"><text:span text:style-name="T1"><text:s text:c="32"/></text:span>Izveduvaweto na dokazite go opredeluva <text:s/>sovetot odnosno sudijata poedinec so re{enie, vo koe }e se nazna~i sporniot fakt za koi treba da se izvede dokazot i dokaznoto sredstvo.</text:p>
      <text:p text:style-name="P9"><text:span text:style-name="T1"><text:s text:c="33"/></text:span>Predlo`enite dokazi {to ne gi smeta za va`ni za odlukata sovetot odnosno sudijata poedinec }e gi odbie i vo re{enieto }e ja nazna~i pri~inata za odbivaweto. </text:p>
      <text:p text:style-name="P9"><text:span text:style-name="T1"><text:s text:c="34"/></text:span>Protiv re{enieto so koe se opredeluva ili se odbiva izveduvaweto na dokazite ne e dozvolena posebna `alba.</text:p>
      <text:p text:style-name="P9"><text:span text:style-name="T1"><text:s text:c="34"/></text:span>Vo natamo{niot tek na postapkata, sudot ne e vrzan za svoeto porane{no re{enie za izveduvawe na dokazite.</text:p>
      <text:p text:style-name="P5">^len 289</text:p>
      <text:p text:style-name="P9"><text:span text:style-name="T1"><text:s text:c="33"/></text:span>Ako strankata prigovori deka re{avaweto za tu`benoto barawe ne spa|a vo sudska nadle`nost, deka sudot ne e stvarno ili mesno nadle`en, deka za istoto barawe ve}e te~e postapka, deka rabotata e presudena pravosilno, deka za predmetot na sporot e sklu~eno sudsko poramnuvawe, <text:s/>sudot }e re{i dali za tie prigovori }e rasprava i }e odlu~uva odvoeno od glavnata rabota ili zaedno so nea.</text:p>
      <text:p text:style-name="P9"><text:span text:style-name="T1"><text:s text:c="32"/></text:span>Ako sudot ne go usvoi prigovorot od stavot 1 na ovoj ~len, za koi se raspravalo zaedno so glavnata rabota, ili ako sudot po odvoenoto raspravawe ne go usvoi prigovorot i odlu~i vedna{ da se prodol`i glavnata rasprava, re{enieto za prigovorot }e se vnese vo odlukata za glavnata rabota.</text:p>
      <text:p text:style-name="P9"><text:span text:style-name="T1"><text:s text:c="32"/></text:span>Protiv re{enieto so koe se odbivaat prigovorite na strankite ne e dozvolena posebna `alba, ako sudot odlu~il vedna{ da se prodol`i raspravaweto za glavnata rabota.</text:p>
      <text:p text:style-name="P9"><text:span text:style-name="T1"><text:s text:c="32"/></text:span>Odredbite od stavovite 1,2 i 3 na ovoj ~len }e se primenat i koga sudot po slu`bena dol`nost }e odlu~i odvoeno od glavnata rabota da raspravi za toa dali rabotata spa|<text:soft-page-break/>a vo sudska nadle`nost, dali sudot e stvarno nadle`en, dali ve}e te~e postapka, dali rabotata ve}e e presudena pravosilno, dali tu`itelot pred sudot se odrekol od tu`benoto barawe, kako i dali za predmetot na sporot e sklu~eno sudsko poramnuvawe.</text:p>
      <text:p text:style-name="P5">^len 290</text:p>
      <text:p text:style-name="P9"><text:span text:style-name="T1"><text:s text:c="27"/></text:span>Koga pretsedatelot na sovetot go zavr{i soslu{uvaweto na oddelen svedok, ve{tak ili stranka, ~lenovite na sovetot mo`at na ova lice neposredno da mu postavuvaat pra{awa.</text:p>
      <text:p text:style-name="P9"><text:span text:style-name="T1"><text:s text:c="27"/></text:span>Strankata i nejziniot zastapnik ili polnomo{nik mo`at po odobrenie od pretsedatelot na sovetot neposredno da i postavuvaat pra{awa na protivnata stranka, na svedocite i na ve{tacite.</text:p>
      <text:p text:style-name="P9"><text:span text:style-name="T1"><text:s text:c="30"/></text:span>Pretsedatelot na sovetot }e i zabrani na strankata postavuvawe na opredeleno pra{awe ili }e zabrani odgovor na postaveno pra{awe, ako vo pra{aweto e ve}e sodr`ano kako treba da se odgovori na nego ili ako pra{aweto ne se odnesuva na predmetot.</text:p>
      <text:p text:style-name="P9"><text:span text:style-name="T1"><text:s text:c="31"/></text:span>Ako pretsedatelot na sovetot zabrani postavuvawe na opredeleno pra{awe ili davawe na odgovor, strankata mo`e da bara za toa da odlu~i sovetot.</text:p>
      <text:p text:style-name="P9"><text:span text:style-name="T1"><text:s text:c="32"/></text:span>Na barawe od strankata vo zapisnikot }e se vnese pra{aweto {to sovetot go odbil kako i pra{aweto na koe e zabranet odgovor.</text:p>
      <text:p text:style-name="P5">^len 291</text:p>
      <text:p text:style-name="P9"><text:span text:style-name="T1"><text:s text:c="30"/></text:span>Soslu{anite svedoci i ve{taci ostanuvaat vo sudnicata, ako pretsedatelot na sovetot, po izjasnuvaweto na strankite, sosema ne gi otpu{ti ili ne opredeli privremeno da se otstranat od sudnicata.</text:p>
      <text:p text:style-name="P9"><text:span text:style-name="T1"><text:s text:c="31"/></text:span>Pretsedatelot na sovetot mo`e da opredeli soslu{anite svedoci podocna povtorno da se povikaat i u{te edna{ da se soslu{aat vo prisutvo ili otsustvo na drugi svedoci i ve{taci.</text:p>
      <text:h text:style-name="P28" text:outline-level="4"><text:soft-page-break/></text:h>
      <text:h text:style-name="P29" text:outline-level="4">Zavr{ni zborovi</text:h>
      <text:p text:style-name="clen">^len 292</text:p>
      <text:p text:style-name="Normal_20_vovlecen"><text:span text:style-name="T1"><text:s text:c="10"/></text:span>Po izveduvaweto na site dokazi, dvete stranki, po~nuvaj}i od tu`itelot, imaat pravo nakuso da mu se obratat na sudot so zavr{ni zborovi, so koi se rezimiraat pravnite i fakti~kite aspekti na predmetot.</text:p>
      <text:p text:style-name="P5">^len 293</text:p>
      <text:p text:style-name="P9"><text:span text:style-name="T1"><text:s text:c="30"/></text:span>Koga sovetot smeta deka predmetot e raspraven taka {to da mo`e da se donese odluka, pretsedatelot na sovetot }e soop{ti deka glavnata rasprava e zaklu~ena, i potoa sovetot }e se povle~e na sovetuvawe i glasawe zaradi donesuvawe odluka.</text:p>
      <text:p text:style-name="P9"><text:span text:style-name="T1"><text:s text:c="30"/></text:span>Sovetot mo`e da olu~i glavnata rasprava da ja zaklu~i i koga ostanalo da se pribavat izvesni spisi {to sodr`at dokazi potrebni za odlu~uvawe ili ako treba da se po~eka zapisnikot za dokazite izvedeni od zamoleniot sudija, a strankite }e se otka`at od raspravaweto za tie dokazi ili sudot smeta deka toa raspravawe ne e potrebno.</text:p>
      <text:p text:style-name="P5">^len 294</text:p>
      <text:p text:style-name="P9"><text:span text:style-name="T1"><text:s text:c="33"/></text:span>Vo tekot na sovetuvaweto i glasaweto sovetot mo`e da odlu~i zaklu~enata glavna rasprava povtorno da se otvori ako e toa potrebno zaradi dopolnenie na postapkata ili razjasnuvawe na oddelni pova`ni pra{awa.</text:p>
      <text:p text:style-name="P9"> </text:p>
      <text:p text:style-name="P5"/>
      <text:p text:style-name="P5">Javnost na glavnata rasprava</text:p>
      <text:p text:style-name="P5">^len 295</text:p>
      <text:p text:style-name="P9"><text:span text:style-name="T1"><text:s text:c="35"/></text:span>Glavnata rasprava e javna.</text:p>
      <text:p text:style-name="P9"><text:soft-page-break/><text:span text:style-name="T1"><text:s text:c="34"/></text:span>Na raspravata mo`at da prisustvuvaat samo polnoletni lica.</text:p>
      <text:p text:style-name="P9"><text:span text:style-name="T1"><text:s text:c="34"/></text:span>Licata koi prisustvuvaat na raspravata ne smeat da nosat oru`je ili opasno orudie.</text:p>
      <text:p text:style-name="P9"><text:span text:style-name="T1"><text:s text:c="34"/></text:span>Odredbata od stavot 3 na ovoj ~len ne se odnesuva na pripadnicite na sudskata policija i na obezbeduvaweto na licata koi u~estuvaat vo postapkata.</text:p>
      <text:p text:style-name="P5">^len 296</text:p>
      <text:p text:style-name="P9"><text:span text:style-name="T1"><text:s text:c="35"/></text:span>Sovetot mo`e da ja isklu~i javnosta za celata glavna rasprava ili za eden nejzin del, ako toa go baraat interesite za ~uvaweto na slu`bena, delovna ili li~na tajna, interesite na javniot red ili pri~inite na moralot.</text:p>
      <text:p text:style-name="P9"><text:span text:style-name="T1"><text:s text:c="37"/></text:span>Sovetot mo`e da ja isklu~i javnosta i vo slu~aj koga so merkite za odr`uvawe na redot predvideni vo ovoj zakon ne bi mo`elo da se obezbedi nepre~eno odr`uvawe na rasprava.</text:p>
      <text:p text:style-name="P5">^len 297</text:p>
      <text:p text:style-name="P9"><text:span text:style-name="T1"><text:s text:c="37"/></text:span>Isklu~uvaweto na javnosta ne se odnesuva na strankite, nivnite zakonski zastapnici, polnomo{nicite i zame{uva~ite.</text:p>
      <text:p text:style-name="P9"><text:span text:style-name="T1"><text:s text:c="37"/></text:span>Sovetot mo`e da dozvoli na glavnata rasprava na koja e isklu~ena javnosta da prisustvuvaat oddelni slu`beni lica, kako i nau~ni i javni rabotnici, ako e toa od interes za nivnata slu`ba odnosno nau~na ili javna dejnost.</text:p>
      <text:p text:style-name="P9"><text:span text:style-name="T1"><text:s text:c="38"/></text:span>Na barawe od strankata sudot mo`e da dozvoli na raspravata da prisustvuvaat najmnogu dve lica koi }e gi ozna~i taa.</text:p>
      <text:p text:style-name="P9"><text:span text:style-name="T1"><text:s text:c="38"/></text:span>Pretsedatelot na sovetot }e gi predupredi licata koi prisutvuvaat na raspravata na koja e isklu~ena javnosta deka se dol`ni kako tajna da go ~uvaat s# ona {to go doznale na raspravata i }e im uka`e na posledicite od oddavawe na tajna.</text:p>
      <text:p text:style-name="P5"><text:soft-page-break/>^len 298</text:p>
      <text:p text:style-name="P9"><text:span text:style-name="T1"><text:s text:c="36"/></text:span>Za isklu~uvaweto na javnosta odlu~uva sudot so re{enie koe mora da bide obrazlo`eno i javno objaveno.</text:p>
      <text:p text:style-name="P9"><text:span text:style-name="T1"><text:s text:c="36"/></text:span>Protiv re{enieto za isklu~uvawe na javnosta ne e dozvolena posebna `alba.</text:p>
      <text:p text:style-name="P5">^len 299</text:p>
      <text:p text:style-name="P9"><text:span text:style-name="T1"><text:s text:c="34"/></text:span>Odredbite za javnosta na glavnata rasprava soglasno }e se primenuvaat i na podgotvitelnoto ro~i{te, na ro~i{teto nadvor od glavnata rasprava pred pretsedatelot na sovetot, kako i na ro~i{teto pred zamoleniot sudija.</text:p>
      <text:p text:style-name="P5">Rakovodewe so glavnata rasprava</text:p>
      <text:p text:style-name="P5">^len 300</text:p>
      <text:p text:style-name="P9"><text:span text:style-name="T1"><text:s text:c="29"/></text:span>Pretsedatelot na sovetot odnosno sudijata poedinec rakovodi so glavnata rasprava, gi ispituva strankite, izveduva dokazi, im dava zbor na ~lenovite na sovetot, na strankite, na nivnite zakonski zastapnici i na polnomo{nicite i gi objavuva odlukite na sovetot.</text:p>
      <text:p text:style-name="P9"><text:span text:style-name="T1"><text:s text:c="30"/></text:span>Dol`nost na pretsedatelot na sovetot odnosno sudijata poedinec e da se gri`i predmetot na sporot sestrano da se pretrese no postapkata poradi toa da ne se odol`uva, taka {to raspravata po mo`nost da se dovr{i na edno ro~i{te.</text:p>
      <text:p text:style-name="P9"><text:span text:style-name="T1"><text:s text:c="33"/></text:span>Ako liceto koe u~estvuva na raspravata se protivi na nekoja merka od pretsedatelot na sovetot koja se odnesuva na rakovodewe so raspravata ili na nekoe pra{awe {to go postavil pretsedatelot na sovetot, ~len na sovetot ili drugo lice koe u~estvuva vo postapkata, za takvoto protivewe odlu~uva sovetot.</text:p>
      <text:p text:style-name="P9"><text:span text:style-name="T1"><text:s text:c="33"/></text:span>Sudot ne e vrzan za svoeto re{enie koe se odnesuva na rakovodeweto so raspravata.</text:p>
      <text:p text:style-name="P9"><text:span text:style-name="T1"><text:s text:c="34"/></text:span>Protiv re{enieto {to se odnesuva na rakovodeweto so raspravata ne e dozvolena posebna `alba.</text:p>
      <text:p text:style-name="P9"><text:soft-page-break/><text:span text:style-name="T1"><text:s text:c="57"/></text:span>^len 301</text:p>
      <text:p text:style-name="P9"><text:span text:style-name="T1"><text:s text:c="33"/></text:span>Nadvor od ro~i{teto za glavnata rasprava pretsedatelot na sovetot donesuva re{enie za ispravaweto na podnesokot, za nazna~uvaweto na privremen zastapnik, za urednosta na polnomo{noto, za polagawe avans na ime tro{oci za prezemawe na oddelni dejstvija vo postapkata za osloboduvaweto od pla}awe tro{oci za postapkata, za obezbeduvaweto na parni~nite tro{oci, za dostavuvaweto na sudskite pismena, za obezbeduvaweto na dokazi, za privremenite merki za obezbeduvawe, za prekinuvaweto na postapkata, za tro{ocite na postapkata vo slu~aj na povlekuvawe na tu`bata, za zaka`uvaweto na ro~i{ta i za nivno odlagawe, za spojuvawe na postapki, kako i za opredeluvaweto na rokovi i za nivnoto prodol`uvawe.</text:p>
      <text:p text:style-name="P9"><text:span text:style-name="T1"><text:s text:c="34"/></text:span>Pretsedatelot na sovetot e isto taka ovlasten, po priemot na zapisnikot za izveduvaweto na dokazite pred zamoleniot sudija da opredeli da se izvr{at potrebni ispravki ili dopolnenija. </text:p>
      <text:p text:style-name="P9"><text:span text:style-name="T1"><text:s text:c="34"/></text:span>Nadvor od ro~i{teto za glavnata rasprava pretsedatelot na sovetot e ovlasten, po povod izjavata na tu`eniot odnosno tu`itelot dadena pismeno ili na zapisnik kaj parni~niot sud, da donese presuda vrz osnova na priznanie odnosno presuda vrz osnova na odrekuvawe, kako i da primi na zapisnik sudsko poramnuvawe.</text:p>
      <text:p text:style-name="P9"/>
      <text:p text:style-name="P5">^len 302</text:p>
      <text:p text:style-name="P9"><text:span text:style-name="T1"><text:s text:c="33"/></text:span>Ako pred ist sud te~at pove}e paranici me|u isti lica ili vo koi isto lice e protivnik na razni tu`iteli ili razni tu`eni, site ovie parnici mo`at so re{enie na sovetot da se spojat zaradi zaedni~ko raspravawe, ako so toa bi se zabrzalo raspravaweto ili bi se namalile tro{ocite. Za site spoeni parnici sudot mo`e da donese zaedni~ka presuda.</text:p>
      <text:p text:style-name="P9"><text:span text:style-name="T1"><text:s text:c="34"/></text:span>Sovetot mo`e da opredeli zaradi zaedni~ko raspravawe pred nego da se spojat pove}e parnici i toga{ koga za nekoi od niv e nadle`en sudija poedinec na istiot sud.</text:p>
      <text:p text:style-name="P9"><text:soft-page-break/><text:span text:style-name="T1"><text:s text:c="32"/></text:span>Sovetot <text:s/>mo`e da opredeli odvoeno da se rasprava za oddelni barawa vo ista tu`ba i po zavr{uvaweto na odvoenoto raspravawe, mo`e da donese posebni odluki za tie barawa.</text:p>
      <text:p text:style-name="P5">^len 303</text:p>
      <text:p text:style-name="P9"><text:span text:style-name="T1"><text:s text:c="35"/></text:span>Koga sovetot <text:s/>}e odlu~i da se odlo`i ro~i{teto za glavnata rasprava, pretsedatelot na sovetot }e se gri`i za slednoto ro~i{te da se pribavat site dokazi ~ie izveduvawe e opredeleno za toa ro~i{te i da se izvr{at drugi podgotovki za da mo`e raspravata da se zavr{i na toa ro~i{te.</text:p>
      <text:p text:style-name="P27"><text:span text:style-name="T1"><text:s text:c="39"/></text:span>Koga ro~i{teto se odlaga, pretsedatelot na sovetot na prisutnite }e im go soop{ti denot i ~asot na novoto ro~i{te. Sudot nema da ja izvesti strankata koja ne bila prisutna na odlo`enoto ro~i{te, a koja bila uredno povikana vo smisla na ~len 127 stav 1 od ovoj zakon.</text:p>
      <text:p text:style-name="P9"><text:span text:style-name="T1"><text:s text:c="36"/></text:span>Protiv re{enieto na sudot so koe se odlaga ro~i{teto ili se odbivaat predlozite na strankite za odlagawe na ro~i{teto, ne e dozvolena `alba.</text:p>
      <text:p text:style-name="P9"/>
      <text:p text:style-name="P9"/>
      <text:p text:style-name="P5">^len 304</text:p>
      <text:p text:style-name="P9"><text:span text:style-name="T1"><text:s text:c="35"/></text:span>Ako ro~i{teto se odlo`i, novo ro~i{te }e se odr`i po mo`nost pred istiot sovet.</text:p>
      <text:p text:style-name="P9"><text:span text:style-name="T1"><text:s text:c="34"/></text:span>Ako novoto ro~i{te se dr`i pred istiot sovet, glavnata rasprava }e prodol`i i pretsedatelot na sovetot nakratko }e go izlo`i tekot na porane{nite ro~i{ta, no vo ovoj slu~aj sovetot mo`e da odlu~i raspravata da po~ne odnovo.</text:p>
      <text:p text:style-name="P9"><text:span text:style-name="T1"><text:s text:c="34"/></text:span>Ako ro~i{teto se dr`i pred izmenet sovet, glavnata rasprava mora da po~ne odnovo, no sovetot mo`e otkako strankite }e se izjasnat za toa, da odlu~i povtorno da ne se soslu{aat svedocite i ve{tacite i da ne se vr{i nov uvid, tuku da se pro~itaat zapisnicite za izveduvaweto na ovie dokazi.</text:p>
      <text:p text:style-name="P5"><text:soft-page-break/>^len 305</text:p>
      <text:p text:style-name="P9"><text:span text:style-name="T1"><text:s text:c="33"/></text:span>Sudot vo tekot na postapkata mo`e soglsno ~lenot 10 stav 2 i 3 od ovoj zakon <text:s/>da ja kazni strankata, zakonskiot zastapnik, polnomo{nikot ili zame{uva~ot, {to so svoite parni~ni dejstvija pote{ko gi zloupotrebile pravata priznaeni so ovoj zakon.</text:p>
      <text:p text:style-name="P5">Odr`uvawe na redot na glavnata rasprava</text:p>
      <text:p text:style-name="P5">^len 306</text:p>
      <text:p text:style-name="P9"><text:span text:style-name="T1"><text:s text:c="25"/></text:span>Dol`nost na pretsedatelot na sovetot e vo tekot na glavnata rasprava da se gri`i za odr`uvaweto na redot vo sudnicata i za dostoinstvoto na sudot.</text:p>
      <text:p text:style-name="P5">^len 307</text:p>
      <text:p text:style-name="P9"><text:span text:style-name="T1"><text:s text:c="26"/></text:span>Ako liceto koe u~estvuva vo postapkata ili liceto {to kako slu{atel prisustvuva na raspravata go navreduva sudot ili drugite u~esnici vo postapkata, ja popre~uva rabotata ili ne im se pokoruva na naredbite od pretsedatelot na sovetot za odr`uvawe na redot, pretsedatelot na sovetot }e go opomene. Ako opomenata e bezuspe{na, sovetot mo`e opomenatoto lice da go otstrani od sudnicata ili da go kazni so pari~na kazna soglasno ~lenot 10 stavovi 2 i 3 od ovoj zakon <text:s/>, a mo`e i da go otstrani i da go kazni so pari~na kazna.</text:p>
      <text:p text:style-name="P9"><text:span text:style-name="T1"><text:s text:c="25"/></text:span>Ako strankata e otstraneta od sudnicata, ro~i{teto }e se odr`i i bez nejzino prisustvo.</text:p>
      <text:p text:style-name="P9"><text:span text:style-name="T1"><text:s text:c="25"/></text:span>Ako od sudnicata bide otstranet polnomo{nikot sovetot na barawe od strankata }e go odlo`i ro~i{teto, a ako strankata ne prisustvuvala na ro~i{teto, sovetot sekoga{ }e go odlo`i ro~i{teto i }e ja izvesti strankata deka nejziniot polnomo{nik e otstranet od ro~i{teto poradi naru{uvawe na redot. Tro{ocite na odlo`enoto ro~i{te pa|aat na tovar na polnomo{nikot.</text:p>
      <text:p text:style-name="P9"><text:span text:style-name="T1"><text:s text:c="26"/></text:span>Koga sudot }e kazni so pari~na kazna ili }e otstrani od sudnica advokat ili advokatski pripravnik kako polnomo{nik, za toa }e ja izvesti advokatskata komora.</text:p>
      <text:p text:style-name="P9"><text:soft-page-break/><text:span text:style-name="T1"><text:s text:c="27"/></text:span>@albata protiv re{enieto za pari~nata kazna ili za otstranuvaweto od sudnicata ne go zadr`uva izvr{uvaweto na re{enieto.</text:p>
      <text:p text:style-name="P5">^len 308</text:p>
      <text:p text:style-name="P9"><text:span text:style-name="T1"><text:s text:c="27"/></text:span>Ako, javniot obvinitel ili javniot pravobranitel, odnosno liceto koe gi zamenuva go naru{uva redot, pretsedatelot na sovetot za toa }e go izvesti nadle`niot javen obvinitel, odnosno javen pravobranitel, a sovetot mo`e da go odlo`i ro~i{teto i od nadle`niot javniot obvinitel, odnosno javniot pravobranitel da pobara da opredeli drugo lice za u~estvuvawe vo parnicata.</text:p>
      <text:p text:style-name="P5">^len 309</text:p>
      <text:p text:style-name="P9"><text:span text:style-name="T1"><text:s text:c="30"/></text:span>Ovlastuvawata {to za odr`uvawe na redot na glavnata rasprava gi imaat pretsedatelot na sovetot i sovetot, mu pripa|aat na pretsedatelot na sovetot na podgotvitelnoto ro~i{te i na ro~i{teto nadvor od glavnata rasprava, kako i na zamoleniot sudija.</text:p>
      <text:p text:style-name="P5">G l a v a <text:s/>d v a e s e t <text:s/>i <text:s/>p r v a</text:p>
      <text:p text:style-name="P4">SUDSKO PORAMNUVAWE</text:p>
      <text:p text:style-name="P5">^len 310</text:p>
      <text:p text:style-name="P9"><text:span text:style-name="T1"><text:s text:c="31"/></text:span>Strankite vo tekot na celata postapka pred parni~niot sud mo`at da sklu~at poramnuvawe za predmetot na sporot (sudsko poramnuvawe).</text:p>
      <text:p text:style-name="P9"><text:span text:style-name="T1"><text:s text:c="30"/></text:span>Poramnuvaweto mo`e da se odnesuva na celoto tu`beno barawe ili na eden negov del.</text:p>
      <text:p text:style-name="P9"><text:span text:style-name="T1"><text:s text:c="29"/></text:span>Sudot vo tekot na postapkata }e im uka`e na strankite na mo`nosta za sudsko poramnuvawe i }e im pomogne da sklu~at poramnuvawe.</text:p>
      <text:p text:style-name="P9"><text:span text:style-name="T1"><text:s text:c="29"/></text:span>Pred sudot ne mo`e da se sklu~i poramnuvawe vo pogled na barawata so koi strankite ne mo`at da raspolagaat (~len 3 stav 3).</text:p>
      <text:p text:style-name="P9"><text:soft-page-break/><text:span text:style-name="T1"><text:s text:c="29"/></text:span>Koga sudot vo prv stepen }e donese re{enie so koe ne dozvoluva poramnuvawe na strankite, }e zastane so postapkata dodeka ova re{enie ne stane pravosilno.</text:p>
      <text:p text:style-name="P5">^len 311</text:p>
      <text:p text:style-name="P9"><text:span text:style-name="T1"><text:s text:c="30"/></text:span>Spogodbata na strankite za poramnuvawe se vnesuva vo zapisnik.</text:p>
      <text:p text:style-name="P9"><text:span text:style-name="T1"><text:s text:c="30"/></text:span>Poramnuvaweto e sklu~eno koga strankite po pro~itaniot zapisnik za poramnuvaweto }e go potpi{at zapisnikot.</text:p>
      <text:p text:style-name="P9"><text:span text:style-name="T1"><text:s text:c="29"/></text:span>Na strankite na nivno barawe }e im se izdade zaveren prepis na zapisnikot vo koj e vneseno poramnuvaweto.</text:p>
      <text:p text:style-name="P5">^len 312</text:p>
      <text:p text:style-name="P9"><text:span text:style-name="T1"><text:s text:c="28"/></text:span>Sudot vo tekot na celata postapka po slu`bena dol`nost }e vnimava dali se vodi postapka za predmet za koj porano bilo sklu~eno sudsko poramnuvawe i, ako utvrdi deka se vodi postapka za predmet za koj ve}e e sklu~eno sudsko poramnuvawe, }e ja otfrli tu`bata.</text:p>
      <text:p text:style-name="P5">^len 313</text:p>
      <text:p text:style-name="P9"><text:span text:style-name="T1"><text:s text:c="29"/></text:span>Liceto koe ima namera da podnese tu`ba mo`e preku sud od prv stepen na ~ie podra~je protivnata strana ima prestojuvali{te da se obide da postigne poramnuvawe.</text:p>
      <text:p text:style-name="P9"><text:span text:style-name="T1"><text:s text:c="30"/></text:span>Sudot do kogo e upaten vakov predlog }e ja povika protivnata strana i }e ja zapoznae so predlogot za poramnuvawe.</text:p>
      <text:p text:style-name="P9"><text:span text:style-name="T1"><text:s text:c="30"/></text:span>Tro{ocite za ovaa postapka gi podnesuva podnositelot na predlogot.</text:p>
      <text:p text:style-name="P5"/>
      <text:p text:style-name="P5">G l a v a <text:s/>d v a e s e t <text:s/>i <text:s/>v t o r a</text:p>
      <text:p text:style-name="P4">PRESUDA</text:p>
      <text:p text:style-name="P5"><text:soft-page-break/>^len 314</text:p>
      <text:p text:style-name="P9"><text:span text:style-name="T1"><text:s text:c="29"/></text:span>So presuda sudot odlu~uva za baraweto koe se odnesuva na glavniot predmet i na sporednite barawa.</text:p>
      <text:p text:style-name="P9"><text:span text:style-name="T1"><text:s text:c="30"/></text:span>Ako postojat pove}e barawa, sudot za site tie barawa po pravilo }e odlu~i so edna presuda.</text:p>
      <text:p text:style-name="P9"><text:span text:style-name="T1"><text:s text:c="31"/></text:span>Ako pove}e parnici se spoeni zaradi zaedni~ko raspravawe, a za kone~na odluka uzreala samo edna parnica, mo`e da se donese presuda samo vo pogled na taa parnica.</text:p>
      <text:p text:style-name="P5"/>
      <text:p text:style-name="P5">^len 315</text:p>
      <text:p text:style-name="P9"><text:span text:style-name="T1"><text:s text:c="31"/></text:span>Sudot mo`e da mu nalo`i na tu`eniot da izvr{i opredeleno ~inewe, samo ako toa vtasalo do zaklu~uvaweto na glavnata rasprava.</text:p>
      <text:p text:style-name="P9"><text:span text:style-name="T1"><text:s text:c="32"/></text:span>Ako sudot usvoi barawe za izdr{ka mo`e da go obvrze tu`eniot i na ~inewa {to ne se vtasani.</text:p>
      <text:p text:style-name="P9"><text:span text:style-name="T1"><text:s text:c="32"/></text:span>Presudata so koja tu`eniot se obvrzuva da predade ili da prezeme predmeti dadeni vo naem ili zakup, mo`e da se donese i pred prestanuvaweto na tie odnosi.</text:p>
      <text:p text:style-name="P5">^len 316</text:p>
      <text:p text:style-name="P9"><text:span text:style-name="T1"><text:s text:c="31"/></text:span>Ako tu`itelot vo tu`bata baral da mu se dosudi izvesen predmet, a istovremeno vo tu`bata ili do zaklu~uvaweto na glavnata rasprava izjavil deka e volen mesto predmetot da primi opredelen pari~en iznos, sudot, ako go usvoi tu`benoto barawe, vo presudata }e izre~e deka tu`eniot mo`e da se oslobodi od davawe na predmetot ako go plati toj pari~en iznos.</text:p>
      <text:p text:style-name="P5">^len 317</text:p>
      <text:p text:style-name="P9"><text:span text:style-name="T1"><text:s text:c="32"/></text:span>Koga na strankata vo presudata i se nalo`uva izvr{uvawe na nekakvo ~inewe }e se opredeli rokot vo koj ova ~inewe e dol`na da go izvr{i.</text:p>
      <text:p text:style-name="P9"><text:soft-page-break/><text:span text:style-name="T1"><text:s text:c="34"/></text:span>Ako so posebni propisi ne e opredeleno poinaku, rokot na izvr{uvaweto na ~ineweto iznesuva petnaeset dena, no za ~inewata koi ne se sostojat vo pari~no davawe, sudot mo`e da opredeli podolg rok. Vo meni~nite i ~ekovnite sporovi ovoj rok iznesuva osum dena.</text:p>
      <text:p text:style-name="P9"><text:span text:style-name="T1"><text:s text:c="34"/></text:span>Rokot za izvr{uvawe na ~ineweto po~nuva da te~e prviot den po dostavuvaweto na prepisot na presudata do strankata na koja i e nalo`eno izvr{uvawe.</text:p>
      <text:p text:style-name="P5">Delumna presuda</text:p>
      <text:p text:style-name="P5">^len 318</text:p>
      <text:p text:style-name="Normal_20_vovlecen">Dokolku vrz osnova na rasprava uzreale za kone~na odluka samo nekoi od pove}eto tu`beni barawa, ili samo del od edno barawe, uzrealo za kone~na odluka sudot mo`e vo pogled na uzreanoto barawe, odnosno na delot od baraweto da ja zaklu~i raspravata i da donese presuda (delumna presuda). Pri ocenka dali }e donese delumna presuda sudot osobeno }e ja zeme predvid goleminata na baraweto ili delot od baraweto koe uzrealo za odluka.</text:p>
      <text:p text:style-name="Normal_20_vovlecen">Sudot e dol`en bez odlagawe da donese delumna presuda dokolku vrz osnova na priznanie ili odrekuvawe od pove}e istaknati barawa samo nekoi uzreale za kone~na odluka dokolku samo eden del od baraweto uzreal za odluka.</text:p>
      <text:p text:style-name="Normal_20_vovlecen">Sudot e dol`en da donese delumna presuda dokolku tu`benoto barawe koe se odnesuva na pove}e soparni~ari od ~len 191 na ovoj zakon, uzrealo za kone~na odluka vrz osnova na priznanie ili odrekuvawe samo sprema nekoi od soparni~arite ili dokolku nekoe od pove}eto tu`beni barawa {to zasega razli~ni soparni~ari uzrealo vrz osnova na priznanie ili odrekuvawe za kone~na odluka samo sprema soparni~arot na kogo se odnesuva.</text:p>
      <text:p text:style-name="Normal_20_vovlecen">Delumana presuda od stavovi 1, 2 i 3 na ovoj ~len sudot donesuva <text:s/>i koga e podnesena protivtu`ba dokolku za odluka uzrealo baraweto na tu`bata ili protivtu`bata.</text:p>
      <text:p text:style-name="Normal_20_vovlecen"><text:soft-page-break/>Soglasno odredbite na stavovi 1, 2 i 3 na ovoj ~len sudot }e postapi i vo slu~aj na spojuvawe na dve ili pove}e parnici zaradi zaedni~ko raspravawe i odlu~uvawe.</text:p>
      <text:p text:style-name="Normal_20_vovlecen">Vo pogled na pravnite lekovi i izvr{uvaweto, delumnata presuda se smeta kako samostojna presuda. Vo slu~aj na `alba protiv delumna presuda, sudot }e gi umno`i spisite od predmetot i zaedno so prepisot na odlukata so `albata i odgovorot na `albata }e gi dostavi na vtorostepeniot sud, a postapkata vo odnos na baraweto ili delot od baraweto za koe{to ne odlu~il }e prodol`i. Na ist na~in prvostepeniot sud }e postapi i koga protiv delumnata presuda e izjaven vonreden praven lek.</text:p>
      <text:p text:style-name="P5">Me|upresuda</text:p>
      <text:p text:style-name="P5">^len 319</text:p>
      <text:p text:style-name="P9"><text:span text:style-name="T1"><text:s text:c="30"/></text:span>Ako tu`eniot go osporil i osnovot na tu`benoto brawe i iznosot na tu`benoto barawe a vo pogled na osnovot rabotata uzreala za donesuvawe na odluka, sudot mo`e zaradi celosoobraznost da donese prvo presuda samo za osnovot na tu`benoto barawe (me|upresuda).</text:p>
      <text:p text:style-name="P9"><text:span text:style-name="T1"><text:s text:c="30"/></text:span>Do pravosilnosta na me|upresudata sudot }e zastane so raspravaweto za iznosot na tu`benoto barawe.</text:p>
      <text:p text:style-name="P5">Presuda vrz osnova na priznanie</text:p>
      <text:p text:style-name="P5">^len 320</text:p>
      <text:p text:style-name="P9"><text:span text:style-name="T1"><text:s text:c="29"/></text:span>Ako tu`eniot do zaklu~uvaweto na glavnata rasprava go priznae tu`benoto barawe, sudot bez natamo{no raspravawe }e donese presuda so koja go usvojuva tu`benoto barawe (presuda vrz osnova na priznanie).</text:p>
      <text:p text:style-name="P9"><text:span text:style-name="T1"><text:s text:c="30"/></text:span>Sudot nema da donese presuda vrz osnova na priznanie i koga se ispolneti potrebnite uslovi, ako najde deka se raboti za barawe so koe strankite ne mo`at da raspolagaat (~len 3 stav 3).</text:p>
      <text:p text:style-name="P9"><text:soft-page-break/><text:span text:style-name="T1"><text:s text:c="30"/></text:span>Donesuvaweto na presuda vrz osnova na priznanie }e se odlo`i ako e potrebno prethodno da se pribavat izvestuvawa za okolnostite od stavot 2 na ovoj ~len.</text:p>
      <text:p text:style-name="P9"><text:span text:style-name="T1"><text:s text:c="31"/></text:span>Priznanieto na tu`benoto barawe, na ro~i{teto ili vo pismen podnesok, tu`eniot mo`e i bez soglasnost na tu`itelot da go otpovika do donesuvaweto na presudata.</text:p>
      <text:p text:style-name="P5"/>
      <text:p text:style-name="P5">Presuda vrz osnova na odrekuvawe</text:p>
      <text:p text:style-name="P5">^len 321</text:p>
      <text:p text:style-name="P9"><text:span text:style-name="T1"><text:s text:c="28"/></text:span>Ako tu`itelot do zaklu~uvaweto na glavnata rasprava se odre~e od tu`benoto barawe, sudot bez natamo{no raspravawe }e donese presuda so koja go odbiva tu`benoto barawe (presuda vrz osnova na odrekuvawe).</text:p>
      <text:p text:style-name="P9"><text:span text:style-name="T1"><text:s text:c="30"/></text:span>Za odrekuvawe od tu`beno barawe ne e potrebna soglasnost na tu`eniot.</text:p>
      <text:p text:style-name="P9"><text:span text:style-name="T1"><text:s text:c="30"/></text:span>Sudot nema da donese presuda vrz osnova na odrekuvawe i koga se ispolneti potrebnite uslovi, ako najde deka se raboti za barawe so koe strankite ne mo`at da raspolagaat (~len 3 stav 3).</text:p>
      <text:p text:style-name="P9"><text:span text:style-name="T1"><text:s text:c="32"/></text:span>Donesuvaweto na presuda vrz osnova na odrekuvawe }e se odlo`i ako e potrebno za okolnostite od stavot <text:s/>3 na ovoj ~len prethodno da se pribavat izvestuvawa.</text:p>
      <text:p text:style-name="P9"><text:span text:style-name="T1"><text:s text:c="31"/></text:span>Odrekuvaweto od tu`benoto barawe, na ro~i{te ili vo pismen podnesok, tu`itelot mo`e i bez soglasnost na tu`eniot da go otpovika do donesuvaweto na presudata.</text:p>
      <text:p text:style-name="P5">Presuda poradi izostanok</text:p>
      <text:p text:style-name="P5">^len 322</text:p>
      <text:p text:style-name="P9"><text:span text:style-name="T1"><text:s text:c="31"/></text:span>Koga tu`eniot nema da dojde na podgotvitelnoto ro~i{te do negovoto zaklu~uvawe, ili na prvoto ro~i{te za glavnata rasprava ako podgotvitelno ro~i{te ne e odr`ano ili ako dojde na ovie ro~i{ta no ne saka da se vpu{ti vo <text:soft-page-break/>raspravawe ili se otstrani od ro~i{teto, a ne go ospori tu`benoto barawe, }e se donese presuda so koja se usvojuva tu`benoto barawe (presuda poradi izostanok), ako se ispolneti slednive uslovi ako:</text:p>
      <text:p text:style-name="P9">1) tu`eniot bil uredno povikan;</text:p>
      <text:p text:style-name="P9">2) tu`itelot predlo`i donesuvawe na presuda poradi izostanok;</text:p>
      <text:p text:style-name="P9">3) tu`eniot so podnesok ne go osporil tu`benoto barawe;</text:p>
      <text:p text:style-name="P9">4) osnovanosta na tu`benoto barawe proizleguva od faktite navedeni vo tu`bata;</text:p>
      <text:p text:style-name="P9">5) faktite vrz koi se zasnova tu`benoto barawe ne se vo sprotivnost so dokazite {to samiot tu`itel gi podnel ili so fakti {to se op{topoznati i</text:p>
      <text:p text:style-name="P9">6) ne postojat op{topoznati okolnosti od koi proizleguva deka tu`eniot go spre~ile opravdani pri~ni da dojde na ro~i{teto.</text:p>
      <text:p text:style-name="P9"><text:span text:style-name="T1"><text:s text:c="31"/></text:span>Nema da se donese presuda poradi izostanok i koga se ispolneti uslovite od stavot 1 na ovoj ~len, ako sudot najde deka se raboti za barawe so koe strankite ne mo`at da raspolagaat (~len 3 stav 3).</text:p>
      <text:p text:style-name="P9"><text:span text:style-name="T1"><text:s text:c="31"/></text:span>Donesuvaweto na presudata poradi izostanok }e se odlo`i ako e potrebno prethodno da se pribavat izvestuvawa za okolnostite od stavot 2 na ovoj ~len.</text:p>
      <text:p text:style-name="P9"><text:span text:style-name="T1"><text:s text:c="31"/></text:span>Ako od faktite navedeni vo tu`bata ne proizleguva osnovanosta na tu`benoto barawe, a tu`bata na ro~i{teto ne e preina~ena, sudot }e donese presuda so koja se odbiva tu`benoto barawe.</text:p>
      <text:p text:style-name="P9"><text:span text:style-name="T1"><text:s text:c="32"/></text:span>Donesuvawe na presuda poradi iznostanok mo`e da se odlo`i i vo slu~aj ako nema dokaz deka tu`eniot e uredno povikan, a nesomneno e deka mu e upatena pokana. Vo toj slu~aj pretsedatelot na sovetot }e opredeli rok, koj ne mo`e da bide podolg od trieset dena za dostavuvaweto vo zemjata odnosno podolg od {est meseci za dostavuvawe vo stranstvo, da se izvidi dali tu`eniot e povikan uredno. Ako vo toj rok se utvrdi <text:soft-page-break/>deka tu`eniot bil uredno povikan, pretsedatelot na sovetot }e donese presuda poradi iznostanok.</text:p>
      <text:p text:style-name="P9"><text:span text:style-name="T1"><text:s text:c="32"/></text:span>Protiv odlukata na sudot so koja se odbiva predlogot na tu`itelot da se donese presuda poradi izostanok e dozvolena posebna `alba.</text:p>
      <text:p text:style-name="P9"><text:span text:style-name="T1"><text:s text:c="31"/></text:span>Vo slu~aite predvideni vo stavovite 3 i 5 na ovoj ~len, presuda poradi izostanok sudot mo`e da donese bez soslu{uvawe na strankite.</text:p>
      <text:p text:style-name="P5"/>
      <text:p text:style-name="P5">Pravosilnost na presuda</text:p>
      <text:p text:style-name="P5">^len 323</text:p>
      <text:p text:style-name="P9"><text:span text:style-name="T1"><text:s text:c="25"/></text:span>Presudata koja pove}e ne mo`e da se pobiva so `alba stanuva pravosilna dokolku so nea e odlu~eno za baraweto na tu`bata ili protivtu`bata.</text:p>
      <text:p text:style-name="P9"><text:span text:style-name="T1"><text:s text:c="27"/></text:span>Sudot vo tekot na celata postapka po slu`bena dol`nost vnimava dali rabotata e presudena pravosilno i ako utvrdi deka postapkata e povedena za barawe za koe ve}e e odlu~eno pravosilno }e ja otfrli tu`bata.</text:p>
      <text:p text:style-name="P9"><text:span text:style-name="T1"><text:s text:c="27"/></text:span>Ako vo presudata e odlu~eno za pobaruvawe {to tu`eniot go istaknal so prigovor zaradi prebivawe, odlukata za postoewe ili nepostoewe na ova pobaruvawe stanuva pravosilna.</text:p>
      <text:p text:style-name="P5">^len 324</text:p>
      <text:p text:style-name="P9"><text:span text:style-name="T1"><text:s text:c="29"/></text:span>Sudot e vrzan za svojata presuda {tom e objavena, a ako presudata ne e objavena, {tom e ispratena.</text:p>
      <text:p text:style-name="P9"><text:span text:style-name="T1"><text:s text:c="30"/></text:span>Sprema strankite presudata ima dejstvo duri od denot koga im e dostavena.</text:p>
      <text:p text:style-name="P5"/>
      <text:p text:style-name="P5">Donesuvawe i objavuvawe na presuda</text:p>
      <text:p text:style-name="P5"><text:soft-page-break/>^len 325</text:p>
      <text:p text:style-name="Normal_20_vovlecen">Sudot presudata ja donesuva i objavuva vo ime na gra|anite na Republika Makedonija.</text:p>
      <text:p text:style-name="Normal_20_vovlecen">Koga glavnata rasprava se odr`uva pred sovetot, presudata ja donesuvaat pretsedatelot na sovetot i ~lenovite na sovetot koi u~estvuvale na ro~i{teto na koe e zaklu~ena glavnata rasprava.</text:p>
      <text:p text:style-name="Normal_20_vovlecen">Presudata se donesuva vedna{ po zaklu~uvaweto na glavnata rasprava na zapisnik i ja objavuva sudijata poedinec, odnosno pretsedatelot na sovetot.</text:p>
      <text:p text:style-name="Normal_20_vovlecen">Vo poslo`enite predmeti sudot mo`e da go odlo`i donesuvaweto na presudata za 15 dena od denot na zaklu~uvaweto na glavnata rasprava. Vo takov slu~aj vo istiot rok sudot }e odr`i ro~i{te na koe }e ja objavi presudata. Toa ro~i{te sudot e dol`en da go zaka`e na ro~i{teto na koe glavnata rasprava e zaklu~ena. Ro~i{teto na koe presudata }e se objavi }e se odr`i nezavisno dali strankite za toa bile izvesteni, odnosno dali pristapile na toa ro~i{te.</text:p>
      <text:p text:style-name="P30"><text:span text:style-name="T6"><text:s text:c="32"/></text:span>Vo slu~aj od ~len 293 stav 2 na ovoj zakon, presudata }e se donese i objvi najdocna vo rok od osum dena od denot na priemot na spisot odnosno zapisnikot. </text:p>
      <text:p text:style-name="P5">^len 326</text:p>
      <text:p text:style-name="P9"><text:span text:style-name="T1"><text:s text:c="32"/></text:span>Koga presudata se objavuva, pretsedatelot na sovetot , odnosno sudijata poedinec javno }e ja pro~ita izrekata i nakratko mo`e da gi soop{ti pri~inite za presudata.</text:p>
      <text:p text:style-name="P9"><text:span text:style-name="T1"><text:s text:c="31"/></text:span>Pri objavuvaweto na presudata mo`e da se soop{ti deka sudot odlu~il za odmeruvawe na tro{ocite da se odlu~i dopolnitelno. Vo takov slu~aj odmeruvaweto na tro{ocite go vr{i pretsedatelot na sovetot, a odlukata se vnesuva vo pismeniot sostav na presudata.</text:p>
      <text:p text:style-name="P9"><text:span text:style-name="T1"><text:s text:c="31"/></text:span>Ako javnosta na glavnata rasprava bila isklu~ena, izrekata na presudata sekoga{ }e se pro~ita javno, a sudot }e odlu~i dali i kolku }e se isklu~i javnosta pri objavuvaweto na pri~inite na presudata.</text:p>
      <text:p text:style-name="P9"><text:soft-page-break/><text:span text:style-name="T1"><text:s text:c="32"/></text:span>Site prisutni }e go soslu{aat ~itaweto na izrekata na presudata stoej}i.</text:p>
      <text:p text:style-name="P5"/>
      <text:p text:style-name="P5">Pismena izrabotka i dostavuvawe na presudata</text:p>
      <text:p text:style-name="P5">^len 327</text:p>
      <text:p text:style-name="P9"><text:span text:style-name="T1"><text:s text:c="31"/></text:span>Objavenata presudata mora pismeno da se izraboti vo rok od osum dena, a vo poslo`enite predmeti isklu~itelno vo rok 15 dena od denot na objavuvaweto.</text:p>
      <text:p text:style-name="P9"><text:span text:style-name="T1"><text:s text:c="35"/></text:span>Originalot na presudata go potpi{uva pretsedatelot na sovetot, odnosno sudija poedinec.</text:p>
      <text:p text:style-name="P9"><text:span text:style-name="T1"><text:s text:c="35"/></text:span>Do strankite se dostavuva zaveren prepis na presudata so upatstvo za pravoto na izjavuvawe praven lek protiv presudata.</text:p>
      <text:p text:style-name="P21"/>
      <text:p text:style-name="P5">^len 328</text:p>
      <text:p text:style-name="P9"><text:span text:style-name="T1"><text:s text:c="34"/></text:span>Pismeno izrabotenata presuda mora da ima uvod, izreka i obrazlo`enie.</text:p>
      <text:p text:style-name="P9"><text:span text:style-name="T1"><text:s text:c="34"/></text:span>Uvodot na presudata sodr`i: nazna~uvawe deka presudata se izrekuva vo ime na gra|anite na Republika Makedonija, naziv na sudot, ime i prezime na pretsedatelot i na ~lenovite na sovetot, odnosno sudijata poedinec, ime i prezime, zanimawe i `iveali{te, odnosno prestojuvali{te na strankite, edinstven mati~en broj na gra|aninot, dano~en broj, smetkata i bankata vo koja e otvorena smetkata na pravnoto lice, na nivnite zastapnici i polnomo{nici, kratko ozna~uvawe na predmetot na sporot, den na zaklu~uvaweto na glavnata rasprava, nazna~uvawe na strankite, na nivnite zastapnici i polnomo{nici koi prisustvuvale na taa rasprava, kako i den koga e donesena presudata.</text:p>
      <text:p text:style-name="P9"><text:span text:style-name="T1"><text:s text:c="33"/></text:span>Izrekata na presudata sodr`i odluka na sudot za usvojuvawe ili odbivawe na oddelni barawa {to se odnesuvaat na glavnata rabota i na sporednite barawa i odluka <text:soft-page-break/>za postoeweto ili nepostoeweto na pobaruvaweto istaknato zaradi prebivawe (~len 323).</text:p>
      <text:p text:style-name="P9"><text:span text:style-name="T1"><text:s text:c="36"/></text:span>Vo obrazlo`enieto sudot }e gi izlo`i: barawata na strankite i nivnite navodi za faktite vrz koi se zasnovaat tie barawa, dokazite, re{itelnite fakti {to gi utvrdil, kako i propisite vrz koi sudot ja zasnoval presudata.</text:p>
      <text:p text:style-name="P9"><text:span text:style-name="T1"><text:s text:c="37"/></text:span>Vo obrazlo`enieto na presudata poradi izostanok, presuda vrz osnova na priznanie ili presuda vrz osnova na odrekuvawe ili so koja }e se odbie revizijata <text:s/>kako neosnovana <text:s/>}e se iznesat samo pri~inite {to go opravduvaat donesuvaweto na vakvi presudi.</text:p>
      <text:p text:style-name="P5"/>
      <text:p text:style-name="P5">Dopolnitelna presuda</text:p>
      <text:p text:style-name="P5">^len 329</text:p>
      <text:p text:style-name="P9"><text:span text:style-name="T1"><text:s text:c="25"/></text:span>Ako sudot propu{til da odlu~i za site barawa za koi mora da se odlu~i so presudata ili propu{til da odlu~i za del od baraweto, strankata mo`e vo rok od petnaeset dena od priemot na presudata da mu predlo`i na parni~niot sud da se izvr{i dopolnenie na presudata.</text:p>
      <text:p text:style-name="P9"><text:span text:style-name="T1"><text:s text:c="26"/></text:span>Pretsedatelot na sovetot }e otfrli odnosno }e odbie, bez odr`uvawe na ro~i{te, nenavremen ili neosnovan predlog za dopolnenie na presudata.</text:p>
      <text:p text:style-name="P5">^len 330</text:p>
      <text:p text:style-name="P9"><text:span text:style-name="T1"><text:s text:c="25"/></text:span>Koga pretsedatelot na sovetot }e najde deka predlogot za dopolnenie na presudata e osnovan, }e zaka`e glavna rasprava pred sovetot zaradi donesuvawe na presuda za baraweto {to ne e re{eno (dopolnitelna presuda).</text:p>
      <text:p text:style-name="P9"><text:span text:style-name="T1"><text:s text:c="26"/></text:span>Dopolnitelna presuda mo`e da se donese i bez povtorno otvarawe na glavna rasprava ako ovaa presuda ja donesuva istiot sovet {to ja donel i prvobitnata presuda, a baraweto vo pogled na koe se bara dopolnenie e dovolno raspraveno.</text:p>
      <text:p text:style-name="P9"><text:soft-page-break/><text:span text:style-name="T1"><text:s text:c="26"/></text:span>Ako sovetot najde deka predlogot za donesuvawe na dopolnitelna presuda e nenavremen ili neosnovan }e go otfrli odnosno }e go odbie predlogot so re{enie.</text:p>
      <text:p text:style-name="P9"><text:span text:style-name="T1"><text:s text:c="24"/></text:span>Ako predlogot za dopolnenie na presuda se odnesuva samo na tro{ocite za postapkata, odluka za predlogot donesuva pretsedatelot na sovetot bez odr`uvawe na ro~i{te.</text:p>
      <text:p text:style-name="P9"/>
      <text:p text:style-name="P9"/>
      <text:p text:style-name="P5">^len 331</text:p>
      <text:p text:style-name="P9"><text:span text:style-name="T1"><text:s text:c="23"/></text:span>Ako pokraj predlogot za dopolnenie na presuda e podnesena i `alba protiv presudata, prvostepeniot sud }e zastane so dostavuvaweto na ovaa `alba do vtorostepeniot sud dodeka ne se donese odluka za predlogot za dopolnenie na presudata i dodeka ne iste~e rokot za `alba protiv ovaa odluka.</text:p>
      <text:p text:style-name="P9"><text:span text:style-name="T1"><text:s text:c="26"/></text:span>Ako protiv odlukata za dopolnenie na presudata se izjavi `alba, ovaa `alba zaedno so `albata protiv prvobitnata presuda }e se dostavi do vtorostepeniot sud.</text:p>
      <text:p text:style-name="P9"><text:span text:style-name="T1"><text:s text:c="27"/></text:span>Ako prvostepenata presuda se pobiva so `alba samo poradi toa {to prvostepeniot sud so presudata ne odlu~il za site barawa na strankite {to se predmet na parnicata, `albata }e se smeta kako predlog na strankata da se donese dopolnitelna presuda.</text:p>
      <text:p text:style-name="P9"/>
      <text:p text:style-name="P5">Popravawe na presuda</text:p>
      <text:p text:style-name="P5">^len 332</text:p>
      <text:p text:style-name="P9"><text:span text:style-name="T1"><text:s text:c="30"/></text:span>Gre{kite vo imiwata i broevite, kako i drugi o~igledni gre{ki vo pi{uvaweto i smetaweto, nedostatocite vo formata i nesoglasnosta na prepisot na presudata so originalot, }e gi popravi pretsedatelot na sovetot vo sekoe vreme.</text:p>
      <text:p text:style-name="P9"><text:soft-page-break/><text:span text:style-name="T1"><text:s text:c="32"/></text:span>Popravaweto }e se izvr{i so posebno re{enie i }e se vnese na krajot na originalot, a do strankite }e se dostavi prepis od re{enieto.</text:p>
      <text:p text:style-name="P9"><text:span text:style-name="T1"><text:s text:c="33"/></text:span>Ako me|u originalot i prepisot na presudata postoi nesoglasnost vo pogled na nekoja odluka sodr`ana vo izrekata na presudata, do strankite }e se dostavi popraveniot prepis na presudata so nazna~uvawe deka so ovoj prepis na presudata se zamenuva porane{niot prepis na presudata. Vo takov slu~aj rokot za izjavuvawe na praven lek vo pogled na popraveniot del na presudata te~e od denot na dostavuvaweto na popraveniot prepis na presudata.</text:p>
      <text:p text:style-name="P9"><text:span text:style-name="T1"><text:s text:c="35"/></text:span>Za popravaweto na presudata sudot mo`e da odlu~i bez soslu{uvawe na strankite.</text:p>
      <text:p text:style-name="P5">G l a v a <text:s/>d v a e s e t <text:s/>i <text:s/>t r e t a</text:p>
      <text:p text:style-name="P4">RE[ENIE</text:p>
      <text:p text:style-name="P5">^len 333</text:p>
      <text:p text:style-name="P9"><text:span text:style-name="T1"><text:s text:c="28"/></text:span>Site re{enija {to se donesuvaat na ro~i{teto gi objavuva pretsedatelot na sovetot.</text:p>
      <text:p text:style-name="P9"><text:span text:style-name="T1"><text:s text:c="30"/></text:span>Re{enieto {to e objaveno na ro~i{teto }e se dostavi do strankite vo zaveren prepis samo ako protiv toa re{enie e dozvolena posebna `alba, ili ako vrz osnova na re{enieto mo`e vedna{ da se bara izvr{uvawe, ili ako toa go bara upravuvaweto so postapkata.</text:p>
      <text:p text:style-name="P9"><text:span text:style-name="T1"><text:s text:c="31"/></text:span>Sudot e vrzan za svoite re{enija dokolku tie ne se odnesuvaat na upravuvaweto so postapkata ili ako so ovoj zakon ne e opredeleno ne{to drugo.</text:p>
      <text:p text:style-name="P9"><text:span text:style-name="T1"><text:s text:c="34"/></text:span>Koga re{enieto ne se dostavuva pismeno, toa sprema strankite ima dejstvo {tom e objaveno.</text:p>
      <text:p text:style-name="P5">^len 334</text:p>
      <text:p text:style-name="P9"><text:span text:style-name="T1"><text:s text:c="35"/></text:span>Re{enijata {to gi donesuva sudot nadvor od ro~i{teto im se soop{tuvaat na strankite so dostavuvawe na zaveren prepis na re{enieto.</text:p>
      <text:p text:style-name="P9"><text:soft-page-break/><text:span text:style-name="T1"><text:s text:c="36"/></text:span>Ako so re{enieto predhodno se odbiva predlog na edna stranka bez prethodno soslu{uvawe na protivnata stranka, do taa stranka nema da se dostavi re{enieto.</text:p>
      <text:p text:style-name="P5">^len 335</text:p>
      <text:p text:style-name="P9"><text:span text:style-name="T1"><text:s text:c="37"/></text:span>Re{enieto mora da bide obrazlo`eno ako so nego se odbiva predlog na strankata ili ako so nego se re{ava za predlozi na strankite koi me|usebe se vo sprotivnost, a mo`e da bide obrazlo`eno i vo drugi slu~ai koga e toa potrebno.</text:p>
      <text:p text:style-name="P9"><text:span text:style-name="T1"><text:s text:c="36"/></text:span>Pismeniot sostav na re{enieto treba da sodr`i sekoga{ uvod i izreka, a obrazlo`enie samo ako spored stavot 1 na ovoj ~len re{enieto mora da bide obrazlo`eno.</text:p>
      <text:p text:style-name="P9"/>
      <text:p text:style-name="P5">^len 336</text:p>
      <text:p text:style-name="P9"><text:span text:style-name="T1"><text:s text:c="37"/></text:span>Pravosilnite re{enija za kazni izre~eni spored odredbite na ovoj zakon se izvr{uvaat po slu`bena dol`nost.</text:p>
      <text:p text:style-name="P5">^len 337</text:p>
      <text:p text:style-name="P9"><text:span text:style-name="T1"><text:s text:c="36"/></text:span>Odredbite od ~lenot 317, ~lenot 324 stav 2, ~lenot <text:s/>325 stav 2, ~lenot 326 stav 2 i ~lenovite od 327 do 332 na ovoj zakon soglasno }e se primenuvaat i vrz re{enijata.</text:p>
      <text:p text:style-name="P21"/>
      <text:p text:style-name="P5">B. Postapka po pravnite lekovi</text:p>
      <text:p text:style-name="P5">G l a v a <text:s/>d v a e s e t <text:s/>i <text:s/>~ e t v r t a</text:p>
      <text:p text:style-name="P4">REDOVNI PRAVNI LEKOVI</text:p>
      <text:p text:style-name="P5">1. @alba protiv presuda</text:p>
      <text:p text:style-name="P5">Pravo na `alba</text:p>
      <text:p text:style-name="P5">^len 338</text:p>
      <text:p text:style-name="P9"><text:soft-page-break/><text:span text:style-name="T1"><text:s text:c="31"/></text:span>Protiv presuda donesena vo prv stepen strankite mo`at da izjavat `alba vo rok od petnaeset dena od denot na dostavuvaweto na prepisot na presudata, ako vo ovoj zakon ne e opredelen drug rok. Vo meni~nite i ~ekovnite sporovi ovoj rok iznesuva osum dena.</text:p>
      <text:p text:style-name="P9"><text:span text:style-name="T1"><text:s text:c="33"/></text:span>Navremeno izjavena `alba spre~uva presudata da stane pravosilna vo delot {to se pobiva so `albata.</text:p>
      <text:p text:style-name="P9"><text:span text:style-name="T1"><text:s text:c="33"/></text:span>Za `albata protiv presudata odlu~uva vtorostepeniot sud.</text:p>
      <text:p text:style-name="P5">^len 339</text:p>
      <text:p text:style-name="P9"><text:span text:style-name="T1"><text:s text:c="34"/></text:span>Strankata mo`e da se odre~e od pravoto na `alba od momentot koga e objavena presudata, a ako presudata ne e objavena, toga{ od momentot koga }e i se dostavi prepisot na presudata.</text:p>
      <text:p text:style-name="P9"><text:span text:style-name="T1"><text:s text:c="35"/></text:span>Do donesuvaweto na odlukata na vtorostepeniot sud strankata mo`e da se otka`e od ve}e izjavenata `alba.</text:p>
      <text:p text:style-name="P9"><text:span text:style-name="T1"><text:s text:c="35"/></text:span>Odrekuvaweto ili otka`uvaweto od `albata ne mo`e da se otpovika.</text:p>
      <text:p text:style-name="P5">Sodr`ina na `albata</text:p>
      <text:p text:style-name="P31">^len 340</text:p>
      <text:p text:style-name="P19"><text:span text:style-name="T8"><text:s text:c="39"/></text:span><text:span text:style-name="T9">Pokraj podatocite {to mora da gi sodr`i sekoj podnesok (~len 99) od ovoj zakon, `albata treba da sodr`i i :</text:span></text:p>
      <text:p text:style-name="P21">1) ozna~uvawe na presudata protiv koja se izjavuva `alba;</text:p>
      <text:p text:style-name="P21">2) izjava deka se pobiva presudata vo celost ili vo opredelen del;</text:p>
      <text:p text:style-name="P21">3) pri~ina za `albata i</text:p>
      <text:p text:style-name="P21">4) potpis na podnositelot na `albata.</text:p>
      <text:p text:style-name="P5">^len 341</text:p>
      <text:p text:style-name="P9"><text:soft-page-break/>Ako vrz osnova na podatocite od `albata ne mo`e da se utvrdi koja presuda se pobiva ili ako `albata ne e potpi{ana (necelosna `alba), prvostepeniot sud so re{enie protiv koe ne e dozvolena `alba, }e go povika `alitelot vo opredelen rok da ja dopolni ili ispravi `albata so podnesok ili na zapisnik kaj toj sud.</text:p>
      <text:p text:style-name="P9">Ako `alitelot vo opredeleniot rok ne postapi po baraweto na sudot, sudot so re{enie }e ja otvrli `albata kako necelosna.</text:p>
      <text:p text:style-name="P9">Ako `albata po svojata sodr`ina ima drugi nedostatoci, prvostepeniot sud }e ja dostavi `albata do vtorostepeniot sud ne povikuvaj}i go `alitelot da ja dopolni odnosno popravi.</text:p>
      <text:p text:style-name="P5">^len 342</text:p>
      <text:p text:style-name="Normal_20_vovlecen">Vo `albata ne mo`e da se iznesuvaat novi fakti nitu da se predlagaat novi dokazi, osven ako se odnesuvaat na su{testveni povredi na odredbite od parni~nata postapka poradi koi mo`e da se izjavi `alba.</text:p>
      <text:p text:style-name="P19"><text:span text:style-name="T8"><text:s text:c="22"/></text:span><text:span text:style-name="T9">Ako strankata vo tekot na prvostepenata postapka ne istaknala prigovor za zastarenost ili prigovor za prebivawe, odnosno nekoj drug materijalnopraven ili procesualnopraven prigovor za pra{awa na koi prvostepeniot sud ne vnimava po slu`bena dol`nost, strankata toj prigovor ne mo`e da go iznese vo `albata</text:span><text:span text:style-name="T11">.</text:span></text:p>
      <text:p text:style-name="P5">Pri~ini poradi koi mo`e da se pobiva presuda</text:p>
      <text:p text:style-name="P5">^len 343</text:p>
      <text:p text:style-name="P21"><text:span text:style-name="T1"><text:s text:c="21"/></text:span>Presudata mo`e da se pobiva:</text:p>
      <text:p text:style-name="P21">1) poradi su{testvena povreda na odredbite na parni~nata postapka;</text:p>
      <text:p text:style-name="P21">2) poradi pogre{no ili necelosno utvrdena fakti~na sostojba i</text:p>
      <text:p text:style-name="P21">3) poradi pogre{na primena na materijalnoto pravo.</text:p>
      <text:p text:style-name="P21"><text:span text:style-name="T1"><text:s text:c="22"/></text:span>Presudata poradi iznostanok ne mo`e da se pobiva poradi pogre{no ili necelosno utvrdena fakti~na sostojba.</text:p>
      <text:p text:style-name="P21"><text:soft-page-break/><text:span text:style-name="T1"><text:s text:c="22"/></text:span>Presudata vrz osnova na priznanie i presuda vrz osnova na odrekuvawe mo`at da se pobivaat poradi su{testvena povreda na odredbite na parni~nata postapka ili poradi toa {to izjavata za priznanie odnosno za odrekuvawe e dadena vo zabluda ili pod vlijanie na prisila ili izmama.</text:p>
      <text:p text:style-name="P10"><text:span text:style-name="T1"><text:s text:c="25"/></text:span>Koga presudata vrz osnova na priznanie i presudata vrz osnova na odrekuvawe se pobiva poradi toa {to izjavata za priznavawe ili odrekuvawe e dadena vo zabluda ili pod vlijanie na prisila, izmama ili zakana, strankata mo`e vo `albata da iznese novi fakti i da predlo`i novi dokazi koi se odnesuvaat na tie mani vo voljata.</text:p>
      <text:p text:style-name="P21"/>
      <text:p text:style-name="P5">^len 344</text:p>
      <text:p text:style-name="P9"><text:span text:style-name="T1"><text:s text:c="26"/></text:span>Su{testvena povreda na odredbite od parni~nata postapka postoi ako sudot vo tekot na postapkata ne primenil ili nepravilno <text:s/>primenil nekoja odredba od ovoj zakon, a toa vlijaelo ili mo`elo da vlijae vrz donesuvawe na zakonita i pravilna presuda.</text:p>
      <text:p text:style-name="P9"><text:span text:style-name="T1"><text:s text:c="27"/></text:span>Su{testvena povreda na odredbite od parni~nata postapka sekoga{ postoi ako:</text:p>
      <text:p text:style-name="P9">1) sudot bil nepropisno sostaven, ili ako vo donesuvawe na presudata u~estvuval sudija ili sudija-porotnik koj ne u~estvuval na glavnata rasprava;</text:p>
      <text:p text:style-name="P9">2) vo donesuvaweto na presudata u~estvuval sudija ili sudija-porotnik koj po zakonot mora da se izzeme (~len 64 stav 1 to~ki od 1 do 5), odnosno koj so re{enie na sudot bil izzemen;</text:p>
      <text:p text:style-name="P9">3) e odlu~eno za barawe vo spor {to ne spa|a vo sudska nadle`nost (~len 15);</text:p>
      <text:p text:style-name="P9">4) po povod prigovori od strankite vo odlukata {to e vnesena vo presudata nepravilno odlu~il deka e mesno nadle`en, a strankata poradi toa se `ali;</text:p>
      <text:p text:style-name="P9"><text:soft-page-break/>5) sprotivno na odredbite od ovoj zakon sudot ja zasnoval svojata odluka vrz nedozvoleni raspolagawa na strankite (~len 3 stav 3);</text:p>
      <text:p text:style-name="P9">6) sprotivno na odredbite od ovoj zakon sudot donel presuda poradi izostanok, presuda vrz osnova na priznanie, ili presuda vrz osnova na odrekuvawe;</text:p>
      <text:p text:style-name="P9">7) na nekoja stranka so nezakonito postapuvawe, a osobeno so propu{tawe na dostavuvawe ne i e dadena mo`nost da rasprava pred sudot;</text:p>
      <text:p text:style-name="P9">8) sprotivno na odredbite od ovoj zakon sudot go odbil baraweto na strankata vo postapkata da i obezbedi tolkuva~, a strankata poradi toa se `ali;</text:p>
      <text:p text:style-name="P9">9) sudot donel presuda bez glavna rasprava, a bil dol`en da odr`i glavna rasprava;</text:p>
      <text:p text:style-name="P9">10) vo postapkata kako tu`itel ili tu`en u~estvuvalo lice koe ne mo`e da bide stranka vo postapkata, ili ako strankata {to e pravno lice ne ja zastapuvalo ovlasteno lice, ili ako parni~no nesposobna stranka ne ja zastapuval zakonski zastapnik, ili ako zakonskiot zastapnik, odnosno polnomo{nikot na strankata nemal potrebno ovlastuvawe za vodewe na postapkata ili za oddelni dejstvija vo postapkata, dokolku vodeweto na postapkata, odnosno vr{eweto na oddelni dejstvija vo postapkata ne bilo dopolnitelno odobreno;</text:p>
      <text:p text:style-name="P9">11) e odlu~eno za barawe za koe ve}e te~e parnica, ili za koe ve}e porano e presudeno pravosilno, ili za koe ve}e e sklu~eno sudsko poramnuvawe;</text:p>
      <text:p text:style-name="P9">12) sprotivno na zakonot bila isklu~ena javnosta na glavnata rasprava </text:p>
      <text:p text:style-name="P9">13) presudata ima nedostatoci poradi koi ne mo`e da se ispita, a osobeno ako izrekata na presudata e nerazbirliva, ako protivpre~i sama na sebesi ili na pri~inite za presudata, ili ako presudata voop{to nema pri~ini ili vo nea ne se navedeni pri~inite za re{itelnite fakti ili tie pri~ini se nejasni ili protivre~ni, ili ako za re{itelnite fakti postoi protivre~nost me|u ona {to vo pri~inite na presudata se naveduva za sodr`inata na <text:soft-page-break/>ispravite ili zapisnikot za iskazite dadeni vo postapkata i samite tie ispravi ili zapisnikot; i</text:p>
      <text:p text:style-name="P9">14) sudot gi povredil odredbite za upotreba na jazikot vo postapkata (~lenovite 6,94,95,96,97 i 98).</text:p>
      <text:p text:style-name="Normal_20_vovlecen">Poradi toa {to strankata koja e pravno lice ne bila zastapuvana od ovlasteno lice ili poradi toa {to parni~no nesposobnata stranka ne ja zastapuval nejziniot zakonski zastapnik, ili poradi toa {to zakonskiot zastapnik odnosno polnomo{nikot na strankata nemal potrebno ovlastuvawe za vodewe na postapkata <text:s/>ili za oddelni dejstvija vo postapkata, `alba mo`e da izjavi samo strankata na koja se odnesuvaat tie nedostatoci.</text:p>
      <text:p text:style-name="P21"/>
      <text:p text:style-name="P5">^len 345</text:p>
      <text:p text:style-name="P9"><text:span text:style-name="T1"><text:s text:c="30"/></text:span>Pogre{no utvrdena fakti~na sostojba postoi koga sudot nekoj re{itelen fakt pogre{no go utvrdil, odnosno koga ne go utvrdil.</text:p>
      <text:p text:style-name="P19"><text:span text:style-name="T8"><text:s text:c="34"/></text:span><text:span text:style-name="T9">Necelosno utvrdena fakti~na sostojba postoi koga na toa uka`uvaat faktite ili dokazite koi strankata bez uspeh gi predlo`ila vo tekot na postapkata. </text:span></text:p>
      <text:p text:style-name="P5">^len 346</text:p>
      <text:p text:style-name="P9"><text:span text:style-name="T1"><text:s text:c="35"/></text:span>Pogre{na primena na materijalnoto pravo postoi koga sudot ne ja primenil odredbata na materijalnoto pravo {to trebalo da ja primeni ili koga takvata odredba ne ja primenil pravilno.</text:p>
      <text:p text:style-name="P5"/>
      <text:p text:style-name="P5">Postapka po `alba</text:p>
      <text:p text:style-name="P5">^len 347</text:p>
      <text:p text:style-name="P9"><text:soft-page-break/><text:span text:style-name="T1"><text:s text:c="33"/></text:span>@albata se podnesuva do sudot {to ja izrekol prvostepenata presuda vo dovolen broj primeroci za sudot i za sprotivnata stranka.</text:p>
      <text:p text:style-name="P5">^len 348</text:p>
      <text:p text:style-name="P9"><text:span text:style-name="T1"><text:s text:c="32"/></text:span>Nenavremena, necelosna (~len 341 stav 1), ili nedozvolena `alba }e otfrli so re{enie <text:s/>sudijata poedinec ili pretsedatelot na sovetot na prvostepeniot sud bez odr`uvawe na ro~i{te.</text:p>
      <text:p text:style-name="P9"><text:span text:style-name="T1"><text:s text:c="35"/></text:span>@albata e nenavremena ako e izjavena po istekot na zakonskiot rok za nejzino podnesuvawe.</text:p>
      <text:p text:style-name="P9"><text:span text:style-name="T1"><text:s text:c="36"/></text:span>@alba e nedozvolena ako `albata ja izjavilo lice koe ne e ovlasteno za podnesuvawe na `albata, ili lice koe se odreklo ili se otka`alo od `albata, ili ako liceto {to ja izjavilo `albata nema praven interes za podnesuvawe na `albata.</text:p>
      <text:p text:style-name="P5">^len 349</text:p>
      <text:p text:style-name="P9"><text:span text:style-name="T1"><text:s text:c="26"/></text:span>Primerok od navremena, celosna i dozvolena `alba prvostepeniot sud }e dostavi do sprotivnata stranka koja mo`e vo rok od osum dena od priemot da podnese do toj sud odgovor na `albata.</text:p>
      <text:p text:style-name="P9"><text:span text:style-name="T1"><text:s text:c="27"/></text:span>Primerok od odgovorot na `alba prvostepeniot sud }e dostavi do `alitelot.</text:p>
      <text:p text:style-name="P9"><text:span text:style-name="T1"><text:s text:c="28"/></text:span>Nenavremeno podneseniot odgovor na `alba nema da se otfrli, tuku }e se dostavi do vtorostepeniot sud koj }e go zeme predvid ako e toa u{te mo`no.</text:p>
      <text:p text:style-name="P5">^len 350</text:p>
      <text:p text:style-name="P9"><text:span text:style-name="T1"><text:s text:c="30"/></text:span>Po priemot na odgovorot na `albata ili po izminuvaweto na rokot za odgovor na `albata, pretsedatelot na sovetot `albata i odgovorot na `albata, ako e podnesen, so site spisi }e gi dostavi do vtorostepeniot sud.</text:p>
      <text:p text:style-name="P9"><text:span text:style-name="T1"><text:s text:c="30"/></text:span>Ako `alitelot tvrdi deka vo prvostepenata postapka se povredeni odredbite na parni~nata postapka, pretsedatelot na sovetot na prvostepeniot sud }e dade <text:soft-page-break/>objasnuvawe po povod navodite vo `albata {to se odnesuvaat na tie povredi, a po potreba }e sprovede i izvidi za da ja proveri vistinitosta na odnosnite navodi po `albata.</text:p>
      <text:p text:style-name="P9"><text:span text:style-name="T1"><text:s text:c="30"/></text:span>Prvostepeniot sud spored potrebata, samiot ili na barawe od sudijata izvestitel na vtorostepeniot sud }e sprovede izviduvawe zaradi proverka na vistinitosta na navodite na `alitelot od ~lenot 342 stav 1 na ovoj zakon.</text:p>
      <text:p text:style-name="P5">^len 351</text:p>
      <text:p text:style-name="P27"><text:span text:style-name="T1"><text:s text:c="33"/></text:span>Koga spisite po `alba }e pristignat do vtorostepeniot sud, }e se odredi sudija izvestitel.</text:p>
      <text:p text:style-name="P9"><text:span text:style-name="T1"><text:s text:c="31"/></text:span>Sudijata izvestitel mo`e, po potreba, od prvostepeniot sud da pribavi izve{taj za povredite na odredbite na postapkata i da pobara zaradi utvrduvawe na tie povredi da se sprovedat izvidi.</text:p>
      <text:p text:style-name="P5">^len 352</text:p>
      <text:p text:style-name="P21"><text:span text:style-name="T1"><text:s text:c="33"/></text:span>Vtorostepeniot sud odlu~uva za `alba, po pravilo, bez rasprava.</text:p>
      <text:p text:style-name="P9"><text:span text:style-name="T1"><text:s text:c="33"/></text:span>Koga sovetot na vtorostepeniot sud najde deka zaradi pravilno utvrduvawe na fakti~nata sostojba e potrebno pred vtorostepeniot sud da se povtorat ve}e izvedenite dokazi, }e zaka`e rasprava pred vtorostepeniot sud.</text:p>
      <text:p text:style-name="P19"><text:span text:style-name="T8"><text:s text:c="36"/></text:span><text:span text:style-name="T9">Koga na sednica na sovetot }e se utvrdi deka presudata protiv koja e izjavena `alba se zasnova na su{testvena povreda na odredbite na parni~nata postapka ili na pogre{no i necelosno utvrdena fakti~ka sostojba, a presudata ve}e edna{ bila ukinata, vtorostepeniot sud }e zaka`e rasprava i meritorno }e odlu~i.</text:span></text:p>
      <text:p text:style-name="P5">^len 353</text:p>
      <text:p text:style-name="P9"><text:span text:style-name="T1"><text:s text:c="36"/></text:span>Na raspravata se povikuvaat strankite odnosno nivnite zakonski zastapnici ili polnomo{nici, kako i onie svedoci i ve{taci za koi sudot }e odlu~i da se soslu{aat.</text:p>
      <text:p text:style-name="P9"><text:soft-page-break/><text:span text:style-name="T1"><text:s text:c="37"/></text:span>Ako od raspravata izostane edna ili obete stranki, sudot }e rasprava za `albata i }e donese odluka zemaj}i go predvid osobeno ona {to e izneseno vo `albata i vo odgovorot na `albata.</text:p>
      <text:p text:style-name="P9"><text:span text:style-name="T1"><text:s text:c="37"/></text:span>Raspravata pred vtorostepeniot sud po~nuva so izve{tajot na izvestitelot koj ja izlaga sostojbata na rabotata ne davaj}i svoe mislewe za osnovanosta na `albata.</text:p>
      <text:p text:style-name="P9"><text:span text:style-name="T1"><text:s text:c="38"/></text:span>Potoa }e se pro~ita presudata ili delot od presudata na koj se odnesuva `albata, a po potreba i zapisnikot za glavnata rasprava pred prvostepeniot sud. Potoa `alitelot }e ja obrazlo`i svojata `alba, a sprotivnata stranka odgovorot na `albata.</text:p>
      <text:p text:style-name="P21"/>
      <text:p text:style-name="P5">^len 354</text:p>
      <text:p text:style-name="P9"><text:span text:style-name="T1"><text:s text:c="39"/></text:span>Ako vo ~lenovite 352 i 353 od ovoj zakon ne e opredeleno ne{to drugo, odredbite za glavnata rasprava pred prvostepeniot sud (~lenovite od 305 do 309), soglasno se primenuvaat i vrz raspravata pred vtorostepeniot sud.</text:p>
      <text:p text:style-name="P5">^len 355</text:p>
      <text:p text:style-name="P10"><text:span text:style-name="T1"><text:s text:c="32"/></text:span>Vtorostepeniot sud ja ispituva prvostepenata presuda vo onoj del vo koj se pobiva so `albata, vo granicite na `albenite pri~ini, a po slu`bena dol`nost vnimava na primena na materijalnoto pravo i na povreda na odredbite na parni~nata postapka od ~lenot 344 stav 2 to~ki 1,3, 5, 10, 11 i 13.</text:p>
      <text:p text:style-name="P9"><text:span text:style-name="T1"><text:s text:c="34"/></text:span>Na pre~ekoruvaweto na tu`benoto barawe, vtorostepeniot sud vnimava samo na barawe od strankata.</text:p>
      <text:p text:style-name="P5"/>
      <text:p text:style-name="P5">Odluki na vtorostepeniot sud po `alba</text:p>
      <text:p text:style-name="P5">^len 356</text:p>
      <text:p text:style-name="P9"><text:soft-page-break/><text:span text:style-name="T1"><text:s text:c="32"/></text:span>Vtorostepeniot sud mo`e vo sednica na sovetot ili vrz osnova na odr`anata rasprava da ja otfrli `albata kako nenavremena, necelosna ili kako nedozvolena, da ja odbie `albata kako neosnovana i da ja potvrdi prvostepenata presuda, da ja ukine ovaa presuda i predmetot da go upati do prvostepeniot sud na povtorno sudewe, da ja ukine prvostepenata presuda i da ja otfrli tu`bata, ili da ja preina~i prvostepenata presuda.</text:p>
      <text:p text:style-name="P9"><text:span text:style-name="T1"><text:s text:c="33"/></text:span>Vtorostepeniot sud mo`e da ja ukine presudata i koga strankata bara nejzino preina~uvawe, a mo`e da ja preina~i presudata iako strankata bara taa da se ukine.</text:p>
      <text:p text:style-name="P5">^len 357</text:p>
      <text:p text:style-name="P9"><text:span text:style-name="T1"><text:s text:c="35"/></text:span>Nenavremena, necelosna ili nedozvolena `alba }e otfrli vtorostepeniot sud so re{enie, ako toa ne go storil prvostepeniot sud (~len 348).</text:p>
      <text:p text:style-name="P5">^len 358</text:p>
      <text:p text:style-name="P9"><text:span text:style-name="T1"><text:s text:c="37"/></text:span>Vtorostepeniot sud so presuda }e ja odbie `albata kako neosnovana i }e ja potvrdi prvostepenata presuda koga }e najde deka ne postojat pri~ini poradi koi presudata se pobiva, kako ni pri~ini na koi vnimava po slu`bena dol`nost.</text:p>
      <text:p text:style-name="P5">^len 359</text:p>
      <text:p text:style-name="P9"><text:span text:style-name="T1"><text:s text:c="30"/></text:span>Vtorostepeniot sud so re{enie }e ja ukine prvostepenata presuda, ako utvrdi deka postoi su{testvena povreda na odredbite od parni~nata postapkata (~len 344), i }e go vrati predmetot do istiot prvostepen sud ili }e mu go otstapi na nadle`niot prvostepen sud zaradi odr`uvawe na nova glavna rasprava. Vo ova re{enie vtorostepeniot sud }e odlu~i i koi sprovedeni dejstvija, zafateni so su{testvenata povreda na odredbite na parni~nata postapka, se ukinuvaat.</text:p>
      <text:p text:style-name="P9"><text:span text:style-name="T1"><text:s text:c="33"/></text:span>Ako vo postapkata pred prvostepeniot sud se storeni povredi na odredbite od ~lenot 344 stav 2 to~ki 3 i 11 na ovoj zakon, vtorostepeniot sud }e ja ukine prvostepenata presuda i }e ja otfrli tu`bata.</text:p>
      <text:p text:style-name="P9"><text:soft-page-break/><text:span text:style-name="T1"><text:s text:c="33"/></text:span>Ako vo postapkata pred prvostepeniot sud e storena povreda na odredbite od ~lenot 344 stav 2 to~ka 10 na ovoj zakon, vtorostepeniot sud, so ogled na prirodata na povredata, }e ja ukine prvostepenata presuda i }e mu go vrati predmetot na nadle`niot prvostepeni sud ili }e ja ukine prvostepenata presuda i }e ja otfrli tu`bata.</text:p>
      <text:p text:style-name="P5">^len 360</text:p>
      <text:p text:style-name="P9"><text:span text:style-name="T1"><text:s text:c="34"/></text:span>Vtorostepeniot sud so re{enie }e ja ukine presudata na prvostepeniot sud i }e mu go vrati predmetot na toj sud na povtorno sudewe ako smeta deka zaradi pravilno utvrduvawe na fakti~nata sostojba treba da se odr`i nova glavna rasprava pred prvostepeniot sud, osven ako odlu~il sam da odr`i rasprava.</text:p>
      <text:p text:style-name="P9"><text:span text:style-name="T1"><text:s text:c="36"/></text:span>Vtorostepeniot sud }e postapi vaka i koga strankata ne ja pobivala presudata poradi pogre{no ili necelosno utvrdena fakti~na sostojba, ako pri re{avaweto za `albata se pojavi opravdano somnevawe deka faktite vrz koi e zasnovana prvostepenata presuda se pravilno utvrdeni.</text:p>
      <text:p text:style-name="P19"><text:span text:style-name="T8"><text:s text:c="42"/></text:span><text:span text:style-name="T9">Ako vtorostepeniot sud na sednica na sovet ili na raspravata najde deka zaradi pravilno utvrduvawe na fakti~nata sostojba treba da se utvrdat fakti ili da se izvedat dokazi, koi `alitelot bez uspeh gi predlo`il pred prvostepeniot sud, }e ja ukine prvostepenata presuda i }e mu go vrati predmetot na prvostepeniot sud na povtorno sudewe.</text:span></text:p>
      <text:p text:style-name="P5">^len 361</text:p>
      <text:p text:style-name="P9"><text:span text:style-name="T1"><text:s text:c="31"/></text:span>Ako utvrdi deka so prvostepenata presuda e pre~ekoreno tu`benoto barawe, vtorostepeniot sud spored prirodata na pre~ekoruvaweto na tu`benoto barawe, so re{enie }e ja ukine presudata na prvostepeniot sud i predmetot }e mu go vrati na povtorno sudewe na toj sud odnosno so presuda }e ja preina~i pobivanata odluka.</text:p>
      <text:p text:style-name="P5">^len 362</text:p>
      <text:p text:style-name="P9"><text:span text:style-name="T1"><text:s text:c="28"/></text:span>Vtorostepeniot sud so presuda }e ja preina~i prvostepenata presuda, ako:</text:p>
      <text:p text:style-name="P9"><text:soft-page-break/>1) vrz osnova na rasprava utvrdil poinakva fakti~na sostojba od kolku {to e onaa {to e vo prvostepenata presuda;</text:p>
      <text:p text:style-name="P9">2) prvostepeniot sud pogre{no gi ocenil ispravite ili posredno izvedenite dokazi, a odlukata na prvostepeniot sud e zasnovana isklu~ivo vrz tie dokazi;</text:p>
      <text:p text:style-name="P9">3) prvostepeniot sud od faktite {to gi utvrdil izvel nepravilen zaklu~ok za postoeweto na drugi fakti, a vrz tie fakti e zasnovana presudata i</text:p>
      <text:p text:style-name="P9">4) smeta deka fakti~nata sostojba vo prvostepenata presuda e pravilno utvrdena, no deka prvostepeniot sud pogre{no go primenil materijalnoto pravo.</text:p>
      <text:p text:style-name="P5">^len 363</text:p>
      <text:p text:style-name="P9"><text:span text:style-name="T1"><text:s text:c="31"/></text:span>Vtorostepeniot sud ne mo`e da ja preina~i presudata na {teta na strankata koja se `alela ako samo taa izjavila `alba.</text:p>
      <text:p text:style-name="P5">^len 364</text:p>
      <text:p text:style-name="P9"><text:span text:style-name="T1"><text:s text:c="32"/></text:span>Vo obrazlo`enieto na presudata, odnosno na re{enieto vtorostepeniot sud treba da gi oceni `albenite navodi {to se od re{itelno zna~ewe i da gi ozna~i pri~inite {to gi zel predvid po slu`bena dol`nost.</text:p>
      <text:p text:style-name="P9"><text:span text:style-name="T1"><text:s text:c="32"/></text:span>Koga prvostepenata presuda se ukinuva poradi su{testveni povredi na odredbite na parni~nata postapka vo obrazlo`enieto treba da se navede koi odredbi se povredeni i vo {to se sostojat povredite.</text:p>
      <text:p text:style-name="P9"><text:span text:style-name="T1"><text:s text:c="34"/></text:span>Koga prvostepenata presuda se ukinuva i predmetot mu se vra}a na prvostepeniot sud na povtorno sudewe zaradi pravilno utvrduvawe na fakti~nata sostojba, }e se navede vo {to se sostojat nedostatocite vo utvrduvaweto na fakti~nata sostojba odnosno zo{to novite fakti i dokazi se va`ni i vlijaat vrz donesuvaweto na pravilna odluka.</text:p>
      <text:p text:style-name="clen"><text:soft-page-break/>^len 365</text:p>
      <text:p text:style-name="Normal_20_vovlecen">Ako vtorostepeniot sud propu{til da odlu~i vo pogled na site delovi na presudata koi se pobivaat so `alba ili ako propu{til da gi donese site odluki so koi se otfrla odnosno odbiva ili uva`uva `albata, ili ako propu{til da odlu~i vo pogled na edna ili pove}e `albi, `alitelot mo`e vo rok od petnaeset dena od dostavuvaweto na vtorostepenata odluka da predlo`i vtorostepeniot sud da ja dopolni svojata odluka.</text:p>
      <text:p text:style-name="Normal_20_vovlecen">Predlog za donesuvawe vtorostepena odluka ne mo`e da se podnese zaradi toa {to vtorostepeniot sud ne odlu~il za site pri~ini <text:s/>poradi koi `albata bila izjavena ili na koi bil dol`en da vnimava po slu`bena dol`nost.</text:p>
      <text:p text:style-name="Normal_20_vovlecen">Predlogot od stavot 1 na ovoj ~len se podnesuva do prvostepeniot sud, koj e dol`en bez odlagawe zaedno so predmetot da go dostavi do vtorostepeniot sud.</text:p>
      <text:p text:style-name="Normal_20_vovlecen">Ako po povod vtorostepenata odluka od stavot 1 na ovoj ~len e potrebno povtorno da se sprovede postapka pred prvostepeniot sud, prvostepeniot sud na vtorostepeniot sud predlogot za donesuvawe na dopolnitelna odluka }e mu go dostavi zaedno so prepisot od spisite.</text:p>
      <text:p text:style-name="Normal_20_vovlecen">Vo postapka po povod predlogot od stavot 1 na ovoj ~len na soodveten na~in }e se primenuvaat i odredbite od ~lenovite od 329 do 331 od ovoj zakon.</text:p>
      <text:p text:style-name="P5">^len 366</text:p>
      <text:p text:style-name="P9"><text:span text:style-name="T1"><text:s text:c="21"/></text:span>Vtorostepeniot sud }e mu gi vrati site spisi na prvostepeniot sud vo dovolen broj zavereni prepisi na svojata odluka zaradi predavawe na strankite i na drugite zainteresirani lica.</text:p>
      <text:p text:style-name="P9"/>
      <text:p text:style-name="P9"/>
      <text:p text:style-name="P5"/>
      <text:p text:style-name="P5">^len 367</text:p>
      <text:p text:style-name="P9"><text:soft-page-break/><text:span text:style-name="T1"><text:s text:c="24"/></text:span>Prvostepeniot sud e dol`en da gi izvede site parni~ni dejstvija i da gi raspravi site sporni pra{awa na koj uka`al vtorostepeniot sud vo svoeto re{enie. </text:p>
      <text:p text:style-name="P19"><text:span text:style-name="T8"><text:s text:c="29"/></text:span><text:span text:style-name="T9">Na novata glavna rasprava strankite mo`at da gi iznesat faktite i dokazite koi predhodno gi predlo`ile vo tekot na prvostepenata postapka. </text:span></text:p>
      <text:p text:style-name="P9"><text:span text:style-name="T1"><text:s text:c="27"/></text:span>Ako presudata se ukine poradi toa {to ja donel nenadle`en sud, novata rasprava pred prvostepeniot sud }e se odr`i spored odredbite {to va`at za odr`uvawe na glavnata rasprava vo slu~aj koga }e se promeni sovetot (~len 304 stav 3).</text:p>
      <text:p text:style-name="P21"/>
      <text:p text:style-name="clen">^len 368</text:p>
      <text:p text:style-name="Normal_20_vovlecen">Pretsedatelot na sovetot odnosno sudijata poedinec e dol`en po priemot na odlukata na vtorostepeniot sud da zaka`e ro~i{te za glavna rasprava najdocna vo rok od 30 dena od denot na priemot na odlukata na vtorostepeniot sud.</text:p>
      <text:p text:style-name="P21"/>
      <text:p text:style-name="P5">2. @alba protiv re{enie</text:p>
      <text:p text:style-name="P5">^len 369</text:p>
      <text:p text:style-name="P9"><text:span text:style-name="T1"><text:s text:c="19"/></text:span>Protiv re{enie na prvostepeniot sud e dozvolena `alba, ako vo ovoj zakon ne e opredeleno deka `alba ne e dozvolena.</text:p>
      <text:p text:style-name="P9"><text:span text:style-name="T1"><text:s text:c="19"/></text:span>Ako ovoj zakon izre~no opredeluva deka posebna `alba ne e dozvolena, re{enieto na prvostepeniot sud mo`e da se pobiva samo vo `albata protiv kone~nata odluka.</text:p>
      <text:p text:style-name="P19"><text:span text:style-name="T8"><text:s text:c="23"/></text:span><text:span text:style-name="T9">Vo slu~aite vo koi spored ovoj zakon posebna `alba e dopu{tena protiv re{enieto so koe postapkata pred prvostepeniot sud ne zavr{uva, prvostepeniot sud }e gi umno`i spisite zaedno so `albata }e gi dostavi do vtorostepeniot sud, a }e ja prodol`i postapkata za re{avawe na pra{awata na koi `albata ne se odnesuva.</text:span></text:p>
      <text:p text:style-name="P5"><text:soft-page-break/>^len 370</text:p>
      <text:p text:style-name="P9"><text:span text:style-name="T1"><text:s text:c="21"/></text:span>Navremeno podnesenata `alba go zadr`uva izvr{uvaweto na re{enieto, ako so ovoj zakon poinaku ne e propi{ano.</text:p>
      <text:p text:style-name="P9"><text:span text:style-name="T1"><text:s text:c="22"/></text:span>Re{enieto protiv koe ne e dozvolena posebna `alba, mo`e vedna{ da se izvr{i.</text:p>
      <text:p text:style-name="P5">^len 371</text:p>
      <text:p text:style-name="P21"><text:span text:style-name="T1"><text:s text:c="23"/></text:span>Re{avaj}i po `albata, vtorostepeniot sud mo`e:</text:p>
      <text:p text:style-name="P9">1) da ja otfrli `albata kako nenavremena, necelosna ili nedozvolena (~len 348 stavovi 1, 2 i 3 i ~len 369 stav 1);</text:p>
      <text:p text:style-name="P9">2) da ja odbie `albata kako neosnovana i da go potvrdi re{enieto na prvostepeniot sud i</text:p>
      <text:p text:style-name="P9">3) da ja uva`i `albata i re{enieto da go preina~i ili da go ukine i po potreba predmetot da go vrati na povtorna postapka.</text:p>
      <text:p text:style-name="P5">^len 372</text:p>
      <text:p text:style-name="P9"><text:span text:style-name="T1"><text:s text:c="22"/></text:span>Vo postapkata po `albata protiv re{enie soglasno }e se primenuvaat odredbite koi va`at za `albata protiv presuda, osven odredbite za odgovor na `albata i za odr`uvawe rasprava pred vtorostepeniot sud.</text:p>
      <text:p text:style-name="P21"/>
      <text:p text:style-name="P5">G l a v a <text:s/>d v a e s e t <text:s/>i <text:s/>p e t t a</text:p>
      <text:p text:style-name="P4">VONREDNI PRAVNI LEKOVI</text:p>
      <text:p text:style-name="P5">1. Revizija</text:p>
      <text:p text:style-name="P5">^len 373</text:p>
      <text:p text:style-name="P9"><text:span text:style-name="T1"><text:s text:c="24"/></text:span>Protiv pravosilna presuda donesena vo vtor stepen strankite mo`at da izjavat revizija vo rok od 30 dena od denot na dostavuvaweto prepis na presudata.</text:p>
      <text:p text:style-name="P9"><text:soft-page-break/><text:span text:style-name="T1"><text:s text:c="24"/></text:span>Revizija ne e dozvolena vo imotno-pravnite sporovi vo koi tu`benoto barawe se odnesuva na pobaruvawe vo pari, na predavawe predmeti ili izvr{uvawe na nekoe drugo ~inewe, ako vrednosta na predmetot na sporot od pobivaniot del na pravosilnata presuda ne preminal 600.000 denari.</text:p>
      <text:p text:style-name="P9"><text:span text:style-name="T1"><text:s text:c="24"/></text:span>Revizija ne e dozvolena vo imotno-pravnite sporovi vo koi tu`benoto barawe ne se odnesuva na pobaruvawe vo pari, na predavawe predmeti ili izvr{uvawe na nekoe drugo ~inewe, ako vrednosta na predmetot na sporot {to tu`itelot ja navel vo tu`bata ne preminuva 600.000 denari.</text:p>
      <text:p text:style-name="P9"><text:span text:style-name="T1"><text:s text:c="25"/></text:span>Po isklu~ok, i koga se raboti za tu`beno barawe od stavovite 2 i 3 na ovoj ~len revizija sekoga{ e dozvolena:</text:p>
      <text:p text:style-name="P21">1) vo sporovi za izdr{ka;</text:p>
      <text:p text:style-name="P21">2) vo sporovi za nadomest na {teta za zagubena izdr{ka poradi smrt na davatelot na izdr{kata;</text:p>
      <text:p text:style-name="P9">3) vo sporovi od rabotnite odnosi po povod prestanok na rabotnite odnosi;</text:p>
      <text:p text:style-name="P21">4) vo sporovi od avtorskoto pravo i</text:p>
      <text:p text:style-name="P9">5) vo sporovi {to se odnesuvaat na za{tita i upotreba na pronajdoci i tehni~ki unapreduvawa, mostri, modeli i `igovi i na pravoto na upotreba na firma ili naziv, kako i vo sporovi od nelojalen natprevar i monopolisiti~ki odnesuvawa.</text:p>
      <text:p text:style-name="P5">^len 374</text:p>
      <text:p text:style-name="P9"><text:span text:style-name="T1"><text:s text:c="31"/></text:span>Za revizijata odlu~uva Vrhovniot sud na Republika Makedonija.</text:p>
      <text:p text:style-name="P5">^len 375</text:p>
      <text:p text:style-name="P21"><text:span text:style-name="T1"><text:s text:c="30"/></text:span>Podnesenata revizija ne go zadr`uva izvr{uvaweto na pravosilnata presuda protiv koja e izjavena.</text:p>
      <text:p text:style-name="P5">^len 376</text:p>
      <text:p text:style-name="P21"><text:span text:style-name="T1"><text:s text:c="31"/></text:span>Revizija mo`e da se izjavi:</text:p>
      <text:p text:style-name="P9"><text:soft-page-break/>1) poradi su{testvena povreda na odredbite na parni~nata postapka od ~lenot 344 stav 2 na ovoj zakon, osven ako povredata se odnesuva na mesnata nadle`nost (~len 344 stav 2 to~ka 4), ako prvostepeniot sud donel presuda bez glavna rasprava, a bil dol`en da odr`i glavna rasprava (~len 344 stav 2 to~ka 9), ako e odlu~eno za barawe za koe ve}e te~e parnica (~len 344 stav 2 to~ka 11) ili, ako sprotivno na zakonot bila isklu~ena javnosta na glavnata rasprava (~len 344 stav 2 to~ka 12);</text:p>
      <text:p text:style-name="P9">2) poradi su{testvena povreda na odredbite na parni~nata postapka od ~len 344 stav 1 na ovoj zakon {to e storena vo postapka pred vtorostepeniot sud i</text:p>
      <text:p text:style-name="P9">3) poradi pogre{na primena na materijalnoto pravo.</text:p>
      <text:p text:style-name="P9"><text:span text:style-name="T1"><text:s text:c="26"/></text:span>Poradi pre~ekoruvawe na tu`benoto barawe revizija mo`e da se izjavi samo ako taa povreda e storena duri vo postapkata pred vtorostepeniot sud.</text:p>
      <text:p text:style-name="P9"><text:span text:style-name="T1"><text:s text:c="26"/></text:span>Revizija ne mo`e da se izjavi poradi pogre{no ili necelosno utvrdena fakti~na sostojba.</text:p>
      <text:p text:style-name="P9"><text:span text:style-name="T1"><text:s text:c="27"/></text:span>Protiv presuda donesena vo vtor stepen so koja se potvrduva presudata vrz osnova na priznanie, revizija mo`e da se izjavi samo poradi pri~inite od stavot 1 to~ki 1 i 2 i stavot 2 na ovoj ~len.</text:p>
      <text:p text:style-name="P5">^len 377</text:p>
      <text:p text:style-name="P9"><text:span text:style-name="T1"><text:s text:c="25"/></text:span>Reviziskiot sud ja ispituva pobivanata presuda samo vo onoj del vo koj taa se pobiva so revizijata i vo granicite na pri~inite navedeni vo rezivijata, vnimaj}i po slu`bena dol`nost na su{testvenata povreda na odredbite na parni~nata postapka od ~len 344 stav 2 to~ka 10 na ovoj zakon i na pravilnata primena na materijalnoto pravo.</text:p>
      <text:p text:style-name="P5">^len 378</text:p>
      <text:p text:style-name="P9"><text:span text:style-name="T1"><text:s text:c="25"/></text:span>Strankite mo`at vo revizijata da iznesuvaat novi fakti i da predlagaat novi dokazi samo ako tie se odnesuvaat na su{testveni povredi na odredbite na parni~nata postapka poradi koi mo`e da se izjavi revizija.</text:p>
      <text:p text:style-name="P9"><text:soft-page-break/></text:p>
      <text:p text:style-name="P5">^len 379</text:p>
      <text:p text:style-name="P19"><text:span text:style-name="T8"><text:s text:c="28"/></text:span><text:span text:style-name="T9">Revizija se podnesuva do sudot {to ja izrekol prvostepenata presuda vo dovolen broj primeroci za sudot i za protivnata stranka. </text:span></text:p>
      <text:p text:style-name="P5">^len 380</text:p>
      <text:p text:style-name="P9"><text:span text:style-name="T1"><text:s text:c="27"/></text:span>Nenavremena, necelosna ili nedozvolena revizija }e otfrli so re{enie pretsedatelot na sovetot na prvostepeniot sud, bez odr`uvawe na ro~i{te.</text:p>
      <text:p text:style-name="P9"><text:span text:style-name="T1"><text:s text:c="27"/></text:span>Revizija e nedozvolena ako ja izjavilo lice koe ne e ovlasteno za podnesuvawe revizija, ili lice koe se otka`alo od revizija, ili ako liceto koe izjavilo revizija nema praven interes za podnesuvawe revizija, ili ako revizija e izjavena protiv presuda protiv koja spored zakon ne mo`e da se podnese.</text:p>
      <text:p text:style-name="P5">^len 381</text:p>
      <text:p text:style-name="P9"><text:span text:style-name="T1"><text:s text:c="26"/></text:span>Primerok od navremena, celosna i dozvolena revizija pretsedatelot na sovetot na prvostepeniot sud }e dostavi do protivnata stranka .</text:p>
      <text:p text:style-name="P9"><text:span text:style-name="T1"><text:s text:c="27"/></text:span>Vo rok od 15 dena od denot na dostavuvaweto na revizijata protivnata stranka mo`e da podnese do sudot odgovor na revizijata.</text:p>
      <text:p text:style-name="P27"><text:span text:style-name="T1"><text:s text:c="30"/></text:span>Po priemot na odgovorot, odnosno po istekot na rokot za odgovor, pretsedatelot na sovetot na prvostepeniot sud }e gi dostavi revizijata i odgovorot na revizijata, ako se podneseni, so site spisi do reviziskiot sud preku vtorostepeniot sud.</text:p>
      <text:p text:style-name="P5">^len 382</text:p>
      <text:p text:style-name="P9"><text:span text:style-name="T1"><text:s text:c="27"/></text:span>Za revizijata reviziskiot sud odlu~uva bez rasprava.</text:p>
      <text:p text:style-name="P5">^len 383</text:p>
      <text:p text:style-name="P9"><text:soft-page-break/><text:span text:style-name="T1"><text:s text:c="29"/></text:span>Nenavremena, necelosna ili nedozvolena revizija }e otfrli reviziskiot sud so re{enie ako toa, vo granicite na svoite ovlastuvawa (~len 380), ne go storil prvostepeniot sud.</text:p>
      <text:p text:style-name="P5"/>
      <text:p text:style-name="P5">^len 384</text:p>
      <text:p text:style-name="P9"><text:span text:style-name="T1"><text:s text:c="31"/></text:span>Reviziskiot sud so presuda }e ja odbie revizijata kako neosnovana ako utvrdi deka ne postojat pri~inite poradi koi revizijata e izjavena, kako ni pri~inite na koi vnimava po slu`bena dol`nost.</text:p>
      <text:p text:style-name="Normal_20_vovlecen"><text:span text:style-name="T1"><text:s text:c="17"/></text:span>Obrazlo`enieto na presudata od stav 1 na ovoj ~len }e gi sodr`i samo pri~inite {to go opravduvaat donesuvaweto na vakva presuda.</text:p>
      <text:p text:style-name="P5"/>
      <text:p text:style-name="P5">^len 385</text:p>
      <text:p text:style-name="P9"><text:span text:style-name="T1"><text:s text:c="31"/></text:span>Ako utvrdi deka postoi su{testvena povreda na odredbite na parni~nata postapka od ~lenot 344 stavovi 1 i 2 na ovoj zakon poradi koja revizija mo`e da se izjavi, osven povredite opredeleni vo stavovite 2 i 3 na ovoj ~len, reviziskiot sud so re{enie }e ja ukine vo celost ili delumno presudata na vtorostepeniot i prvostepeniot sud ili samo presudata na vtorostepeniot sud i predmetot }e mu go vrati na povtorno sudewe na istiot ili na drug sovet na prvostepeniot ili vtorostepeniot sud. </text:p>
      <text:p text:style-name="P9"><text:span text:style-name="T1"><text:s text:c="31"/></text:span>Ako vo postapkata pred prvostepeniot ili vtorostepeniot sud e storena povreda od ~lenot 344 stav 2 to~ki 3 i 11 na ovoj zakon, osven ako e odlu~eno za barawe za koe ve}e te~e parnica, reviziskiot sud }e gi ukine so re{enie donesenite odluki i }e ja otfrli tu`bata.</text:p>
      <text:p text:style-name="P9"><text:span text:style-name="T1"><text:s text:c="33"/></text:span>Ako vo postapkata pred prvostepeniot ili vtorostepeniot sud e storena povreda od ~lenot 344 stav 2 to~ka 10 na ovoj zakon, reviziskiot sud, so ogled na prirodata na povredata, }e postapi spored odredbite na stavot 1 ili stavot 2 od ovoj ~len.</text:p>
      <text:p text:style-name="P5"><text:soft-page-break/>^len 386</text:p>
      <text:p text:style-name="P9"><text:span text:style-name="T1"><text:s text:c="33"/></text:span>Ako reviziskiot sud utvrdi deka materijalnoto pravo e pogre{no primenoto, so presuda }e ja usvoi revizijata i }e ja preina~i pobivanata presuda.</text:p>
      <text:p text:style-name="P9"><text:span text:style-name="T1"><text:s text:c="34"/></text:span>Ako reviziskiot sud najde deka poradi pogre{na primena na materijalnoto pravo fakti~nata sostojba e necelosno utvrdena i deka poradi toa nema uslovi za preina~uvawe na pobivanata presuda, so re{enie }e ja usvoi revizijata, }e ja ukine vo celost ili delumno presudata na prvostepeniot i vtorostepeniot sud ili samo presudata na vtorostepeniot sud i predmetot }e mu go vrati na povtorno sudewe na istiot ili na drug sovet na prvostepeniot odnosno vtorostepeniot sud.</text:p>
      <text:p text:style-name="P5">^len 387</text:p>
      <text:p text:style-name="P9"><text:span text:style-name="T1"><text:s text:c="35"/></text:span>Ako utvrdi deka so pravosilna presuda donesena vo vtor stepen e pre~ekoreno tu`benoto barawe, reviziskiot sud, spored prirodata na pre~ekoruvaweto na tu`benoto barawe, so re{enie }e ja ukine presudata na vtorostepeniot sud i predmetot }e mu go vrati na povtorno sudewe na vtorostepeniot sud, odnosno so presuda }e ja preina~i pobivanata presuda.</text:p>
      <text:p text:style-name="P5">^len 388</text:p>
      <text:p text:style-name="P9"><text:span text:style-name="T1"><text:s text:c="35"/></text:span>Ako pri odlu~uvaweto za revizijata izjavena vo spor od ~len 373 stav 4 to~ka 3 od ovoj zakon opravdano se posomneva deka faktite vrz koi pobivanata odluka e zasnovana se pravilno utvrdeni, reviziskiot sud so re{enie }e ja ukine pobivnata odluka, a po potreba i odlukite na sudovite od ponizok stepen, i predmetot }e mu go vrati na povtorno sudewe na istiot ili na drug sovet na prvostepeniot ili vtorostepeniot sud.</text:p>
      <text:p text:style-name="P5">^len 389</text:p>
      <text:p text:style-name="P9"><text:span text:style-name="T1"><text:s text:c="32"/></text:span>Odlukata na reviziskiot sud se dostavuva do prvostepeniot sud preku vtorostepeniot sud.</text:p>
      <text:p text:style-name="P5">^len 390</text:p>
      <text:p text:style-name="P9"><text:soft-page-break/><text:span text:style-name="T1"><text:s text:c="35"/></text:span>Ako vo ~lenovite od 373 do 389 na ovoj zakon ne e opredeleno ne{to drugo, vo postapkata po povod revizijata soglasno }e se primenuvaat odredbite na ovoj zakon za `albata protiv presuda od ~lenot 339 stavovi 2 i 3, ~lenovite 340, 341, 346, ~lenot 349 stavovi 2 i 3, ~lenot 350 stav 2, ~lenovite 351, 356 i ~lenovite od <text:s/>363 do 367 na ovoj zakon.</text:p>
      <text:p text:style-name="P9"/>
      <text:p text:style-name="P9"/>
      <text:p text:style-name="P5">^len 391</text:p>
      <text:p text:style-name="P9"><text:span text:style-name="T1"><text:s text:c="37"/></text:span>Strankite mo`at da izjavat revizija i protiv re{enieto na vtorostepeniot sud so koe postapkata pravosilno e zavr{ena.</text:p>
      <text:p text:style-name="P9"><text:span text:style-name="T1"><text:s text:c="37"/></text:span>Revizija protiv re{enieto od stavot 1 na ovoj ~len ne e dozvolena vo sporovi vo koi ne bi bila dozvolena revizija protiv pravosilna presuda (~len 373 stavovi 2 i 3).</text:p>
      <text:p text:style-name="P9"><text:span text:style-name="T1"><text:s text:c="38"/></text:span>Revizija e sekoga{ dozvolena protiv re{enie na vtorostepeniot sud so koe se otfrla izjavenata `alba, odnosno so koe se potvrduva re{enieto na prvostepeniot sud za otfrlawe na revizijata.</text:p>
      <text:p text:style-name="P9"><text:span text:style-name="T1"><text:s text:c="39"/></text:span>Vo postapkata po povod revizijata protiv re{enie soglasno }e se primenuvaat odredbite na ovoj zakon za revizija protiv presuda.</text:p>
      <text:p text:style-name="P5">2. Povtoruvawe na postapka</text:p>
      <text:p text:style-name="P5">^len 392</text:p>
      <text:p text:style-name="P9"><text:span text:style-name="T1"><text:s text:c="39"/></text:span>Postapkata {to so odluka na sudot e zavr{ena pravosilno, mo`e, po predlogot od strankata, da se povtori, ako:</text:p>
      <text:p text:style-name="P9">1) pri donesuvaweto na odlukata u~estvuval sudija odnosno sudija-porotnik koj spored zakonot moral da bide izzemen (~len 64 stav 1 to~ki od 1 do 5), odnosno koj so re{enie na sudot bil izzemen;</text:p>
      <text:p text:style-name="P9"><text:soft-page-break/>2) na nekoja stranka so nezakonito postapuvawe, a osobeno so propu{tawe na dostavuvaweto ne i bila dadena mo`nost da rasprava pred sudot;</text:p>
      <text:p text:style-name="P9">3) vo postapkata kako tu`itel ili tu`en u~estvuvalo lice koe ne mo`e da bide stranka vo postapkata ili ako strankata koe e pravno lice ne ja zastapuvalo ovlasteno lice, ili ako parni~no nesposobnata stranka ne ja zastapuval zakonski zastapnik, ili ako zakonskiot zastapnik, odnosno polnomo{nik na strankata nemal potrebno ovlastuvawe za vodewe na postapkata ili za oddelni dejstvija vo postapkata, dokolku vodewe na postapkata, odnosno vr{ewe na oddelni dejstvija vo postapkata ne bilo dopolnitelno odobreno;</text:p>
      <text:p text:style-name="P9">4) odlukata na sudot se zasnova vrz la`en iskaz na svedok ili ve{tak;</text:p>
      <text:p text:style-name="P9">5) odlukata na sudot se zasnova vrz isprava {to e falsifikuvana ili vo koja e zaverena nevistinita sodr`ina;</text:p>
      <text:p text:style-name="P9">6) do odlukata na sudot do{lo poradi krivi~no delo na sudijata odnosno na sudijata-porotnik, na zakonskiot zastapnik ili na polnomo{nikot na strankata, na sprotivnata stranka, ili na nekoe treto lice;</text:p>
      <text:p text:style-name="P9">7) strankata stekne mo`nost da ja upotrebi pravosilnata odluka na sudot koja porano me|u istite stranki e donesena za isto barawe;</text:p>
      <text:p text:style-name="P9">8) odlukata na sudot se zasnova vrz druga odluka na sud ili vrz odluka na nekoj drug organ, a taa odluka }e bide pravosilno preina~ena, ukinata odnosno poni{tena;</text:p>
      <text:p text:style-name="P21">9) strankata uznae za novi fakti ili najde ili stekne mo`nost da upotrebi novi dokazi vrz osnova na koi za strankata mo`ela da bide donesena popovolna odluka tie fakti ili dokazi da bile upotrebeni vo porane{nata postapka i</text:p>
      <text:p text:style-name="P10">10) so odluka na nadle`en organ dopolnitelno pravosilno e odlu~eno za prethodno pra{awe (~len 11 stavovi 1 i 2) na koe se zasnova odlukata na sudot.</text:p>
      <text:p text:style-name="P10"><text:soft-page-break/>Postapkata pravosilno zavr{ena so presuda vrz osnova na priznanie, presuda vrz osnova na odrekuvawe i presuda poradi izostanok ne mo`e da se povtori poradi pri~inite od stav 1 to~ka 8), 9) i 10) od ovoj ~len.</text:p>
      <text:p text:style-name="P19"><text:span text:style-name="T12"><text:s text:c="38"/></text:span><text:span text:style-name="T2">Postapkata pravosilno zavr{ena so presuda vrz osnova na priznanie i presuda vrz osnova na odrekuvawe mo`e da se povtori zatoa {to izjavata za priznanie, odnosno odrekuvawe e dadena vo zabluda ili pod vlijanie na</text:span><text:span text:style-name="T10"> </text:span><text:span text:style-name="T2">prisila ili izmama</text:span><text:span text:style-name="T10">.</text:span></text:p>
      <text:p text:style-name="P5">^len 393</text:p>
      <text:p text:style-name="P9"><text:span text:style-name="T1"><text:s text:c="39"/></text:span>Od pri~inite navedeni vo ~lenot 392, stavot 1 <text:s/>to~ki 1, 2 i 3 na ovoj zakon ne mo`e da se bara povtoruvawe na postapkata, ako taa pri~ina bez uspeh bila iznesena vo porane{nata postapka.</text:p>
      <text:p text:style-name="P9"><text:span text:style-name="T1"><text:s text:c="40"/></text:span>Poradi okolnostite navedeni vo ~lenot 392 <text:s/>stavot 1 to~ki 1, 7, 8, 9, i 10 i stav 3 od ovoj zakon, povtoruvawe na postapkata mo`e da se dozvoli samo ako strankata bez svoja vina ne mo`ela tie okolnosti da gi iznese pred porane{nata postapka da bide zavr{ena so pravosilna sudska odluka.</text:p>
      <text:p text:style-name="P5">^len 394</text:p>
      <text:p text:style-name="P9"><text:span text:style-name="T1"><text:s text:c="41"/></text:span>Predlogot za povtoruvawe na postapkata se podnesuva vo rok od trieset dena, i toa:</text:p>
      <text:p text:style-name="P9">1) vo slu~ajot od ~lenot 392 to~ka 1 od ovoj zakon, od denot koga strankata uznala za ovaa pri~ina;</text:p>
      <text:p text:style-name="P9">2) vo slu~ajot od ~lenot 392 to~ka 2 od ovoj zakon, od denot koga odlukata e dostavena do strankata;</text:p>
      <text:p text:style-name="P9">3) vo slu~ajot od ~len 392 to~ka 3 od ovoj zakon, ako vo postapkata kako tu`itel ili tu`en u~estvuvalo lice koe ne mo`e da bide stranka vo postapkata, od denot koga odlukata e dostavena do toa lice, ako strankata koja e pravno lice ne ja zastapuvalo ovlasteno lice, ili ako parni~no nesposobna stranka ne ja zastapuval zakonski zastapnik, od denot koga odlukata e <text:soft-page-break/>dostavena do strankata, odnosno do nejziniot zakonski zastapnik, a ako zakonskiot zastapnik odnosno polnomo{nikot na strankata nemal potrebno ovlastuvawe za vodewe na postapkata ili za oddelni dejstvija vo postapkata od denot koga strankata uznala za ovaa pri~ina;</text:p>
      <text:p text:style-name="P9">4) vo slu~ajite od ~lenot 392 to~ki od 4 do 6 na ovoj zakon, od denot koga strankata uznala za pravosilnata presuda vo krivi~nata postapka, a ako krivi~nata postapka ne mo`e da se sprovede, toga{ od denot koga uznala za zapiraweto na taa postapka ili za okolnostite poradi koi postapkata ne mo`e da se povede;</text:p>
      <text:p text:style-name="P9">5) vo slu~aite od ~lenot 392 to~ki 7, 8 i 10 na ovoj zakon, od denot koga strankata mo`ela da ja upotrebi pravosilnata odluka koja e pri~ina za povtoruvawe na postapkata i</text:p>
      <text:p text:style-name="P9">6) vo slu~ajot od ~lenot 392 to~ka 9 na ovoj zakon, od denot koga strankata mo`ela da mu iznese na sudot novi fakti odnosno da mu predlo`i novi dokazi.</text:p>
      <text:p text:style-name="P9"><text:span text:style-name="T1"><text:s text:c="35"/></text:span>Ako rokot opredelen vo stavot 1 od ovoj ~len bi zapo~nal da te~e pred da stane odlukata pravosilna, toj rok }e se smeta od pravosilnosta na odlukata ako protiv nea ne bil izjaven praven lek, odnosno od dostavuvaweto na pravosilnata odluka na povisokiot sud izre~ena vo posleden stepen.</text:p>
      <text:p text:style-name="P9"><text:span text:style-name="T1"><text:s text:c="35"/></text:span>Po istekot na rokot od pet godini od denot koga odlukata stanala pravosilna predlog za povtoruvawe na postapkata ne mo`e da se podnese osven ako povtoruvawe se bara od pri~inata navedena vo ~lenot 392 to~ki 2 i 3 od ovoj zakon.</text:p>
      <text:p text:style-name="P5">^len 395</text:p>
      <text:p text:style-name="P9"><text:span text:style-name="T1"><text:s text:c="36"/></text:span>Predlogot za povtoruvawe na postapkata se podnesuva sekoga{ do sudot {to ja donel odlukata vo prv stepen.</text:p>
      <text:p text:style-name="P9"><text:span text:style-name="T1"><text:s text:c="37"/></text:span>Vo predlogot osobeno moraat da se navedat: zakonskiot osnov spored koj se bara povtoruvawe, okolnostite od koi proizleguva deka predlogot e podnesen vo <text:soft-page-break/>zakonski rok i dokazite so koi se potkrepuvaat navodite na predlaga~ot.</text:p>
      <text:p text:style-name="P5">^len 396</text:p>
      <text:p text:style-name="P9"><text:span text:style-name="T1"><text:s text:c="39"/></text:span>Nenavremeni (~len 394), necelosni (~len 395 stav 2) ili nedozvoleni (~len 394), predlozi za povtoruvawe na postapkata }e otfrli so re{enie sudija poedinec odnosno pretsedatelot na sovetot bez odr`uvawe na ro~i{te.</text:p>
      <text:p text:style-name="P9"><text:span text:style-name="T1"><text:s text:c="33"/></text:span>Ako sudijata poedinec odnosno pretsedatelot <text:s/>na sovetot ne go otfrli predlogot, }e dostavi primerok od predlogot do protivnata stranka spored odredbite na ~lenot 138 od ovoj zakon, koja ima pravo vo rok od petnaeset dena od odgovori na predlogot. Koga do sudot }e stigne odgovorot na predlogot ili koga }e iste~e rokot za davawe odgovor sudijata poedinec odnosno <text:s/>pretsedatelot na sovetot }e opredeli ro~i{te za raspravawe za predlogot.</text:p>
      <text:p text:style-name="P9"><text:span text:style-name="T1"><text:s text:c="32"/></text:span>Ako povtoruvawe na postapkata se bara od pri~inata navedena vo ~len 392 to~ka 9 od ovoj zakon sudijata poedinec osnosno pretsedatelot na sovetot mo`e raspravaweto za predlogot za povtoruvawe na postapkata da go spoi so raspravaweto za glavnata rabota.</text:p>
      <text:p text:style-name="P9"/>
      <text:p text:style-name="P5">^len 397</text:p>
      <text:p text:style-name="P9"><text:span text:style-name="T1"><text:s text:c="31"/></text:span>Ro~i{teto za raspravawe za predlogot za povtoruvawe na postapkata se dr`i pred sudija <text:s/>poedinec odnosno pretsedtelot na sovetot na prvostepeniot sud, osven ako raspravaweto za predlogot ne e spoeno so raspravaweto za glavnata rabota.</text:p>
      <text:p text:style-name="P5"/>
      <text:p text:style-name="P5">^len 398</text:p>
      <text:p text:style-name="P9"><text:span text:style-name="T1"><text:s text:c="31"/></text:span>Po odr`anoto ro~i{te za raspravawe za predlogot <text:s/>sudija poedinec odnosno <text:s/>pretsedatelot na sovetot na prvostepeniot sud donesuva odluka za predlogot, osven ako <text:soft-page-break/>pri~inata za povtoruvawe na postapkata se odnesuva isklu~ivo na postapkata pred povisokiot sud (~len 399).</text:p>
      <text:p text:style-name="P9"><text:span text:style-name="T1"><text:s text:c="31"/></text:span>Vo re{enieto so koe se dozvoluva povtoruvawe na postapkata }e se izre~e deka se ukinuva odlukata donesena vo porane{nata postapka.</text:p>
      <text:p text:style-name="P9"><text:span text:style-name="T1"><text:s text:c="33"/></text:span>Sudijata poedinec odnosno pretsedatelot na sovetot }e opredeli glavna rasprava duri po pravosilnosta na re{enieto so koe se dozvoluva povtoruvawe na postapkata, no vo toa re{enie mo`e da odlu~i vedna{ da zapo~ne raspravaweto za glavnata rabota. Na novata glavna rasprava strankite mo`at da iznesuvaat novi fakti i da predlagaat novi dokazi.</text:p>
      <text:p text:style-name="P9"><text:span text:style-name="T1"><text:s text:c="34"/></text:span>Protiv re{enieto so koe se dozvoluva povtoruvawe na postapkata ne e dozvolena posebna `alba, ako sudijata poedinec odnosno pretsedatelot na sovetot odlu~il vedna{ da zapo~ne raspravaweto za glavnata rabota.</text:p>
      <text:p text:style-name="P9"><text:span text:style-name="T1"><text:s text:c="34"/></text:span>Ako sudijata poedinec odnosno pretsedatelot na sovetot dozvolil povtoruvawe na postapkata i odlu~il vedna{ da se rasprava za glavnata rabota, ili ako za predlogot za povtoruvawe na postapkata se raspravalo zaedno so glavnata rabota, re{enieto so koe se dozvoluva povtoruvawe na postapkata i se ukinuva odlukata donesena vo porane{nata postapka se vnesuva vo odlukata za glavnata rabota.</text:p>
      <text:p text:style-name="P9"/>
      <text:p text:style-name="P9"/>
      <text:p text:style-name="P5">^len 399</text:p>
      <text:p text:style-name="P9"><text:span text:style-name="T1"><text:s text:c="27"/></text:span>Koga pri~inata za povtoruvawe na postapkata se odnesuva isklu~ivo na postapkata pred povisokiot sud, pretsedatelot na sovetot na prvostepeniot sud po odr`anoto ro~i{te za raspravawe za predlogot za povtoruvawe na postapkata }e go dostavi predmetot do toj povisok sud zaradi donesuvawe odluka.</text:p>
      <text:p text:style-name="P9"><text:span text:style-name="T1"><text:s text:c="28"/></text:span>Koga predmetot }e stigne do povisokiot sud pretsedatelot na sovetot }e postapi spored oredbite od ~lenot 351 na ovoj zakon.</text:p>
      <text:p text:style-name="P9"><text:soft-page-break/><text:span text:style-name="T1"><text:s text:c="29"/></text:span>Za predlogot za povtoruvawe na postapkata povisokiot sud odlu~uva bez rasprava.</text:p>
      <text:p text:style-name="P9"><text:span text:style-name="T1"><text:s text:c="30"/></text:span>Koga povisokiot sud }e najde deka e opravdan predlogot za povtoruvawe na postapkata i deka ne e potrebno da se dr`i nova glavna rasprava, }e ja ukine svojata odluka, kako i odlukata na povisokiot sud ako takva postoi i }e donese nova odluka za glavnata rabota.</text:p>
      <text:p text:style-name="clen">^len 400</text:p>
      <text:p text:style-name="Normal_20_vovlecen"><text:span text:style-name="T1"><text:s text:c="12"/></text:span>Koga Evropskiot sud za ~ovekovi prava }e utvrdi povreda na nekoe ~ovekovo pravo ili na osnovnite slobodi predvideni vo Evropskata konvencija za za{tita na osnovnite ~ovekovi prava i <text:s/>slobodi so Dopolnitelnite protokoli na Konvencijata, koja Republika Makedonija ja ratifikuvala, strankata mo`e vo rok od 30 dena od kone~nosta na presudata na Evropskiot sud za ~ovekovi prava da podnese barawe do sudot vo Republika Makedonija koj sudel vo prv stepen vo postapkata vo koja e donesena odlukata so koja e povredeno nekoe od ~ovekovite prava ili osnovnite slobodi za izmena na odlukata so koja toa pravo ili osnovna sloboda e povredeno.</text:p>
      <text:p text:style-name="Normal_20_vovlecen"><text:span text:style-name="T1"><text:s text:c="15"/></text:span>Vo postapkata od stavot 1 na ovoj ~len, soodvetno se primenuvaat odredbite za povtoruvawe na postapkata.</text:p>
      <text:p text:style-name="Normal_20_vovlecen"><text:span text:style-name="T1"><text:s text:c="16"/></text:span>Vo povtoruvaweto na postapkata sudovite se dol`ni da gi po~ituvaat pravnite nasoki izrazeni vo kone~nata presuda na Evropskiot sud za ~ovekovi prava so koja e utvrdena povreda na osnovnite ~ovekovi prava i slobodi.</text:p>
      <text:p text:style-name="P5">3. Odnos pome|u predlogot za povtoruvawe na postapkata </text:p>
      <text:p text:style-name="P5">i revizijata</text:p>
      <text:p text:style-name="P5">^len 401</text:p>
      <text:p text:style-name="P9"><text:span text:style-name="T1"><text:s text:c="27"/></text:span>Ako vo rokot za izjavuvawe revizija strankata podnese predlog za povtoruvawe na postapkata samo od <text:soft-page-break/>pri~inite poradi koi mo`e da se izjavi i revizija, }e se smeta deka strankata izjavila revizija.</text:p>
      <text:p text:style-name="P9"><text:span text:style-name="T1"><text:s text:c="26"/></text:span>Ako strankata izjavi revizija poradi pri~inite od ~lenot 344 stav 2 to~ka 11 na ovoj zakon i istovremeno ili potoa podnese predlog za povtoruvawe na postapkata poradi koja i da bilo pri~ina od ~len 392 na ovoj zakon, sudot }e ja prekine postapkata po povod predlogot za povtoruvawe na postapkata, do zavr{uvaweto na postapkata po revizijata.</text:p>
      <text:p text:style-name="P9"><text:span text:style-name="T1"><text:s text:c="26"/></text:span>Ako strankata izjavi revizija od koja i da bilo pri~ina osven od pri~inite od ~lenot 344 stav 2 to~ka 11 od ovoj zakon, i istovremeno ili potoa podnese predlog za povtoruvawe na postapkata poradi pri~inite od ~lenot 392 to~ki 4, 5 i 6 na ovoj zakon {to se potkrepeni so pravosilna presuda donesena vo krivi~nata postapka, sudot }e ja prekine postapkata po revizijata do zavr{uvaweto na postapkata po povod predlogot za povtoruvawe na postapkata.</text:p>
      <text:p text:style-name="P9"><text:span text:style-name="T1"><text:s text:c="28"/></text:span>Vo site drugi slu~ai vo koi strankata }e izjavi revizija i istovremeno ili potoa }e podnese predlog za povtoruvawe na postapkata, sudot }e odlu~i koja postapka }e ja prodol`i, a koja }e ja prekine, zemaj}i gi predvid site okolnosti, a osobeno pri~inite poradi koi obata pravni leka se podneseni i dokazite {to gi predlo`ile strankite.</text:p>
      <text:p text:style-name="P5">^len 402</text:p>
      <text:p text:style-name="P9"><text:span text:style-name="T1"><text:s text:c="30"/></text:span>Odredbite na ~lenot 401 stavovi 1 i 3 na ovoj zakon }e se primenat i koga strankata prvo podnela predlog za povtoruvawe na postapkata, a potoa izjavila revizija.</text:p>
      <text:p text:style-name="P11"><text:s text:c="31"/></text:p>
      <text:p text:style-name="P9"><text:span text:style-name="T1"><text:s text:c="31"/></text:span>Vo site drugi slu~ai vo koi strankata }e podnese predlog za povtoruvawe na postapkata i potoa }e izjavi revizija, sudot po pravilo }e ja prekine postapkata po revizijata do zavr{uvaweto na postapkata po povod predlogot za povtoruvawe na postapkata, osven ako najde deka postojat seriozni pri~ini da postapi poinaku.</text:p>
      <text:p text:style-name="P9"/>
      <text:p text:style-name="P5"><text:soft-page-break/>^len 403</text:p>
      <text:p text:style-name="P9"><text:span text:style-name="T1"><text:s text:c="31"/></text:span>Re{enieto od ~lenot 401 na ovoj zakon go donesuva sudijata <text:s/>poedinec odnosno pretsedatelot na sovetot na prvostepeniot sud, a ako predlogot za povtoruvawe na postapkata stigne do prvostepeniot sud pred da bide predmetot po povod revizijata upaten do reviziskiot sud. Ako predlogot za povtoruvawe na postapkata stigne otkako predmetot po povod revizijata e upaten do reviziskiot sud, re{enieto od ~lenot 401 na ovoj zakon go donesuva reviziskiot sud.</text:p>
      <text:p text:style-name="P9"><text:span text:style-name="T1"><text:s text:c="31"/></text:span>Re{enieto od ~lenot 402 na ovoj zakon go donesuva sudijata <text:s/>poedinec odnosno pretsedatelot na sovetot na prvostepeniot sud, osven ako predmetot, vo vremeto koga revizijata }e stigne do prvostepeniot sud, po povod predlogot za povtoruvawe na postapkata e upaten do povisokiot sud zaradi donesuvawe odluka (~len 399 stav 1), vo koj slu~aj re{enieto go donesuva povisokiot sud.</text:p>
      <text:p text:style-name="P9"><text:span text:style-name="T1"><text:s text:c="32"/></text:span>Protiv re{enieto na sudot od stavovite 1 i 2 na ovoj ~len ne e dozvolena `alba.</text:p>
      <text:p text:style-name="P9"/>
      <text:p text:style-name="P5">^len 404</text:p>
      <text:p text:style-name="P9"><text:span text:style-name="T1"><text:s text:c="35"/></text:span>Odredbite na ~lenovite 401, 402 i 403 od ovoj zakon soglasno }e se primenuvaat i koga strankata }e podnese predlog za povtoruvawe na postapkata.</text:p>
      <text:p text:style-name="P9"/>
      <text:p text:style-name="P9"/>
      <text:p text:style-name="P9"/>
      <text:p text:style-name="P21"> </text:p>
      <text:p text:style-name="P5">D e l <text:s/>t r e t i</text:p>
      <text:p text:style-name="P4">POSEBNI POSTAPKI</text:p>
      <text:p text:style-name="P5">G l a v a <text:s/>d v a e s e t <text:s/>i <text:s/>{ e s t t a</text:p>
      <text:p text:style-name="P6"><text:soft-page-break/>POSTAPKA VO SPOROVI OD RABOTNITE ODNOSI</text:p>
      <text:p text:style-name="P5">^len 405</text:p>
      <text:p text:style-name="P9"><text:span text:style-name="T1"><text:s text:c="36"/></text:span>Ako vo ovaa glava ne postojat posebni odredbi vo postapkata po sporovite od rabotnite odnosi }e se primenuvaat drugite odredbi na ovoj zakon.</text:p>
      <text:p text:style-name="P5">^len 406</text:p>
      <text:p text:style-name="P9"><text:span text:style-name="T1"><text:s text:c="36"/></text:span>Vo postapkata vo sporovite od rabotnite odnosi, a osobeno pri opredeluvaweto na rokovite i ro~i{tata, sudot sekoga{ }e obrne posebno vnimanie na potrebata od itno re{avawe na rabotnite sporovi.</text:p>
      <text:p text:style-name="Normal_20_vovlecen"><text:span text:style-name="T1"><text:s text:c="21"/></text:span>Vo postapkata vo sporovite od rabotnite odnosi rokot za odgovor na tu`ba e osum dena.</text:p>
      <text:p text:style-name="Normal_20_vovlecen"><text:span text:style-name="T1"><text:s text:c="22"/></text:span>Vo sporovite od rabotnite odnosi koi se odnesuvaat za prestanok na rabotniot odnos, ro~i{teto za glavna rasprava mora da se odr`i vo rok od 30 dena od denot na priemot na odgovorot na tu`bata.</text:p>
      <text:p text:style-name="Normal_20_vovlecen"><text:span text:style-name="T1"><text:s text:c="22"/></text:span>Vo postapkata vo sporovite od rabotnite odnosi, postapkata pred prvostepeniot sud mora da se zavr{i vo rok od {est meseci od denot na podnesuvaweto na tu`bata.</text:p>
      <text:p text:style-name="Normal_20_vovlecen"><text:span text:style-name="T1"><text:s text:c="23"/></text:span>Vo postapkata vo sporovite od rabotnite odnosi, vtorostepeniot sud e dol`en da donese odluka po `alba podnesena protiv odlukata na prvostepeniot sud vo rok od 30 dena od denot na priemot na `albata, odnosno vo rok od dva meseci dokolku pred vtorostepeniot sud se odr`i rasprava.</text:p>
      <text:p text:style-name="Normal_20_vovlecen"/>
      <text:p text:style-name="Normal_20_vovlecen"/>
      <text:p text:style-name="Normal_20_vovlecen"/>
      <text:p text:style-name="Normal_20_vovlecen"/>
      <text:p text:style-name="P5">^len 407</text:p>
      <text:p text:style-name="P9"><text:span text:style-name="T1"><text:s text:c="42"/></text:span>Sudot vo presudata so koja nalo`uva izvr{uvawe na nekoe ~inewe }e opredeli rok od osum dena za negovo izvr{uvawe.</text:p>
      <text:p text:style-name="P5"><text:soft-page-break/>^len 408</text:p>
      <text:p text:style-name="P21"><text:span text:style-name="T1"><text:s text:c="41"/></text:span>Rokot za podnesuvawe `alba iznesuva osum dena.</text:p>
      <text:p text:style-name="P21"> </text:p>
      <text:p text:style-name="P5">G l a v a <text:s/>d v a e s e t <text:s/>i <text:s/>s e d m a</text:p>
      <text:p text:style-name="P4">POSTAPKA VO SPOROVITE PORADI SME]AVAWE NA VLADENIE</text:p>
      <text:p text:style-name="P5">^len 409</text:p>
      <text:p text:style-name="P9"><text:span text:style-name="T1"><text:s text:c="39"/></text:span>Ako vo ovaa glava ne postojat posebni odredbi, vo postapkata poradi sme}avawe na vladenie }e se primenuvaat drugite odredbi na ovoj zakon.</text:p>
      <text:p text:style-name="P5">^len 410</text:p>
      <text:p text:style-name="P9"><text:span text:style-name="T1"><text:s text:c="38"/></text:span>Pri opredeluvaweto na rokovite i ro~i{tata po tu`bi poradi sme}avaweto na vladenie sudot sekoga{ }e obrne posebno vnimanie na potrebata od itno re{avawe spored prirodata na sekoj oddelen slu~aj.</text:p>
      <text:p text:style-name="Normal_20_vovlecen"><text:span text:style-name="T1"><text:s text:c="22"/></text:span>Vo postapkata vo sporovite poradi sme}avawe na vladenie <text:s/>rokot za odgovor na tu`ba e osum dena.</text:p>
      <text:p text:style-name="Normal_20_vovlecen"><text:span text:style-name="T1"><text:s text:c="21"/></text:span>Vo sporovite poradi sme}avawe na vladenie, ro~i{teto za glavna rasprava mora da se odr`i vo rok od 30 dena od denot na priemot na odgovorot na tu`bata.</text:p>
      <text:p text:style-name="Normal_20_vovlecen"><text:span text:style-name="T1"><text:s text:c="22"/></text:span>Vo postapkata vo sporovite poradi sme}avawe na vladenie, postapkata pred prvostepeniot sud mora da se zavr{i vo rok od {est meseci od denot na podnesuvaweto na tu`bata.</text:p>
      <text:p text:style-name="Normal_20_vovlecen"><text:span text:style-name="T1"><text:s text:c="22"/></text:span>Vo postapkata vo sporovite poradi sme}avawe na vladenie, vtorostepeniot sud e dol`en da donese odluka po `alba podnesena protiv odlukata na prvostepeniot sud vo rok od 30 dena od denot na priemot na `albata, odnosno vo rok od dva meseci dokolku pred vtorostepeniot sud se odr`i rasprava.</text:p>
      <text:p text:style-name="P32"><text:soft-page-break/></text:p>
      <text:p text:style-name="P5">^len 411</text:p>
      <text:p text:style-name="P9"><text:span text:style-name="T1"><text:s text:c="29"/></text:span>Raspravaweto za tu`bata poradi sme}avawe na posed }e se ograni~i samo na pretresuvawe i doka`uvawe na faktite za poslednata sostojba na vladenieto i za nastanatoto sme}avawe. Isklu~eno e pretresuvawe za pravoto na vladenie, za pravnata osnova, za sovesnosta ili nesovesnosta na vladenieto ili barawata za nadomest na {teta.</text:p>
      <text:p text:style-name="P5">^len 412</text:p>
      <text:p text:style-name="P9"><text:span text:style-name="T1"><text:s text:c="30"/></text:span>Rokot za ispolnuvawe na dol`nostite {to im se nalo`eni na strankite sudot }e go opredeli spored okolnostite na oddelen slu~aj.</text:p>
      <text:p text:style-name="P21"><text:span text:style-name="T1"><text:s text:c="32"/></text:span>Rokot za podnesuvawe `alba iznesuva osum dena.</text:p>
      <text:p text:style-name="P9"><text:span text:style-name="T1"><text:s text:c="32"/></text:span>Od va`ni pri~ini sudot mo`e da odlu~i `albata da ne go zadr`uva izvr{uvaweto na re{enieto.</text:p>
      <text:p text:style-name="P9"><text:span text:style-name="T1"><text:s text:c="33"/></text:span>Protiv re{enijata doneseni vo parnicite poradi sme}avawe na vladenie revizija ne e dozvolena.</text:p>
      <text:p text:style-name="P5"/>
      <text:p text:style-name="P5">^len 413</text:p>
      <text:p text:style-name="P9"><text:span text:style-name="T1"><text:s text:c="33"/></text:span>Tu`itelot go gubi pravoto vo izvr{nata postapka da bara izvr{uvawe na re{enieto so koe na tu`eniot po tu`ba poradi sme}avawe na vladenie mu se nalo`uva izvr{uvawe na opredeleno dejstvie, ako ne baral izvr{uvawe vo rok od 30 dena po istekot na rokot {to so re{enieto e opredelen za izvr{uvawe na toa dejstvie.</text:p>
      <text:p text:style-name="P9"><text:span text:style-name="T1"><text:s text:c="60"/></text:span>^len 414</text:p>
      <text:p text:style-name="P9"><text:span text:style-name="T1"><text:s text:c="35"/></text:span>Povtoruvawe na pravosilna zavr{ena postapka poradi sme}avawe na vladenie e dozvoleno samo od pri~inite predvideni vo ~lenot 392 to~ki 2 i 3 na ovoj zakon, i <text:soft-page-break/>toa samo vo rok od 30 dena od pravosilnosta na re{enieto za sme}avawe na vladenie.</text:p>
      <text:p text:style-name="P21"/>
      <text:p text:style-name="P5">G l a v a <text:s/>d v a e s e t <text:s/>i <text:s/>o s m a</text:p>
      <text:p text:style-name="P4">IZDAVAWE PLATEN NALOG</text:p>
      <text:p text:style-name="P5">^len 415</text:p>
      <text:p text:style-name="P9"><text:span text:style-name="T1"><text:s text:c="36"/></text:span>Koga tu`benoto barawe se odnesuva na vtasano pobaruvawe vo pari, a toa pobaruvawe se doka`uva so verodostojna isprava prilo`ena kon tu`bata vo original ili vo zaveren prepis, sudot }e mu izdade nalog na tu`eniot da go ispolni tu`benoto barawe (platen nalog).</text:p>
      <text:p text:style-name="P21"><text:span text:style-name="T1"><text:s text:c="36"/></text:span>Kako verodostojni ispravi se smetaat osobeno:</text:p>
      <text:p text:style-name="P21">1) javni ispravi;</text:p>
      <text:p text:style-name="P9">2) privatni ispravi na koi potpisot na obvrznikot go zaveril organot nadle`en za zaveruvawe;</text:p>
      <text:p text:style-name="P9">3) menici i ~ekovi so protest i so povratni smetki ako se tie potrebni za zasnovawe na barawe;</text:p>
      <text:p text:style-name="P21">4) izvodi od zavereni delovni knigi;</text:p>
      <text:p text:style-name="P21">5) fakturi i</text:p>
      <text:p text:style-name="P21">6) ispravi koi spored posebni propisi imaat zna~ewe na javni ispravi.</text:p>
      <text:p text:style-name="P9"><text:span text:style-name="T1"><text:s text:c="33"/></text:span>Sudot }e izdade platen nalog iako tu`itelot vo tu`bata ne predlo`il izdavawe na platen nalog, a se ispolneti site uslovi za izdavawe platen nalog.</text:p>
      <text:p text:style-name="P9"><text:span text:style-name="T1"><text:s text:c="35"/></text:span>Koga vrz osnova na verodostojna isprava mo`e da se bara izvr{uvawe spored Zakonot za izvr{nata postapka, sudot }e izdade platen nalog samo ako tu`itelot go <text:soft-page-break/>stori kako verojatno postoeweto na praven interes za izdavawe na platen nalog.</text:p>
      <text:p text:style-name="P9"><text:span text:style-name="T1"><text:s text:c="36"/></text:span>Ako tu`itelot ne go stori kako verojatno postoeweto na praven interes za izdavawe na platen nalog, sudot }e ja otfrli tu`bata.</text:p>
      <text:p text:style-name="P5">^len 416</text:p>
      <text:p text:style-name="P9"><text:span text:style-name="T1"><text:s text:c="36"/></text:span>Koga tu`benoto barawe se odnesuva na vtasano pobaruvawe vo pari koe ne go nadminuva iznosot od 60.000 denari, sudot }e izdade platen nalog protiv tu`eniot iako kon tu`bata ne se prilo`eni verodostojni ispravi, no vo tu`bata e iznesen osnovata i visinata na dol`eweto i se nazna~eni dokazite vrz osnova na koj mo`e da se utvrdi vistinitosta na tu`benite navodi.</text:p>
      <text:p text:style-name="P9"><text:span text:style-name="T1"><text:s text:c="36"/></text:span>Platniot nalog od stavot 1 na ovoj ~len mo`e da se izdade samo protiv glavniot dol`nik.</text:p>
      <text:p text:style-name="P5">^len 417</text:p>
      <text:p text:style-name="P9"><text:span text:style-name="T1"><text:s text:c="35"/></text:span>Platniot nalog go izdava sudija poedinec odnosno <text:s/>pretsedatelot na sovetot bez odr`uvawe na ro~i{te.</text:p>
      <text:p text:style-name="P9"><text:span text:style-name="T1"><text:s text:c="35"/></text:span>Vo platniot nalog sudot }e izre~e deka tu`eniot e dol`en vo rok od osum dena, a vo meni~nite i ~ekovnite sporovi vo rok od tri dena po priemot na platniot nalog da go ispolni baraweto na tu`bata zaedno so tro{ocite {to gi odmeril sudot, ili vo istiot rok da podnese prigovori protiv platniot nalog. Vo platniot nalog sudot }e go predupredi tu`eniot deka }e gi otfrli nenavremeno podnesenite prigovori.</text:p>
      <text:p text:style-name="P21"><text:span text:style-name="T1"><text:s text:c="34"/></text:span>Platniot nalog se dostavuva do dvete stranki.</text:p>
      <text:p text:style-name="P21"><text:span text:style-name="T1"><text:s text:c="35"/></text:span>Do tu`eniot kon platniot nalog se dostavuva i primerok od tu`bata so prilozite.</text:p>
      <text:p text:style-name="P5">^len 418</text:p>
      <text:p text:style-name="P9"><text:span text:style-name="T1"><text:s text:c="34"/></text:span>Ako sudot ne go usvoi predlogot za izdavawe platen nalog }e ja prodol`i postapkata po tu`bata.</text:p>
      <text:p text:style-name="P9"><text:soft-page-break/><text:span text:style-name="T1"><text:s text:c="34"/></text:span>Protiv re{enieto na sudot so koe ne se usvojuva predlogot za izdavawe platen nalog ne e dozvolena `alba.</text:p>
      <text:p text:style-name="P9"/>
      <text:p text:style-name="P5">^len 419</text:p>
      <text:p text:style-name="P9"><text:span text:style-name="T1"><text:s text:c="35"/></text:span>Platniot nalog tu`eniot mo`e da go pobiva samo so prigovor. Ako platniot nalog se pobiva edinstveno vo pogled na odlukata za tro{ocite, ovaa odluka mo`e da se pobiva samo so `alba protiv re{enie.</text:p>
      <text:p text:style-name="P9"><text:span text:style-name="T1"><text:s text:c="38"/></text:span>Vo delot vo koj ne e osporen so prigovor, platniot nalog stanuva pravosilen.</text:p>
      <text:p text:style-name="P5">^len 420</text:p>
      <text:p text:style-name="P9"><text:span text:style-name="T1"><text:s text:c="37"/></text:span>Nenavremeni, necelosni ili nedozvoleni prigovori }e gi otfrli sudijata poedinec odnosno pretsedatelot na sovetot bez odr`uvawe na ro~i{te.</text:p>
      <text:p text:style-name="P9"><text:span text:style-name="T1"><text:s text:c="36"/></text:span>Ako prigovorite se podneseni navremeno, sudijata poedinec odnosno <text:s/>pretsedatelot na sovetot }e oceni dali e potrebno da zaka`e podgotvitelno ro~i{te ili mo`e vedna{ da opredeli ro~i{te za glavna rasprava.</text:p>
      <text:p text:style-name="P9"><text:span text:style-name="T1"><text:s text:c="37"/></text:span>Vo tekot na podgotvitelnoto ro~i{te i na glavnata rasprava strankite mo`at da iznesuvaat novi fakti i da predlagaat novi dokazi, a tu`eniot mo`e da istaknuva i novi prigovori vo pogled na pobivaniot del na platniot nalog.</text:p>
      <text:p text:style-name="P9"><text:span text:style-name="T1"><text:s text:c="38"/></text:span>Vo odlukata za glavnata rabota sudot }e odlu~i dali platniot nalog vo celost ili delumno se odr`uva vo sila ili se ukinuva.</text:p>
      <text:p text:style-name="P5">^len 421</text:p>
      <text:p text:style-name="P9"><text:span text:style-name="T1"><text:s text:c="37"/></text:span>Ako tu`eniot prigovori deka ne postoele zakonski osnovi za izdvawe platen nalog (~lenovi 415 i 416), ili deka postojat pre~ki za natamo{niot tek na postapkata, sudot prvo }e odlu~i za toj prigovor. Ako najde deka takviot prigovor e osnovan }e go ukine so re{enie platniot nalog i po pravosilnosta <text:soft-page-break/>na re{enieto }e zapo~ne raspravawe za glavnata rabota, koga za takvoto raspravawe ima mesto.</text:p>
      <text:p text:style-name="P9"><text:span text:style-name="T1"><text:s text:c="36"/></text:span>Ako sudot ne go usvoi ovoj prigovor, }e premine na raspravawe za glavnata rabota, a re{enieto na sudot }e se vnese vo odlukata za glavnata rabota.</text:p>
      <text:p text:style-name="P9"><text:span text:style-name="T1"><text:s text:c="36"/></text:span>Ako po povod prigovorot za nevtasanost sudot najde deka baraweto na tu`bata vtasalo po izdavaweto na platniot nalog, no pred zaklu~uvaweto na glavnata rasprava, sudot so presuda }e go ukine platniot nalog i }e odlu~i za tu`benoto barawe (~len 315 stav 1).</text:p>
      <text:p text:style-name="P5">^len 422</text:p>
      <text:p text:style-name="Normal_20_vovlecen"><text:span text:style-name="T1"><text:s text:c="16"/></text:span>Sudot mo`e da se oglasi za mesno nenadle`en, samo po prigovor na tu`eniot istaknat vo prigovorot protiv platniot nalog.</text:p>
      <text:p text:style-name="P5">^len 423</text:p>
      <text:p text:style-name="P9"><text:span text:style-name="T1"><text:s text:c="32"/></text:span>Ako sudot po izdavaweto na platniot nalog se oglasi kako stvarno nenadle`en, }e go ukine platniot nalog i po pravosilnosta na re{enieto za nenadle`nosta }e mu go otstapi predmetot na nadle`niot sud.</text:p>
      <text:p text:style-name="P9"><text:span text:style-name="T1"><text:s text:c="34"/></text:span>Ako sudot po izdavaweto na platniot nalog utvrdi deka e mesno nenadle`en nema da go ukine platniot nalog, tuku po pravosilnosta na re{enieto so koe se oglasil kako nenadle`en }e mu go otstapi predmetot na nadle`niot sud.</text:p>
      <text:p text:style-name="P5">^len 424</text:p>
      <text:p text:style-name="P9"><text:span text:style-name="T1"><text:s text:c="34"/></text:span>Koga sudot vo slu~aite predvideni so ovoj zakon }e donese re{enie so koe se otfrla tu`bata, }e go ukine i platniot nalog.</text:p>
      <text:p text:style-name="P5">^len 425</text:p>
      <text:p text:style-name="P9"><text:span text:style-name="T1"><text:s text:c="36"/></text:span>Tu`itelot mo`e da ja povle~e tu`bata bez soglasnost od tu`eniot samo do podnesuvaweto na prigovorot. Ako tu`bata se povle~e, sudot so re{enie }e go ukine platniot nalog.</text:p>
      <text:p text:style-name="P9"><text:soft-page-break/><text:span text:style-name="T1"><text:s text:c="34"/></text:span>Ako tu`eniot do zaklu~uvaweto na glavnata rasprava se otka`e od site podneseni prigovori, platniot nalog ostanuva vo sila.</text:p>
      <text:p text:style-name="P5"/>
      <text:p text:style-name="P5"/>
      <text:p text:style-name="P5">G l a v a <text:s/>d v a e s e t <text:s/>i <text:s/>d e v e t t a</text:p>
      <text:p text:style-name="P4">POSTAPKA VO SPOROVI OD MALA VREDNOST</text:p>
      <text:p text:style-name="P5">^len 426</text:p>
      <text:p text:style-name="P9"><text:span text:style-name="T1"><text:s text:c="33"/></text:span>Ako vo ova glava ne postojat posebni odredbi, vo postapkata vo sporovite od mala vrednost }e se primenuvaat drugite odredbi na ovoj zakon.</text:p>
      <text:p text:style-name="P5">^len 427</text:p>
      <text:p text:style-name="P9"><text:span text:style-name="T1"><text:s text:c="33"/></text:span>Sporovi od mala vrednost, vo smisla na odredbite na ovaa glava, se sporovi vo koi tu`benoto barawe se odnesuva na pobaruvawe vo pari koe ne go nadminuva iznosot od 60.000 denari.</text:p>
      <text:p text:style-name="P9"><text:span text:style-name="T1"><text:s text:c="34"/></text:span>Kako sporovi od mala vrednost se smetaat i sporovite vo koi tu`benoto barawe ne se odnesuva na pobaruvawe vo pari, a tu`itelot vo tu`bata navel deka se soglasuva namesto ispolnuvawe na opredeleno barawe da primi opredelen pari~en iznos koj ne go preminuva iznosot do stav 1 na ovoj ~len (~len 33 stav 1).</text:p>
      <text:p text:style-name="P9"><text:span text:style-name="T1"><text:s text:c="33"/></text:span>Kako sporovi od mala vrednost se smetaat i sporovite vo koj predmet na tu`benoto barawe ne e pari~en iznos tuku predavawe na podvi`en predmet ~ija vrednost, {to tu`itelot vo tu`bata ja navel ne go preminuva iznosot od stav 1 na ovoj ~len (~len 33 stav 2).</text:p>
      <text:p text:style-name="P5"/>
      <text:p text:style-name="P5">^len 428</text:p>
      <text:p text:style-name="P9"><text:soft-page-break/><text:span text:style-name="T1"><text:s text:c="32"/></text:span>Ne se smetaat kako sporovi od mala vrednost, vo smisla na odredbite od ovaa glava, sporovite za nedvi`nosti, sporovite od rabotni odnosi od statusen karakter i sporovite poradi sme}avawe na vladenie.</text:p>
      <text:p text:style-name="P5">^len 429</text:p>
      <text:p text:style-name="P9"><text:span text:style-name="T1"><text:s text:c="31"/></text:span>Postapkata vo sporovite od mala vrednost }e se sproveduva i po povod prigovor protiv platniot nalog, ako vrednosta na osporeniot del na platniot nalog ne go preminuva iznosot od 60.000 denari.</text:p>
      <text:p text:style-name="P5">^len 430</text:p>
      <text:p text:style-name="P9"><text:span text:style-name="T1"><text:s text:c="36"/></text:span>Vo postapkata vo sporovite od mala vrednost e dozvolena posebna `alba samo protiv re{enieto so koe se okon~uva postapkata.</text:p>
      <text:p text:style-name="P9"><text:span text:style-name="T1"><text:s text:c="37"/></text:span>Drugite re{enija protiv koi spored ovoj zakon e dozvolena `alba mo`at da se pobivaat samo so `alba protiv odlukata so koja postapkata se okon~uva.</text:p>
      <text:p text:style-name="P9"><text:span text:style-name="T1"><text:s text:c="38"/></text:span>Re{enijata od stav 2 na ovoj ~len ne se dostavuvaat do strankite, tuku se objavuvaat na ro~i{teto i se vnesuvaat vo pismeniot sostav na odlukata.</text:p>
      <text:p text:style-name="P5">^len 431</text:p>
      <text:p text:style-name="P9"><text:span text:style-name="T1"><text:s text:c="36"/></text:span>Vo postapkata vo sporovite od mala vrednost zapisnikot za glavnata rasprava pokraj podatocite od ~lenot 117 stav 1 od ovoj zakon gi sodr`i:</text:p>
      <text:p text:style-name="P21">1) izjavite na strankite od su{testveno zna~ewe, a osobeno onie so koi, vo celost ili delumno, se priznava tu`benoto barawe ili se odrekuva od tu`benoto barawe, ili od `albata, ili se preina~uva ili povlekuva tu`bata;</text:p>
      <text:p text:style-name="P21">2) su{testvenata sodr`ina na izvedenite dokazi;</text:p>
      <text:p text:style-name="P21">3) odlukite protiv koi e dozvolena `alba i koi se objaveni na glavnata rasprava i</text:p>
      <text:p text:style-name="P21"><text:soft-page-break/>4) dali strankite bile prisutni na objavuvaweto na presudata, i ako bile prisutni, deka se pou~eni pod koi uslovi mo`at da izjavat `alba.</text:p>
      <text:p text:style-name="P5">^len 432</text:p>
      <text:p text:style-name="P9"><text:span text:style-name="T1"><text:s text:c="29"/></text:span>Ako tu`itelot go preina~i tu`benoto barawe taka {to vrednosta na predmetot na sporot da go nadminuva iznosot od 60.000 denari, postapkata }e se dovr{i spored odredbite na ovoj zakon za redovnata postapka.</text:p>
      <text:p text:style-name="P9"><text:span text:style-name="T1"><text:s text:c="30"/></text:span>Ako tu`itelot do zaklu~uvaweto na glavnata rasprava {to se vodi spored odredbite na ovoj zakon za redovnata postapka, go namali tu`benoto barawe taka {to pove}e da ne go preminuva iznosot od 60.000 denari, natamo{nata postapka }e se sprovede spored odredbite na ovoj zakon za postapakata na sporovite od mala vrednost.</text:p>
      <text:p text:style-name="P5">^len 433</text:p>
      <text:p text:style-name="Normal_20_vovlecen">Vo postapka vo sporovi od mala vrednost ne se primenuvaat odredbite za podgotvitelno ro~i{te.</text:p>
      <text:p text:style-name="Normal_20_vovlecen">Ako tu`itelot ne dojde na prvoto ili na koe bilo ro~i{te za glavna rasprava, a uredno e povikan, }e se smeta deka ja povlekol tu`bata, osven ako na toa ro~i{te tu`eniot ne se vpu{til vo raspravawe.</text:p>
      <text:p text:style-name="Normal_20_vovlecen">Vo pokanata za glavnata rasprava }e se navede, pokraj drugoto, }e se smeta deka tu`itelot ja povlekol tu`bata ako ne dojde na koe bilo ro~i{te za glavna rasprava i deka strankite se dol`ni site fakti i dokazi da gi iznesat na prvoto ro~i{te na glavnata rasprava, kako i deka odlukata mo`e da se pobiva samo poradi su{testvena povreda na odredbite na parni~nata postapka i poradi pogre{na primena na materijalnoto pravo.</text:p>
      <text:p text:style-name="Normal_20_vovlecen"/>
      <text:p text:style-name="P33">^len 434</text:p>
      <text:p text:style-name="P33"/>
      <text:p text:style-name="Normal_20_vovlecen">Presudata vo postapkata vo sporovite od mala vrednost se objavuva vedna{ po zaklu~uvaweto na glavnata rasprava.</text:p>
      <text:p text:style-name="P5"><text:soft-page-break/></text:p>
      <text:p text:style-name="P5">^len 435</text:p>
      <text:p text:style-name="P9"><text:span text:style-name="T1"><text:s text:c="22"/></text:span>Presudata ili re{enieto so koe se zavr{uva sporot po postapkata vo sporovite od mala vrednost mo`e da se pobiva samo poradi su{testvena povreda na odredbite na parni~nata postapka od ~lenot 344 stav 2 na ovoj zakon i poradi pogre{na primena na materijalnoto pravo.</text:p>
      <text:p text:style-name="P9"><text:span text:style-name="T1"><text:s text:c="24"/></text:span>Vo postapkata po povod `alba vo sporovite od mala vrednost ne se primenuvaat odredbite na ~lenot 360 na ovoj zakon.</text:p>
      <text:p text:style-name="P9"><text:span text:style-name="T1"><text:s text:c="24"/></text:span>Rokot za `alba se smeta od denot na objavuvaweto na presudata, odnosno re{enieto, a ako presudata, odnosno re{enieto e dostaveno do strankata, rokot se smeta od denot na dostavuvaweto.</text:p>
      <text:p text:style-name="P9"><text:span text:style-name="T1"><text:s text:c="26"/></text:span>Vo postapkata vo sporovite od mala vrednost rokot od ~lenot 317 stav 2 i ~lenot 329 stav 1 od ovoj zakon iznesuva osum dena.</text:p>
      <text:p text:style-name="P9"><text:span text:style-name="T1"><text:s text:c="26"/></text:span>Protiv odlukata na vtorostepeniot sud ne e dozvolena revizija.</text:p>
      <text:p text:style-name="P5"/>
      <text:p text:style-name="P5">G l a v a <text:s/>t r i e s e t t a</text:p>
      <text:p text:style-name="P4">POSTAPKA PRED IZBRANITE SUDOVI</text:p>
      <text:p text:style-name="P6"/>
      <text:p text:style-name="P5">^len 436</text:p>
      <text:p text:style-name="P9"><text:span text:style-name="T1"><text:s text:c="28"/></text:span>So odredbite na ovaa glava se ureduva postapkata pred izbranite sudovi, ~ie sedi{te e vo Republika Makedonija, osven ako od odredbite na drug zakon ili me|unaroden dogovor ne proizleguva deka opredelen izbran sud, ~ie sedi{te e vo Republika Makedonija se smeta kako stranski izbran sud.</text:p>
      <text:p text:style-name="P5"><text:soft-page-break/>^len 437</text:p>
      <text:p text:style-name="P9"><text:span text:style-name="T1"><text:s text:c="29"/></text:span>Za sporovite so me|unaroden element za pravata so koi slobodno raspolagaat strankite mo`at da dogovorat nadle`nost na doma{en ili na stranski izbran sud, ako barem edna od niv e fizi~ko lice so `iveali{te ili so trajno prestojuvali{te vo stranstvo odnosno pravno lice so sedi{te vo stranstvo, ako za tie sporovi ne e predvidena isklu~itelna nadle`nost na sud vo Republika Makedonija.</text:p>
      <text:p text:style-name="P5">^len 438</text:p>
      <text:p text:style-name="P9"><text:span text:style-name="T1"><text:s text:c="30"/></text:span>Sporovite bez me|unaroden element za pravata so koi slobodno raspolagaat strankite mo`at da gi iznesuvaat pred postojanite izbrani sudovi, osnovani pri stopanskite komori i pri drugite organizacii predvideni so zakon, ako so zakonot ne e utrdeno deka opredelenite vidovi sporovi gi re{ava isklu~itelno drug sud.</text:p>
      <text:p text:style-name="P9"><text:span text:style-name="T1"><text:s text:c="31"/></text:span>Nadle`nost na izbranite sudovi vo drugite slu~ai mo`e da se predvidi samo so zakon.</text:p>
      <text:p text:style-name="P9"/>
      <text:p text:style-name="P5">^len 439</text:p>
      <text:p text:style-name="Normal_20_vovlecen">Dogovor za izbran sud mo`e da se sklu~i kako vo pogled na opredelen spor taka i vo pogled na idnite sporovi {to mo`at da proizlezat od opredelen praven odnos. Dogovorot za izbran sud e polnova`en samo ako e sklu~en vo pismena forma. </text:p>
      <text:p text:style-name="Normal_20_vovlecen">Dogovorot za izbraniot sud e sklu~en vo pismena forma i koga e sklu~en so razmena na pisma, telegrami, teleksi ili drugi sredstva za telekomunikacii, {to ovozmo`uvaat pismen dokaz za sklu~eniot dogovor.</text:p>
      <text:p text:style-name="Normal_20_vovlecen">Dogovorot za izbraniot sud e sklu~en vo pismena forma i koga e sklu~en so razmena na tu`ba, vo koja tu`itelot go naveduva postoeweto na toj dogovor i odgovor na tu`bata, vo koj tu`eniot ne go osporuva.</text:p>
      <text:p text:style-name="Normal_20_vovlecen">Dogovorot za izbran sud mo`e da se doka`uva samo so ispravi.</text:p>
      <text:p text:style-name="P5"><text:soft-page-break/>^len 440</text:p>
      <text:p text:style-name="Normal_20_vovlecen">Dogovorot za izbran sud e polnova`no sklu~en i koga odredbata za nadle`nost na izbraniot sud e sodr`ana vo op{tite uslovi za sklu~uvawe na pravno delo.</text:p>
      <text:p text:style-name="P5"/>
      <text:p text:style-name="P5">^len 441</text:p>
      <text:p text:style-name="Normal_20_vovlecen">Brojot na sudiite na izbraniot sud mora da bide neparen.</text:p>
      <text:p text:style-name="Normal_20_vovlecen">Ako so dogovorot na strankite ne e opredelen brojot na sudiite, sekoja stranka nazna~uva po eden sudija, a tie izbiraat pretsedatel.</text:p>
      <text:p text:style-name="Normal_20_vovlecen">Sudiite na sudovite mo`at da bidat izbrani samo za pretsedatel na izbraniot sud.</text:p>
      <text:p text:style-name="P5">^len 442</text:p>
      <text:p text:style-name="Normal_20_vovlecen">Ako strankite za re{avawe na opredelen spor dogovorile nadle`nost na izbran sud, sudot do koj e podnesena tu`ba vo istiot spor i me|u istite stranki na prigovor od tu`eniot }e se oglasi za nenadle`en, }e gi ukine sprovedenite dejstvija vo postapkata i }e ja otfrli tu`bata.</text:p>
      <text:p text:style-name="Normal_20_vovlecen">Prigovorot od stavot 1 na ovoj ~len tu`eniot mo`e da go stavi najdocna na podgotvitelnoto ro~i{te, a ako podgotvitelno ro~i{te ne se odr`uva, na glavnata rasprava pred da se vpu{ti vo raspravawe za glavnata rabota.</text:p>
      <text:p text:style-name="P5">^len 443</text:p>
      <text:p text:style-name="Normal_20_vovlecen">Strankata {to spored dogovorot za izbraniot sud treba da nazna~i sudija na izbraniot sud mo`e da ja povika protivnata stranka vo rok od petnaeset dena da go izvr{i ova nazna~uvawe i da ja izvesti za toa.</text:p>
      <text:p text:style-name="Normal_20_vovlecen">Pokanata vo smisla na stavot 1 na ovoj ~len e polnova`na samo ako strankata {to ja upatuva nazna~ila svoj izbran sudija i ja izvestila za toa protivnata stranka.</text:p>
      <text:p text:style-name="Normal_20_vovlecen"><text:soft-page-break/>Koga spored dogovorot za izbraniot sud nazna~uvaweto na sudija treba da go izvr{i treto lice, sekoja stranka mo`e da mu ja upati pokanata od stavot 2 na ovoj ~len na toa lice.</text:p>
      <text:p text:style-name="Normal_20_vovlecen">Liceto {to e povikano da nazna~i sudija na izbraniot sud e vrzano za nazna~uvaweto {to e izvr{eno {tom toa nazna~uvawe mu e soop{teno na protivnikot odnosno na edna od strankite.</text:p>
      <text:p text:style-name="P5"/>
      <text:p text:style-name="P5">^len 444</text:p>
      <text:p text:style-name="Normal_20_vovlecen">Ako sudijata na izbraniot sud ne bide na vreme nazna~en, a od dogovorot ne proizleguva ne{to drugo, sudijata na predlogot od strankata }e go nazna~i sudot.</text:p>
      <text:p text:style-name="Normal_20_vovlecen">Ako izbranite sudii ne mo`at da se soglasat za izborot na pretsedatelot a od dogovorot ne proizleguva ne{to drugo, pretsedatelot na predlog od sekoj sudija ili stranka }e go nazna~i sudot.</text:p>
      <text:p text:style-name="Normal_20_vovlecen">Za nazna~uvawe na sudija odnosno na pretsedatel na izbraniot sud e nadle`en sudot koj za sporot bi bil nadle`en vo prv stepen dokolku ne e sklu~en dogovorot za izbraniot sud.</text:p>
      <text:p text:style-name="Normal_20_vovlecen">Protiv re{enieto na sudot ne e dozvolena `alba.</text:p>
      <text:p text:style-name="Normal_20_vovlecen">Strankata {to ne saka da go koristi ovlastuvaweto od stavot 1 ili stavot 2 na ovoj ~len mo`e so tu`ba da bara sudot nadle`en za nazna~uvaweto da go proglasi prestanuvaweto na va`nosta na dogovorot za izbraniot sud.</text:p>
      <text:p text:style-name="P5">^len 445</text:p>
      <text:p text:style-name="Normal_20_vovlecen">Osven vo slu~ajot od ~lenot 444 na ovoj zakon, sekoja stranka mo`e so tu`ba da bara sudot da proglasi prestanuvawe na va`nosta na dogovorot za izbraniot sud:</text:p>
      <text:p text:style-name="Normal_20_vovlecen">1) ako strankite ne mo`at da se soglasat za izborot na sudiite {to tie zaedni~ki treba da gi nazna~at i</text:p>
      <text:p text:style-name="Normal_20_vovlecen"><text:soft-page-break/>2) ako lice {to vo samiot dogovor za izbraniot sud e nazna~eno za sudija na izbraniot sud ne saka ili ne mo`e da ja vr{i ovaa dol`nost.</text:p>
      <text:p text:style-name="Normal_20_vovlecen">Za baraweto odlu~uva sudot predviden vo ~lenot 444 stav 3 na ovoj zakon.</text:p>
      <text:p text:style-name="Normal_20_vovlecen">Na ro~i{teto za raspravawe za baraweto sudot }e gi povika strankite, no sudot mo`e odlukata da ja donese i vo slu~aj koga strankite {to se uredno povikani ne do{le.</text:p>
      <text:p text:style-name="P5"/>
      <text:p text:style-name="P5">^len 446</text:p>
      <text:p text:style-name="Normal_20_vovlecen">Sudija na izbran sud e dol`en da se izzeme koga postojat pri~inite za izzemawe od ~lenot 64 na ovoj zakon. Od istite pri~ini mo`at strankite da baraat izzemawe na sudija na izbran sud.</text:p>
      <text:p text:style-name="Normal_20_vovlecen">Strankata koja sama ili zaedno so protivnata stranka nazna~ila izbran sudija mo`e da bara negovo izzemawe, samo ako pri~inata za izzemawe nastanala ili strankata za nea doznala otkako izbraniot sudija e nazna~en.</text:p>
      <text:p text:style-name="Normal_20_vovlecen">Ako strankite ne se spogodile poinaku za izzemaweto odlu~uva sudot predviden vo ~lenot 444 stav 3 na ovoj zakon.</text:p>
      <text:p text:style-name="P5">^len 447</text:p>
      <text:p text:style-name="Normal_20_vovlecen">Ako strankite ne se spogodile poinaku, izbranite sudii }e ja opredelat postapkata pred izbraniot sud.</text:p>
      <text:p text:style-name="P5"/>
      <text:p text:style-name="P5">^len 448</text:p>
      <text:p text:style-name="Normal_20_vovlecen">Soslu{uvawe na svedoci pred izbraniot sud se vr{i bez polagawe na zakletva.</text:p>
      <text:p text:style-name="Normal_20_vovlecen">Sprema svedocite, strankite i drugite lica koi u~estvuvaat vo postapkata izbraniot, sud ne mo`e da upotrebi prisilni sredstva nitu da izrekuva kazni.</text:p>
      <text:p text:style-name="Normal_20_vovlecen"><text:soft-page-break/>Izbraniot sud mo`e da pobara od sudot mesno nadle`en za uka`uvawe pravna pomo{ (~len 171), da izvede oddelni dokazi {to sam ne e vo mo`nost da gi izvede. Vrz postapkata za izveduvawe na dokazi }e se primenat odredbite na ovoj zakon za izveduvawe na dokazi pred zamolen sudija.</text:p>
      <text:p text:style-name="P5">^len 449</text:p>
      <text:p text:style-name="Normal_20_vovlecen">Izbraniot sud mo`e da donese presuda po spravedlivost, samo ako strankite mu dale takvo ovlastuvawe.</text:p>
      <text:p text:style-name="P5"/>
      <text:p text:style-name="P5">^len 450</text:p>
      <text:p text:style-name="Normal_20_vovlecen">Koga izbraniot sud se sostoi od pove}e od eden sudija, presudata se donesuva so mnozinstvo na glasovi, ako vo dogovorot za izbraniot sud poinaku ne e opredeleno.</text:p>
      <text:p text:style-name="Normal_20_vovlecen">Ako ne mo`e da se postigne potrebnoto mnozinstvo na glasovi, izbraniot sud e dol`en za toa da gi izvesti strankite.</text:p>
      <text:p text:style-name="Normal_20_vovlecen">Ako za slu~ajot od stavot 2 na ovoj ~len strankite ne se spogodile poinaku, sekoja od niv mo`e so tu`ba da bara sudot predviden vo ~lenot 444 stav 3 na ovoj zakon da izre~e prestanuvawe na va`nosta na dogovorot za izbraniot sud.</text:p>
      <text:p text:style-name="Normal_20_vovlecen"/>
      <text:p text:style-name="Normal_20_vovlecen"/>
      <text:p text:style-name="P5">^len 451</text:p>
      <text:p text:style-name="Normal_20_vovlecen">Presudata na izbraniot sud mora da bide obrazlo`ena, ako strankite ne dogovorile ne{to drugo.</text:p>
      <text:p text:style-name="Normal_20_vovlecen">Originalot na presudata i site prepisi gi potpi{uvaat site izbrani sudii. Presudata va`i i koga nekoj sudija }e odbie da ja potpi{e ako presudata ja potpi{ale mnozinstvoto sudii i na presudata go utvrdile ova odbivawe na potpi{uvaweto.</text:p>
      <text:p text:style-name="Normal_20_vovlecen">Do strankite se dostavuvaat prepisi od presudata preku sudot predviden vo ~lenot 444 stav 3 na ovoj zakon. Postojanite izbrani sudovi sami vr{at dostavuvawe na svoite presudi.</text:p>
      <text:p text:style-name="Normal_20_vovlecen"><text:soft-page-break/></text:p>
      <text:p text:style-name="P5">^len 452</text:p>
      <text:p text:style-name="Normal_20_vovlecen">Originalot na presudata kako i potvrdite za izvr{enoto dostavuvawe se ~uvaat kaj sudot predviden vo ~lenot 444 stav 3 na ovoj zakon, a ako presudata ja donel postojaniot izbran sud, toga{ kaj toj sud.</text:p>
      <text:p text:style-name="clen">^len 453</text:p>
      <text:p text:style-name="Normal_20_vovlecen">Presudata na izbraniot sud ima sprema strankite sila na pravosilna presuda, ako so dogovorot ne e predvidena mo`nost za pobivawe na presudata pred izbraniot sud od povisok stepen.</text:p>
      <text:p text:style-name="Normal_20_vovlecen">Na barawe od strankata sudot predviden vo ~lenot 444 stav 3 na ovoj zakon na prepisot od presudata }e stavi potvrda za pravosilnosta i izvr{nosta. Postojanite izbrani sudovi sami stavaat potvrda za pravosilnosta i izvr{nosta na svoite presudi.</text:p>
      <text:p text:style-name="Normal_20_vovlecen"/>
      <text:p text:style-name="Normal_20_vovlecen"/>
      <text:p text:style-name="Normal_20_vovlecen"/>
      <text:p text:style-name="P5">^len 454</text:p>
      <text:p text:style-name="Normal_20_vovlecen">Presudata na izbraniot sud mo`e da se poni{ti po tu`ba od strankata.</text:p>
      <text:p text:style-name="Normal_20_vovlecen">Za re{avawe po tu`bata e nadle`en sudot predviden vo ~lenot 444 stav 3 na ovoj zakon.</text:p>
      <text:p text:style-name="Normal_20_vovlecen"/>
      <text:p text:style-name="P5">^len 455</text:p>
      <text:p text:style-name="Normal_20_vovlecen">Poni{tuvawe na presudata na izbraniot sud mo`e da se bara, ako:</text:p>
      <text:p text:style-name="Normal_20_vovlecen">1) voop{to ne e sklu~en dogovor za izbraniot sud ili ako toj dogovor ne bil polnova`en (~lenovi od 437 do 440);</text:p>
      <text:p text:style-name="Normal_20_vovlecen"><text:soft-page-break/>2) vo pogled na sostavot na izbraniot sud ili vo pogled na odlu~uvaweto e povredena nekoja odredba na ovoj zakon ili na dogovorot za izbraniot sud;</text:p>
      <text:p text:style-name="Normal_20_vovlecen">3) presudata ne e obrazlo`ena vo smisla na ~lenot 451 stav 1 od ovoj zakon, ili ako originalot i prepisite na presudata ne se potpi{ani na na~inot opredelen vo ~lenot 451 stav 2 na ovoj zakon;</text:p>
      <text:p text:style-name="Normal_20_vovlecen">4) izbraniot sud ja pre~ekoril granicata na svojata zada~a;</text:p>
      <text:p text:style-name="Normal_20_vovlecen">5) izrekata na presudata e nerazbirliva ili e protivre~na sama na sebesi;</text:p>
      <text:p text:style-name="Normal_20_vovlecen">6) presudata na izbraniot sud e vo sprotivnost so Ustavot na Republika Makedonija i so utvrdenite osnovi na op{testvenoto ureduvawe i</text:p>
      <text:p text:style-name="Normal_20_vovlecen">7) postoi nekoja od pri~inite za povtoruvawe na postapkata od ~lenot 392 na ovoj zakon.</text:p>
      <text:p text:style-name="P5">^len 456</text:p>
      <text:p text:style-name="Normal_20_vovlecen">Tu`bata za poni{tuvawe na presudata na izbraniot sud mo`e da se podnese do nadle`niot sud vo rok od trieset dena. Ako poni{tuvaweto se bara od pri~inite navedeni vo ~lenot 455 to~ki od 1 do 6 na ovoj zakon, ovoj rok se smeta od denot koga presudata e dostavena do strankata, a ako strankata za pri~inite uznala podocna, toga{ od denot na uznavaweto. Vo pogled na smetaweto na rokot koga se bara poni{tuvawe od pri~inata navedena vo ~lenot 455 to~ka 7 na ovoj zakon, soglasno }e se primenuvaat odredbite od ~lenot 394 stavovi 1 i 2 na ovoj zakon.</text:p>
      <text:p text:style-name="Normal_20_vovlecen">Po istekot na edna godina od pravosilnosta na presudata na izbraniot sud ne mo`e da se bara poni{tuvawe na ovaa presuda.</text:p>
      <text:p text:style-name="Normal_20_vovlecen"/>
      <text:p text:style-name="P5">^len 457</text:p>
      <text:p text:style-name="Normal_20_vovlecen"><text:soft-page-break/>Strankite ne mo`at spogodbeno da se otka`at od primenata na odredbite od ~lenot 446 stavovi 1 i 2, ~lenot 451 stavovi 2 i 3 i ~lenovite 454, 455 i 456 na ovoj zakon.</text:p>
      <text:p text:style-name="P5">G l a v a <text:s/>t r i e s e t <text:s/>i <text:s/>p r v a</text:p>
      <text:p text:style-name="P4">POSTAPKA VO STOPANSKITE SPOROVI</text:p>
      <text:p text:style-name="P5">Podra~je na primena</text:p>
      <text:p text:style-name="P5">^len 458</text:p>
      <text:p text:style-name="Normal_20_vovlecen">Vo postapkata vo stopanskite sporovi }e se primenuvat odredbite na ovoj zakon, ako vo odredbite na ovaa glava ne e opredeleno ne{to drugo.</text:p>
      <text:p text:style-name="Normal_20_vovlecen"/>
      <text:p text:style-name="P5">^len 459</text:p>
      <text:p text:style-name="Normal_20_vovlecen">Odredbite za postapkata vo stopanskite sporovi se primenuvaat:</text:p>
      <text:p text:style-name="Normal_20_vovlecen">1) vo sporovite od me|usebnite stopanski odnosi vo koi dvete stranki se pravni lica i</text:p>
      <text:p text:style-name="Normal_20_vovlecen">2) vo sporovite {to se odnesuvaat na brodovite i na plovidbata na vnatre{nite vodi, kako i vo sporovite vrz koi se primenuva plovidbenoto pravo (plovidbeni sporovi), osven sporovite na prevozot na patnici.</text:p>
      <text:p text:style-name="Normal_20_vovlecen"/>
      <text:p text:style-name="Normal_20_vovlecen"/>
      <text:p text:style-name="Normal_20_vovlecen"/>
      <text:p text:style-name="P5">^len 460</text:p>
      <text:p text:style-name="Normal_20_vovlecen">Odredbite za postapkata vo stopanskite sporovi se primenuvaat i vo sporovite {to proizleguvaat od me|usebnite stopanski odnosi na imatelite na du}ani i na drugite poedinci koi vo vid na registrirano zanimawe vr{at nekoja stopanska dejnost <text:soft-page-break/>odnosno od me|usebnite stopanski odnosi na tie lica i pravnite lica od ~lenot 459 to~ka 1 na ovoj zakon.</text:p>
      <text:p text:style-name="Normal_20_vovlecen"/>
      <text:p text:style-name="Normal_20_vovlecen"/>
      <text:p text:style-name="P5">^len 461</text:p>
      <text:p text:style-name="Normal_20_vovlecen">Odredbite za postapkata vo stopanskite sporovi se primenuvaat i vo sporovite pome|u licata od ~lenot 459 to~ka 1 na ovoj zakon i stranski fizi~ki i pravni lica {to porizleguvaat od nivnite me|usebni stopanski odnosi, kako i vo takvi me|usebni sporovi na stranski fizi~ki ili pravni lica.</text:p>
      <text:p text:style-name="Normal_20_vovlecen"/>
      <text:p text:style-name="P5">^len 462</text:p>
      <text:p text:style-name="Normal_20_vovlecen">Odredbite za postapka vo stopanskite sporovi }e se primenuvaat i koga vo sporot, pokraj licata od ~lenot 459 to~ka 1 i ~lenot 461 na ovoj zakon, kako soparni~ari od ~lenot 187 stav 1 to~ka 1 na ovoj zakon u~estvuvaat i drugi fizi~ki ili pravni lica.</text:p>
      <text:p text:style-name="P5"/>
      <text:p text:style-name="P5">Nadle`nost i sostav na sudot</text:p>
      <text:p text:style-name="P5">^len 463</text:p>
      <text:p text:style-name="Normal_20_vovlecen">Vo sporovite zaradi utvrduvawe na postoewe ili nepostoewe na dogovor, zaradi izvr{uvawe ili raskinuvawe na dogovor, kako i vo sporovite zaradi nadomest na {teta poradi neizvr{uvawe na dogovor, pokraj sudot od op{ta mesna nadle`nost, mesno e nadle`en i sudot na mestoto kade {to spored spogodbata na strankite tu`eniot e dol`en da go izvr{i dogovorot.</text:p>
      <text:p text:style-name="P5">^len 464</text:p>
      <text:p text:style-name="Normal_20_vovlecen"><text:soft-page-break/>Vo postapkata vo stopanskite sporovi sudija poedinec sudi ako vrednosta na predmetot na sporot <text:s/>ne go nadminuva iznosot <text:s/>od 1.200.000,00 denari, a vo sporovite za pla}awe kamata <text:s/>bez ogled na vrednosta na <text:s/>predmetot na sporot. </text:p>
      <text:p text:style-name="Normal_20_vovlecen"/>
      <text:p text:style-name="P5">Podgotvuvawe na glavnata rasprava</text:p>
      <text:p text:style-name="P5">^len 465 </text:p>
      <text:p text:style-name="Normal_20_vovlecen">Vo postapkata vo stopanskite sporovi sekoga{ tu`bata }e se dostavi do tu`eniot na odgovor.</text:p>
      <text:p text:style-name="Normal_20_vovlecen">Vo itni slu~ai pretsedatelot na sovetot mo`e vedna{ po prethodno ispituvawe na tu`bata da zaka`e podgotvitelno ro~i{te ili ro~i{te za glavna rasprava. Protiv ovaa odluka na predsedatelot na sovetot ne e dozvolena `alba.</text:p>
      <text:p text:style-name="Normal_20_vovlecen">Pretsedatelot na sovetot e ovlasten vo itni slu~ai , ro~i{teto da go zaka`e po telefon ili so telegrama.</text:p>
      <text:p text:style-name="P5">^len 466</text:p>
      <text:p text:style-name="Normal_20_vovlecen">Koga po priemot na odgovor na tu`bata sudija poedinec, odnosno pretsedatelot na sovetot utvrdi deka pome|u strankite ne e sporna fakti~nata sostojba i deka ne postojat drugi pre~ki za donesuvawe na odluka, mo`e bez zaka`uvawe na ro~i{te da donese odluka za sporot.</text:p>
      <text:p text:style-name="P5">Pravni lekovi</text:p>
      <text:p text:style-name="P5">^len 467</text:p>
      <text:p text:style-name="Normal_20_vovlecen">Revizija vo stopanskite sporovi ne e dozvolena ako vrednosta na predmetot na sporot na pobivaniot del na pravosilnata presuda ne preminuva 1.000.000 denari.</text:p>
      <text:p text:style-name="Normal_20_vovlecen">Revizija vo stopanskite sporovi sekoga{ e dozvolena vo sporovite od ~lenot 373 stav 4 to~ki 4 i 5 na ovoj zakon.</text:p>
      <text:p text:style-name="P21"/>
      <text:p text:style-name="P5"><text:soft-page-break/>Drugi odredbi</text:p>
      <text:p text:style-name="P5">^len 468</text:p>
      <text:p text:style-name="Normal_20_vovlecen">Ako obete stranki spogodbeno predlo`at ro~i{teto da se odlo`i za da se obide poramnuvawe, sudot }e go uva`i ovoj predlog i vedna{ }e gi izvesti strankite za denot i ~asot koga }e se odr`i novo ro~i{te.</text:p>
      <text:p text:style-name="clen">^len 469</text:p>
      <text:p text:style-name="Normal_20_vovlecen">Ako od podgotvitelnoto ro~i{te ili od prvoto ro~i{te za glavnata rasprava ili od nekoe podocne`no ro~i{te izostanat dvete stranki, sudot }e go odlo`i ro~i{teto, a ako nitu na novoto stranki ne dojdat dvete stranki }e se smeta deka tu`itelot ja povelekol tu`bata.</text:p>
      <text:p text:style-name="P5">^len 470</text:p>
      <text:p text:style-name="Normal_20_vovlecen">Vo postapkata vo stopanskite sporobi va`at slednive rokovi:</text:p>
      <text:p text:style-name="Normal_20_vovlecen">1) rok od trieset dena za podnesuvawe na predlog za vra}awe vo porane{na sostojba od ~lenot 111 stav 3 na ovoj zakon;</text:p>
      <text:p text:style-name="Normal_20_vovlecen">2) rok od osum dena za `alba protiv presuda odnosno re{enie, a rok od tri dena za podnesuvawe na odgovor na `albata i</text:p>
      <text:p text:style-name="Normal_20_vovlecen">3) rok od osum dena za izvr{uvawe na ~inewe, a za ~inewa {to ne se sostojat vo pari~no davawe, sudot mo`e da opredeli podolg rok.</text:p>
      <text:p text:style-name="P5">^len 471</text:p>
      <text:p text:style-name="Normal_20_vovlecen">Vo postapkata vo stopanskite sporovi strankite ne mo`at nadvor od ro~i{teto da davaat izjavi usno na zapisnik kaj sudot.</text:p>
      <text:p text:style-name="Normal_20_vovlecen">Ispravata vrz osnova na koja se izdava platen nalog spored ~lenot 417 na ovoj zakon, ne mora da bide prilo`ena vo <text:soft-page-break/>original ili vo zaveren prepis. Dovolno e ako prepisot na takvata isprava go zaveril ovlasteniot organ na pravnoto lice.</text:p>
      <text:p text:style-name="Normal_20_vovlecen">Vo postapkata vo stopanskite sporovi nema da se primenuvaat odredbite od ~lenot 418 stav 1 od ovoj zakon.</text:p>
      <text:p text:style-name="Normal_20_vovlecen"/>
      <text:p text:style-name="P5">^len 472</text:p>
      <text:p text:style-name="Normal_20_vovlecen">Vo postapkata vo stopanskite sporovi, sporovi od mala vrednost se sporovi vo koi tu`benoto barawe se odnesuva na pobaruvawe vo pari {to ne go nadminuva iznosot od 300.000 denari.</text:p>
      <text:p text:style-name="Normal_20_vovlecen">Kako sporovi od mala vrednost se smetaat i sporovite vo koi tu`benoto barawe ne se odnesuva na pobaruvawe vo pari, a tu`itelot vo tu`bata navel deka se soglasuva namesto ispolnuvawe na opredelenoto barawe da primi opredelen pari~en iznos {to ne go nadminuva iznosot od stavot 1 na ovoj ~len (~len 33 stav 1).</text:p>
      <text:p text:style-name="Normal_20_vovlecen">Kako sporovi od mala vrednost se smetaat i sporovite vo koi predmetot na tu`benoto barawe ne e pari~en iznos tuku predavawe na podvi`en predmet ~ija vrednost, {to tu`itelot vo tu`bata ja navel, ne go preminuva iznosot od stavot 1 na ovoj ~len (~len 33 stav 2).</text:p>
      <text:p text:style-name="Normal_20_vovlecen">Vo postapkata vo sporovite od mala vrednost vo stopanskite sporovi tu`bata ne se dostavuva do tu`eniot na odgovor.</text:p>
      <text:p text:style-name="Normal_20_vovlecen"/>
      <text:p text:style-name="P5"/>
      <text:p text:style-name="P5">D e l <text:s/>~ e t v r t i</text:p>
      <text:p text:style-name="P4">PREODNI I ZAVR[NI ODREDBI</text:p>
      <text:p text:style-name="P5">^len 473</text:p>
      <text:p text:style-name="Normal_20_vovlecen">Ako pred vleguvaweto vo sila na ovoj zakon e donesena prvostepena presuda ili re{enie so koe postapkata pred <text:soft-page-break/>prvostepeniot sud se zavr{uva natamo{nata postapka }e se sprovede spored dotoga{nite propisi.</text:p>
      <text:p text:style-name="Normal_20_vovlecen">Ako po vleguvaweto vo sila na ovoj zakon bide ukinata prvostepenata odluka od stav 1 na ovoj ~len, natamo{nata postapka }e se sprovede spored ovoj zakon.</text:p>
      <text:p text:style-name="P5">^len 474</text:p>
      <text:p text:style-name="Normal_20_vovlecen">Po predmetite po koi e podignato Barawe za za{tita na zakonitosta pred vleguvawe vo sila na ovoj zakon, postapkata }e se sprovede spored dotoga{nite propisi.</text:p>
      <text:p text:style-name="Normal_20_vovlecen">Ako pred vleguvaweto vo sila na ovoj zakon, e donesena prvostepena presuda ili re{enie so koe postapkata pred prvostepeniot sud e zavr{ena, natamo{nata postapka }e se sprovede spored dotoga{nite propisi.</text:p>
      <text:p text:style-name="P5">^len 475</text:p>
      <text:p text:style-name="Normal_20_vovlecen">So denot na vleguvawe vo sila na ovoj zakon prestanuva da va`i Zakonot za parni~nata postapka ("Slu`ben vesnik na Republika Makedonija" <text:s/>br. 33/98 i 44/2002).</text:p>
      <text:p text:style-name="Normal_20_vovlecen"/>
      <text:p text:style-name="P5">^len 476</text:p>
      <text:p text:style-name="Normal_20_vovlecen">Ovoj zakon vleguva vo sila osmiot den od denot na <text:s/>negovoto objavuvawe, a }e se primenuva po istekot na <text:s text:c="2"/>{est meseci <text:s/>od denot na objavuvawe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C C Times" svg:font-family="'MAC C Times'" style:font-family-generic="roman" style:font-pitch="variable"/>
    <style:font-face style:name="Macedonian Tms" svg:font-family="'Macedonian Tm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Standard" style:next-style-name="Standard" style:default-outline-level="4" style:class="text">
      <style:paragraph-properties fo:line-height="150%" fo:text-align="justify" style:justify-single-word="false" fo:keep-with-next="always"/>
      <style:text-properties style:font-name="Macedonian Tms" fo:font-family="'Macedonian Tms'" style:font-family-generic="roman" style:font-pitch="variable" fo:font-size="13pt" fo:font-weight="bold" style:font-size-asian="13pt" style:font-weight-asian="bold" style:font-name-complex="Macedonian Tms" style:font-family-complex="'Macedonian Tms'" style:font-family-generic-complex="roman" style:font-pitch-complex="variable" style:font-size-complex="10pt" style:font-weight-complex="bold"/>
    </style:style>
    <style:style style:name="Normal_20_vovlecen" style:display-name="Normal vovlecen" style:family="paragraph" style:parent-style-name="Standard">
      <style:paragraph-properties fo:margin-left="0cm" fo:margin-right="0cm" style:line-height-at-least="0.635cm" fo:text-align="justify" style:justify-single-word="false" fo:text-indent="2cm" style:auto-text-indent="false"/>
      <style:text-properties style:font-name="Macedonian Tms" fo:font-family="'Macedonian Tms'" style:font-family-generic="roman" style:font-pitch="variable" fo:font-size="13pt" style:font-size-asian="13pt" style:font-name-complex="Macedonian Tms" style:font-family-complex="'Macedonian Tms'" style:font-family-generic-complex="roman"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clen" style:family="paragraph" style:parent-style-name="Standard" style:next-style-name="Standard">
      <style:paragraph-properties fo:margin-top="0.847cm" fo:margin-bottom="0.423cm" style:contextual-spacing="false" style:line-height-at-least="0.635cm" fo:text-align="center" style:justify-single-word="false" fo:keep-with-next="always"/>
      <style:text-properties style:font-name="Macedonian Tms" fo:font-family="'Macedonian Tms'" style:font-family-generic="roman" style:font-pitch="variable" fo:font-size="13pt" style:font-size-asian="13pt" style:font-name-complex="Macedonian Tms" style:font-family-complex="'Macedonian Tms'" style:font-family-generic-complex="roman" style:font-pitch-complex="variable" style:font-size-complex="10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WW8Num1z0"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Header"><text:tab/>- <text:page-number text:select-page="current">189</text:page-number><text: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ZAKON</dc:title>
    <meta:initial-creator>Nada Penova</meta:initial-creator>
    <meta:creation-date>2004-11-03T12:12:00</meta:creation-date>
    <dc:creator>Sobranie na RM</dc:creator>
    <dc:date>2004-11-03T12:12:00</dc:date>
    <meta:print-date>2004-10-14T13:19:00</meta:print-date>
    <meta:editing-cycles>2</meta:editing-cycles>
    <meta:editing-duration>PT1M</meta:editing-duration>
    <meta:document-statistic meta:table-count="0" meta:image-count="0" meta:object-count="0" meta:page-count="189" meta:paragraph-count="1970" meta:word-count="42638" meta:character-count="271865" meta:non-whitespace-character-count="216139"/>
    <meta:generator>LibreOffice/24.8.0.3$Linux_X86_64 LibreOffice_project/480$Build-3</meta:generator>
  </office:meta>
</office:document-meta>
</file>